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95697642" calcext:value-type="float">
            <text:p>0.02956976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90347594" calcext:value-type="float">
            <text:p>0.05903475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883987642" calcext:value-type="float">
            <text:p>0.08839876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76674434" calcext:value-type="float">
            <text:p>0.11766744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468479057" calcext:value-type="float">
            <text:p>0.14684790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759480566" calcext:value-type="float">
            <text:p>0.175948056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49758349" calcext:value-type="float">
            <text:p>0.204975834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39383821" calcext:value-type="float">
            <text:p>0.233938382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28411226" calcext:value-type="float">
            <text:p>0.26284112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91686717" calcext:value-type="float">
            <text:p>0.2916867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204736321" calcext:value-type="float">
            <text:p>0.320473632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3491936462" calcext:value-type="float">
            <text:p>0.34919364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3778262689" calcext:value-type="float">
            <text:p>0.37782626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063229481" calcext:value-type="float">
            <text:p>0.406322948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4345455755" calcext:value-type="float">
            <text:p>0.434545575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4617953443" calcext:value-type="float">
            <text:p>0.461795344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960459104" calcext:value-type="float">
            <text:p>0.496045910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5260222123" calcext:value-type="float">
            <text:p>0.526022212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55439953" calcext:value-type="float">
            <text:p>0.555543995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849006368" calcext:value-type="float">
            <text:p>0.58490063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6141819528" calcext:value-type="float">
            <text:p>0.614181952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434311651" calcext:value-type="float">
            <text:p>0.64343116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672675217" calcext:value-type="float">
            <text:p>0.6726752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019339575" calcext:value-type="float">
            <text:p>0.701933957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312235519" calcext:value-type="float">
            <text:p>0.73122355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7605578774" calcext:value-type="float">
            <text:p>0.760557877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899490377" calcext:value-type="float">
            <text:p>0.789949037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194074953" calcext:value-type="float">
            <text:p>0.819407495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8489420519" calcext:value-type="float">
            <text:p>0.84894205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78559717" calcext:value-type="float">
            <text:p>0.87855971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082656226" calcext:value-type="float">
            <text:p>0.908265622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380629717" calcext:value-type="float">
            <text:p>0.938062971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679530472" calcext:value-type="float">
            <text:p>0.967953047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79353538" calcext:value-type="float">
            <text:p>0.997935353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0280078443" calcext:value-type="float">
            <text:p>1.028007844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0581672311" calcext:value-type="float">
            <text:p>1.058167231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0884093632" calcext:value-type="float">
            <text:p>1.088409363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1187296415" calcext:value-type="float">
            <text:p>1.118729641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491234387" calcext:value-type="float">
            <text:p>1.149123438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795864623" calcext:value-type="float">
            <text:p>1.179586462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101150472" calcext:value-type="float">
            <text:p>1.210115047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2407063915" calcext:value-type="float">
            <text:p>1.240706391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2713586557" calcext:value-type="float">
            <text:p>1.271358655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3020710094" calcext:value-type="float">
            <text:p>1.302071009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3328435566" calcext:value-type="float">
            <text:p>1.332843556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363677217" calcext:value-type="float">
            <text:p>1.36367721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3945735425" calcext:value-type="float">
            <text:p>1.394573542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4255345047" calcext:value-type="float">
            <text:p>1.425534504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4565622547" calcext:value-type="float">
            <text:p>1.456562254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4876588962" calcext:value-type="float">
            <text:p>1.487658896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51882625" calcext:value-type="float">
            <text:p>1.51882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5500656557" calcext:value-type="float">
            <text:p>1.550065655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581377816" calcext:value-type="float">
            <text:p>1.58137781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6127626887" calcext:value-type="float">
            <text:p>1.612762688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6442194387" calcext:value-type="float">
            <text:p>1.644219438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6757464858" calcext:value-type="float">
            <text:p>1.675746485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7073415802" calcext:value-type="float">
            <text:p>1.707341580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7390019575" calcext:value-type="float">
            <text:p>1.73900195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7707245189" calcext:value-type="float">
            <text:p>1.770724518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8025060094" calcext:value-type="float">
            <text:p>1.802506009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8343431887" calcext:value-type="float">
            <text:p>1.834343188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8662329434" calcext:value-type="float">
            <text:p>1.866232943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.8981723302" calcext:value-type="float">
            <text:p>1.898172330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9301585708" calcext:value-type="float">
            <text:p>1.930158570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9621889481" calcext:value-type="float">
            <text:p>1.962188948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9942606981" calcext:value-type="float">
            <text:p>1.99426069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0263708491" calcext:value-type="float">
            <text:p>2.026370849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0585161038" calcext:value-type="float">
            <text:p>2.058516103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0906927217" calcext:value-type="float">
            <text:p>2.090692721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1228964953" calcext:value-type="float">
            <text:p>2.122896495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1551227594" calcext:value-type="float">
            <text:p>2.155122759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187366467" calcext:value-type="float">
            <text:p>2.18736646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2196223208" calcext:value-type="float">
            <text:p>2.219622320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2518849104" calcext:value-type="float">
            <text:p>2.25188491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2841488585" calcext:value-type="float">
            <text:p>2.284148858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3164089481" calcext:value-type="float">
            <text:p>2.31640894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3486602123" calcext:value-type="float">
            <text:p>2.348660212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3808979811" calcext:value-type="float">
            <text:p>2.380897981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4131178868" calcext:value-type="float">
            <text:p>2.413117886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4453158443" calcext:value-type="float">
            <text:p>2.445315844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4774880236" calcext:value-type="float">
            <text:p>2.477488023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5096308066" calcext:value-type="float">
            <text:p>2.509630806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5417407689" calcext:value-type="float">
            <text:p>2.541740768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5738146745" calcext:value-type="float">
            <text:p>2.573814674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.6058494858" calcext:value-type="float">
            <text:p>2.605849485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.6378424057" calcext:value-type="float">
            <text:p>2.637842405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.6697908915" calcext:value-type="float">
            <text:p>2.669790891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.701692684" calcext:value-type="float">
            <text:p>2.70169268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.733545783" calcext:value-type="float">
            <text:p>2.73354578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.7653484198" calcext:value-type="float">
            <text:p>2.765348419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.7970989906" calcext:value-type="float">
            <text:p>2.79709899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.8287959528" calcext:value-type="float">
            <text:p>2.828795952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.8604377217" calcext:value-type="float">
            <text:p>2.860437721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8920225519" calcext:value-type="float">
            <text:p>2.892022551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.9235484717" calcext:value-type="float">
            <text:p>2.923548471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.955013217" calcext:value-type="float">
            <text:p>2.95501321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.986414217" calcext:value-type="float">
            <text:p>2.9864142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0177486274" calcext:value-type="float">
            <text:p>3.017748627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0490133915" calcext:value-type="float">
            <text:p>3.049013391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080205316" calcext:value-type="float">
            <text:p>3.08020531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111321184" calcext:value-type="float">
            <text:p>3.11132118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1423578491" calcext:value-type="float">
            <text:p>3.1423578491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1733123491" calcext:value-type="float">
            <text:p>3.173312349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2041820094" calcext:value-type="float">
            <text:p>3.204182009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2349645519" calcext:value-type="float">
            <text:p>3.234964551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2656582453" calcext:value-type="float">
            <text:p>3.26565824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296262033" calcext:value-type="float">
            <text:p>3.2962620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326775717" calcext:value-type="float">
            <text:p>3.3267757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3572001085" calcext:value-type="float">
            <text:p>3.357200108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3875371604" calcext:value-type="float">
            <text:p>3.387537160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4177900425" calcext:value-type="float">
            <text:p>3.417790042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4479631132" calcext:value-type="float">
            <text:p>3.447963113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47806175" calcext:value-type="float">
            <text:p>3.4780617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.5080920708" calcext:value-type="float">
            <text:p>3.50809207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5380605" calcext:value-type="float">
            <text:p>3.538060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.5679732783" calcext:value-type="float">
            <text:p>3.567973278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.5978358915" calcext:value-type="float">
            <text:p>3.597835891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.6276525755" calcext:value-type="float">
            <text:p>3.627652575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.6574259198" calcext:value-type="float">
            <text:p>3.657425919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.6871566226" calcext:value-type="float">
            <text:p>3.687156622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.7168434434" calcext:value-type="float">
            <text:p>3.716843443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.7464833538" calcext:value-type="float">
            <text:p>3.746483353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.7760718443" calcext:value-type="float">
            <text:p>3.776071844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.805603283" calcext:value-type="float">
            <text:p>3.80560328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.8350712547" calcext:value-type="float">
            <text:p>3.835071254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.8644687217" calcext:value-type="float">
            <text:p>3.864468721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.893787783" calcext:value-type="float">
            <text:p>3.89378778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.9230187311" calcext:value-type="float">
            <text:p>3.923018731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.9521477642" calcext:value-type="float">
            <text:p>3.9521477642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.9811516887" calcext:value-type="float">
            <text:p>3.981151688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0099844623" calcext:value-type="float">
            <text:p>4.009984462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0385339623" calcext:value-type="float">
            <text:p>4.0385339623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0664035377" calcext:value-type="float">
            <text:p>4.066403537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0876892736" calcext:value-type="float">
            <text:p>4.08768927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119209783" calcext:value-type="float">
            <text:p>4.11920978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1494264528" calcext:value-type="float">
            <text:p>4.149426452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1792654292" calcext:value-type="float">
            <text:p>4.179265429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2089184953" calcext:value-type="float">
            <text:p>4.208918495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2384587547" calcext:value-type="float">
            <text:p>4.23845875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.2679234245" calcext:value-type="float">
            <text:p>4.26792342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4.2973357736" calcext:value-type="float">
            <text:p>4.297335773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4.3267131321" calcext:value-type="float">
            <text:p>4.326713132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.3560703255" calcext:value-type="float">
            <text:p>4.35607032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4.3854212736" calcext:value-type="float">
            <text:p>4.385421273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.4147796179" calcext:value-type="float">
            <text:p>4.414779617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.4441588443" calcext:value-type="float">
            <text:p>4.44415884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.4735720802" calcext:value-type="float">
            <text:p>4.473572080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.50303175" calcext:value-type="float">
            <text:p>4.5030317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.5325492075" calcext:value-type="float">
            <text:p>4.532549207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.5621343915" calcext:value-type="float">
            <text:p>4.56213439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.5917956179" calcext:value-type="float">
            <text:p>4.591795617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6215395094" calcext:value-type="float">
            <text:p>4.621539509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.6513710472" calcext:value-type="float">
            <text:p>4.651371047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.6812937453" calcext:value-type="float">
            <text:p>4.68129374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.7113098726" calcext:value-type="float">
            <text:p>4.711309872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.7414206887" calcext:value-type="float">
            <text:p>4.741420688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.7716266368" calcext:value-type="float">
            <text:p>4.771626636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.8019274811" calcext:value-type="float">
            <text:p>4.801927481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.8323223726" calcext:value-type="float">
            <text:p>4.832322372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.8628098396" calcext:value-type="float">
            <text:p>4.862809839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.893387783" calcext:value-type="float">
            <text:p>4.89338778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.9240534434" calcext:value-type="float">
            <text:p>4.924053443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4.9548034387" calcext:value-type="float">
            <text:p>4.954803438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4.9856338679" calcext:value-type="float">
            <text:p>4.98563386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0165404858" calcext:value-type="float">
            <text:p>5.01654048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0475189764" calcext:value-type="float">
            <text:p>5.047518976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.0785652594" calcext:value-type="float">
            <text:p>5.078565259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.1096758349" calcext:value-type="float">
            <text:p>5.109675834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.1408480943" calcext:value-type="float">
            <text:p>5.14084809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.1720805991" calcext:value-type="float">
            <text:p>5.17208059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.2033732358" calcext:value-type="float">
            <text:p>5.203373235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.2347272783" calcext:value-type="float">
            <text:p>5.234727278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.266145316" calcext:value-type="float">
            <text:p>5.26614531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.2976310566" calcext:value-type="float">
            <text:p>5.297631056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.3291889858" calcext:value-type="float">
            <text:p>5.329188985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.3608239623" calcext:value-type="float">
            <text:p>5.360823962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.392540717" calcext:value-type="float">
            <text:p>5.39254071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5.4243433208" calcext:value-type="float">
            <text:p>5.424343320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5.4562346604" calcext:value-type="float">
            <text:p>5.456234660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5.4882159764" calcext:value-type="float">
            <text:p>5.488215976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5.5202864764" calcext:value-type="float">
            <text:p>5.520286476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.5524431085" calcext:value-type="float">
            <text:p>5.552443108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5.584680467" calcext:value-type="float">
            <text:p>5.58468046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5.6169908962" calcext:value-type="float">
            <text:p>5.616990896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.64936475" calcext:value-type="float">
            <text:p>5.6493647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5.6817907972" calcext:value-type="float">
            <text:p>5.681790797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5.7142567358" calcext:value-type="float">
            <text:p>5.714256735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5.7467497594" calcext:value-type="float">
            <text:p>5.746749759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5.7792571321" calcext:value-type="float">
            <text:p>5.779257132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.811766717" calcext:value-type="float">
            <text:p>5.81176671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5.8442674104" calcext:value-type="float">
            <text:p>5.844267410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.8767494575" calcext:value-type="float">
            <text:p>5.876749457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5.9092046509" calcext:value-type="float">
            <text:p>5.909204650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5.9416263821" calcext:value-type="float">
            <text:p>5.941626382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.9740095991" calcext:value-type="float">
            <text:p>5.974009599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6.0063506557" calcext:value-type="float">
            <text:p>6.006350655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.0386471132" calcext:value-type="float">
            <text:p>6.038647113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6.0708975142" calcext:value-type="float">
            <text:p>6.070897514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6.1031011132" calcext:value-type="float">
            <text:p>6.103101113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.1352576368" calcext:value-type="float">
            <text:p>6.135257636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6.1673670472" calcext:value-type="float">
            <text:p>6.167367047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.1994293208" calcext:value-type="float">
            <text:p>6.199429320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6.23144425" calcext:value-type="float">
            <text:p>6.231444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6.2634112877" calcext:value-type="float">
            <text:p>6.263411287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6.2953294104" calcext:value-type="float">
            <text:p>6.295329410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6.3271970283" calcext:value-type="float">
            <text:p>6.327197028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6.3590119434" calcext:value-type="float">
            <text:p>6.359011943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6.3907713679" calcext:value-type="float">
            <text:p>6.390771367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6.422472" calcext:value-type="float">
            <text:p>6.42247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6.4541101604" calcext:value-type="float">
            <text:p>6.454110160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6.4856819811" calcext:value-type="float">
            <text:p>6.485681981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26879" calcext:value-type="float">
            <text:p>6.26879</text:p>
          </table:table-cell>
          <table:table-cell office:value-type="float" office:value="6.5171836321" calcext:value-type="float">
            <text:p>6.5171836321</text:p>
          </table:table-cell>
          <table:table-cell table:formula="of:=POWER([.C213]-6.75;2)" office:value-type="float" office:value="0.0542034611621481" calcext:value-type="float">
            <text:p>0.0542034612</text:p>
          </table:table-cell>
          <table:table-cell table:formula="of:=SQRT(SUM([.D213:.D312])/100)" office:value-type="float" office:value="0.234686837741074" calcext:value-type="float">
            <text:p>0.234686837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246579" calcext:value-type="float">
            <text:p>6.246579</text:p>
          </table:table-cell>
          <table:table-cell office:value-type="float" office:value="6.5190417877" calcext:value-type="float">
            <text:p>6.5190417877</text:p>
          </table:table-cell>
          <table:table-cell table:formula="of:=POWER([.C214]-6.75;2)" office:value-type="float" office:value="0.0533416958288119" calcext:value-type="float">
            <text:p>0.053341695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225169" calcext:value-type="float">
            <text:p>6.225169</text:p>
          </table:table-cell>
          <table:table-cell office:value-type="float" office:value="6.5209279292" calcext:value-type="float">
            <text:p>6.5209279292</text:p>
          </table:table-cell>
          <table:table-cell table:formula="of:=POWER([.C215]-6.75;2)" office:value-type="float" office:value="0.0524740136206002" calcext:value-type="float">
            <text:p>0.052474013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20496" calcext:value-type="float">
            <text:p>6.20496</text:p>
          </table:table-cell>
          <table:table-cell office:value-type="float" office:value="6.5228359387" calcext:value-type="float">
            <text:p>6.5228359387</text:p>
          </table:table-cell>
          <table:table-cell table:formula="of:=POWER([.C216]-6.75;2)" office:value-type="float" office:value="0.0516035107463101" calcext:value-type="float">
            <text:p>0.051603510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186258" calcext:value-type="float">
            <text:p>6.186258</text:p>
          </table:table-cell>
          <table:table-cell office:value-type="float" office:value="6.5247586651" calcext:value-type="float">
            <text:p>6.5247586651</text:p>
          </table:table-cell>
          <table:table-cell table:formula="of:=POWER([.C217]-6.75;2)" office:value-type="float" office:value="0.0507336589475339" calcext:value-type="float">
            <text:p>0.050733658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169232" calcext:value-type="float">
            <text:p>6.169232</text:p>
          </table:table-cell>
          <table:table-cell office:value-type="float" office:value="6.5266884434" calcext:value-type="float">
            <text:p>6.5266884434</text:p>
          </table:table-cell>
          <table:table-cell table:formula="of:=POWER([.C218]-6.75;2)" office:value-type="float" office:value="0.0498680513111149" calcext:value-type="float">
            <text:p>0.049868051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153889" calcext:value-type="float">
            <text:p>6.153889</text:p>
          </table:table-cell>
          <table:table-cell office:value-type="float" office:value="6.5286177264" calcext:value-type="float">
            <text:p>6.5286177264</text:p>
          </table:table-cell>
          <table:table-cell table:formula="of:=POWER([.C219]-6.75;2)" office:value-type="float" office:value="0.0490101110643051" calcext:value-type="float">
            <text:p>0.049010111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14006" calcext:value-type="float">
            <text:p>6.14006</text:p>
          </table:table-cell>
          <table:table-cell office:value-type="float" office:value="6.53053975" calcext:value-type="float">
            <text:p>6.53053975</text:p>
          </table:table-cell>
          <table:table-cell table:formula="of:=POWER([.C220]-6.75;2)" office:value-type="float" office:value="0.0481628013300625" calcext:value-type="float">
            <text:p>0.048162801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127381" calcext:value-type="float">
            <text:p>6.127381</text:p>
          </table:table-cell>
          <table:table-cell office:value-type="float" office:value="6.5324491651" calcext:value-type="float">
            <text:p>6.5324491651</text:p>
          </table:table-cell>
          <table:table-cell table:formula="of:=POWER([.C221]-6.75;2)" office:value-type="float" office:value="0.047328365765687" calcext:value-type="float">
            <text:p>0.047328365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115266" calcext:value-type="float">
            <text:p>6.115266</text:p>
          </table:table-cell>
          <table:table-cell office:value-type="float" office:value="6.5343427123" calcext:value-type="float">
            <text:p>6.5343427123</text:p>
          </table:table-cell>
          <table:table-cell table:formula="of:=POWER([.C222]-6.75;2)" office:value-type="float" office:value="0.0465080657381206" calcext:value-type="float">
            <text:p>0.04650806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102826" calcext:value-type="float">
            <text:p>6.102826</text:p>
          </table:table-cell>
          <table:table-cell office:value-type="float" office:value="6.5362199623" calcext:value-type="float">
            <text:p>6.5362199623</text:p>
          </table:table-cell>
          <table:table-cell table:formula="of:=POWER([.C223]-6.75;2)" office:value-type="float" office:value="0.0457019045190136" calcext:value-type="float">
            <text:p>0.045701904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088643" calcext:value-type="float">
            <text:p>6.088643</text:p>
          </table:table-cell>
          <table:table-cell office:value-type="float" office:value="6.5380844245" calcext:value-type="float">
            <text:p>6.5380844245</text:p>
          </table:table-cell>
          <table:table-cell table:formula="of:=POWER([.C224]-6.75;2)" office:value-type="float" office:value="0.0449082111394962" calcext:value-type="float">
            <text:p>0.044908211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070116" calcext:value-type="float">
            <text:p>6.070116</text:p>
          </table:table-cell>
          <table:table-cell office:value-type="float" office:value="6.5399457406" calcext:value-type="float">
            <text:p>6.5399457406</text:p>
          </table:table-cell>
          <table:table-cell table:formula="of:=POWER([.C225]-6.75;2)" office:value-type="float" office:value="0.0441227918920824" calcext:value-type="float">
            <text:p>0.04412279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041296" calcext:value-type="float">
            <text:p>6.041296</text:p>
          </table:table-cell>
          <table:table-cell office:value-type="float" office:value="6.5418250189" calcext:value-type="float">
            <text:p>6.5418250189</text:p>
          </table:table-cell>
          <table:table-cell table:formula="of:=POWER([.C226]-6.75;2)" office:value-type="float" office:value="0.0433368227559854" calcext:value-type="float">
            <text:p>0.043336822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983197" calcext:value-type="float">
            <text:p>5.983197</text:p>
          </table:table-cell>
          <table:table-cell office:value-type="float" office:value="6.5437704764" calcext:value-type="float">
            <text:p>6.5437704764</text:p>
          </table:table-cell>
          <table:table-cell table:formula="of:=POWER([.C227]-6.75;2)" office:value-type="float" office:value="0.0425306164042831" calcext:value-type="float">
            <text:p>0.042530616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776951" calcext:value-type="float">
            <text:p>5.776951</text:p>
          </table:table-cell>
          <table:table-cell office:value-type="float" office:value="6.5459188821" calcext:value-type="float">
            <text:p>6.5459188821</text:p>
          </table:table-cell>
          <table:table-cell table:formula="of:=POWER([.C228]-6.75;2)" office:value-type="float" office:value="0.0416491026833135" calcext:value-type="float">
            <text:p>0.04164910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26112" calcext:value-type="float">
            <text:p>7.26112</text:p>
          </table:table-cell>
          <table:table-cell office:value-type="float" office:value="6.5489667783" calcext:value-type="float">
            <text:p>6.5489667783</text:p>
          </table:table-cell>
          <table:table-cell table:formula="of:=POWER([.C229]-6.75;2)" office:value-type="float" office:value="0.0404143562270811" calcext:value-type="float">
            <text:p>0.04041435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354976" calcext:value-type="float">
            <text:p>6.354976</text:p>
          </table:table-cell>
          <table:table-cell office:value-type="float" office:value="6.5449375377" calcext:value-type="float">
            <text:p>6.5449375377</text:p>
          </table:table-cell>
          <table:table-cell table:formula="of:=POWER([.C230]-6.75;2)" office:value-type="float" office:value="0.0420506134445389" calcext:value-type="float">
            <text:p>0.042050613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258618" calcext:value-type="float">
            <text:p>6.258618</text:p>
          </table:table-cell>
          <table:table-cell office:value-type="float" office:value="6.5451028585" calcext:value-type="float">
            <text:p>6.5451028585</text:p>
          </table:table-cell>
          <table:table-cell table:formula="of:=POWER([.C231]-6.75;2)" office:value-type="float" office:value="0.041982838594871" calcext:value-type="float">
            <text:p>0.041982838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223608" calcext:value-type="float">
            <text:p>6.223608</text:p>
          </table:table-cell>
          <table:table-cell office:value-type="float" office:value="6.5456396509" calcext:value-type="float">
            <text:p>6.5456396509</text:p>
          </table:table-cell>
          <table:table-cell table:formula="of:=POWER([.C232]-6.75;2)" office:value-type="float" office:value="0.0417631522842738" calcext:value-type="float">
            <text:p>0.041763152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07639" calcext:value-type="float">
            <text:p>6.207639</text:p>
          </table:table-cell>
          <table:table-cell office:value-type="float" office:value="6.5462556321" calcext:value-type="float">
            <text:p>6.5462556321</text:p>
          </table:table-cell>
          <table:table-cell table:formula="of:=POWER([.C233]-6.75;2)" office:value-type="float" office:value="0.0415117674509704" calcext:value-type="float">
            <text:p>0.041511767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200833" calcext:value-type="float">
            <text:p>6.200833</text:p>
          </table:table-cell>
          <table:table-cell office:value-type="float" office:value="6.5468589292" calcext:value-type="float">
            <text:p>6.5468589292</text:p>
          </table:table-cell>
          <table:table-cell table:formula="of:=POWER([.C234]-6.75;2)" office:value-type="float" office:value="0.0412662946457707" calcext:value-type="float">
            <text:p>0.04126629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199739" calcext:value-type="float">
            <text:p>6.199739</text:p>
          </table:table-cell>
          <table:table-cell office:value-type="float" office:value="6.5474054575" calcext:value-type="float">
            <text:p>6.5474054575</text:p>
          </table:table-cell>
          <table:table-cell table:formula="of:=POWER([.C235]-6.75;2)" office:value-type="float" office:value="0.0410445486507843" calcext:value-type="float">
            <text:p>0.041044548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202853" calcext:value-type="float">
            <text:p>6.202853</text:p>
          </table:table-cell>
          <table:table-cell office:value-type="float" office:value="6.5478688019" calcext:value-type="float">
            <text:p>6.5478688019</text:p>
          </table:table-cell>
          <table:table-cell table:formula="of:=POWER([.C236]-6.75;2)" office:value-type="float" office:value="0.0408570212453415" calcext:value-type="float">
            <text:p>0.040857021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209394" calcext:value-type="float">
            <text:p>6.209394</text:p>
          </table:table-cell>
          <table:table-cell office:value-type="float" office:value="6.5482310943" calcext:value-type="float">
            <text:p>6.5482310943</text:p>
          </table:table-cell>
          <table:table-cell table:formula="of:=POWER([.C237]-6.75;2)" office:value-type="float" office:value="0.0407106913073754" calcext:value-type="float">
            <text:p>0.040710691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218877" calcext:value-type="float">
            <text:p>6.218877</text:p>
          </table:table-cell>
          <table:table-cell office:value-type="float" office:value="6.5484794811" calcext:value-type="float">
            <text:p>6.5484794811</text:p>
          </table:table-cell>
          <table:table-cell table:formula="of:=POWER([.C238]-6.75;2)" office:value-type="float" office:value="0.0406105195377252" calcext:value-type="float">
            <text:p>0.040610519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230926" calcext:value-type="float">
            <text:p>6.230926</text:p>
          </table:table-cell>
          <table:table-cell office:value-type="float" office:value="6.548604467" calcext:value-type="float">
            <text:p>6.548604467</text:p>
          </table:table-cell>
          <table:table-cell table:formula="of:=POWER([.C239]-6.75;2)" office:value-type="float" office:value="0.0405601607123542" calcext:value-type="float">
            <text:p>0.040560160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245193" calcext:value-type="float">
            <text:p>6.245193</text:p>
          </table:table-cell>
          <table:table-cell office:value-type="float" office:value="6.5485990094" calcext:value-type="float">
            <text:p>6.5485990094</text:p>
          </table:table-cell>
          <table:table-cell table:formula="of:=POWER([.C240]-6.75;2)" office:value-type="float" office:value="0.0405623590146612" calcext:value-type="float">
            <text:p>0.04056235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261326" calcext:value-type="float">
            <text:p>6.261326</text:p>
          </table:table-cell>
          <table:table-cell office:value-type="float" office:value="6.548457934" calcext:value-type="float">
            <text:p>6.548457934</text:p>
          </table:table-cell>
          <table:table-cell table:formula="of:=POWER([.C241]-6.75;2)" office:value-type="float" office:value="0.0406192043675484" calcext:value-type="float">
            <text:p>0.04061920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278945" calcext:value-type="float">
            <text:p>6.278945</text:p>
          </table:table-cell>
          <table:table-cell office:value-type="float" office:value="6.5481775142" calcext:value-type="float">
            <text:p>6.5481775142</text:p>
          </table:table-cell>
          <table:table-cell table:formula="of:=POWER([.C242]-6.75;2)" office:value-type="float" office:value="0.0407323157744913" calcext:value-type="float">
            <text:p>0.040732315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297652" calcext:value-type="float">
            <text:p>6.297652</text:p>
          </table:table-cell>
          <table:table-cell office:value-type="float" office:value="6.5477551651" calcext:value-type="float">
            <text:p>6.5477551651</text:p>
          </table:table-cell>
          <table:table-cell table:formula="of:=POWER([.C243]-6.75;2)" office:value-type="float" office:value="0.0409029732437283" calcext:value-type="float">
            <text:p>0.040902973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317038" calcext:value-type="float">
            <text:p>6.317038</text:p>
          </table:table-cell>
          <table:table-cell office:value-type="float" office:value="6.5471891934" calcext:value-type="float">
            <text:p>6.5471891934</text:p>
          </table:table-cell>
          <table:table-cell table:formula="of:=POWER([.C244]-6.75;2)" office:value-type="float" office:value="0.0411322232737424" calcext:value-type="float">
            <text:p>0.041132223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336696" calcext:value-type="float">
            <text:p>6.336696</text:p>
          </table:table-cell>
          <table:table-cell office:value-type="float" office:value="6.5464785519" calcext:value-type="float">
            <text:p>6.5464785519</text:p>
          </table:table-cell>
          <table:table-cell table:formula="of:=POWER([.C245]-6.75;2)" office:value-type="float" office:value="0.041420979836721" calcext:value-type="float">
            <text:p>0.041420979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356249" calcext:value-type="float">
            <text:p>6.356249</text:p>
          </table:table-cell>
          <table:table-cell office:value-type="float" office:value="6.5456224858" calcext:value-type="float">
            <text:p>6.5456224858</text:p>
          </table:table-cell>
          <table:table-cell table:formula="of:=POWER([.C246]-6.75;2)" office:value-type="float" office:value="0.0417701683105712" calcext:value-type="float">
            <text:p>0.041770168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375368" calcext:value-type="float">
            <text:p>6.375368</text:p>
          </table:table-cell>
          <table:table-cell office:value-type="float" office:value="6.5446197594" calcext:value-type="float">
            <text:p>6.5446197594</text:p>
          </table:table-cell>
          <table:table-cell table:formula="of:=POWER([.C247]-6.75;2)" office:value-type="float" office:value="0.042181043228914" calcext:value-type="float">
            <text:p>0.042181043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39379" calcext:value-type="float">
            <text:p>6.39379</text:p>
          </table:table-cell>
          <table:table-cell office:value-type="float" office:value="6.5434670142" calcext:value-type="float">
            <text:p>6.5434670142</text:p>
          </table:table-cell>
          <table:table-cell table:formula="of:=POWER([.C248]-6.75;2)" office:value-type="float" office:value="0.042655874223463" calcext:value-type="float">
            <text:p>0.042655874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411332" calcext:value-type="float">
            <text:p>6.411332</text:p>
          </table:table-cell>
          <table:table-cell office:value-type="float" office:value="6.5421546604" calcext:value-type="float">
            <text:p>6.5421546604</text:p>
          </table:table-cell>
          <table:table-cell table:formula="of:=POWER([.C249]-6.75;2)" office:value-type="float" office:value="0.0431996851934395" calcext:value-type="float">
            <text:p>0.04319968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27899" calcext:value-type="float">
            <text:p>6.427899</text:p>
          </table:table-cell>
          <table:table-cell office:value-type="float" office:value="6.5406549245" calcext:value-type="float">
            <text:p>6.5406549245</text:p>
          </table:table-cell>
          <table:table-cell table:formula="of:=POWER([.C250]-6.75;2)" office:value-type="float" office:value="0.0438253606361007" calcext:value-type="float">
            <text:p>0.043825360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443485" calcext:value-type="float">
            <text:p>6.443485</text:p>
          </table:table-cell>
          <table:table-cell office:value-type="float" office:value="6.5388735613" calcext:value-type="float">
            <text:p>6.5388735613</text:p>
          </table:table-cell>
          <table:table-cell table:formula="of:=POWER([.C251]-6.75;2)" office:value-type="float" office:value="0.0445743731181449" calcext:value-type="float">
            <text:p>0.044574373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458161" calcext:value-type="float">
            <text:p>6.458161</text:p>
          </table:table-cell>
          <table:table-cell office:value-type="float" office:value="6.5362223538" calcext:value-type="float">
            <text:p>6.5362223538</text:p>
          </table:table-cell>
          <table:table-cell table:formula="of:=POWER([.C252]-6.75;2)" office:value-type="float" office:value="0.0457008820148122" calcext:value-type="float">
            <text:p>0.04570088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47206" calcext:value-type="float">
            <text:p>6.47206</text:p>
          </table:table-cell>
          <table:table-cell office:value-type="float" office:value="6.5370351887" calcext:value-type="float">
            <text:p>6.5370351887</text:p>
          </table:table-cell>
          <table:table-cell table:formula="of:=POWER([.C253]-6.75;2)" office:value-type="float" office:value="0.0453540108520446" calcext:value-type="float">
            <text:p>0.045354010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485365" calcext:value-type="float">
            <text:p>6.485365</text:p>
          </table:table-cell>
          <table:table-cell office:value-type="float" office:value="6.5361479104" calcext:value-type="float">
            <text:p>6.5361479104</text:p>
          </table:table-cell>
          <table:table-cell table:formula="of:=POWER([.C254]-6.75;2)" office:value-type="float" office:value="0.0457327162262862" calcext:value-type="float">
            <text:p>0.045732716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9828" calcext:value-type="float">
            <text:p>6.49828</text:p>
          </table:table-cell>
          <table:table-cell office:value-type="float" office:value="6.5349617028" calcext:value-type="float">
            <text:p>6.5349617028</text:p>
          </table:table-cell>
          <table:table-cell table:formula="of:=POWER([.C255]-6.75;2)" office:value-type="float" office:value="0.0462414692626753" calcext:value-type="float">
            <text:p>0.046241469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11019" calcext:value-type="float">
            <text:p>6.511019</text:p>
          </table:table-cell>
          <table:table-cell office:value-type="float" office:value="6.5336378113" calcext:value-type="float">
            <text:p>6.5336378113</text:p>
          </table:table-cell>
          <table:table-cell table:formula="of:=POWER([.C256]-6.75;2)" office:value-type="float" office:value="0.0468125966990543" calcext:value-type="float">
            <text:p>0.046812596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2378" calcext:value-type="float">
            <text:p>6.52378</text:p>
          </table:table-cell>
          <table:table-cell office:value-type="float" office:value="6.5322328821" calcext:value-type="float">
            <text:p>6.5322328821</text:p>
          </table:table-cell>
          <table:table-cell table:formula="of:=POWER([.C257]-6.75;2)" office:value-type="float" office:value="0.0474225176384726" calcext:value-type="float">
            <text:p>0.04742251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36736" calcext:value-type="float">
            <text:p>6.536736</text:p>
          </table:table-cell>
          <table:table-cell office:value-type="float" office:value="6.5307759623" calcext:value-type="float">
            <text:p>6.5307759623</text:p>
          </table:table-cell>
          <table:table-cell table:formula="of:=POWER([.C258]-6.75;2)" office:value-type="float" office:value="0.0480591787054911" calcext:value-type="float">
            <text:p>0.048059178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50021" calcext:value-type="float">
            <text:p>6.550021</text:p>
          </table:table-cell>
          <table:table-cell office:value-type="float" office:value="6.5292849057" calcext:value-type="float">
            <text:p>6.5292849057</text:p>
          </table:table-cell>
          <table:table-cell table:formula="of:=POWER([.C259]-6.75;2)" office:value-type="float" office:value="0.0487151528518579" calcext:value-type="float">
            <text:p>0.048715152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563724" calcext:value-type="float">
            <text:p>6.563724</text:p>
          </table:table-cell>
          <table:table-cell office:value-type="float" office:value="6.5277716651" calcext:value-type="float">
            <text:p>6.5277716651</text:p>
          </table:table-cell>
          <table:table-cell table:formula="of:=POWER([.C260]-6.75;2)" office:value-type="float" office:value="0.0493854328324264" calcext:value-type="float">
            <text:p>0.049385432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577883" calcext:value-type="float">
            <text:p>6.577883</text:p>
          </table:table-cell>
          <table:table-cell office:value-type="float" office:value="6.5262444575" calcext:value-type="float">
            <text:p>6.5262444575</text:p>
          </table:table-cell>
          <table:table-cell table:formula="of:=POWER([.C261]-6.75;2)" office:value-type="float" office:value="0.0500665427994694" calcext:value-type="float">
            <text:p>0.050066542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592488" calcext:value-type="float">
            <text:p>6.592488</text:p>
          </table:table-cell>
          <table:table-cell office:value-type="float" office:value="6.5247088726" calcext:value-type="float">
            <text:p>6.5247088726</text:p>
          </table:table-cell>
          <table:table-cell table:formula="of:=POWER([.C262]-6.75;2)" office:value-type="float" office:value="0.0507560920851631" calcext:value-type="float">
            <text:p>0.050756092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07479" calcext:value-type="float">
            <text:p>6.607479</text:p>
          </table:table-cell>
          <table:table-cell office:value-type="float" office:value="6.5231685377" calcext:value-type="float">
            <text:p>6.5231685377</text:p>
          </table:table-cell>
          <table:table-cell table:formula="of:=POWER([.C263]-6.75;2)" office:value-type="float" office:value="0.0514525122891562" calcext:value-type="float">
            <text:p>0.051452512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22754" calcext:value-type="float">
            <text:p>6.622754</text:p>
          </table:table-cell>
          <table:table-cell office:value-type="float" office:value="6.5216255943" calcext:value-type="float">
            <text:p>6.5216255943</text:p>
          </table:table-cell>
          <table:table-cell table:formula="of:=POWER([.C264]-6.75;2)" office:value-type="float" office:value="0.0521548691788284" calcext:value-type="float">
            <text:p>0.052154869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38178" calcext:value-type="float">
            <text:p>6.638178</text:p>
          </table:table-cell>
          <table:table-cell office:value-type="float" office:value="6.5200810755" calcext:value-type="float">
            <text:p>6.5200810755</text:p>
          </table:table-cell>
          <table:table-cell table:formula="of:=POWER([.C265]-6.75;2)" office:value-type="float" office:value="0.0528627118432366" calcext:value-type="float">
            <text:p>0.052862711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53593" calcext:value-type="float">
            <text:p>6.653593</text:p>
          </table:table-cell>
          <table:table-cell office:value-type="float" office:value="6.5185352736" calcext:value-type="float">
            <text:p>6.5185352736</text:p>
          </table:table-cell>
          <table:table-cell table:formula="of:=POWER([.C266]-6.75;2)" office:value-type="float" office:value="0.0535759195674267" calcext:value-type="float">
            <text:p>0.053575919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668831" calcext:value-type="float">
            <text:p>6.668831</text:p>
          </table:table-cell>
          <table:table-cell office:value-type="float" office:value="6.5169880472" calcext:value-type="float">
            <text:p>6.5169880472</text:p>
          </table:table-cell>
          <table:table-cell table:formula="of:=POWER([.C267]-6.75;2)" office:value-type="float" office:value="0.0542945701476695" calcext:value-type="float">
            <text:p>0.054294570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683734" calcext:value-type="float">
            <text:p>6.683734</text:p>
          </table:table-cell>
          <table:table-cell office:value-type="float" office:value="6.5154391462" calcext:value-type="float">
            <text:p>6.5154391462</text:p>
          </table:table-cell>
          <table:table-cell table:formula="of:=POWER([.C268]-6.75;2)" office:value-type="float" office:value="0.0550187941353848" calcext:value-type="float">
            <text:p>0.055018794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69816" calcext:value-type="float">
            <text:p>6.69816</text:p>
          </table:table-cell>
          <table:table-cell office:value-type="float" office:value="6.5138884623" calcext:value-type="float">
            <text:p>6.5138884623</text:p>
          </table:table-cell>
          <table:table-cell table:formula="of:=POWER([.C269]-6.75;2)" office:value-type="float" office:value="0.0557486582350586" calcext:value-type="float">
            <text:p>0.055748658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12" calcext:value-type="float">
            <text:p>6.712</text:p>
          </table:table-cell>
          <table:table-cell office:value-type="float" office:value="6.5123362689" calcext:value-type="float">
            <text:p>6.5123362689</text:p>
          </table:table-cell>
          <table:table-cell table:formula="of:=POWER([.C270]-6.75;2)" office:value-type="float" office:value="0.0564840490803729" calcext:value-type="float">
            <text:p>0.056484049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25183" calcext:value-type="float">
            <text:p>6.725183</text:p>
          </table:table-cell>
          <table:table-cell office:value-type="float" office:value="6.5107834151" calcext:value-type="float">
            <text:p>6.5107834151</text:p>
          </table:table-cell>
          <table:table-cell table:formula="of:=POWER([.C271]-6.75;2)" office:value-type="float" office:value="0.0572245744912191" calcext:value-type="float">
            <text:p>0.057224574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37676" calcext:value-type="float">
            <text:p>6.737676</text:p>
          </table:table-cell>
          <table:table-cell office:value-type="float" office:value="6.5092314245" calcext:value-type="float">
            <text:p>6.5092314245</text:p>
          </table:table-cell>
          <table:table-cell table:formula="of:=POWER([.C272]-6.75;2)" office:value-type="float" office:value="0.0579695069482991" calcext:value-type="float">
            <text:p>0.05796950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49482" calcext:value-type="float">
            <text:p>6.749482</text:p>
          </table:table-cell>
          <table:table-cell office:value-type="float" office:value="6.5076825755" calcext:value-type="float">
            <text:p>6.5076825755</text:p>
          </table:table-cell>
          <table:table-cell table:formula="of:=POWER([.C273]-6.75;2)" office:value-type="float" office:value="0.058717734216313" calcext:value-type="float">
            <text:p>0.05871773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60628" calcext:value-type="float">
            <text:p>6.760628</text:p>
          </table:table-cell>
          <table:table-cell office:value-type="float" office:value="6.5061398821" calcext:value-type="float">
            <text:p>6.5061398821</text:p>
          </table:table-cell>
          <table:table-cell table:formula="of:=POWER([.C274]-6.75;2)" office:value-type="float" office:value="0.0594677571022018" calcext:value-type="float">
            <text:p>0.059467757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7115" calcext:value-type="float">
            <text:p>6.77115</text:p>
          </table:table-cell>
          <table:table-cell office:value-type="float" office:value="6.5046070283" calcext:value-type="float">
            <text:p>6.5046070283</text:p>
          </table:table-cell>
          <table:table-cell table:formula="of:=POWER([.C275]-6.75;2)" office:value-type="float" office:value="0.0602177105597571" calcext:value-type="float">
            <text:p>0.06021771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81083" calcext:value-type="float">
            <text:p>6.781083</text:p>
          </table:table-cell>
          <table:table-cell office:value-type="float" office:value="6.5030882972" calcext:value-type="float">
            <text:p>6.5030882972</text:p>
          </table:table-cell>
          <table:table-cell table:formula="of:=POWER([.C276]-6.75;2)" office:value-type="float" office:value="0.0609653889795957" calcext:value-type="float">
            <text:p>0.06096538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9044" calcext:value-type="float">
            <text:p>6.79044</text:p>
          </table:table-cell>
          <table:table-cell office:value-type="float" office:value="6.5015884245" calcext:value-type="float">
            <text:p>6.5015884245</text:p>
          </table:table-cell>
          <table:table-cell table:formula="of:=POWER([.C277]-6.75;2)" office:value-type="float" office:value="0.0617083108423924" calcext:value-type="float">
            <text:p>0.061708310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99211" calcext:value-type="float">
            <text:p>6.799211</text:p>
          </table:table-cell>
          <table:table-cell office:value-type="float" office:value="6.5001125" calcext:value-type="float">
            <text:p>6.5001125</text:p>
          </table:table-cell>
          <table:table-cell table:formula="of:=POWER([.C278]-6.75;2)" office:value-type="float" office:value="0.0624437626562499" calcext:value-type="float">
            <text:p>0.062443762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07352" calcext:value-type="float">
            <text:p>6.807352</text:p>
          </table:table-cell>
          <table:table-cell office:value-type="float" office:value="6.4986658208" calcext:value-type="float">
            <text:p>6.4986658208</text:p>
          </table:table-cell>
          <table:table-cell table:formula="of:=POWER([.C279]-6.75;2)" office:value-type="float" office:value="0.0631688696341376" calcext:value-type="float">
            <text:p>0.063168869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14794" calcext:value-type="float">
            <text:p>6.814794</text:p>
          </table:table-cell>
          <table:table-cell office:value-type="float" office:value="6.4972537925" calcext:value-type="float">
            <text:p>6.4972537925</text:p>
          </table:table-cell>
          <table:table-cell table:formula="of:=POWER([.C280]-6.75;2)" office:value-type="float" office:value="0.0638806454056328" calcext:value-type="float">
            <text:p>0.063880645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21443" calcext:value-type="float">
            <text:p>6.821443</text:p>
          </table:table-cell>
          <table:table-cell office:value-type="float" office:value="6.4958817972" calcext:value-type="float">
            <text:p>6.4958817972</text:p>
          </table:table-cell>
          <table:table-cell table:formula="of:=POWER([.C281]-6.75;2)" office:value-type="float" office:value="0.0645760609943019" calcext:value-type="float">
            <text:p>0.06457606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272" calcext:value-type="float">
            <text:p>6.8272</text:p>
          </table:table-cell>
          <table:table-cell office:value-type="float" office:value="6.4945551321" calcext:value-type="float">
            <text:p>6.4945551321</text:p>
          </table:table-cell>
          <table:table-cell table:formula="of:=POWER([.C282]-6.75;2)" office:value-type="float" office:value="0.0652520805364483" calcext:value-type="float">
            <text:p>0.065252080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31968" calcext:value-type="float">
            <text:p>6.831968</text:p>
          </table:table-cell>
          <table:table-cell office:value-type="float" office:value="6.4932789009" calcext:value-type="float">
            <text:p>6.4932789009</text:p>
          </table:table-cell>
          <table:table-cell table:formula="of:=POWER([.C283]-6.75;2)" office:value-type="float" office:value="0.065905722723112" calcext:value-type="float">
            <text:p>0.0659057227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35666" calcext:value-type="float">
            <text:p>6.835666</text:p>
          </table:table-cell>
          <table:table-cell office:value-type="float" office:value="6.4920579387" calcext:value-type="float">
            <text:p>6.4920579387</text:p>
          </table:table-cell>
          <table:table-cell table:formula="of:=POWER([.C284]-6.75;2)" office:value-type="float" office:value="0.0665341069876928" calcext:value-type="float">
            <text:p>0.06653410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38241" calcext:value-type="float">
            <text:p>6.838241</text:p>
          </table:table-cell>
          <table:table-cell office:value-type="float" office:value="6.49089675" calcext:value-type="float">
            <text:p>6.49089675</text:p>
          </table:table-cell>
          <table:table-cell table:formula="of:=POWER([.C285]-6.75;2)" office:value-type="float" office:value="0.0671344941605624" calcext:value-type="float">
            <text:p>0.067134494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39669" calcext:value-type="float">
            <text:p>6.839669</text:p>
          </table:table-cell>
          <table:table-cell office:value-type="float" office:value="6.4897994387" calcext:value-type="float">
            <text:p>6.4897994387</text:p>
          </table:table-cell>
          <table:table-cell table:formula="of:=POWER([.C286]-6.75;2)" office:value-type="float" office:value="0.0677043321008348" calcext:value-type="float">
            <text:p>0.067704332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39957" calcext:value-type="float">
            <text:p>6.839957</text:p>
          </table:table-cell>
          <table:table-cell office:value-type="float" office:value="6.4887696698" calcext:value-type="float">
            <text:p>6.4887696698</text:p>
          </table:table-cell>
          <table:table-cell table:formula="of:=POWER([.C287]-6.75;2)" office:value-type="float" office:value="0.0682412854164011" calcext:value-type="float">
            <text:p>0.068241285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39139" calcext:value-type="float">
            <text:p>6.839139</text:p>
          </table:table-cell>
          <table:table-cell office:value-type="float" office:value="6.4878106321" calcext:value-type="float">
            <text:p>6.4878106321</text:p>
          </table:table-cell>
          <table:table-cell table:formula="of:=POWER([.C288]-6.75;2)" office:value-type="float" office:value="0.0687432646398013" calcext:value-type="float">
            <text:p>0.068743264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37268" calcext:value-type="float">
            <text:p>6.837268</text:p>
          </table:table-cell>
          <table:table-cell office:value-type="float" office:value="6.4869250613" calcext:value-type="float">
            <text:p>6.4869250613</text:p>
          </table:table-cell>
          <table:table-cell table:formula="of:=POWER([.C289]-6.75;2)" office:value-type="float" office:value="0.0692084233720088" calcext:value-type="float">
            <text:p>0.069208423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34407" calcext:value-type="float">
            <text:p>6.834407</text:p>
          </table:table-cell>
          <table:table-cell office:value-type="float" office:value="6.4861152406" calcext:value-type="float">
            <text:p>6.4861152406</text:p>
          </table:table-cell>
          <table:table-cell table:formula="of:=POWER([.C290]-6.75;2)" office:value-type="float" office:value="0.0696351662435958" calcext:value-type="float">
            <text:p>0.069635166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3062" calcext:value-type="float">
            <text:p>6.83062</text:p>
          </table:table-cell>
          <table:table-cell office:value-type="float" office:value="6.4853830755" calcext:value-type="float">
            <text:p>6.4853830755</text:p>
          </table:table-cell>
          <table:table-cell table:formula="of:=POWER([.C291]-6.75;2)" office:value-type="float" office:value="0.0700221167318389" calcext:value-type="float">
            <text:p>0.070022116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25967" calcext:value-type="float">
            <text:p>6.825967</text:p>
          </table:table-cell>
          <table:table-cell office:value-type="float" office:value="6.4847301604" calcext:value-type="float">
            <text:p>6.4847301604</text:p>
          </table:table-cell>
          <table:table-cell table:formula="of:=POWER([.C292]-6.75;2)" office:value-type="float" office:value="0.0703680878014098" calcext:value-type="float">
            <text:p>0.070368087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820502" calcext:value-type="float">
            <text:p>6.820502</text:p>
          </table:table-cell>
          <table:table-cell office:value-type="float" office:value="6.4841578585" calcext:value-type="float">
            <text:p>6.4841578585</text:p>
          </table:table-cell>
          <table:table-cell table:formula="of:=POWER([.C293]-6.75;2)" office:value-type="float" office:value="0.0706720441973062" calcext:value-type="float">
            <text:p>0.070672044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81427" calcext:value-type="float">
            <text:p>6.81427</text:p>
          </table:table-cell>
          <table:table-cell office:value-type="float" office:value="6.4836673915" calcext:value-type="float">
            <text:p>6.4836673915</text:p>
          </table:table-cell>
          <table:table-cell table:formula="of:=POWER([.C294]-6.75;2)" office:value-type="float" office:value="0.0709330583504142" calcext:value-type="float">
            <text:p>0.070933058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807312" calcext:value-type="float">
            <text:p>6.807312</text:p>
          </table:table-cell>
          <table:table-cell office:value-type="float" office:value="6.4832599104" calcext:value-type="float">
            <text:p>6.4832599104</text:p>
          </table:table-cell>
          <table:table-cell table:formula="of:=POWER([.C295]-6.75;2)" office:value-type="float" office:value="0.0711502753998159" calcext:value-type="float">
            <text:p>0.071150275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99668" calcext:value-type="float">
            <text:p>6.799668</text:p>
          </table:table-cell>
          <table:table-cell office:value-type="float" office:value="6.4829365377" calcext:value-type="float">
            <text:p>6.4829365377</text:p>
          </table:table-cell>
          <table:table-cell table:formula="of:=POWER([.C296]-6.75;2)" office:value-type="float" office:value="0.0713228928956637" calcext:value-type="float">
            <text:p>0.071322892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9138" calcext:value-type="float">
            <text:p>6.79138</text:p>
          </table:table-cell>
          <table:table-cell office:value-type="float" office:value="6.4826983868" calcext:value-type="float">
            <text:p>6.4826983868</text:p>
          </table:table-cell>
          <table:table-cell table:formula="of:=POWER([.C297]-6.75;2)" office:value-type="float" office:value="0.0714501524193224" calcext:value-type="float">
            <text:p>0.071450152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82499" calcext:value-type="float">
            <text:p>6.782499</text:p>
          </table:table-cell>
          <table:table-cell office:value-type="float" office:value="6.4825465566" calcext:value-type="float">
            <text:p>6.4825465566</text:p>
          </table:table-cell>
          <table:table-cell table:formula="of:=POWER([.C298]-6.75;2)" office:value-type="float" office:value="0.071531344386517" calcext:value-type="float">
            <text:p>0.0715313444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773079" calcext:value-type="float">
            <text:p>6.773079</text:p>
          </table:table-cell>
          <table:table-cell office:value-type="float" office:value="6.4824820613" calcext:value-type="float">
            <text:p>6.4824820613</text:p>
          </table:table-cell>
          <table:table-cell table:formula="of:=POWER([.C299]-6.75;2)" office:value-type="float" office:value="0.0715658475262971" calcext:value-type="float">
            <text:p>0.071565847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76318" calcext:value-type="float">
            <text:p>6.76318</text:p>
          </table:table-cell>
          <table:table-cell office:value-type="float" office:value="6.4825057642" calcext:value-type="float">
            <text:p>6.4825057642</text:p>
          </table:table-cell>
          <table:table-cell table:formula="of:=POWER([.C300]-6.75;2)" office:value-type="float" office:value="0.0715531661862261" calcext:value-type="float">
            <text:p>0.071553166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52857" calcext:value-type="float">
            <text:p>6.752857</text:p>
          </table:table-cell>
          <table:table-cell office:value-type="float" office:value="6.4826182877" calcext:value-type="float">
            <text:p>6.4826182877</text:p>
          </table:table-cell>
          <table:table-cell table:formula="of:=POWER([.C301]-6.75;2)" office:value-type="float" office:value="0.0714929800724798" calcext:value-type="float">
            <text:p>0.071492980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42159" calcext:value-type="float">
            <text:p>6.742159</text:p>
          </table:table-cell>
          <table:table-cell office:value-type="float" office:value="6.4828199198" calcext:value-type="float">
            <text:p>6.4828199198</text:p>
          </table:table-cell>
          <table:table-cell table:formula="of:=POWER([.C302]-6.75;2)" office:value-type="float" office:value="0.0713851952556785" calcext:value-type="float">
            <text:p>0.071385195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31121" calcext:value-type="float">
            <text:p>6.731121</text:p>
          </table:table-cell>
          <table:table-cell office:value-type="float" office:value="6.4831105236" calcext:value-type="float">
            <text:p>6.4831105236</text:p>
          </table:table-cell>
          <table:table-cell table:formula="of:=POWER([.C303]-6.75;2)" office:value-type="float" office:value="0.0712299926130663" calcext:value-type="float">
            <text:p>0.071229992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19756" calcext:value-type="float">
            <text:p>6.719756</text:p>
          </table:table-cell>
          <table:table-cell office:value-type="float" office:value="6.483489467" calcext:value-type="float">
            <text:p>6.483489467</text:p>
          </table:table-cell>
          <table:table-cell table:formula="of:=POWER([.C304]-6.75;2)" office:value-type="float" office:value="0.0710278641999441" calcext:value-type="float">
            <text:p>0.071027864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08055" calcext:value-type="float">
            <text:p>6.708055</text:p>
          </table:table-cell>
          <table:table-cell office:value-type="float" office:value="6.4839555896" calcext:value-type="float">
            <text:p>6.4839555896</text:p>
          </table:table-cell>
          <table:table-cell table:formula="of:=POWER([.C305]-6.75;2)" office:value-type="float" office:value="0.0707796283050837" calcext:value-type="float">
            <text:p>0.0707796283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695984" calcext:value-type="float">
            <text:p>6.695984</text:p>
          </table:table-cell>
          <table:table-cell office:value-type="float" office:value="6.4845072123" calcext:value-type="float">
            <text:p>6.4845072123</text:p>
          </table:table-cell>
          <table:table-cell table:formula="of:=POWER([.C306]-6.75;2)" office:value-type="float" office:value="0.070486420320717" calcext:value-type="float">
            <text:p>0.070486420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83495" calcext:value-type="float">
            <text:p>6.683495</text:p>
          </table:table-cell>
          <table:table-cell office:value-type="float" office:value="6.4851421651" calcext:value-type="float">
            <text:p>6.4851421651</text:p>
          </table:table-cell>
          <table:table-cell table:formula="of:=POWER([.C307]-6.75;2)" office:value-type="float" office:value="0.0701496727079156" calcext:value-type="float">
            <text:p>0.070149672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70526" calcext:value-type="float">
            <text:p>6.670526</text:p>
          </table:table-cell>
          <table:table-cell office:value-type="float" office:value="6.4858578443" calcext:value-type="float">
            <text:p>6.4858578443</text:p>
          </table:table-cell>
          <table:table-cell table:formula="of:=POWER([.C308]-6.75;2)" office:value-type="float" office:value="0.0697710784178431" calcext:value-type="float">
            <text:p>0.069771078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657012" calcext:value-type="float">
            <text:p>6.657012</text:p>
          </table:table-cell>
          <table:table-cell office:value-type="float" office:value="6.4866513208" calcext:value-type="float">
            <text:p>6.4866513208</text:p>
          </table:table-cell>
          <table:table-cell table:formula="of:=POWER([.C309]-6.75;2)" office:value-type="float" office:value="0.0693525268363845" calcext:value-type="float">
            <text:p>0.069352526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42895" calcext:value-type="float">
            <text:p>6.642895</text:p>
          </table:table-cell>
          <table:table-cell office:value-type="float" office:value="6.4875194528" calcext:value-type="float">
            <text:p>6.4875194528</text:p>
          </table:table-cell>
          <table:table-cell table:formula="of:=POWER([.C310]-6.75;2)" office:value-type="float" office:value="0.0688960376584114" calcext:value-type="float">
            <text:p>0.068896037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2813" calcext:value-type="float">
            <text:p>6.62813</text:p>
          </table:table-cell>
          <table:table-cell office:value-type="float" office:value="6.4884590142" calcext:value-type="float">
            <text:p>6.4884590142</text:p>
          </table:table-cell>
          <table:table-cell table:formula="of:=POWER([.C311]-6.75;2)" office:value-type="float" office:value="0.0684036872532358" calcext:value-type="float">
            <text:p>0.068403687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12688" calcext:value-type="float">
            <text:p>6.612688</text:p>
          </table:table-cell>
          <table:table-cell office:value-type="float" office:value="6.4894668396" calcext:value-type="float">
            <text:p>6.4894668396</text:p>
          </table:table-cell>
          <table:table-cell table:formula="of:=POWER([.C312]-6.75;2)" office:value-type="float" office:value="0.0678775276680119" calcext:value-type="float">
            <text:p>0.067877527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96564" calcext:value-type="float">
            <text:p>6.596564</text:p>
          </table:table-cell>
          <table:table-cell office:value-type="float" office:value="6.4905399528" calcext:value-type="float">
            <text:p>6.4905399528</text:p>
          </table:table-cell>
          <table:table-cell table:formula="of:=POWER([.C313]-6.75;2)" office:value-type="float" office:value="0.0673195160930263" calcext:value-type="float">
            <text:p>0.067319516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579773" calcext:value-type="float">
            <text:p>6.579773</text:p>
          </table:table-cell>
          <table:table-cell office:value-type="float" office:value="6.4916756792" calcext:value-type="float">
            <text:p>6.4916756792</text:p>
          </table:table-cell>
          <table:table-cell table:formula="of:=POWER([.C314]-6.75;2)" office:value-type="float" office:value="0.0667314547167813" calcext:value-type="float">
            <text:p>0.066731454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62354" calcext:value-type="float">
            <text:p>6.562354</text:p>
          </table:table-cell>
          <table:table-cell office:value-type="float" office:value="6.4928717594" calcext:value-type="float">
            <text:p>6.4928717594</text:p>
          </table:table-cell>
          <table:table-cell table:formula="of:=POWER([.C315]-6.75;2)" office:value-type="float" office:value="0.0661149321140516" calcext:value-type="float">
            <text:p>0.066114932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44368" calcext:value-type="float">
            <text:p>6.544368</text:p>
          </table:table-cell>
          <table:table-cell office:value-type="float" office:value="6.4941263679" calcext:value-type="float">
            <text:p>6.4941263679</text:p>
          </table:table-cell>
          <table:table-cell table:formula="of:=POWER([.C316]-6.75;2)" office:value-type="float" office:value="0.0654713156040462" calcext:value-type="float">
            <text:p>0.065471315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25899" calcext:value-type="float">
            <text:p>6.525899</text:p>
          </table:table-cell>
          <table:table-cell office:value-type="float" office:value="6.4954381226" calcext:value-type="float">
            <text:p>6.4954381226</text:p>
          </table:table-cell>
          <table:table-cell table:formula="of:=POWER([.C317]-6.75;2)" office:value-type="float" office:value="0.0648017494254124" calcext:value-type="float">
            <text:p>0.064801749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507063" calcext:value-type="float">
            <text:p>6.507063</text:p>
          </table:table-cell>
          <table:table-cell office:value-type="float" office:value="6.4968059906" calcext:value-type="float">
            <text:p>6.4968059906</text:p>
          </table:table-cell>
          <table:table-cell table:formula="of:=POWER([.C318]-6.75;2)" office:value-type="float" office:value="0.0641072063960471" calcext:value-type="float">
            <text:p>0.064107206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488003" calcext:value-type="float">
            <text:p>6.488003</text:p>
          </table:table-cell>
          <table:table-cell office:value-type="float" office:value="6.4982291038" calcext:value-type="float">
            <text:p>6.4982291038</text:p>
          </table:table-cell>
          <table:table-cell table:formula="of:=POWER([.C319]-6.75;2)" office:value-type="float" office:value="0.0633885841733512" calcext:value-type="float">
            <text:p>0.0633885842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468901" calcext:value-type="float">
            <text:p>6.468901</text:p>
          </table:table-cell>
          <table:table-cell office:value-type="float" office:value="6.4997065189" calcext:value-type="float">
            <text:p>6.4997065189</text:p>
          </table:table-cell>
          <table:table-cell table:formula="of:=POWER([.C320]-6.75;2)" office:value-type="float" office:value="0.062646826681156" calcext:value-type="float">
            <text:p>0.062646826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449971" calcext:value-type="float">
            <text:p>6.449971</text:p>
          </table:table-cell>
          <table:table-cell office:value-type="float" office:value="6.5012368821" calcext:value-type="float">
            <text:p>6.5012368821</text:p>
          </table:table-cell>
          <table:table-cell table:formula="of:=POWER([.C321]-6.75;2)" office:value-type="float" office:value="0.0618830888273294" calcext:value-type="float">
            <text:p>0.061883088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431455" calcext:value-type="float">
            <text:p>6.431455</text:p>
          </table:table-cell>
          <table:table-cell office:value-type="float" office:value="6.5028180802" calcext:value-type="float">
            <text:p>6.5028180802</text:p>
          </table:table-cell>
          <table:table-cell table:formula="of:=POWER([.C322]-6.75;2)" office:value-type="float" office:value="0.0610989014760137" calcext:value-type="float">
            <text:p>0.061098901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413611" calcext:value-type="float">
            <text:p>6.413611</text:p>
          </table:table-cell>
          <table:table-cell office:value-type="float" office:value="6.5044469057" calcext:value-type="float">
            <text:p>6.5044469057</text:p>
          </table:table-cell>
          <table:table-cell table:formula="of:=POWER([.C323]-6.75;2)" office:value-type="float" office:value="0.0602963221203047" calcext:value-type="float">
            <text:p>0.060296322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396691" calcext:value-type="float">
            <text:p>6.396691</text:p>
          </table:table-cell>
          <table:table-cell office:value-type="float" office:value="6.50611875" calcext:value-type="float">
            <text:p>6.50611875</text:p>
          </table:table-cell>
          <table:table-cell table:formula="of:=POWER([.C324]-6.75;2)" office:value-type="float" office:value="0.0594780641015626" calcext:value-type="float">
            <text:p>0.059478064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380911" calcext:value-type="float">
            <text:p>6.380911</text:p>
          </table:table-cell>
          <table:table-cell office:value-type="float" office:value="6.507827467" calcext:value-type="float">
            <text:p>6.507827467</text:p>
          </table:table-cell>
          <table:table-cell table:formula="of:=POWER([.C325]-6.75;2)" office:value-type="float" office:value="0.058647535739636" calcext:value-type="float">
            <text:p>0.0586475357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366428" calcext:value-type="float">
            <text:p>6.366428</text:p>
          </table:table-cell>
          <table:table-cell office:value-type="float" office:value="6.5095653726" calcext:value-type="float">
            <text:p>6.5095653726</text:p>
          </table:table-cell>
          <table:table-cell table:formula="of:=POWER([.C326]-6.75;2)" office:value-type="float" office:value="0.0578088100529768" calcext:value-type="float">
            <text:p>0.057808810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353307" calcext:value-type="float">
            <text:p>6.353307</text:p>
          </table:table-cell>
          <table:table-cell office:value-type="float" office:value="6.5113234198" calcext:value-type="float">
            <text:p>6.5113234198</text:p>
          </table:table-cell>
          <table:table-cell table:formula="of:=POWER([.C327]-6.75;2)" office:value-type="float" office:value="0.056966509935967" calcext:value-type="float">
            <text:p>0.0569665099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341509" calcext:value-type="float">
            <text:p>6.341509</text:p>
          </table:table-cell>
          <table:table-cell office:value-type="float" office:value="6.5130915849" calcext:value-type="float">
            <text:p>6.5130915849</text:p>
          </table:table-cell>
          <table:table-cell table:formula="of:=POWER([.C328]-6.75;2)" office:value-type="float" office:value="0.056125597145194" calcext:value-type="float">
            <text:p>0.056125597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330874" calcext:value-type="float">
            <text:p>6.330874</text:p>
          </table:table-cell>
          <table:table-cell office:value-type="float" office:value="6.5148593821" calcext:value-type="float">
            <text:p>6.5148593821</text:p>
          </table:table-cell>
          <table:table-cell table:formula="of:=POWER([.C329]-6.75;2)" office:value-type="float" office:value="0.0552911101863938" calcext:value-type="float">
            <text:p>0.055291110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321137" calcext:value-type="float">
            <text:p>6.321137</text:p>
          </table:table-cell>
          <table:table-cell office:value-type="float" office:value="6.5166164953" calcext:value-type="float">
            <text:p>6.5166164953</text:p>
          </table:table-cell>
          <table:table-cell table:formula="of:=POWER([.C330]-6.75;2)" office:value-type="float" office:value="0.0544678602660549" calcext:value-type="float">
            <text:p>0.0544678603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311949" calcext:value-type="float">
            <text:p>6.311949</text:p>
          </table:table-cell>
          <table:table-cell office:value-type="float" office:value="6.5183534198" calcext:value-type="float">
            <text:p>6.5183534198</text:p>
          </table:table-cell>
          <table:table-cell table:formula="of:=POWER([.C331]-6.75;2)" office:value-type="float" office:value="0.0536601381183549" calcext:value-type="float">
            <text:p>0.053660138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302909" calcext:value-type="float">
            <text:p>6.302909</text:p>
          </table:table-cell>
          <table:table-cell office:value-type="float" office:value="6.5200620425" calcext:value-type="float">
            <text:p>6.5200620425</text:p>
          </table:table-cell>
          <table:table-cell table:formula="of:=POWER([.C332]-6.75;2)" office:value-type="float" office:value="0.0528714642992717" calcext:value-type="float">
            <text:p>0.052871464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293606" calcext:value-type="float">
            <text:p>6.293606</text:p>
          </table:table-cell>
          <table:table-cell office:value-type="float" office:value="6.5217361274" calcext:value-type="float">
            <text:p>6.5217361274</text:p>
          </table:table-cell>
          <table:table-cell table:formula="of:=POWER([.C333]-6.75;2)" office:value-type="float" office:value="0.0521043955343492" calcext:value-type="float">
            <text:p>0.052104395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283661" calcext:value-type="float">
            <text:p>6.283661</text:p>
          </table:table-cell>
          <table:table-cell office:value-type="float" office:value="6.5233716085" calcext:value-type="float">
            <text:p>6.5233716085</text:p>
          </table:table-cell>
          <table:table-cell table:formula="of:=POWER([.C334]-6.75;2)" office:value-type="float" office:value="0.0513604278338774" calcext:value-type="float">
            <text:p>0.051360427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27276" calcext:value-type="float">
            <text:p>6.27276</text:p>
          </table:table-cell>
          <table:table-cell office:value-type="float" office:value="6.5249667358" calcext:value-type="float">
            <text:p>6.5249667358</text:p>
          </table:table-cell>
          <table:table-cell table:formula="of:=POWER([.C335]-6.75;2)" office:value-type="float" office:value="0.0506399699965072" calcext:value-type="float">
            <text:p>0.0506399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260665" calcext:value-type="float">
            <text:p>6.260665</text:p>
          </table:table-cell>
          <table:table-cell office:value-type="float" office:value="6.5265220283" calcext:value-type="float">
            <text:p>6.5265220283</text:p>
          </table:table-cell>
          <table:table-cell table:formula="of:=POWER([.C336]-6.75;2)" office:value-type="float" office:value="0.0499424038351458" calcext:value-type="float">
            <text:p>0.049942403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24721" calcext:value-type="float">
            <text:p>6.24721</text:p>
          </table:table-cell>
          <table:table-cell office:value-type="float" office:value="6.5280401745" calcext:value-type="float">
            <text:p>6.5280401745</text:p>
          </table:table-cell>
          <table:table-cell table:formula="of:=POWER([.C337]-6.75;2)" office:value-type="float" office:value="0.0492661641359904" calcext:value-type="float">
            <text:p>0.0492661641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232263" calcext:value-type="float">
            <text:p>6.232263</text:p>
          </table:table-cell>
          <table:table-cell office:value-type="float" office:value="6.5295259104" calcext:value-type="float">
            <text:p>6.5295259104</text:p>
          </table:table-cell>
          <table:table-cell table:formula="of:=POWER([.C338]-6.75;2)" office:value-type="float" office:value="0.0486088241849487" calcext:value-type="float">
            <text:p>0.048608824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215641" calcext:value-type="float">
            <text:p>6.215641</text:p>
          </table:table-cell>
          <table:table-cell office:value-type="float" office:value="6.5309860236" calcext:value-type="float">
            <text:p>6.5309860236</text:p>
          </table:table-cell>
          <table:table-cell table:formula="of:=POWER([.C339]-6.75;2)" office:value-type="float" office:value="0.0479671218585399" calcext:value-type="float">
            <text:p>0.047967121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196961" calcext:value-type="float">
            <text:p>6.196961</text:p>
          </table:table-cell>
          <table:table-cell office:value-type="float" office:value="6.5324296792" calcext:value-type="float">
            <text:p>6.5324296792</text:p>
          </table:table-cell>
          <table:table-cell table:formula="of:=POWER([.C340]-6.75;2)" office:value-type="float" office:value="0.047336844493015" calcext:value-type="float">
            <text:p>0.047336844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175355" calcext:value-type="float">
            <text:p>6.175355</text:p>
          </table:table-cell>
          <table:table-cell office:value-type="float" office:value="6.5338693962" calcext:value-type="float">
            <text:p>6.5338693962</text:p>
          </table:table-cell>
          <table:table-cell table:formula="of:=POWER([.C341]-6.75;2)" office:value-type="float" office:value="0.0467124378989525" calcext:value-type="float">
            <text:p>0.046712437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148832" calcext:value-type="float">
            <text:p>6.148832</text:p>
          </table:table-cell>
          <table:table-cell office:value-type="float" office:value="6.5353232642" calcext:value-type="float">
            <text:p>6.5353232642</text:p>
          </table:table-cell>
          <table:table-cell table:formula="of:=POWER([.C342]-6.75;2)" office:value-type="float" office:value="0.0460861008937432" calcext:value-type="float">
            <text:p>0.0460861009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112548" calcext:value-type="float">
            <text:p>6.112548</text:p>
          </table:table-cell>
          <table:table-cell office:value-type="float" office:value="6.5368200802" calcext:value-type="float">
            <text:p>6.5368200802</text:p>
          </table:table-cell>
          <table:table-cell table:formula="of:=POWER([.C343]-6.75;2)" office:value-type="float" office:value="0.0454456782059344" calcext:value-type="float">
            <text:p>0.045445678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052494" calcext:value-type="float">
            <text:p>6.052494</text:p>
          </table:table-cell>
          <table:table-cell office:value-type="float" office:value="6.5384125896" calcext:value-type="float">
            <text:p>6.5384125896</text:p>
          </table:table-cell>
          <table:table-cell table:formula="of:=POWER([.C344]-6.75;2)" office:value-type="float" office:value="0.044769232239778" calcext:value-type="float">
            <text:p>0.044769232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90835" calcext:value-type="float">
            <text:p>5.90835</text:p>
          </table:table-cell>
          <table:table-cell office:value-type="float" office:value="6.5402203962" calcext:value-type="float">
            <text:p>6.5402203962</text:p>
          </table:table-cell>
          <table:table-cell table:formula="of:=POWER([.C345]-6.75;2)" office:value-type="float" office:value="0.0440074821704848" calcext:value-type="float">
            <text:p>0.044007482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512576" calcext:value-type="float">
            <text:p>4.512576</text:p>
          </table:table-cell>
          <table:table-cell office:value-type="float" office:value="6.5426480425" calcext:value-type="float">
            <text:p>6.5426480425</text:p>
          </table:table-cell>
          <table:table-cell table:formula="of:=POWER([.C346]-6.75;2)" office:value-type="float" office:value="0.0429948342790819" calcext:value-type="float">
            <text:p>0.042994834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682348" calcext:value-type="float">
            <text:p>6.682348</text:p>
          </table:table-cell>
          <table:table-cell office:value-type="float" office:value="6.551607316" calcext:value-type="float">
            <text:p>6.551607316</text:p>
          </table:table-cell>
          <table:table-cell table:formula="of:=POWER([.C347]-6.75;2)" office:value-type="float" office:value="0.0393596570647238" calcext:value-type="float">
            <text:p>0.039359657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405934" calcext:value-type="float">
            <text:p>6.405934</text:p>
          </table:table-cell>
          <table:table-cell office:value-type="float" office:value="6.5502870236" calcext:value-type="float">
            <text:p>6.5502870236</text:p>
          </table:table-cell>
          <table:table-cell table:formula="of:=POWER([.C348]-6.75;2)" office:value-type="float" office:value="0.0398852729425469" calcext:value-type="float">
            <text:p>0.039885272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325863" calcext:value-type="float">
            <text:p>6.325863</text:p>
          </table:table-cell>
          <table:table-cell office:value-type="float" office:value="6.5502322925" calcext:value-type="float">
            <text:p>6.5502322925</text:p>
          </table:table-cell>
          <table:table-cell table:formula="of:=POWER([.C349]-6.75;2)" office:value-type="float" office:value="0.0399071369598054" calcext:value-type="float">
            <text:p>0.03990713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28645" calcext:value-type="float">
            <text:p>6.28645</text:p>
          </table:table-cell>
          <table:table-cell office:value-type="float" office:value="6.5505221698" calcext:value-type="float">
            <text:p>6.5505221698</text:p>
          </table:table-cell>
          <table:table-cell table:formula="of:=POWER([.C350]-6.75;2)" office:value-type="float" office:value="0.0397914047413001" calcext:value-type="float">
            <text:p>0.039791404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262535" calcext:value-type="float">
            <text:p>6.262535</text:p>
          </table:table-cell>
          <table:table-cell office:value-type="float" office:value="6.5509684104" calcext:value-type="float">
            <text:p>6.5509684104</text:p>
          </table:table-cell>
          <table:table-cell table:formula="of:=POWER([.C351]-6.75;2)" office:value-type="float" office:value="0.0396135736587027" calcext:value-type="float">
            <text:p>0.039613573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24651" calcext:value-type="float">
            <text:p>6.24651</text:p>
          </table:table-cell>
          <table:table-cell office:value-type="float" office:value="6.5514995142" calcext:value-type="float">
            <text:p>6.5514995142</text:p>
          </table:table-cell>
          <table:table-cell table:formula="of:=POWER([.C352]-6.75;2)" office:value-type="float" office:value="0.0394024428628361" calcext:value-type="float">
            <text:p>0.039402442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235418" calcext:value-type="float">
            <text:p>6.235418</text:p>
          </table:table-cell>
          <table:table-cell office:value-type="float" office:value="6.5520777925" calcext:value-type="float">
            <text:p>6.5520777925</text:p>
          </table:table-cell>
          <table:table-cell table:formula="of:=POWER([.C353]-6.75;2)" office:value-type="float" office:value="0.0391732002216729" calcext:value-type="float">
            <text:p>0.039173200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228" calcext:value-type="float">
            <text:p>6.228</text:p>
          </table:table-cell>
          <table:table-cell office:value-type="float" office:value="6.5526774104" calcext:value-type="float">
            <text:p>6.5526774104</text:p>
          </table:table-cell>
          <table:table-cell table:formula="of:=POWER([.C354]-6.75;2)" office:value-type="float" office:value="0.0389362043664499" calcext:value-type="float">
            <text:p>0.0389362044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223725" calcext:value-type="float">
            <text:p>6.223725</text:p>
          </table:table-cell>
          <table:table-cell office:value-type="float" office:value="6.5532764764" calcext:value-type="float">
            <text:p>6.5532764764</text:p>
          </table:table-cell>
          <table:table-cell table:formula="of:=POWER([.C355]-6.75;2)" office:value-type="float" office:value="0.0387001447375998" calcext:value-type="float">
            <text:p>0.038700144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222401" calcext:value-type="float">
            <text:p>6.222401</text:p>
          </table:table-cell>
          <table:table-cell office:value-type="float" office:value="6.5538538491" calcext:value-type="float">
            <text:p>6.5538538491</text:p>
          </table:table-cell>
          <table:table-cell table:formula="of:=POWER([.C356]-6.75;2)" office:value-type="float" office:value="0.0384733125128855" calcext:value-type="float">
            <text:p>0.038473312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223969" calcext:value-type="float">
            <text:p>6.223969</text:p>
          </table:table-cell>
          <table:table-cell office:value-type="float" office:value="6.5543878491" calcext:value-type="float">
            <text:p>6.5543878491</text:p>
          </table:table-cell>
          <table:table-cell table:formula="of:=POWER([.C357]-6.75;2)" office:value-type="float" office:value="0.0382641135797243" calcext:value-type="float">
            <text:p>0.038264113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28396" calcext:value-type="float">
            <text:p>6.228396</text:p>
          </table:table-cell>
          <table:table-cell office:value-type="float" office:value="6.5548559858" calcext:value-type="float">
            <text:p>6.5548559858</text:p>
          </table:table-cell>
          <table:table-cell table:formula="of:=POWER([.C358]-6.75;2)" office:value-type="float" office:value="0.0380811862780899" calcext:value-type="float">
            <text:p>0.038081186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235606" calcext:value-type="float">
            <text:p>6.235606</text:p>
          </table:table-cell>
          <table:table-cell office:value-type="float" office:value="6.5552351981" calcext:value-type="float">
            <text:p>6.5552351981</text:p>
          </table:table-cell>
          <table:table-cell table:formula="of:=POWER([.C359]-6.75;2)" office:value-type="float" office:value="0.0379333280591462" calcext:value-type="float">
            <text:p>0.037933328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24545" calcext:value-type="float">
            <text:p>6.24545</text:p>
          </table:table-cell>
          <table:table-cell office:value-type="float" office:value="6.5555022972" calcext:value-type="float">
            <text:p>6.5555022972</text:p>
          </table:table-cell>
          <table:table-cell table:formula="of:=POWER([.C360]-6.75;2)" office:value-type="float" office:value="0.037829356394477" calcext:value-type="float">
            <text:p>0.037829356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257701" calcext:value-type="float">
            <text:p>6.257701</text:p>
          </table:table-cell>
          <table:table-cell office:value-type="float" office:value="6.5556343585" calcext:value-type="float">
            <text:p>6.5556343585</text:p>
          </table:table-cell>
          <table:table-cell table:formula="of:=POWER([.C361]-6.75;2)" office:value-type="float" office:value="0.0377780025957066" calcext:value-type="float">
            <text:p>0.037778002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272059" calcext:value-type="float">
            <text:p>6.272059</text:p>
          </table:table-cell>
          <table:table-cell office:value-type="float" office:value="6.5556087925" calcext:value-type="float">
            <text:p>6.5556087925</text:p>
          </table:table-cell>
          <table:table-cell table:formula="of:=POWER([.C362]-6.75;2)" office:value-type="float" office:value="0.037787941553308" calcext:value-type="float">
            <text:p>0.037787941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28818" calcext:value-type="float">
            <text:p>6.28818</text:p>
          </table:table-cell>
          <table:table-cell office:value-type="float" office:value="6.5554027311" calcext:value-type="float">
            <text:p>6.5554027311</text:p>
          </table:table-cell>
          <table:table-cell table:formula="of:=POWER([.C363]-6.75;2)" office:value-type="float" office:value="0.0378680970633389" calcext:value-type="float">
            <text:p>0.037868097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305705" calcext:value-type="float">
            <text:p>6.305705</text:p>
          </table:table-cell>
          <table:table-cell office:value-type="float" office:value="6.5549911745" calcext:value-type="float">
            <text:p>6.5549911745</text:p>
          </table:table-cell>
          <table:table-cell table:formula="of:=POWER([.C364]-6.75;2)" office:value-type="float" office:value="0.0380284420228896" calcext:value-type="float">
            <text:p>0.03802844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324286" calcext:value-type="float">
            <text:p>6.324286</text:p>
          </table:table-cell>
          <table:table-cell office:value-type="float" office:value="6.5543426651" calcext:value-type="float">
            <text:p>6.5543426651</text:p>
          </table:table-cell>
          <table:table-cell table:formula="of:=POWER([.C365]-6.75;2)" office:value-type="float" office:value="0.0382817927001707" calcext:value-type="float">
            <text:p>0.038281792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343612" calcext:value-type="float">
            <text:p>6.343612</text:p>
          </table:table-cell>
          <table:table-cell office:value-type="float" office:value="6.553409283" calcext:value-type="float">
            <text:p>6.553409283</text:p>
          </table:table-cell>
          <table:table-cell table:formula="of:=POWER([.C366]-6.75;2)" office:value-type="float" office:value="0.0386479100105742" calcext:value-type="float">
            <text:p>0.0386479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363419" calcext:value-type="float">
            <text:p>6.363419</text:p>
          </table:table-cell>
          <table:table-cell office:value-type="float" office:value="6.5521003396" calcext:value-type="float">
            <text:p>6.5521003396</text:p>
          </table:table-cell>
          <table:table-cell table:formula="of:=POWER([.C367]-6.75;2)" office:value-type="float" office:value="0.0391642755864354" calcext:value-type="float">
            <text:p>0.039164275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383493" calcext:value-type="float">
            <text:p>6.383493</text:p>
          </table:table-cell>
          <table:table-cell office:value-type="float" office:value="6.5501924104" calcext:value-type="float">
            <text:p>6.5501924104</text:p>
          </table:table-cell>
          <table:table-cell table:formula="of:=POWER([.C368]-6.75;2)" office:value-type="float" office:value="0.0399230728617619" calcext:value-type="float">
            <text:p>0.039923072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403661" calcext:value-type="float">
            <text:p>6.403661</text:p>
          </table:table-cell>
          <table:table-cell office:value-type="float" office:value="6.5468069858" calcext:value-type="float">
            <text:p>6.5468069858</text:p>
          </table:table-cell>
          <table:table-cell table:formula="of:=POWER([.C369]-6.75;2)" office:value-type="float" office:value="0.0412874010196814" calcext:value-type="float">
            <text:p>0.04128740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23779" calcext:value-type="float">
            <text:p>6.423779</text:p>
          </table:table-cell>
          <table:table-cell office:value-type="float" office:value="6.5433264292" calcext:value-type="float">
            <text:p>6.5433264292</text:p>
          </table:table-cell>
          <table:table-cell table:formula="of:=POWER([.C370]-6.75;2)" office:value-type="float" office:value="0.0427139648672225" calcext:value-type="float">
            <text:p>0.042713964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443717" calcext:value-type="float">
            <text:p>6.443717</text:p>
          </table:table-cell>
          <table:table-cell office:value-type="float" office:value="6.5453646745" calcext:value-type="float">
            <text:p>6.5453646745</text:p>
          </table:table-cell>
          <table:table-cell table:formula="of:=POWER([.C371]-6.75;2)" office:value-type="float" office:value="0.0418756164424909" calcext:value-type="float">
            <text:p>0.041875616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463343" calcext:value-type="float">
            <text:p>6.463343</text:p>
          </table:table-cell>
          <table:table-cell office:value-type="float" office:value="6.5457736887" calcext:value-type="float">
            <text:p>6.5457736887</text:p>
          </table:table-cell>
          <table:table-cell table:formula="of:=POWER([.C372]-6.75;2)" office:value-type="float" office:value="0.0417083862272046" calcext:value-type="float">
            <text:p>0.041708386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482524" calcext:value-type="float">
            <text:p>6.482524</text:p>
          </table:table-cell>
          <table:table-cell office:value-type="float" office:value="6.5455804953" calcext:value-type="float">
            <text:p>6.5455804953</text:p>
          </table:table-cell>
          <table:table-cell table:formula="of:=POWER([.C373]-6.75;2)" office:value-type="float" office:value="0.0417873339017932" calcext:value-type="float">
            <text:p>0.041787333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50112" calcext:value-type="float">
            <text:p>6.50112</text:p>
          </table:table-cell>
          <table:table-cell office:value-type="float" office:value="6.5450378538" calcext:value-type="float">
            <text:p>6.5450378538</text:p>
          </table:table-cell>
          <table:table-cell table:formula="of:=POWER([.C374]-6.75;2)" office:value-type="float" office:value="0.0420094813749101" calcext:value-type="float">
            <text:p>0.042009481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518999" calcext:value-type="float">
            <text:p>6.518999</text:p>
          </table:table-cell>
          <table:table-cell office:value-type="float" office:value="6.5442493821" calcext:value-type="float">
            <text:p>6.5442493821</text:p>
          </table:table-cell>
          <table:table-cell table:formula="of:=POWER([.C375]-6.75;2)" office:value-type="float" office:value="0.0423333167662317" calcext:value-type="float">
            <text:p>0.042333316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536051" calcext:value-type="float">
            <text:p>6.536051</text:p>
          </table:table-cell>
          <table:table-cell office:value-type="float" office:value="6.5432699292" calcext:value-type="float">
            <text:p>6.5432699292</text:p>
          </table:table-cell>
          <table:table-cell table:formula="of:=POWER([.C376]-6.75;2)" office:value-type="float" office:value="0.042737322172973" calcext:value-type="float">
            <text:p>0.042737322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552203" calcext:value-type="float">
            <text:p>6.552203</text:p>
          </table:table-cell>
          <table:table-cell office:value-type="float" office:value="6.5421339434" calcext:value-type="float">
            <text:p>6.5421339434</text:p>
          </table:table-cell>
          <table:table-cell table:formula="of:=POWER([.C377]-6.75;2)" office:value-type="float" office:value="0.0432082974864345" calcext:value-type="float">
            <text:p>0.043208297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56744" calcext:value-type="float">
            <text:p>6.56744</text:p>
          </table:table-cell>
          <table:table-cell office:value-type="float" office:value="6.5408660377" calcext:value-type="float">
            <text:p>6.5408660377</text:p>
          </table:table-cell>
          <table:table-cell table:formula="of:=POWER([.C378]-6.75;2)" office:value-type="float" office:value="0.0437370141872979" calcext:value-type="float">
            <text:p>0.043737014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581812" calcext:value-type="float">
            <text:p>6.581812</text:p>
          </table:table-cell>
          <table:table-cell office:value-type="float" office:value="6.5394856509" calcext:value-type="float">
            <text:p>6.5394856509</text:p>
          </table:table-cell>
          <table:table-cell table:formula="of:=POWER([.C379]-6.75;2)" office:value-type="float" office:value="0.0443162911769968" calcext:value-type="float">
            <text:p>0.044316291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595442" calcext:value-type="float">
            <text:p>6.595442</text:p>
          </table:table-cell>
          <table:table-cell office:value-type="float" office:value="6.5380092925" calcext:value-type="float">
            <text:p>6.5380092925</text:p>
          </table:table-cell>
          <table:table-cell table:formula="of:=POWER([.C380]-6.75;2)" office:value-type="float" office:value="0.0449400600663506" calcext:value-type="float">
            <text:p>0.044940060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608519" calcext:value-type="float">
            <text:p>6.608519</text:p>
          </table:table-cell>
          <table:table-cell office:value-type="float" office:value="6.5364516321" calcext:value-type="float">
            <text:p>6.5364516321</text:p>
          </table:table-cell>
          <table:table-cell table:formula="of:=POWER([.C381]-6.75;2)" office:value-type="float" office:value="0.0456029054327536" calcext:value-type="float">
            <text:p>0.0456029054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21291" calcext:value-type="float">
            <text:p>6.621291</text:p>
          </table:table-cell>
          <table:table-cell office:value-type="float" office:value="6.5348260142" calcext:value-type="float">
            <text:p>6.5348260142</text:p>
          </table:table-cell>
          <table:table-cell table:formula="of:=POWER([.C382]-6.75;2)" office:value-type="float" office:value="0.0462998441650586" calcext:value-type="float">
            <text:p>0.046299844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634039" calcext:value-type="float">
            <text:p>6.634039</text:p>
          </table:table-cell>
          <table:table-cell office:value-type="float" office:value="6.5331446509" calcext:value-type="float">
            <text:p>6.5331446509</text:p>
          </table:table-cell>
          <table:table-cell table:formula="of:=POWER([.C383]-6.75;2)" office:value-type="float" office:value="0.047026242433283" calcext:value-type="float">
            <text:p>0.047026242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47057" calcext:value-type="float">
            <text:p>6.647057</text:p>
          </table:table-cell>
          <table:table-cell office:value-type="float" office:value="6.5314186557" calcext:value-type="float">
            <text:p>6.5314186557</text:p>
          </table:table-cell>
          <table:table-cell table:formula="of:=POWER([.C384]-6.75;2)" office:value-type="float" office:value="0.0477778040759953" calcext:value-type="float">
            <text:p>0.047777804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60624" calcext:value-type="float">
            <text:p>6.660624</text:p>
          </table:table-cell>
          <table:table-cell office:value-type="float" office:value="6.5296580047" calcext:value-type="float">
            <text:p>6.5296580047</text:p>
          </table:table-cell>
          <table:table-cell table:formula="of:=POWER([.C385]-6.75;2)" office:value-type="float" office:value="0.0485505948927853" calcext:value-type="float">
            <text:p>0.0485505949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4977" calcext:value-type="float">
            <text:p>6.674977</text:p>
          </table:table-cell>
          <table:table-cell office:value-type="float" office:value="6.5278715" calcext:value-type="float">
            <text:p>6.5278715</text:p>
          </table:table-cell>
          <table:table-cell table:formula="of:=POWER([.C386]-6.75;2)" office:value-type="float" office:value="0.0493410705122501" calcext:value-type="float">
            <text:p>0.049341070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90281" calcext:value-type="float">
            <text:p>6.690281</text:p>
          </table:table-cell>
          <table:table-cell office:value-type="float" office:value="6.5260667689" calcext:value-type="float">
            <text:p>6.5260667689</text:p>
          </table:table-cell>
          <table:table-cell table:formula="of:=POWER([.C387]-6.75;2)" office:value-type="float" office:value="0.0501460919908861" calcext:value-type="float">
            <text:p>0.05014609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06615" calcext:value-type="float">
            <text:p>6.706615</text:p>
          </table:table-cell>
          <table:table-cell office:value-type="float" office:value="6.5242503585" calcext:value-type="float">
            <text:p>6.5242503585</text:p>
          </table:table-cell>
          <table:table-cell table:formula="of:=POWER([.C388]-6.75;2)" office:value-type="float" office:value="0.0509629006373786" calcext:value-type="float">
            <text:p>0.050962900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23952" calcext:value-type="float">
            <text:p>6.723952</text:p>
          </table:table-cell>
          <table:table-cell office:value-type="float" office:value="6.5224278774" calcext:value-type="float">
            <text:p>6.5224278774</text:p>
          </table:table-cell>
          <table:table-cell table:formula="of:=POWER([.C389]-6.75;2)" office:value-type="float" office:value="0.0517890709846694" calcext:value-type="float">
            <text:p>0.051789071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42152" calcext:value-type="float">
            <text:p>6.742152</text:p>
          </table:table-cell>
          <table:table-cell office:value-type="float" office:value="6.520604217" calcext:value-type="float">
            <text:p>6.520604217</text:p>
          </table:table-cell>
          <table:table-cell table:formula="of:=POWER([.C390]-6.75;2)" office:value-type="float" office:value="0.0526224252581832" calcext:value-type="float">
            <text:p>0.0526224253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60964" calcext:value-type="float">
            <text:p>6.760964</text:p>
          </table:table-cell>
          <table:table-cell office:value-type="float" office:value="6.5187838443" calcext:value-type="float">
            <text:p>6.5187838443</text:p>
          </table:table-cell>
          <table:table-cell table:formula="of:=POWER([.C391]-6.75;2)" office:value-type="float" office:value="0.0534609106566868" calcext:value-type="float">
            <text:p>0.0534609107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80039" calcext:value-type="float">
            <text:p>6.780039</text:p>
          </table:table-cell>
          <table:table-cell office:value-type="float" office:value="6.5169711132" calcext:value-type="float">
            <text:p>6.5169711132</text:p>
          </table:table-cell>
          <table:table-cell table:formula="of:=POWER([.C392]-6.75;2)" office:value-type="float" office:value="0.0543024620832471" calcext:value-type="float">
            <text:p>0.0543024621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98946" calcext:value-type="float">
            <text:p>6.798946</text:p>
          </table:table-cell>
          <table:table-cell office:value-type="float" office:value="6.5151705613" calcext:value-type="float">
            <text:p>6.5151705613</text:p>
          </table:table-cell>
          <table:table-cell table:formula="of:=POWER([.C393]-6.75;2)" office:value-type="float" office:value="0.0551448652801572" calcext:value-type="float">
            <text:p>0.055144865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17206" calcext:value-type="float">
            <text:p>6.817206</text:p>
          </table:table-cell>
          <table:table-cell office:value-type="float" office:value="6.513387184" calcext:value-type="float">
            <text:p>6.513387184</text:p>
          </table:table-cell>
          <table:table-cell table:formula="of:=POWER([.C394]-6.75;2)" office:value-type="float" office:value="0.0559856246954499" calcext:value-type="float">
            <text:p>0.055985624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3432" calcext:value-type="float">
            <text:p>6.83432</text:p>
          </table:table-cell>
          <table:table-cell office:value-type="float" office:value="6.5116265896" calcext:value-type="float">
            <text:p>6.5116265896</text:p>
          </table:table-cell>
          <table:table-cell table:formula="of:=POWER([.C395]-6.75;2)" office:value-type="float" office:value="0.0568218827857266" calcext:value-type="float">
            <text:p>0.056821882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49811" calcext:value-type="float">
            <text:p>6.849811</text:p>
          </table:table-cell>
          <table:table-cell office:value-type="float" office:value="6.5098950943" calcext:value-type="float">
            <text:p>6.5098950943</text:p>
          </table:table-cell>
          <table:table-cell table:formula="of:=POWER([.C396]-6.75;2)" office:value-type="float" office:value="0.0576503657412059" calcext:value-type="float">
            <text:p>0.057650365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63257" calcext:value-type="float">
            <text:p>6.863257</text:p>
          </table:table-cell>
          <table:table-cell office:value-type="float" office:value="6.5081996698" calcext:value-type="float">
            <text:p>6.5081996698</text:p>
          </table:table-cell>
          <table:table-cell table:formula="of:=POWER([.C397]-6.75;2)" office:value-type="float" office:value="0.0584673996848291" calcext:value-type="float">
            <text:p>0.058467399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74322" calcext:value-type="float">
            <text:p>6.874322</text:p>
          </table:table-cell>
          <table:table-cell office:value-type="float" office:value="6.5065477594" calcext:value-type="float">
            <text:p>6.5065477594</text:p>
          </table:table-cell>
          <table:table-cell table:formula="of:=POWER([.C398]-6.75;2)" office:value-type="float" office:value="0.0592689934531603" calcext:value-type="float">
            <text:p>0.059268993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882779" calcext:value-type="float">
            <text:p>6.882779</text:p>
          </table:table-cell>
          <table:table-cell office:value-type="float" office:value="6.504947033" calcext:value-type="float">
            <text:p>6.504947033</text:p>
          </table:table-cell>
          <table:table-cell table:formula="of:=POWER([.C399]-6.75;2)" office:value-type="float" office:value="0.0600509566355033" calcext:value-type="float">
            <text:p>0.060050956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888521" calcext:value-type="float">
            <text:p>6.888521</text:p>
          </table:table-cell>
          <table:table-cell office:value-type="float" office:value="6.5034050425" calcext:value-type="float">
            <text:p>6.5034050425</text:p>
          </table:table-cell>
          <table:table-cell table:formula="of:=POWER([.C400]-6.75;2)" office:value-type="float" office:value="0.0608090730644269" calcext:value-type="float">
            <text:p>0.060809073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891563" calcext:value-type="float">
            <text:p>6.891563</text:p>
          </table:table-cell>
          <table:table-cell office:value-type="float" office:value="6.5019288774" calcext:value-type="float">
            <text:p>6.5019288774</text:p>
          </table:table-cell>
          <table:table-cell table:formula="of:=POWER([.C401]-6.75;2)" office:value-type="float" office:value="0.0615392818680242" calcext:value-type="float">
            <text:p>0.061539281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92032" calcext:value-type="float">
            <text:p>6.892032</text:p>
          </table:table-cell>
          <table:table-cell office:value-type="float" office:value="6.5005248349" calcext:value-type="float">
            <text:p>6.5005248349</text:p>
          </table:table-cell>
          <table:table-cell table:formula="of:=POWER([.C402]-6.75;2)" office:value-type="float" office:value="0.0622378580016721" calcext:value-type="float">
            <text:p>0.062237858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90147" calcext:value-type="float">
            <text:p>6.890147</text:p>
          </table:table-cell>
          <table:table-cell office:value-type="float" office:value="6.4991981604" calcext:value-type="float">
            <text:p>6.4991981604</text:p>
          </table:table-cell>
          <table:table-cell table:formula="of:=POWER([.C403]-6.75;2)" office:value-type="float" office:value="0.0629015627467442" calcext:value-type="float">
            <text:p>0.062901562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86194" calcext:value-type="float">
            <text:p>6.886194</text:p>
          </table:table-cell>
          <table:table-cell office:value-type="float" office:value="6.4979528774" calcext:value-type="float">
            <text:p>6.4979528774</text:p>
          </table:table-cell>
          <table:table-cell table:formula="of:=POWER([.C404]-6.75;2)" office:value-type="float" office:value="0.0635277520109392" calcext:value-type="float">
            <text:p>0.063527752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880501" calcext:value-type="float">
            <text:p>6.880501</text:p>
          </table:table-cell>
          <table:table-cell office:value-type="float" office:value="6.4967917783" calcext:value-type="float">
            <text:p>6.4967917783</text:p>
          </table:table-cell>
          <table:table-cell table:formula="of:=POWER([.C405]-6.75;2)" office:value-type="float" office:value="0.0641144035364761" calcext:value-type="float">
            <text:p>0.0641144035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873407" calcext:value-type="float">
            <text:p>6.873407</text:p>
          </table:table-cell>
          <table:table-cell office:value-type="float" office:value="6.4957164858" calcext:value-type="float">
            <text:p>6.4957164858</text:p>
          </table:table-cell>
          <table:table-cell table:formula="of:=POWER([.C406]-6.75;2)" office:value-type="float" office:value="0.0646601055939016" calcext:value-type="float">
            <text:p>0.064660105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865242" calcext:value-type="float">
            <text:p>6.865242</text:p>
          </table:table-cell>
          <table:table-cell office:value-type="float" office:value="6.4947276604" calcext:value-type="float">
            <text:p>6.4947276604</text:p>
          </table:table-cell>
          <table:table-cell table:formula="of:=POWER([.C407]-6.75;2)" office:value-type="float" office:value="0.0651639673648579" calcext:value-type="float">
            <text:p>0.065163967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56304" calcext:value-type="float">
            <text:p>6.856304</text:p>
          </table:table-cell>
          <table:table-cell office:value-type="float" office:value="6.4938252689" calcext:value-type="float">
            <text:p>6.4938252689</text:p>
          </table:table-cell>
          <table:table-cell table:formula="of:=POWER([.C408]-6.75;2)" office:value-type="float" office:value="0.0656254928541572" calcext:value-type="float">
            <text:p>0.065625492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46849" calcext:value-type="float">
            <text:p>6.846849</text:p>
          </table:table-cell>
          <table:table-cell office:value-type="float" office:value="6.4930089104" calcext:value-type="float">
            <text:p>6.4930089104</text:p>
          </table:table-cell>
          <table:table-cell table:formula="of:=POWER([.C409]-6.75;2)" office:value-type="float" office:value="0.066044420133795" calcext:value-type="float">
            <text:p>0.066044420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837085" calcext:value-type="float">
            <text:p>6.837085</text:p>
          </table:table-cell>
          <table:table-cell office:value-type="float" office:value="6.4922781274" calcext:value-type="float">
            <text:p>6.4922781274</text:p>
          </table:table-cell>
          <table:table-cell table:formula="of:=POWER([.C410]-6.75;2)" office:value-type="float" office:value="0.0664205636164508" calcext:value-type="float">
            <text:p>0.0664205636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27163" calcext:value-type="float">
            <text:p>6.827163</text:p>
          </table:table-cell>
          <table:table-cell office:value-type="float" office:value="6.4916326651" calcext:value-type="float">
            <text:p>6.4916326651</text:p>
          </table:table-cell>
          <table:table-cell table:formula="of:=POWER([.C411]-6.75;2)" office:value-type="float" office:value="0.0667536797433287" calcext:value-type="float">
            <text:p>0.0667536797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817183" calcext:value-type="float">
            <text:p>6.817183</text:p>
          </table:table-cell>
          <table:table-cell office:value-type="float" office:value="6.4910727123" calcext:value-type="float">
            <text:p>6.4910727123</text:p>
          </table:table-cell>
          <table:table-cell table:formula="of:=POWER([.C412]-6.75;2)" office:value-type="float" office:value="0.0670433403156784" calcext:value-type="float">
            <text:p>0.067043340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807195" calcext:value-type="float">
            <text:p>6.807195</text:p>
          </table:table-cell>
          <table:table-cell office:value-type="float" office:value="6.4905989953" calcext:value-type="float">
            <text:p>6.4905989953</text:p>
          </table:table-cell>
          <table:table-cell table:formula="of:=POWER([.C413]-6.75;2)" office:value-type="float" office:value="0.0672888812393694" calcext:value-type="float">
            <text:p>0.067288881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97202" calcext:value-type="float">
            <text:p>6.797202</text:p>
          </table:table-cell>
          <table:table-cell office:value-type="float" office:value="6.4902128113" calcext:value-type="float">
            <text:p>6.4902128113</text:p>
          </table:table-cell>
          <table:table-cell table:formula="of:=POWER([.C414]-6.75;2)" office:value-type="float" office:value="0.0674893834126493" calcext:value-type="float">
            <text:p>0.0674893834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87165" calcext:value-type="float">
            <text:p>6.787165</text:p>
          </table:table-cell>
          <table:table-cell office:value-type="float" office:value="6.4899159717" calcext:value-type="float">
            <text:p>6.4899159717</text:p>
          </table:table-cell>
          <table:table-cell table:formula="of:=POWER([.C415]-6.75;2)" office:value-type="float" office:value="0.067643701776755" calcext:value-type="float">
            <text:p>0.067643701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77012" calcext:value-type="float">
            <text:p>6.777012</text:p>
          </table:table-cell>
          <table:table-cell office:value-type="float" office:value="6.4897106792" calcext:value-type="float">
            <text:p>6.4897106792</text:p>
          </table:table-cell>
          <table:table-cell table:formula="of:=POWER([.C416]-6.75;2)" office:value-type="float" office:value="0.0677505305225254" calcext:value-type="float">
            <text:p>0.067750530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66642" calcext:value-type="float">
            <text:p>6.766642</text:p>
          </table:table-cell>
          <table:table-cell office:value-type="float" office:value="6.4895993396" calcext:value-type="float">
            <text:p>6.4895993396</text:p>
          </table:table-cell>
          <table:table-cell table:formula="of:=POWER([.C417]-6.75;2)" office:value-type="float" office:value="0.0678085039367562" calcext:value-type="float">
            <text:p>0.067808503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55935" calcext:value-type="float">
            <text:p>6.755935</text:p>
          </table:table-cell>
          <table:table-cell office:value-type="float" office:value="6.4895843538" calcext:value-type="float">
            <text:p>6.4895843538</text:p>
          </table:table-cell>
          <table:table-cell table:formula="of:=POWER([.C418]-6.75;2)" office:value-type="float" office:value="0.0678163087857637" calcext:value-type="float">
            <text:p>0.067816308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44762" calcext:value-type="float">
            <text:p>6.744762</text:p>
          </table:table-cell>
          <table:table-cell office:value-type="float" office:value="6.4896679245" calcext:value-type="float">
            <text:p>6.4896679245</text:p>
          </table:table-cell>
          <table:table-cell table:formula="of:=POWER([.C419]-6.75;2)" office:value-type="float" office:value="0.0677727895341377" calcext:value-type="float">
            <text:p>0.0677727895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32998" calcext:value-type="float">
            <text:p>6.732998</text:p>
          </table:table-cell>
          <table:table-cell office:value-type="float" office:value="6.4898518726" calcext:value-type="float">
            <text:p>6.4898518726</text:p>
          </table:table-cell>
          <table:table-cell table:formula="of:=POWER([.C420]-6.75;2)" office:value-type="float" office:value="0.0676770481897266" calcext:value-type="float">
            <text:p>0.067677048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20534" calcext:value-type="float">
            <text:p>6.720534</text:p>
          </table:table-cell>
          <table:table-cell office:value-type="float" office:value="6.4901374717" calcext:value-type="float">
            <text:p>6.4901374717</text:p>
          </table:table-cell>
          <table:table-cell table:formula="of:=POWER([.C421]-6.75;2)" office:value-type="float" office:value="0.0675285336144684" calcext:value-type="float">
            <text:p>0.0675285336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0729" calcext:value-type="float">
            <text:p>6.70729</text:p>
          </table:table-cell>
          <table:table-cell office:value-type="float" office:value="6.4905253538" calcext:value-type="float">
            <text:p>6.4905253538</text:p>
          </table:table-cell>
          <table:table-cell table:formula="of:=POWER([.C422]-6.75;2)" office:value-type="float" office:value="0.0673270920206153" calcext:value-type="float">
            <text:p>0.06732709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693226" calcext:value-type="float">
            <text:p>6.693226</text:p>
          </table:table-cell>
          <table:table-cell office:value-type="float" office:value="6.4910154245" calcext:value-type="float">
            <text:p>6.4910154245</text:p>
          </table:table-cell>
          <table:table-cell table:formula="of:=POWER([.C423]-6.75;2)" office:value-type="float" office:value="0.067073010346915" calcext:value-type="float">
            <text:p>0.0670730103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7835" calcext:value-type="float">
            <text:p>6.67835</text:p>
          </table:table-cell>
          <table:table-cell office:value-type="float" office:value="6.4916068443" calcext:value-type="float">
            <text:p>6.4916068443</text:p>
          </table:table-cell>
          <table:table-cell table:formula="of:=POWER([.C424]-6.75;2)" office:value-type="float" office:value="0.0667670229126046" calcext:value-type="float">
            <text:p>0.0667670229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62719" calcext:value-type="float">
            <text:p>6.662719</text:p>
          </table:table-cell>
          <table:table-cell office:value-type="float" office:value="6.4922980189" calcext:value-type="float">
            <text:p>6.4922980189</text:p>
          </table:table-cell>
          <table:table-cell table:formula="of:=POWER([.C425]-6.75;2)" office:value-type="float" office:value="0.0664103110628649" calcext:value-type="float">
            <text:p>0.066410311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46441" calcext:value-type="float">
            <text:p>6.646441</text:p>
          </table:table-cell>
          <table:table-cell office:value-type="float" office:value="6.4930866415" calcext:value-type="float">
            <text:p>6.4930866415</text:p>
          </table:table-cell>
          <table:table-cell table:formula="of:=POWER([.C426]-6.75;2)" office:value-type="float" office:value="0.0660044737757497" calcext:value-type="float">
            <text:p>0.066004473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29667" calcext:value-type="float">
            <text:p>6.629667</text:p>
          </table:table-cell>
          <table:table-cell office:value-type="float" office:value="6.4939697453" calcext:value-type="float">
            <text:p>6.4939697453</text:p>
          </table:table-cell>
          <table:table-cell table:formula="of:=POWER([.C427]-6.75;2)" office:value-type="float" office:value="0.0655514913217467" calcext:value-type="float">
            <text:p>0.065551491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12578" calcext:value-type="float">
            <text:p>6.612578</text:p>
          </table:table-cell>
          <table:table-cell office:value-type="float" office:value="6.4949437406" calcext:value-type="float">
            <text:p>6.4949437406</text:p>
          </table:table-cell>
          <table:table-cell table:formula="of:=POWER([.C428]-6.75;2)" office:value-type="float" office:value="0.06505369545912" calcext:value-type="float">
            <text:p>0.065053695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95371" calcext:value-type="float">
            <text:p>6.595371</text:p>
          </table:table-cell>
          <table:table-cell office:value-type="float" office:value="6.4960044858" calcext:value-type="float">
            <text:p>6.4960044858</text:p>
          </table:table-cell>
          <table:table-cell table:formula="of:=POWER([.C429]-6.75;2)" office:value-type="float" office:value="0.0645137212337222" calcext:value-type="float">
            <text:p>0.0645137212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7824" calcext:value-type="float">
            <text:p>6.57824</text:p>
          </table:table-cell>
          <table:table-cell office:value-type="float" office:value="6.4971473255" calcext:value-type="float">
            <text:p>6.4971473255</text:p>
          </table:table-cell>
          <table:table-cell table:formula="of:=POWER([.C430]-6.75;2)" office:value-type="float" office:value="0.0639344750018028" calcext:value-type="float">
            <text:p>0.06393447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561358" calcext:value-type="float">
            <text:p>6.561358</text:p>
          </table:table-cell>
          <table:table-cell office:value-type="float" office:value="6.4983671368" calcext:value-type="float">
            <text:p>6.4983671368</text:p>
          </table:table-cell>
          <table:table-cell table:formula="of:=POWER([.C431]-6.75;2)" office:value-type="float" office:value="0.06331909784223" calcext:value-type="float">
            <text:p>0.063319097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544856" calcext:value-type="float">
            <text:p>6.544856</text:p>
          </table:table-cell>
          <table:table-cell office:value-type="float" office:value="6.4996583821" calcext:value-type="float">
            <text:p>6.4996583821</text:p>
          </table:table-cell>
          <table:table-cell table:formula="of:=POWER([.C432]-6.75;2)" office:value-type="float" office:value="0.0626709256527897" calcext:value-type="float">
            <text:p>0.06267092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528813" calcext:value-type="float">
            <text:p>6.528813</text:p>
          </table:table-cell>
          <table:table-cell office:value-type="float" office:value="6.5010151557" calcext:value-type="float">
            <text:p>6.5010151557</text:p>
          </table:table-cell>
          <table:table-cell table:formula="of:=POWER([.C433]-6.75;2)" office:value-type="float" office:value="0.0619934526910951" calcext:value-type="float">
            <text:p>0.0619934527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513243" calcext:value-type="float">
            <text:p>6.513243</text:p>
          </table:table-cell>
          <table:table-cell office:value-type="float" office:value="6.5024312264" calcext:value-type="float">
            <text:p>6.5024312264</text:p>
          </table:table-cell>
          <table:table-cell table:formula="of:=POWER([.C434]-6.75;2)" office:value-type="float" office:value="0.0612902976618082" calcext:value-type="float">
            <text:p>0.0612902977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98092" calcext:value-type="float">
            <text:p>6.498092</text:p>
          </table:table-cell>
          <table:table-cell office:value-type="float" office:value="6.5039001321" calcext:value-type="float">
            <text:p>6.5039001321</text:p>
          </table:table-cell>
          <table:table-cell table:formula="of:=POWER([.C435]-6.75;2)" office:value-type="float" office:value="0.0605651449803974" calcext:value-type="float">
            <text:p>0.060565145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83242" calcext:value-type="float">
            <text:p>6.483242</text:p>
          </table:table-cell>
          <table:table-cell office:value-type="float" office:value="6.5054152925" calcext:value-type="float">
            <text:p>6.5054152925</text:p>
          </table:table-cell>
          <table:table-cell table:formula="of:=POWER([.C436]-6.75;2)" office:value-type="float" office:value="0.0598216791428604" calcext:value-type="float">
            <text:p>0.059821679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68523" calcext:value-type="float">
            <text:p>6.468523</text:p>
          </table:table-cell>
          <table:table-cell office:value-type="float" office:value="6.5069701415" calcext:value-type="float">
            <text:p>6.5069701415</text:p>
          </table:table-cell>
          <table:table-cell table:formula="of:=POWER([.C437]-6.75;2)" office:value-type="float" office:value="0.05906351212253" calcext:value-type="float">
            <text:p>0.059063512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53733" calcext:value-type="float">
            <text:p>6.453733</text:p>
          </table:table-cell>
          <table:table-cell office:value-type="float" office:value="6.5085583019" calcext:value-type="float">
            <text:p>6.5085583019</text:p>
          </table:table-cell>
          <table:table-cell table:formula="of:=POWER([.C438]-6.75;2)" office:value-type="float" office:value="0.0582940935814116" calcext:value-type="float">
            <text:p>0.058294093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38659" calcext:value-type="float">
            <text:p>6.438659</text:p>
          </table:table-cell>
          <table:table-cell office:value-type="float" office:value="6.5101737453" calcext:value-type="float">
            <text:p>6.5101737453</text:p>
          </table:table-cell>
          <table:table-cell table:formula="of:=POWER([.C439]-6.75;2)" office:value-type="float" office:value="0.0575166324434291" calcext:value-type="float">
            <text:p>0.057516632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23105" calcext:value-type="float">
            <text:p>6.423105</text:p>
          </table:table-cell>
          <table:table-cell office:value-type="float" office:value="6.5118109858" calcext:value-type="float">
            <text:p>6.5118109858</text:p>
          </table:table-cell>
          <table:table-cell table:formula="of:=POWER([.C440]-6.75;2)" office:value-type="float" office:value="0.0567340064855676" calcext:value-type="float">
            <text:p>0.056734006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06921" calcext:value-type="float">
            <text:p>6.406921</text:p>
          </table:table-cell>
          <table:table-cell office:value-type="float" office:value="6.5134652311" calcext:value-type="float">
            <text:p>6.5134652311</text:p>
          </table:table-cell>
          <table:table-cell table:formula="of:=POWER([.C441]-6.75;2)" office:value-type="float" office:value="0.0559486968985766" calcext:value-type="float">
            <text:p>0.0559486969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390024" calcext:value-type="float">
            <text:p>6.390024</text:p>
          </table:table-cell>
          <table:table-cell office:value-type="float" office:value="6.5151324717" calcext:value-type="float">
            <text:p>6.5151324717</text:p>
          </table:table-cell>
          <table:table-cell table:formula="of:=POWER([.C442]-6.75;2)" office:value-type="float" office:value="0.0551627558497512" calcext:value-type="float">
            <text:p>0.055162755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372418" calcext:value-type="float">
            <text:p>6.372418</text:p>
          </table:table-cell>
          <table:table-cell office:value-type="float" office:value="6.5168095519" calcext:value-type="float">
            <text:p>6.5168095519</text:p>
          </table:table-cell>
          <table:table-cell table:formula="of:=POWER([.C443]-6.75;2)" office:value-type="float" office:value="0.0543777850850789" calcext:value-type="float">
            <text:p>0.054377785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354196" calcext:value-type="float">
            <text:p>6.354196</text:p>
          </table:table-cell>
          <table:table-cell office:value-type="float" office:value="6.5184941274" calcext:value-type="float">
            <text:p>6.5184941274</text:p>
          </table:table-cell>
          <table:table-cell table:formula="of:=POWER([.C444]-6.75;2)" office:value-type="float" office:value="0.0535949690482873" calcext:value-type="float">
            <text:p>0.05359496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335538" calcext:value-type="float">
            <text:p>6.335538</text:p>
          </table:table-cell>
          <table:table-cell office:value-type="float" office:value="6.5201846132" calcext:value-type="float">
            <text:p>6.5201846132</text:p>
          </table:table-cell>
          <table:table-cell table:formula="of:=POWER([.C445]-6.75;2)" office:value-type="float" office:value="0.0528151120100338" calcext:value-type="float">
            <text:p>0.052815112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316697" calcext:value-type="float">
            <text:p>6.316697</text:p>
          </table:table-cell>
          <table:table-cell office:value-type="float" office:value="6.5218800519" calcext:value-type="float">
            <text:p>6.5218800519</text:p>
          </table:table-cell>
          <table:table-cell table:formula="of:=POWER([.C446]-6.75;2)" office:value-type="float" office:value="0.0520387107211466" calcext:value-type="float">
            <text:p>0.052038710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297968" calcext:value-type="float">
            <text:p>6.297968</text:p>
          </table:table-cell>
          <table:table-cell office:value-type="float" office:value="6.523579934" calcext:value-type="float">
            <text:p>6.523579934</text:p>
          </table:table-cell>
          <table:table-cell table:formula="of:=POWER([.C447]-6.75;2)" office:value-type="float" office:value="0.0512660462874444" calcext:value-type="float">
            <text:p>0.051266046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279659" calcext:value-type="float">
            <text:p>6.279659</text:p>
          </table:table-cell>
          <table:table-cell office:value-type="float" office:value="6.5252840708" calcext:value-type="float">
            <text:p>6.5252840708</text:p>
          </table:table-cell>
          <table:table-cell table:formula="of:=POWER([.C448]-6.75;2)" office:value-type="float" office:value="0.0504972488362195" calcext:value-type="float">
            <text:p>0.0504972488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262052" calcext:value-type="float">
            <text:p>6.262052</text:p>
          </table:table-cell>
          <table:table-cell office:value-type="float" office:value="6.5269924434" calcext:value-type="float">
            <text:p>6.5269924434</text:p>
          </table:table-cell>
          <table:table-cell table:formula="of:=POWER([.C449]-6.75;2)" office:value-type="float" office:value="0.0497323703007021" calcext:value-type="float">
            <text:p>0.0497323703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245374" calcext:value-type="float">
            <text:p>6.245374</text:p>
          </table:table-cell>
          <table:table-cell office:value-type="float" office:value="6.5287050991" calcext:value-type="float">
            <text:p>6.5287050991</text:p>
          </table:table-cell>
          <table:table-cell table:formula="of:=POWER([.C450]-6.75;2)" office:value-type="float" office:value="0.0489714331643409" calcext:value-type="float">
            <text:p>0.048971433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229769" calcext:value-type="float">
            <text:p>6.229769</text:p>
          </table:table-cell>
          <table:table-cell office:value-type="float" office:value="6.5304220943" calcext:value-type="float">
            <text:p>6.5304220943</text:p>
          </table:table-cell>
          <table:table-cell table:formula="of:=POWER([.C451]-6.75;2)" office:value-type="float" office:value="0.0482144566715979" calcext:value-type="float">
            <text:p>0.048214456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215285" calcext:value-type="float">
            <text:p>6.215285</text:p>
          </table:table-cell>
          <table:table-cell office:value-type="float" office:value="6.5321434811" calcext:value-type="float">
            <text:p>6.5321434811</text:p>
          </table:table-cell>
          <table:table-cell table:formula="of:=POWER([.C452]-6.75;2)" office:value-type="float" office:value="0.0474614628272259" calcext:value-type="float">
            <text:p>0.047461462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01877" calcext:value-type="float">
            <text:p>6.201877</text:p>
          </table:table-cell>
          <table:table-cell office:value-type="float" office:value="6.5338693208" calcext:value-type="float">
            <text:p>6.5338693208</text:p>
          </table:table-cell>
          <table:table-cell table:formula="of:=POWER([.C453]-6.75;2)" office:value-type="float" office:value="0.0467124704914533" calcext:value-type="float">
            <text:p>0.0467124705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189407" calcext:value-type="float">
            <text:p>6.189407</text:p>
          </table:table-cell>
          <table:table-cell office:value-type="float" office:value="6.5355996604" calcext:value-type="float">
            <text:p>6.5355996604</text:p>
          </table:table-cell>
          <table:table-cell table:formula="of:=POWER([.C454]-6.75;2)" office:value-type="float" office:value="0.0459675056205953" calcext:value-type="float">
            <text:p>0.045967505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177666" calcext:value-type="float">
            <text:p>6.177666</text:p>
          </table:table-cell>
          <table:table-cell office:value-type="float" office:value="6.5373345896" calcext:value-type="float">
            <text:p>6.5373345896</text:p>
          </table:table-cell>
          <table:table-cell table:formula="of:=POWER([.C455]-6.75;2)" office:value-type="float" office:value="0.0452265767806003" calcext:value-type="float">
            <text:p>0.045226576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166382" calcext:value-type="float">
            <text:p>6.166382</text:p>
          </table:table-cell>
          <table:table-cell office:value-type="float" office:value="6.5390742075" calcext:value-type="float">
            <text:p>6.5390742075</text:p>
          </table:table-cell>
          <table:table-cell table:formula="of:=POWER([.C456]-6.75;2)" office:value-type="float" office:value="0.0444896899417532" calcext:value-type="float">
            <text:p>0.0444896899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15521" calcext:value-type="float">
            <text:p>6.15521</text:p>
          </table:table-cell>
          <table:table-cell office:value-type="float" office:value="6.5408186887" calcext:value-type="float">
            <text:p>6.5408186887</text:p>
          </table:table-cell>
          <table:table-cell table:formula="of:=POWER([.C457]-6.75;2)" office:value-type="float" office:value="0.0437568209971875" calcext:value-type="float">
            <text:p>0.04375682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143671" calcext:value-type="float">
            <text:p>6.143671</text:p>
          </table:table-cell>
          <table:table-cell office:value-type="float" office:value="6.5425684528" calcext:value-type="float">
            <text:p>6.5425684528</text:p>
          </table:table-cell>
          <table:table-cell table:formula="of:=POWER([.C458]-6.75;2)" office:value-type="float" office:value="0.0430278467737857" calcext:value-type="float">
            <text:p>0.043027846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130986" calcext:value-type="float">
            <text:p>6.130986</text:p>
          </table:table-cell>
          <table:table-cell office:value-type="float" office:value="6.5443247406" calcext:value-type="float">
            <text:p>6.5443247406</text:p>
          </table:table-cell>
          <table:table-cell table:formula="of:=POWER([.C459]-6.75;2)" office:value-type="float" office:value="0.0423023123292571" calcext:value-type="float">
            <text:p>0.0423023123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115571" calcext:value-type="float">
            <text:p>6.115571</text:p>
          </table:table-cell>
          <table:table-cell office:value-type="float" office:value="6.546091066" calcext:value-type="float">
            <text:p>6.546091066</text:p>
          </table:table-cell>
          <table:table-cell table:formula="of:=POWER([.C460]-6.75;2)" office:value-type="float" office:value="0.0415788533650164" calcext:value-type="float">
            <text:p>0.041578853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093388" calcext:value-type="float">
            <text:p>6.093388</text:p>
          </table:table-cell>
          <table:table-cell office:value-type="float" office:value="6.5478771132" calcext:value-type="float">
            <text:p>6.5478771132</text:p>
          </table:table-cell>
          <table:table-cell table:formula="of:=POWER([.C461]-6.75;2)" office:value-type="float" office:value="0.0408536613683655" calcext:value-type="float">
            <text:p>0.040853661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05025" calcext:value-type="float">
            <text:p>6.05025</text:p>
          </table:table-cell>
          <table:table-cell office:value-type="float" office:value="6.5497105" calcext:value-type="float">
            <text:p>6.5497105</text:p>
          </table:table-cell>
          <table:table-cell table:formula="of:=POWER([.C462]-6.75;2)" office:value-type="float" office:value="0.0401158838102501" calcext:value-type="float">
            <text:p>0.040115883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881429" calcext:value-type="float">
            <text:p>5.881429</text:p>
          </table:table-cell>
          <table:table-cell office:value-type="float" office:value="6.5516848774" calcext:value-type="float">
            <text:p>6.5516848774</text:p>
          </table:table-cell>
          <table:table-cell table:formula="of:=POWER([.C463]-6.75;2)" office:value-type="float" office:value="0.0393288878518532" calcext:value-type="float">
            <text:p>0.039328887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30482" calcext:value-type="float">
            <text:p>6.630482</text:p>
          </table:table-cell>
          <table:table-cell office:value-type="float" office:value="6.5543872972" calcext:value-type="float">
            <text:p>6.5543872972</text:p>
          </table:table-cell>
          <table:table-cell table:formula="of:=POWER([.C464]-6.75;2)" office:value-type="float" office:value="0.0382643294967212" calcext:value-type="float">
            <text:p>0.038264329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283957" calcext:value-type="float">
            <text:p>6.283957</text:p>
          </table:table-cell>
          <table:table-cell office:value-type="float" office:value="6.5534820613" calcext:value-type="float">
            <text:p>6.5534820613</text:p>
          </table:table-cell>
          <table:table-cell table:formula="of:=POWER([.C465]-6.75;2)" office:value-type="float" office:value="0.0386193002308968" calcext:value-type="float">
            <text:p>0.0386193002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233889" calcext:value-type="float">
            <text:p>6.233889</text:p>
          </table:table-cell>
          <table:table-cell office:value-type="float" office:value="6.5541309057" calcext:value-type="float">
            <text:p>6.5541309057</text:p>
          </table:table-cell>
          <table:table-cell table:formula="of:=POWER([.C466]-6.75;2)" office:value-type="float" office:value="0.0383647021019022" calcext:value-type="float">
            <text:p>0.038364702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217615" calcext:value-type="float">
            <text:p>6.217615</text:p>
          </table:table-cell>
          <table:table-cell office:value-type="float" office:value="6.554929684" calcext:value-type="float">
            <text:p>6.554929684</text:p>
          </table:table-cell>
          <table:table-cell table:formula="of:=POWER([.C467]-6.75;2)" office:value-type="float" office:value="0.0380524281843398" calcext:value-type="float">
            <text:p>0.038052428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213174" calcext:value-type="float">
            <text:p>6.213174</text:p>
          </table:table-cell>
          <table:table-cell office:value-type="float" office:value="6.5557138208" calcext:value-type="float">
            <text:p>6.5557138208</text:p>
          </table:table-cell>
          <table:table-cell table:formula="of:=POWER([.C468]-6.75;2)" office:value-type="float" office:value="0.0377471194281344" calcext:value-type="float">
            <text:p>0.037747119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214913" calcext:value-type="float">
            <text:p>6.214913</text:p>
          </table:table-cell>
          <table:table-cell office:value-type="float" office:value="6.5564231226" calcext:value-type="float">
            <text:p>6.5564231226</text:p>
          </table:table-cell>
          <table:table-cell table:formula="of:=POWER([.C469]-6.75;2)" office:value-type="float" office:value="0.0374720074639346" calcext:value-type="float">
            <text:p>0.0374720075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220632" calcext:value-type="float">
            <text:p>6.220632</text:p>
          </table:table-cell>
          <table:table-cell office:value-type="float" office:value="6.5570249953" calcext:value-type="float">
            <text:p>6.5570249953</text:p>
          </table:table-cell>
          <table:table-cell table:formula="of:=POWER([.C470]-6.75;2)" office:value-type="float" office:value="0.037239352438965" calcext:value-type="float">
            <text:p>0.037239352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229214" calcext:value-type="float">
            <text:p>6.229214</text:p>
          </table:table-cell>
          <table:table-cell office:value-type="float" office:value="6.5574981651" calcext:value-type="float">
            <text:p>6.5574981651</text:p>
          </table:table-cell>
          <table:table-cell table:formula="of:=POWER([.C471]-6.75;2)" office:value-type="float" office:value="0.0370569564398668" calcext:value-type="float">
            <text:p>0.037056956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239956" calcext:value-type="float">
            <text:p>6.239956</text:p>
          </table:table-cell>
          <table:table-cell office:value-type="float" office:value="6.5578274764" calcext:value-type="float">
            <text:p>6.5578274764</text:p>
          </table:table-cell>
          <table:table-cell table:formula="of:=POWER([.C472]-6.75;2)" office:value-type="float" office:value="0.0369302788267926" calcext:value-type="float">
            <text:p>0.036930278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252339" calcext:value-type="float">
            <text:p>6.252339</text:p>
          </table:table-cell>
          <table:table-cell office:value-type="float" office:value="6.55800175" calcext:value-type="float">
            <text:p>6.55800175</text:p>
          </table:table-cell>
          <table:table-cell table:formula="of:=POWER([.C473]-6.75;2)" office:value-type="float" office:value="0.0368633280030626" calcext:value-type="float">
            <text:p>0.036863328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265937" calcext:value-type="float">
            <text:p>6.265937</text:p>
          </table:table-cell>
          <table:table-cell office:value-type="float" office:value="6.5580126085" calcext:value-type="float">
            <text:p>6.5580126085</text:p>
          </table:table-cell>
          <table:table-cell table:formula="of:=POWER([.C474]-6.75;2)" office:value-type="float" office:value="0.0368591584949741" calcext:value-type="float">
            <text:p>0.036859158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280375" calcext:value-type="float">
            <text:p>6.280375</text:p>
          </table:table-cell>
          <table:table-cell office:value-type="float" office:value="6.557853684" calcext:value-type="float">
            <text:p>6.557853684</text:p>
          </table:table-cell>
          <table:table-cell table:formula="of:=POWER([.C475]-6.75;2)" office:value-type="float" office:value="0.0369202067523717" calcext:value-type="float">
            <text:p>0.036920206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295316" calcext:value-type="float">
            <text:p>6.295316</text:p>
          </table:table-cell>
          <table:table-cell office:value-type="float" office:value="6.5575200047" calcext:value-type="float">
            <text:p>6.5575200047</text:p>
          </table:table-cell>
          <table:table-cell table:formula="of:=POWER([.C476]-6.75;2)" office:value-type="float" office:value="0.0370485485906881" calcext:value-type="float">
            <text:p>0.037048548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310468" calcext:value-type="float">
            <text:p>6.310468</text:p>
          </table:table-cell>
          <table:table-cell office:value-type="float" office:value="6.5570074057" calcext:value-type="float">
            <text:p>6.5570074057</text:p>
          </table:table-cell>
          <table:table-cell table:formula="of:=POWER([.C477]-6.75;2)" office:value-type="float" office:value="0.0372461414546443" calcext:value-type="float">
            <text:p>0.037246141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325581" calcext:value-type="float">
            <text:p>6.325581</text:p>
          </table:table-cell>
          <table:table-cell office:value-type="float" office:value="6.5563119292" calcext:value-type="float">
            <text:p>6.5563119292</text:p>
          </table:table-cell>
          <table:table-cell table:formula="of:=POWER([.C478]-6.75;2)" office:value-type="float" office:value="0.037515068770226" calcext:value-type="float">
            <text:p>0.037515068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340464" calcext:value-type="float">
            <text:p>6.340464</text:p>
          </table:table-cell>
          <table:table-cell office:value-type="float" office:value="6.5554291557" calcext:value-type="float">
            <text:p>6.5554291557</text:p>
          </table:table-cell>
          <table:table-cell table:formula="of:=POWER([.C479]-6.75;2)" office:value-type="float" office:value="0.0378578134516149" calcext:value-type="float">
            <text:p>0.037857813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354989" calcext:value-type="float">
            <text:p>6.354989</text:p>
          </table:table-cell>
          <table:table-cell office:value-type="float" office:value="6.5543532453" calcext:value-type="float">
            <text:p>6.5543532453</text:p>
          </table:table-cell>
          <table:table-cell table:formula="of:=POWER([.C480]-6.75;2)" office:value-type="float" office:value="0.0382776526246421" calcext:value-type="float">
            <text:p>0.038277652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369095" calcext:value-type="float">
            <text:p>6.369095</text:p>
          </table:table-cell>
          <table:table-cell office:value-type="float" office:value="6.553075434" calcext:value-type="float">
            <text:p>6.553075434</text:p>
          </table:table-cell>
          <table:table-cell table:formula="of:=POWER([.C481]-6.75;2)" office:value-type="float" office:value="0.0387792846942883" calcext:value-type="float">
            <text:p>0.0387792847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382795" calcext:value-type="float">
            <text:p>6.382795</text:p>
          </table:table-cell>
          <table:table-cell office:value-type="float" office:value="6.5515812594" calcext:value-type="float">
            <text:p>6.5515812594</text:p>
          </table:table-cell>
          <table:table-cell table:formula="of:=POWER([.C482]-6.75;2)" office:value-type="float" office:value="0.0393699966212902" calcext:value-type="float">
            <text:p>0.039369996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396161" calcext:value-type="float">
            <text:p>6.396161</text:p>
          </table:table-cell>
          <table:table-cell office:value-type="float" office:value="6.5498447358" calcext:value-type="float">
            <text:p>6.5498447358</text:p>
          </table:table-cell>
          <table:table-cell table:formula="of:=POWER([.C483]-6.75;2)" office:value-type="float" office:value="0.0400621297869719" calcext:value-type="float">
            <text:p>0.0400621298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40932" calcext:value-type="float">
            <text:p>6.40932</text:p>
          </table:table-cell>
          <table:table-cell office:value-type="float" office:value="6.5478145943" calcext:value-type="float">
            <text:p>6.5478145943</text:p>
          </table:table-cell>
          <table:table-cell table:formula="of:=POWER([.C484]-6.75;2)" office:value-type="float" office:value="0.0408789382780735" calcext:value-type="float">
            <text:p>0.040878938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422431" calcext:value-type="float">
            <text:p>6.422431</text:p>
          </table:table-cell>
          <table:table-cell office:value-type="float" office:value="6.5453743679" calcext:value-type="float">
            <text:p>6.5453743679</text:p>
          </table:table-cell>
          <table:table-cell table:formula="of:=POWER([.C485]-6.75;2)" office:value-type="float" office:value="0.0418716493123245" calcext:value-type="float">
            <text:p>0.041871649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435663" calcext:value-type="float">
            <text:p>6.435663</text:p>
          </table:table-cell>
          <table:table-cell office:value-type="float" office:value="6.5421816179" calcext:value-type="float">
            <text:p>6.5421816179</text:p>
          </table:table-cell>
          <table:table-cell table:formula="of:=POWER([.C486]-6.75;2)" office:value-type="float" office:value="0.0431884799386617" calcext:value-type="float">
            <text:p>0.043188479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449179" calcext:value-type="float">
            <text:p>6.449179</text:p>
          </table:table-cell>
          <table:table-cell office:value-type="float" office:value="6.5362614481" calcext:value-type="float">
            <text:p>6.5362614481</text:p>
          </table:table-cell>
          <table:table-cell table:formula="of:=POWER([.C487]-6.75;2)" office:value-type="float" office:value="0.0456841685683089" calcext:value-type="float">
            <text:p>0.045684168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46311" calcext:value-type="float">
            <text:p>6.46311</text:p>
          </table:table-cell>
          <table:table-cell office:value-type="float" office:value="6.5428431887" calcext:value-type="float">
            <text:p>6.5428431887</text:p>
          </table:table-cell>
          <table:table-cell table:formula="of:=POWER([.C488]-6.75;2)" office:value-type="float" office:value="0.0429139444679838" calcext:value-type="float">
            <text:p>0.0429139445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477544" calcext:value-type="float">
            <text:p>6.477544</text:p>
          </table:table-cell>
          <table:table-cell office:value-type="float" office:value="6.543175816" calcext:value-type="float">
            <text:p>6.543175816</text:p>
          </table:table-cell>
          <table:table-cell table:formula="of:=POWER([.C489]-6.75;2)" office:value-type="float" office:value="0.042776243087266" calcext:value-type="float">
            <text:p>0.042776243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492515" calcext:value-type="float">
            <text:p>6.492515</text:p>
          </table:table-cell>
          <table:table-cell office:value-type="float" office:value="6.5425495708" calcext:value-type="float">
            <text:p>6.5425495708</text:p>
          </table:table-cell>
          <table:table-cell table:formula="of:=POWER([.C490]-6.75;2)" office:value-type="float" office:value="0.0430356805752641" calcext:value-type="float">
            <text:p>0.043035680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08002" calcext:value-type="float">
            <text:p>6.508002</text:p>
          </table:table-cell>
          <table:table-cell office:value-type="float" office:value="6.5415094953" calcext:value-type="float">
            <text:p>6.5415094953</text:p>
          </table:table-cell>
          <table:table-cell table:formula="of:=POWER([.C491]-6.75;2)" office:value-type="float" office:value="0.0434682905500608" calcext:value-type="float">
            <text:p>0.043468290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23931" calcext:value-type="float">
            <text:p>6.523931</text:p>
          </table:table-cell>
          <table:table-cell office:value-type="float" office:value="6.5402315802" calcext:value-type="float">
            <text:p>6.5402315802</text:p>
          </table:table-cell>
          <table:table-cell table:formula="of:=POWER([.C492]-6.75;2)" office:value-type="float" office:value="0.0440027899453889" calcext:value-type="float">
            <text:p>0.044002789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54019" calcext:value-type="float">
            <text:p>6.54019</text:p>
          </table:table-cell>
          <table:table-cell office:value-type="float" office:value="6.5387986462" calcext:value-type="float">
            <text:p>6.5387986462</text:p>
          </table:table-cell>
          <table:table-cell table:formula="of:=POWER([.C493]-6.75;2)" office:value-type="float" office:value="0.0446060118469527" calcext:value-type="float">
            <text:p>0.0446060118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56639" calcext:value-type="float">
            <text:p>6.556639</text:p>
          </table:table-cell>
          <table:table-cell office:value-type="float" office:value="6.5372585613" calcext:value-type="float">
            <text:p>6.5372585613</text:p>
          </table:table-cell>
          <table:table-cell table:formula="of:=POWER([.C494]-6.75;2)" office:value-type="float" office:value="0.0452589197401459" calcext:value-type="float">
            <text:p>0.0452589197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73124" calcext:value-type="float">
            <text:p>6.573124</text:p>
          </table:table-cell>
          <table:table-cell office:value-type="float" office:value="6.5356427736" calcext:value-type="float">
            <text:p>6.5356427736</text:p>
          </table:table-cell>
          <table:table-cell table:formula="of:=POWER([.C495]-6.75;2)" office:value-type="float" office:value="0.0459490205099008" calcext:value-type="float">
            <text:p>0.0459490205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589494" calcext:value-type="float">
            <text:p>6.589494</text:p>
          </table:table-cell>
          <table:table-cell office:value-type="float" office:value="6.5339737123" calcext:value-type="float">
            <text:p>6.5339737123</text:p>
          </table:table-cell>
          <table:table-cell table:formula="of:=POWER([.C496]-6.75;2)" office:value-type="float" office:value="0.0466673569774432" calcext:value-type="float">
            <text:p>0.046667357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05611" calcext:value-type="float">
            <text:p>6.605611</text:p>
          </table:table-cell>
          <table:table-cell office:value-type="float" office:value="6.5322682358" calcext:value-type="float">
            <text:p>6.5322682358</text:p>
          </table:table-cell>
          <table:table-cell table:formula="of:=POWER([.C497]-6.75;2)" office:value-type="float" office:value="0.0474071211416443" calcext:value-type="float">
            <text:p>0.0474071211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21358" calcext:value-type="float">
            <text:p>6.621358</text:p>
          </table:table-cell>
          <table:table-cell office:value-type="float" office:value="6.530539434" calcext:value-type="float">
            <text:p>6.530539434</text:p>
          </table:table-cell>
          <table:table-cell table:formula="of:=POWER([.C498]-6.75;2)" office:value-type="float" office:value="0.0481629400290405" calcext:value-type="float">
            <text:p>0.0481629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36641" calcext:value-type="float">
            <text:p>6.636641</text:p>
          </table:table-cell>
          <table:table-cell office:value-type="float" office:value="6.5287976934" calcext:value-type="float">
            <text:p>6.5287976934</text:p>
          </table:table-cell>
          <table:table-cell table:formula="of:=POWER([.C499]-6.75;2)" office:value-type="float" office:value="0.0489304604451606" calcext:value-type="float">
            <text:p>0.048930460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51398" calcext:value-type="float">
            <text:p>6.651398</text:p>
          </table:table-cell>
          <table:table-cell office:value-type="float" office:value="6.5270513962" calcext:value-type="float">
            <text:p>6.5270513962</text:p>
          </table:table-cell>
          <table:table-cell table:formula="of:=POWER([.C500]-6.75;2)" office:value-type="float" office:value="0.0497060799363693" calcext:value-type="float">
            <text:p>0.049706079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65586" calcext:value-type="float">
            <text:p>6.665586</text:p>
          </table:table-cell>
          <table:table-cell office:value-type="float" office:value="6.5253073632" calcext:value-type="float">
            <text:p>6.5253073632</text:p>
          </table:table-cell>
          <table:table-cell table:formula="of:=POWER([.C501]-6.75;2)" office:value-type="float" office:value="0.0504867810321369" calcext:value-type="float">
            <text:p>0.05048678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79188" calcext:value-type="float">
            <text:p>6.679188</text:p>
          </table:table-cell>
          <table:table-cell office:value-type="float" office:value="6.5235712547" calcext:value-type="float">
            <text:p>6.5235712547</text:p>
          </table:table-cell>
          <table:table-cell table:formula="of:=POWER([.C502]-6.75;2)" office:value-type="float" office:value="0.0512699766981322" calcext:value-type="float">
            <text:p>0.0512699767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692202" calcext:value-type="float">
            <text:p>6.692202</text:p>
          </table:table-cell>
          <table:table-cell office:value-type="float" office:value="6.5218478255" calcext:value-type="float">
            <text:p>6.5218478255</text:p>
          </table:table-cell>
          <table:table-cell table:formula="of:=POWER([.C503]-6.75;2)" office:value-type="float" office:value="0.0520534147290784" calcext:value-type="float">
            <text:p>0.052053414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04639" calcext:value-type="float">
            <text:p>6.704639</text:p>
          </table:table-cell>
          <table:table-cell office:value-type="float" office:value="6.5201411604" calcext:value-type="float">
            <text:p>6.5201411604</text:p>
          </table:table-cell>
          <table:table-cell table:formula="of:=POWER([.C504]-6.75;2)" office:value-type="float" office:value="0.0528350861422587" calcext:value-type="float">
            <text:p>0.052835086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16523" calcext:value-type="float">
            <text:p>6.716523</text:p>
          </table:table-cell>
          <table:table-cell office:value-type="float" office:value="6.5184548538" calcext:value-type="float">
            <text:p>6.5184548538</text:p>
          </table:table-cell>
          <table:table-cell table:formula="of:=POWER([.C505]-6.75;2)" office:value-type="float" office:value="0.0536131547287795" calcext:value-type="float">
            <text:p>0.053613154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27884" calcext:value-type="float">
            <text:p>6.727884</text:p>
          </table:table-cell>
          <table:table-cell office:value-type="float" office:value="6.5167921038" calcext:value-type="float">
            <text:p>6.5167921038</text:p>
          </table:table-cell>
          <table:table-cell table:formula="of:=POWER([.C506]-6.75;2)" office:value-type="float" office:value="0.0543859228500298" calcext:value-type="float">
            <text:p>0.054385922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38757" calcext:value-type="float">
            <text:p>6.738757</text:p>
          </table:table-cell>
          <table:table-cell office:value-type="float" office:value="6.515155816" calcext:value-type="float">
            <text:p>6.515155816</text:p>
          </table:table-cell>
          <table:table-cell table:formula="of:=POWER([.C507]-6.75;2)" office:value-type="float" office:value="0.0551517907586258" calcext:value-type="float">
            <text:p>0.0551517908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4918" calcext:value-type="float">
            <text:p>6.74918</text:p>
          </table:table-cell>
          <table:table-cell office:value-type="float" office:value="6.5135486179" calcext:value-type="float">
            <text:p>6.5135486179</text:p>
          </table:table-cell>
          <table:table-cell table:formula="of:=POWER([.C508]-6.75;2)" office:value-type="float" office:value="0.0559092560970003" calcext:value-type="float">
            <text:p>0.055909256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59192" calcext:value-type="float">
            <text:p>6.759192</text:p>
          </table:table-cell>
          <table:table-cell office:value-type="float" office:value="6.5119728726" calcext:value-type="float">
            <text:p>6.5119728726</text:p>
          </table:table-cell>
          <table:table-cell table:formula="of:=POWER([.C509]-6.75;2)" office:value-type="float" office:value="0.0566569133782957" calcext:value-type="float">
            <text:p>0.056656913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68826" calcext:value-type="float">
            <text:p>6.768826</text:p>
          </table:table-cell>
          <table:table-cell office:value-type="float" office:value="6.5104306651" calcext:value-type="float">
            <text:p>6.5104306651</text:p>
          </table:table-cell>
          <table:table-cell table:formula="of:=POWER([.C510]-6.75;2)" office:value-type="float" office:value="0.0573934662244282" calcext:value-type="float">
            <text:p>0.057393466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78104" calcext:value-type="float">
            <text:p>6.778104</text:p>
          </table:table-cell>
          <table:table-cell office:value-type="float" office:value="6.508923783" calcext:value-type="float">
            <text:p>6.508923783</text:p>
          </table:table-cell>
          <table:table-cell table:formula="of:=POWER([.C511]-6.75;2)" office:value-type="float" office:value="0.058117742403031" calcext:value-type="float">
            <text:p>0.058117742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87035" calcext:value-type="float">
            <text:p>6.787035</text:p>
          </table:table-cell>
          <table:table-cell office:value-type="float" office:value="6.5074537358" calcext:value-type="float">
            <text:p>6.5074537358</text:p>
          </table:table-cell>
          <table:table-cell table:formula="of:=POWER([.C512]-6.75;2)" office:value-type="float" office:value="0.058828690277376" calcext:value-type="float">
            <text:p>0.058828690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95603" calcext:value-type="float">
            <text:p>6.795603</text:p>
          </table:table-cell>
          <table:table-cell office:value-type="float" office:value="6.5060217783" calcext:value-type="float">
            <text:p>6.5060217783</text:p>
          </table:table-cell>
          <table:table-cell table:formula="of:=POWER([.C513]-6.75;2)" office:value-type="float" office:value="0.0595253726638943" calcext:value-type="float">
            <text:p>0.0595253727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803767" calcext:value-type="float">
            <text:p>6.803767</text:p>
          </table:table-cell>
          <table:table-cell office:value-type="float" office:value="6.5046289906" calcext:value-type="float">
            <text:p>6.5046289906</text:p>
          </table:table-cell>
          <table:table-cell table:formula="of:=POWER([.C514]-6.75;2)" office:value-type="float" office:value="0.0602069322539751" calcext:value-type="float">
            <text:p>0.0602069323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11457" calcext:value-type="float">
            <text:p>6.811457</text:p>
          </table:table-cell>
          <table:table-cell office:value-type="float" office:value="6.5032764009" calcext:value-type="float">
            <text:p>6.5032764009</text:p>
          </table:table-cell>
          <table:table-cell table:formula="of:=POWER([.C515]-6.75;2)" office:value-type="float" office:value="0.0608725343528576" calcext:value-type="float">
            <text:p>0.0608725344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18574" calcext:value-type="float">
            <text:p>6.818574</text:p>
          </table:table-cell>
          <table:table-cell office:value-type="float" office:value="6.5019651179" calcext:value-type="float">
            <text:p>6.5019651179</text:p>
          </table:table-cell>
          <table:table-cell table:formula="of:=POWER([.C516]-6.75;2)" office:value-type="float" office:value="0.0615213027383608" calcext:value-type="float">
            <text:p>0.061521302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24999" calcext:value-type="float">
            <text:p>6.824999</text:p>
          </table:table-cell>
          <table:table-cell office:value-type="float" office:value="6.5006965094" calcext:value-type="float">
            <text:p>6.5006965094</text:p>
          </table:table-cell>
          <table:table-cell table:formula="of:=POWER([.C517]-6.75;2)" office:value-type="float" office:value="0.0621522304253443" calcext:value-type="float">
            <text:p>0.0621522304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30594" calcext:value-type="float">
            <text:p>6.830594</text:p>
          </table:table-cell>
          <table:table-cell office:value-type="float" office:value="6.4994723538" calcext:value-type="float">
            <text:p>6.4994723538</text:p>
          </table:table-cell>
          <table:table-cell table:formula="of:=POWER([.C518]-6.75;2)" office:value-type="float" office:value="0.0627641015105124" calcext:value-type="float">
            <text:p>0.062764101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35219" calcext:value-type="float">
            <text:p>6.835219</text:p>
          </table:table-cell>
          <table:table-cell office:value-type="float" office:value="6.4982949858" calcext:value-type="float">
            <text:p>6.4982949858</text:p>
          </table:table-cell>
          <table:table-cell table:formula="of:=POWER([.C519]-6.75;2)" office:value-type="float" office:value="0.063355414173422" calcext:value-type="float">
            <text:p>0.063355414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38743" calcext:value-type="float">
            <text:p>6.838743</text:p>
          </table:table-cell>
          <table:table-cell office:value-type="float" office:value="6.4971673774" calcext:value-type="float">
            <text:p>6.4971673774</text:p>
          </table:table-cell>
          <table:table-cell table:formula="of:=POWER([.C520]-6.75;2)" office:value-type="float" office:value="0.0639243350507939" calcext:value-type="float">
            <text:p>0.063924335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41056" calcext:value-type="float">
            <text:p>6.841056</text:p>
          </table:table-cell>
          <table:table-cell office:value-type="float" office:value="6.4960931462" calcext:value-type="float">
            <text:p>6.4960931462</text:p>
          </table:table-cell>
          <table:table-cell table:formula="of:=POWER([.C521]-6.75;2)" office:value-type="float" office:value="0.0644686904066147" calcext:value-type="float">
            <text:p>0.0644686904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42082" calcext:value-type="float">
            <text:p>6.842082</text:p>
          </table:table-cell>
          <table:table-cell office:value-type="float" office:value="6.4950765047" calcext:value-type="float">
            <text:p>6.4950765047</text:p>
          </table:table-cell>
          <table:table-cell table:formula="of:=POWER([.C522]-6.75;2)" office:value-type="float" office:value="0.0649859884559691" calcext:value-type="float">
            <text:p>0.064985988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41789" calcext:value-type="float">
            <text:p>6.841789</text:p>
          </table:table-cell>
          <table:table-cell office:value-type="float" office:value="6.4941221132" calcext:value-type="float">
            <text:p>6.4941221132</text:p>
          </table:table-cell>
          <table:table-cell table:formula="of:=POWER([.C523]-6.75;2)" office:value-type="float" office:value="0.0654734929532339" calcext:value-type="float">
            <text:p>0.065473493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840188" calcext:value-type="float">
            <text:p>6.840188</text:p>
          </table:table-cell>
          <table:table-cell office:value-type="float" office:value="6.4932348726" calcext:value-type="float">
            <text:p>6.4932348726</text:p>
          </table:table-cell>
          <table:table-cell table:formula="of:=POWER([.C524]-6.75;2)" office:value-type="float" office:value="0.065928330648738" calcext:value-type="float">
            <text:p>0.065928330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837338" calcext:value-type="float">
            <text:p>6.837338</text:p>
          </table:table-cell>
          <table:table-cell office:value-type="float" office:value="6.4924196745" calcext:value-type="float">
            <text:p>6.4924196745</text:p>
          </table:table-cell>
          <table:table-cell table:formula="of:=POWER([.C525]-6.75;2)" office:value-type="float" office:value="0.0663476240846861" calcext:value-type="float">
            <text:p>0.0663476241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33342" calcext:value-type="float">
            <text:p>6.833342</text:p>
          </table:table-cell>
          <table:table-cell office:value-type="float" office:value="6.4916811179" calcext:value-type="float">
            <text:p>6.4916811179</text:p>
          </table:table-cell>
          <table:table-cell table:formula="of:=POWER([.C526]-6.75;2)" office:value-type="float" office:value="0.0667286448493938" calcext:value-type="float">
            <text:p>0.0667286448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828331" calcext:value-type="float">
            <text:p>6.828331</text:p>
          </table:table-cell>
          <table:table-cell office:value-type="float" office:value="6.4910232311" calcext:value-type="float">
            <text:p>6.4910232311</text:p>
          </table:table-cell>
          <table:table-cell table:formula="of:=POWER([.C527]-6.75;2)" office:value-type="float" office:value="0.0670689668298841" calcext:value-type="float">
            <text:p>0.067068966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82246" calcext:value-type="float">
            <text:p>6.82246</text:p>
          </table:table-cell>
          <table:table-cell office:value-type="float" office:value="6.4904492689" calcext:value-type="float">
            <text:p>6.4904492689</text:p>
          </table:table-cell>
          <table:table-cell table:formula="of:=POWER([.C528]-6.75;2)" office:value-type="float" office:value="0.0673665820145445" calcext:value-type="float">
            <text:p>0.067366582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15887" calcext:value-type="float">
            <text:p>6.815887</text:p>
          </table:table-cell>
          <table:table-cell office:value-type="float" office:value="6.4899615283" calcext:value-type="float">
            <text:p>6.4899615283</text:p>
          </table:table-cell>
          <table:table-cell table:formula="of:=POWER([.C529]-6.75;2)" office:value-type="float" office:value="0.0676200067640716" calcext:value-type="float">
            <text:p>0.0676200068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808763" calcext:value-type="float">
            <text:p>6.808763</text:p>
          </table:table-cell>
          <table:table-cell office:value-type="float" office:value="6.4895612972" calcext:value-type="float">
            <text:p>6.4895612972</text:p>
          </table:table-cell>
          <table:table-cell table:formula="of:=POWER([.C530]-6.75;2)" office:value-type="float" office:value="0.0678283179161468" calcext:value-type="float">
            <text:p>0.067828317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01215" calcext:value-type="float">
            <text:p>6.801215</text:p>
          </table:table-cell>
          <table:table-cell office:value-type="float" office:value="6.4892488726" calcext:value-type="float">
            <text:p>6.4892488726</text:p>
          </table:table-cell>
          <table:table-cell table:formula="of:=POWER([.C531]-6.75;2)" office:value-type="float" office:value="0.0679911504403709" calcext:value-type="float">
            <text:p>0.067991150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93338" calcext:value-type="float">
            <text:p>6.793338</text:p>
          </table:table-cell>
          <table:table-cell office:value-type="float" office:value="6.4890236698" calcext:value-type="float">
            <text:p>6.4890236698</text:p>
          </table:table-cell>
          <table:table-cell table:formula="of:=POWER([.C532]-6.75;2)" office:value-type="float" office:value="0.0681086449246595" calcext:value-type="float">
            <text:p>0.0681086449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85185" calcext:value-type="float">
            <text:p>6.785185</text:p>
          </table:table-cell>
          <table:table-cell office:value-type="float" office:value="6.4888844245" calcext:value-type="float">
            <text:p>6.4888844245</text:p>
          </table:table-cell>
          <table:table-cell table:formula="of:=POWER([.C533]-6.75;2)" office:value-type="float" office:value="0.0681813437686961" calcext:value-type="float">
            <text:p>0.0681813438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76766" calcext:value-type="float">
            <text:p>6.776766</text:p>
          </table:table-cell>
          <table:table-cell office:value-type="float" office:value="6.4888294434" calcext:value-type="float">
            <text:p>6.4888294434</text:p>
          </table:table-cell>
          <table:table-cell table:formula="of:=POWER([.C534]-6.75;2)" office:value-type="float" office:value="0.0682100596347537" calcext:value-type="float">
            <text:p>0.068210059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68042" calcext:value-type="float">
            <text:p>6.768042</text:p>
          </table:table-cell>
          <table:table-cell office:value-type="float" office:value="6.4888568585" calcext:value-type="float">
            <text:p>6.4888568585</text:p>
          </table:table-cell>
          <table:table-cell table:formula="of:=POWER([.C535]-6.75;2)" office:value-type="float" office:value="0.068195740352489" calcext:value-type="float">
            <text:p>0.068195740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58939" calcext:value-type="float">
            <text:p>6.758939</text:p>
          </table:table-cell>
          <table:table-cell office:value-type="float" office:value="6.4889649434" calcext:value-type="float">
            <text:p>6.4889649434</text:p>
          </table:table-cell>
          <table:table-cell table:formula="of:=POWER([.C536]-6.75;2)" office:value-type="float" office:value="0.0681393007741652" calcext:value-type="float">
            <text:p>0.068139300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49347" calcext:value-type="float">
            <text:p>6.749347</text:p>
          </table:table-cell>
          <table:table-cell office:value-type="float" office:value="6.4891523113" calcext:value-type="float">
            <text:p>6.4891523113</text:p>
          </table:table-cell>
          <table:table-cell table:formula="of:=POWER([.C537]-6.75;2)" office:value-type="float" office:value="0.0680415167001322" calcext:value-type="float">
            <text:p>0.068041516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39134" calcext:value-type="float">
            <text:p>6.739134</text:p>
          </table:table-cell>
          <table:table-cell office:value-type="float" office:value="6.4894181368" calcext:value-type="float">
            <text:p>6.4894181368</text:p>
          </table:table-cell>
          <table:table-cell table:formula="of:=POWER([.C538]-6.75;2)" office:value-type="float" office:value="0.0679029074287833" calcext:value-type="float">
            <text:p>0.067902907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28158" calcext:value-type="float">
            <text:p>6.728158</text:p>
          </table:table-cell>
          <table:table-cell office:value-type="float" office:value="6.4897622642" calcext:value-type="float">
            <text:p>6.4897622642</text:p>
          </table:table-cell>
          <table:table-cell table:formula="of:=POWER([.C539]-6.75;2)" office:value-type="float" office:value="0.0677236791343104" calcext:value-type="float">
            <text:p>0.067723679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16282" calcext:value-type="float">
            <text:p>6.716282</text:p>
          </table:table-cell>
          <table:table-cell office:value-type="float" office:value="6.4901852689" calcext:value-type="float">
            <text:p>6.4901852689</text:p>
          </table:table-cell>
          <table:table-cell table:formula="of:=POWER([.C540]-6.75;2)" office:value-type="float" office:value="0.0675036944965651" calcext:value-type="float">
            <text:p>0.0675036945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03382" calcext:value-type="float">
            <text:p>6.703382</text:p>
          </table:table-cell>
          <table:table-cell office:value-type="float" office:value="6.4906884009" calcext:value-type="float">
            <text:p>6.4906884009</text:p>
          </table:table-cell>
          <table:table-cell table:formula="of:=POWER([.C541]-6.75;2)" office:value-type="float" office:value="0.0672425054277992" calcext:value-type="float">
            <text:p>0.067242505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89365" calcext:value-type="float">
            <text:p>6.689365</text:p>
          </table:table-cell>
          <table:table-cell office:value-type="float" office:value="6.4912735047" calcext:value-type="float">
            <text:p>6.4912735047</text:p>
          </table:table-cell>
          <table:table-cell table:formula="of:=POWER([.C542]-6.75;2)" office:value-type="float" office:value="0.0669393993702211" calcext:value-type="float">
            <text:p>0.0669393994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74177" calcext:value-type="float">
            <text:p>6.674177</text:p>
          </table:table-cell>
          <table:table-cell office:value-type="float" office:value="6.4919428443" calcext:value-type="float">
            <text:p>6.4919428443</text:p>
          </table:table-cell>
          <table:table-cell table:formula="of:=POWER([.C543]-6.75;2)" office:value-type="float" office:value="0.0665934956079738" calcext:value-type="float">
            <text:p>0.066593495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57815" calcext:value-type="float">
            <text:p>6.657815</text:p>
          </table:table-cell>
          <table:table-cell office:value-type="float" office:value="6.4926988679" calcext:value-type="float">
            <text:p>6.4926988679</text:p>
          </table:table-cell>
          <table:table-cell table:formula="of:=POWER([.C544]-6.75;2)" office:value-type="float" office:value="0.0662038725799418" calcext:value-type="float">
            <text:p>0.066203872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40328" calcext:value-type="float">
            <text:p>6.640328</text:p>
          </table:table-cell>
          <table:table-cell office:value-type="float" office:value="6.4935439434" calcext:value-type="float">
            <text:p>6.4935439434</text:p>
          </table:table-cell>
          <table:table-cell table:formula="of:=POWER([.C545]-6.75;2)" office:value-type="float" office:value="0.0657697089668225" calcext:value-type="float">
            <text:p>0.06576970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621828" calcext:value-type="float">
            <text:p>6.621828</text:p>
          </table:table-cell>
          <table:table-cell office:value-type="float" office:value="6.4944800896" calcext:value-type="float">
            <text:p>6.4944800896</text:p>
          </table:table-cell>
          <table:table-cell table:formula="of:=POWER([.C546]-6.75;2)" office:value-type="float" office:value="0.0652904246108242" calcext:value-type="float">
            <text:p>0.0652904246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02482" calcext:value-type="float">
            <text:p>6.602482</text:p>
          </table:table-cell>
          <table:table-cell office:value-type="float" office:value="6.4955086368" calcext:value-type="float">
            <text:p>6.4955086368</text:p>
          </table:table-cell>
          <table:table-cell table:formula="of:=POWER([.C547]-6.75;2)" office:value-type="float" office:value="0.0647658539433941" calcext:value-type="float">
            <text:p>0.064765853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582512" calcext:value-type="float">
            <text:p>6.582512</text:p>
          </table:table-cell>
          <table:table-cell office:value-type="float" office:value="6.4966299623" calcext:value-type="float">
            <text:p>6.4966299623</text:p>
          </table:table-cell>
          <table:table-cell table:formula="of:=POWER([.C548]-6.75;2)" office:value-type="float" office:value="0.0641963760040994" calcext:value-type="float">
            <text:p>0.064196376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562186" calcext:value-type="float">
            <text:p>6.562186</text:p>
          </table:table-cell>
          <table:table-cell office:value-type="float" office:value="6.4978431981" calcext:value-type="float">
            <text:p>6.4978431981</text:p>
          </table:table-cell>
          <table:table-cell table:formula="of:=POWER([.C549]-6.75;2)" office:value-type="float" office:value="0.0635830527444359" calcext:value-type="float">
            <text:p>0.063583052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41807" calcext:value-type="float">
            <text:p>6.541807</text:p>
          </table:table-cell>
          <table:table-cell office:value-type="float" office:value="6.499146" calcext:value-type="float">
            <text:p>6.499146</text:p>
          </table:table-cell>
          <table:table-cell table:formula="of:=POWER([.C550]-6.75;2)" office:value-type="float" office:value="0.0629277293160002" calcext:value-type="float">
            <text:p>0.062927729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21696" calcext:value-type="float">
            <text:p>6.521696</text:p>
          </table:table-cell>
          <table:table-cell office:value-type="float" office:value="6.5005343726" calcext:value-type="float">
            <text:p>6.5005343726</text:p>
          </table:table-cell>
          <table:table-cell table:formula="of:=POWER([.C551]-6.75;2)" office:value-type="float" office:value="0.0622330992540757" calcext:value-type="float">
            <text:p>0.062233099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502181" calcext:value-type="float">
            <text:p>6.502181</text:p>
          </table:table-cell>
          <table:table-cell office:value-type="float" office:value="6.5020025566" calcext:value-type="float">
            <text:p>6.5020025566</text:p>
          </table:table-cell>
          <table:table-cell table:formula="of:=POWER([.C552]-6.75;2)" office:value-type="float" office:value="0.0615027319329362" calcext:value-type="float">
            <text:p>0.0615027319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483575" calcext:value-type="float">
            <text:p>6.483575</text:p>
          </table:table-cell>
          <table:table-cell office:value-type="float" office:value="6.503543" calcext:value-type="float">
            <text:p>6.503543</text:p>
          </table:table-cell>
          <table:table-cell table:formula="of:=POWER([.C553]-6.75;2)" office:value-type="float" office:value="0.0607410528490002" calcext:value-type="float">
            <text:p>0.060741052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466157" calcext:value-type="float">
            <text:p>6.466157</text:p>
          </table:table-cell>
          <table:table-cell office:value-type="float" office:value="6.5051464104" calcext:value-type="float">
            <text:p>6.5051464104</text:p>
          </table:table-cell>
          <table:table-cell table:formula="of:=POWER([.C554]-6.75;2)" office:value-type="float" office:value="0.0599532803400052" calcext:value-type="float">
            <text:p>0.059953280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45016" calcext:value-type="float">
            <text:p>6.45016</text:p>
          </table:table-cell>
          <table:table-cell office:value-type="float" office:value="6.5068019292" calcext:value-type="float">
            <text:p>6.5068019292</text:p>
          </table:table-cell>
          <table:table-cell table:formula="of:=POWER([.C555]-6.75;2)" office:value-type="float" office:value="0.0591453016408419" calcext:value-type="float">
            <text:p>0.059145301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435749" calcext:value-type="float">
            <text:p>6.435749</text:p>
          </table:table-cell>
          <table:table-cell office:value-type="float" office:value="6.5084973538" calcext:value-type="float">
            <text:p>6.5084973538</text:p>
          </table:table-cell>
          <table:table-cell table:formula="of:=POWER([.C556]-6.75;2)" office:value-type="float" office:value="0.0583235281216023" calcext:value-type="float">
            <text:p>0.058323528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423011" calcext:value-type="float">
            <text:p>6.423011</text:p>
          </table:table-cell>
          <table:table-cell office:value-type="float" office:value="6.5102194811" calcext:value-type="float">
            <text:p>6.5102194811</text:p>
          </table:table-cell>
          <table:table-cell table:formula="of:=POWER([.C557]-6.75;2)" office:value-type="float" office:value="0.0574946972439532" calcext:value-type="float">
            <text:p>0.057494697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411942" calcext:value-type="float">
            <text:p>6.411942</text:p>
          </table:table-cell>
          <table:table-cell office:value-type="float" office:value="6.5119545236" calcext:value-type="float">
            <text:p>6.5119545236</text:p>
          </table:table-cell>
          <table:table-cell table:formula="of:=POWER([.C558]-6.75;2)" office:value-type="float" office:value="0.0566656488345029" calcext:value-type="float">
            <text:p>0.056665648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02446" calcext:value-type="float">
            <text:p>6.402446</text:p>
          </table:table-cell>
          <table:table-cell office:value-type="float" office:value="6.5136886085" calcext:value-type="float">
            <text:p>6.5136886085</text:p>
          </table:table-cell>
          <table:table-cell table:formula="of:=POWER([.C559]-6.75;2)" office:value-type="float" office:value="0.0558430737526663" calcext:value-type="float">
            <text:p>0.055843073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394331" calcext:value-type="float">
            <text:p>6.394331</text:p>
          </table:table-cell>
          <table:table-cell office:value-type="float" office:value="6.515408316" calcext:value-type="float">
            <text:p>6.515408316</text:p>
          </table:table-cell>
          <table:table-cell table:formula="of:=POWER([.C560]-6.75;2)" office:value-type="float" office:value="0.0550332582019557" calcext:value-type="float">
            <text:p>0.055033258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387317" calcext:value-type="float">
            <text:p>6.387317</text:p>
          </table:table-cell>
          <table:table-cell office:value-type="float" office:value="6.5171012406" calcext:value-type="float">
            <text:p>6.5171012406</text:p>
          </table:table-cell>
          <table:table-cell table:formula="of:=POWER([.C561]-6.75;2)" office:value-type="float" office:value="0.0542418321300592" calcext:value-type="float">
            <text:p>0.054241832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381053" calcext:value-type="float">
            <text:p>6.381053</text:p>
          </table:table-cell>
          <table:table-cell office:value-type="float" office:value="6.5187565991" calcext:value-type="float">
            <text:p>6.5187565991</text:p>
          </table:table-cell>
          <table:table-cell table:formula="of:=POWER([.C562]-6.75;2)" office:value-type="float" office:value="0.0534735104597983" calcext:value-type="float">
            <text:p>0.0534735105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375129" calcext:value-type="float">
            <text:p>6.375129</text:p>
          </table:table-cell>
          <table:table-cell office:value-type="float" office:value="6.5203657406" calcext:value-type="float">
            <text:p>6.5203657406</text:p>
          </table:table-cell>
          <table:table-cell table:formula="of:=POWER([.C563]-6.75;2)" office:value-type="float" office:value="0.0527318930901865" calcext:value-type="float">
            <text:p>0.052731893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369105" calcext:value-type="float">
            <text:p>6.369105</text:p>
          </table:table-cell>
          <table:table-cell office:value-type="float" office:value="6.5219226509" calcext:value-type="float">
            <text:p>6.5219226509</text:p>
          </table:table-cell>
          <table:table-cell table:formula="of:=POWER([.C564]-6.75;2)" office:value-type="float" office:value="0.0520192771724834" calcext:value-type="float">
            <text:p>0.052019277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362537" calcext:value-type="float">
            <text:p>6.362537</text:p>
          </table:table-cell>
          <table:table-cell office:value-type="float" office:value="6.5234243208" calcext:value-type="float">
            <text:p>6.5234243208</text:p>
          </table:table-cell>
          <table:table-cell table:formula="of:=POWER([.C565]-6.75;2)" office:value-type="float" office:value="0.0513365384049412" calcext:value-type="float">
            <text:p>0.051336538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355002" calcext:value-type="float">
            <text:p>6.355002</text:p>
          </table:table-cell>
          <table:table-cell office:value-type="float" office:value="6.5248709811" calcext:value-type="float">
            <text:p>6.5248709811</text:p>
          </table:table-cell>
          <table:table-cell table:formula="of:=POWER([.C566]-6.75;2)" office:value-type="float" office:value="0.0506830751508764" calcext:value-type="float">
            <text:p>0.0506830752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346128" calcext:value-type="float">
            <text:p>6.346128</text:p>
          </table:table-cell>
          <table:table-cell office:value-type="float" office:value="6.5262661698" calcext:value-type="float">
            <text:p>6.5262661698</text:p>
          </table:table-cell>
          <table:table-cell table:formula="of:=POWER([.C567]-6.75;2)" office:value-type="float" office:value="0.0500568267759622" calcext:value-type="float">
            <text:p>0.050056826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335609" calcext:value-type="float">
            <text:p>6.335609</text:p>
          </table:table-cell>
          <table:table-cell office:value-type="float" office:value="6.5276165991" calcext:value-type="float">
            <text:p>6.5276165991</text:p>
          </table:table-cell>
          <table:table-cell table:formula="of:=POWER([.C568]-6.75;2)" office:value-type="float" office:value="0.0494543769958502" calcext:value-type="float">
            <text:p>0.04945437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323214" calcext:value-type="float">
            <text:p>6.323214</text:p>
          </table:table-cell>
          <table:table-cell office:value-type="float" office:value="6.5289318538" calcext:value-type="float">
            <text:p>6.5289318538</text:p>
          </table:table-cell>
          <table:table-cell table:formula="of:=POWER([.C569]-6.75;2)" office:value-type="float" office:value="0.0488711252643047" calcext:value-type="float">
            <text:p>0.048871125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308789" calcext:value-type="float">
            <text:p>6.308789</text:p>
          </table:table-cell>
          <table:table-cell office:value-type="float" office:value="6.5302239245" calcext:value-type="float">
            <text:p>6.5302239245</text:p>
          </table:table-cell>
          <table:table-cell table:formula="of:=POWER([.C570]-6.75;2)" office:value-type="float" office:value="0.0483015233621819" calcext:value-type="float">
            <text:p>0.048301523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292231" calcext:value-type="float">
            <text:p>6.292231</text:p>
          </table:table-cell>
          <table:table-cell office:value-type="float" office:value="6.5315066226" calcext:value-type="float">
            <text:p>6.5315066226</text:p>
          </table:table-cell>
          <table:table-cell table:formula="of:=POWER([.C571]-6.75;2)" office:value-type="float" office:value="0.0477393559676587" calcext:value-type="float">
            <text:p>0.04773935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273447" calcext:value-type="float">
            <text:p>6.273447</text:p>
          </table:table-cell>
          <table:table-cell office:value-type="float" office:value="6.5327949858" calcext:value-type="float">
            <text:p>6.5327949858</text:p>
          </table:table-cell>
          <table:table-cell table:formula="of:=POWER([.C572]-6.75;2)" office:value-type="float" office:value="0.0471780181936223" calcext:value-type="float">
            <text:p>0.0471780182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252281" calcext:value-type="float">
            <text:p>6.252281</text:p>
          </table:table-cell>
          <table:table-cell office:value-type="float" office:value="6.534104816" calcext:value-type="float">
            <text:p>6.534104816</text:p>
          </table:table-cell>
          <table:table-cell table:formula="of:=POWER([.C573]-6.75;2)" office:value-type="float" office:value="0.0466107304743938" calcext:value-type="float">
            <text:p>0.0466107305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228374" calcext:value-type="float">
            <text:p>6.228374</text:p>
          </table:table-cell>
          <table:table-cell office:value-type="float" office:value="6.5354524906" calcext:value-type="float">
            <text:p>6.5354524906</text:p>
          </table:table-cell>
          <table:table-cell table:formula="of:=POWER([.C574]-6.75;2)" office:value-type="float" office:value="0.0460306337897431" calcext:value-type="float">
            <text:p>0.0460306338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20093" calcext:value-type="float">
            <text:p>6.20093</text:p>
          </table:table-cell>
          <table:table-cell office:value-type="float" office:value="6.5368554575" calcext:value-type="float">
            <text:p>6.5368554575</text:p>
          </table:table-cell>
          <table:table-cell table:formula="of:=POWER([.C575]-6.75;2)" office:value-type="float" office:value="0.0454305959975344" calcext:value-type="float">
            <text:p>0.045430596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168221" calcext:value-type="float">
            <text:p>6.168221</text:p>
          </table:table-cell>
          <table:table-cell office:value-type="float" office:value="6.5383339057" calcext:value-type="float">
            <text:p>6.5383339057</text:p>
          </table:table-cell>
          <table:table-cell table:formula="of:=POWER([.C576]-6.75;2)" office:value-type="float" office:value="0.0448025354762165" calcext:value-type="float">
            <text:p>0.0448025355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126409" calcext:value-type="float">
            <text:p>6.126409</text:p>
          </table:table-cell>
          <table:table-cell office:value-type="float" office:value="6.5399148962" calcext:value-type="float">
            <text:p>6.5399148962</text:p>
          </table:table-cell>
          <table:table-cell table:formula="of:=POWER([.C577]-6.75;2)" office:value-type="float" office:value="0.0441357508386568" calcext:value-type="float">
            <text:p>0.0441357508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066116" calcext:value-type="float">
            <text:p>6.066116</text:p>
          </table:table-cell>
          <table:table-cell office:value-type="float" office:value="6.5416421934" calcext:value-type="float">
            <text:p>6.5416421934</text:p>
          </table:table-cell>
          <table:table-cell table:formula="of:=POWER([.C578]-6.75;2)" office:value-type="float" office:value="0.0434129755711632" calcext:value-type="float">
            <text:p>0.043412975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958938" calcext:value-type="float">
            <text:p>5.958938</text:p>
          </table:table-cell>
          <table:table-cell office:value-type="float" office:value="6.543602467" calcext:value-type="float">
            <text:p>6.543602467</text:p>
          </table:table-cell>
          <table:table-cell table:formula="of:=POWER([.C579]-6.75;2)" office:value-type="float" office:value="0.0425999416284859" calcext:value-type="float">
            <text:p>0.0425999416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665783" calcext:value-type="float">
            <text:p>5.665783</text:p>
          </table:table-cell>
          <table:table-cell office:value-type="float" office:value="6.546015283" calcext:value-type="float">
            <text:p>6.546015283</text:p>
          </table:table-cell>
          <table:table-cell table:formula="of:=POWER([.C580]-6.75;2)" office:value-type="float" office:value="0.0416097647695701" calcext:value-type="float">
            <text:p>0.041609764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665783" calcext:value-type="float">
            <text:p>5.665783</text:p>
          </table:table-cell>
          <table:table-cell office:value-type="float" office:value="6.5497555802" calcext:value-type="float">
            <text:p>6.5497555802</text:p>
          </table:table-cell>
          <table:table-cell table:formula="of:=POWER([.C581]-6.75;2)" office:value-type="float" office:value="0.0400978276610385" calcext:value-type="float">
            <text:p>0.040097827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55887" calcext:value-type="float">
            <text:p>6.855887</text:p>
          </table:table-cell>
          <table:table-cell office:value-type="float" office:value="6.5534379623" calcext:value-type="float">
            <text:p>6.5534379623</text:p>
          </table:table-cell>
          <table:table-cell table:formula="of:=POWER([.C582]-6.75;2)" office:value-type="float" office:value="0.0386366346647761" calcext:value-type="float">
            <text:p>0.038636634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30428" calcext:value-type="float">
            <text:p>6.530428</text:p>
          </table:table-cell>
          <table:table-cell office:value-type="float" office:value="6.5514463255" calcext:value-type="float">
            <text:p>6.5514463255</text:p>
          </table:table-cell>
          <table:table-cell table:formula="of:=POWER([.C583]-6.75;2)" office:value-type="float" office:value="0.0394235616574521" calcext:value-type="float">
            <text:p>0.039423561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422386" calcext:value-type="float">
            <text:p>6.422386</text:p>
          </table:table-cell>
          <table:table-cell office:value-type="float" office:value="6.5509277264" calcext:value-type="float">
            <text:p>6.5509277264</text:p>
          </table:table-cell>
          <table:table-cell table:formula="of:=POWER([.C584]-6.75;2)" office:value-type="float" office:value="0.0396297701162731" calcext:value-type="float">
            <text:p>0.039629770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367484" calcext:value-type="float">
            <text:p>6.367484</text:p>
          </table:table-cell>
          <table:table-cell office:value-type="float" office:value="6.5508556415" calcext:value-type="float">
            <text:p>6.5508556415</text:p>
          </table:table-cell>
          <table:table-cell table:formula="of:=POWER([.C585]-6.75;2)" office:value-type="float" office:value="0.0396584755223765" calcext:value-type="float">
            <text:p>0.039658475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333964" calcext:value-type="float">
            <text:p>6.333964</text:p>
          </table:table-cell>
          <table:table-cell office:value-type="float" office:value="6.5509794009" calcext:value-type="float">
            <text:p>6.5509794009</text:p>
          </table:table-cell>
          <table:table-cell table:formula="of:=POWER([.C586]-6.75;2)" office:value-type="float" office:value="0.0396091988661228" calcext:value-type="float">
            <text:p>0.0396091989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11355" calcext:value-type="float">
            <text:p>6.311355</text:p>
          </table:table-cell>
          <table:table-cell office:value-type="float" office:value="6.551199033" calcext:value-type="float">
            <text:p>6.551199033</text:p>
          </table:table-cell>
          <table:table-cell table:formula="of:=POWER([.C587]-6.75;2)" office:value-type="float" office:value="0.0395218244801352" calcext:value-type="float">
            <text:p>0.0395218245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295222" calcext:value-type="float">
            <text:p>6.295222</text:p>
          </table:table-cell>
          <table:table-cell office:value-type="float" office:value="6.5514646179" calcext:value-type="float">
            <text:p>6.5514646179</text:p>
          </table:table-cell>
          <table:table-cell table:formula="of:=POWER([.C588]-6.75;2)" office:value-type="float" office:value="0.0394162979455931" calcext:value-type="float">
            <text:p>0.039416297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283407" calcext:value-type="float">
            <text:p>6.283407</text:p>
          </table:table-cell>
          <table:table-cell office:value-type="float" office:value="6.5517474481" calcext:value-type="float">
            <text:p>6.5517474481</text:p>
          </table:table-cell>
          <table:table-cell table:formula="of:=POWER([.C589]-6.75;2)" office:value-type="float" office:value="0.039304074334862" calcext:value-type="float">
            <text:p>0.039304074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274798" calcext:value-type="float">
            <text:p>6.274798</text:p>
          </table:table-cell>
          <table:table-cell office:value-type="float" office:value="6.5520288396" calcext:value-type="float">
            <text:p>6.5520288396</text:p>
          </table:table-cell>
          <table:table-cell table:formula="of:=POWER([.C590]-6.75;2)" office:value-type="float" office:value="0.0391925803501225" calcext:value-type="float">
            <text:p>0.039192580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268824" calcext:value-type="float">
            <text:p>6.268824</text:p>
          </table:table-cell>
          <table:table-cell office:value-type="float" office:value="6.55229475" calcext:value-type="float">
            <text:p>6.55229475</text:p>
          </table:table-cell>
          <table:table-cell table:formula="of:=POWER([.C591]-6.75;2)" office:value-type="float" office:value="0.0390873658775626" calcext:value-type="float">
            <text:p>0.039087365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265218" calcext:value-type="float">
            <text:p>6.265218</text:p>
          </table:table-cell>
          <table:table-cell office:value-type="float" office:value="6.5525328349" calcext:value-type="float">
            <text:p>6.5525328349</text:p>
          </table:table-cell>
          <table:table-cell table:formula="of:=POWER([.C592]-6.75;2)" office:value-type="float" office:value="0.0389932812926306" calcext:value-type="float">
            <text:p>0.038993281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263888" calcext:value-type="float">
            <text:p>6.263888</text:p>
          </table:table-cell>
          <table:table-cell office:value-type="float" office:value="6.5527307075" calcext:value-type="float">
            <text:p>6.5527307075</text:p>
          </table:table-cell>
          <table:table-cell table:formula="of:=POWER([.C593]-6.75;2)" office:value-type="float" office:value="0.0389151737634504" calcext:value-type="float">
            <text:p>0.038915173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264842" calcext:value-type="float">
            <text:p>6.264842</text:p>
          </table:table-cell>
          <table:table-cell office:value-type="float" office:value="6.552874967" calcext:value-type="float">
            <text:p>6.552874967</text:p>
          </table:table-cell>
          <table:table-cell table:formula="of:=POWER([.C594]-6.75;2)" office:value-type="float" office:value="0.038858278635251" calcext:value-type="float">
            <text:p>0.0388582786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268128" calcext:value-type="float">
            <text:p>6.268128</text:p>
          </table:table-cell>
          <table:table-cell office:value-type="float" office:value="6.552950684" calcext:value-type="float">
            <text:p>6.552950684</text:p>
          </table:table-cell>
          <table:table-cell table:formula="of:=POWER([.C595]-6.75;2)" office:value-type="float" office:value="0.0388284329360679" calcext:value-type="float">
            <text:p>0.038828432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273799" calcext:value-type="float">
            <text:p>6.273799</text:p>
          </table:table-cell>
          <table:table-cell office:value-type="float" office:value="6.5529412594" calcext:value-type="float">
            <text:p>6.5529412594</text:p>
          </table:table-cell>
          <table:table-cell table:formula="of:=POWER([.C596]-6.75;2)" office:value-type="float" office:value="0.0388321472468582" calcext:value-type="float">
            <text:p>0.038832147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281885" calcext:value-type="float">
            <text:p>6.281885</text:p>
          </table:table-cell>
          <table:table-cell office:value-type="float" office:value="6.5528284811" calcext:value-type="float">
            <text:p>6.5528284811</text:p>
          </table:table-cell>
          <table:table-cell table:formula="of:=POWER([.C597]-6.75;2)" office:value-type="float" office:value="0.0388766078653332" calcext:value-type="float">
            <text:p>0.0388766079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292374" calcext:value-type="float">
            <text:p>6.292374</text:p>
          </table:table-cell>
          <table:table-cell office:value-type="float" office:value="6.5525925283" calcext:value-type="float">
            <text:p>6.5525925283</text:p>
          </table:table-cell>
          <table:table-cell table:formula="of:=POWER([.C598]-6.75;2)" office:value-type="float" office:value="0.0389697098829863" calcext:value-type="float">
            <text:p>0.0389697099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305202" calcext:value-type="float">
            <text:p>6.305202</text:p>
          </table:table-cell>
          <table:table-cell office:value-type="float" office:value="6.5522116509" calcext:value-type="float">
            <text:p>6.5522116509</text:p>
          </table:table-cell>
          <table:table-cell table:formula="of:=POWER([.C599]-6.75;2)" office:value-type="float" office:value="0.0391202310397033" calcext:value-type="float">
            <text:p>0.03912023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320249" calcext:value-type="float">
            <text:p>6.320249</text:p>
          </table:table-cell>
          <table:table-cell office:value-type="float" office:value="6.5516608443" calcext:value-type="float">
            <text:p>6.5516608443</text:p>
          </table:table-cell>
          <table:table-cell table:formula="of:=POWER([.C600]-6.75;2)" office:value-type="float" office:value="0.0393384206837889" calcext:value-type="float">
            <text:p>0.039338420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337336" calcext:value-type="float">
            <text:p>6.337336</text:p>
          </table:table-cell>
          <table:table-cell office:value-type="float" office:value="6.5509078962" calcext:value-type="float">
            <text:p>6.5509078962</text:p>
          </table:table-cell>
          <table:table-cell table:formula="of:=POWER([.C601]-6.75;2)" office:value-type="float" office:value="0.03963766579551" calcext:value-type="float">
            <text:p>0.039637665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356233" calcext:value-type="float">
            <text:p>6.356233</text:p>
          </table:table-cell>
          <table:table-cell office:value-type="float" office:value="6.5499018113" calcext:value-type="float">
            <text:p>6.5499018113</text:p>
          </table:table-cell>
          <table:table-cell table:formula="of:=POWER([.C602]-6.75;2)" office:value-type="float" office:value="0.0400392851210209" calcext:value-type="float">
            <text:p>0.0400392851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376665" calcext:value-type="float">
            <text:p>6.376665</text:p>
          </table:table-cell>
          <table:table-cell office:value-type="float" office:value="6.5485316792" calcext:value-type="float">
            <text:p>6.5485316792</text:p>
          </table:table-cell>
          <table:table-cell table:formula="of:=POWER([.C603]-6.75;2)" office:value-type="float" office:value="0.0405894842859718" calcext:value-type="float">
            <text:p>0.040589484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398322" calcext:value-type="float">
            <text:p>6.398322</text:p>
          </table:table-cell>
          <table:table-cell office:value-type="float" office:value="6.5463938019" calcext:value-type="float">
            <text:p>6.5463938019</text:p>
          </table:table-cell>
          <table:table-cell table:formula="of:=POWER([.C604]-6.75;2)" office:value-type="float" office:value="0.0414554839047365" calcext:value-type="float">
            <text:p>0.041455483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42087" calcext:value-type="float">
            <text:p>6.42087</text:p>
          </table:table-cell>
          <table:table-cell office:value-type="float" office:value="6.5265941038" calcext:value-type="float">
            <text:p>6.5265941038</text:p>
          </table:table-cell>
          <table:table-cell table:formula="of:=POWER([.C605]-6.75;2)" office:value-type="float" office:value="0.0499101944569252" calcext:value-type="float">
            <text:p>0.049910194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44396" calcext:value-type="float">
            <text:p>6.44396</text:p>
          </table:table-cell>
          <table:table-cell office:value-type="float" office:value="6.5270238915" calcext:value-type="float">
            <text:p>6.5270238915</text:p>
          </table:table-cell>
          <table:table-cell table:formula="of:=POWER([.C606]-6.75;2)" office:value-type="float" office:value="0.0497183449618038" calcext:value-type="float">
            <text:p>0.04971834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67243" calcext:value-type="float">
            <text:p>6.467243</text:p>
          </table:table-cell>
          <table:table-cell office:value-type="float" office:value="6.5265220283" calcext:value-type="float">
            <text:p>6.5265220283</text:p>
          </table:table-cell>
          <table:table-cell table:formula="of:=POWER([.C607]-6.75;2)" office:value-type="float" office:value="0.0499424038351458" calcext:value-type="float">
            <text:p>0.049942403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490381" calcext:value-type="float">
            <text:p>6.490381</text:p>
          </table:table-cell>
          <table:table-cell office:value-type="float" office:value="6.5256558538" calcext:value-type="float">
            <text:p>6.5256558538</text:p>
          </table:table-cell>
          <table:table-cell table:formula="of:=POWER([.C608]-6.75;2)" office:value-type="float" office:value="0.050330295934207" calcext:value-type="float">
            <text:p>0.050330295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513052" calcext:value-type="float">
            <text:p>6.513052</text:p>
          </table:table-cell>
          <table:table-cell office:value-type="float" office:value="6.5245692075" calcext:value-type="float">
            <text:p>6.5245692075</text:p>
          </table:table-cell>
          <table:table-cell table:formula="of:=POWER([.C609]-6.75;2)" office:value-type="float" office:value="0.0508190422071781" calcext:value-type="float">
            <text:p>0.0508190422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534968" calcext:value-type="float">
            <text:p>6.534968</text:p>
          </table:table-cell>
          <table:table-cell office:value-type="float" office:value="6.5233278962" calcext:value-type="float">
            <text:p>6.5233278962</text:p>
          </table:table-cell>
          <table:table-cell table:formula="of:=POWER([.C610]-6.75;2)" office:value-type="float" office:value="0.0513802426411181" calcext:value-type="float">
            <text:p>0.051380242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555877" calcext:value-type="float">
            <text:p>6.555877</text:p>
          </table:table-cell>
          <table:table-cell office:value-type="float" office:value="6.5219722358" calcext:value-type="float">
            <text:p>6.5219722358</text:p>
          </table:table-cell>
          <table:table-cell table:formula="of:=POWER([.C611]-6.75;2)" office:value-type="float" office:value="0.0519966612460509" calcext:value-type="float">
            <text:p>0.051996661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575574" calcext:value-type="float">
            <text:p>6.575574</text:p>
          </table:table-cell>
          <table:table-cell office:value-type="float" office:value="6.5205310377" calcext:value-type="float">
            <text:p>6.5205310377</text:p>
          </table:table-cell>
          <table:table-cell table:formula="of:=POWER([.C612]-6.75;2)" office:value-type="float" office:value="0.052656004659039" calcext:value-type="float">
            <text:p>0.0526560047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93906" calcext:value-type="float">
            <text:p>6.593906</text:p>
          </table:table-cell>
          <table:table-cell office:value-type="float" office:value="6.5190263585" calcext:value-type="float">
            <text:p>6.5190263585</text:p>
          </table:table-cell>
          <table:table-cell table:formula="of:=POWER([.C613]-6.75;2)" office:value-type="float" office:value="0.0533488230677707" calcext:value-type="float">
            <text:p>0.0533488231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610777" calcext:value-type="float">
            <text:p>6.610777</text:p>
          </table:table-cell>
          <table:table-cell office:value-type="float" office:value="6.5174753868" calcext:value-type="float">
            <text:p>6.5174753868</text:p>
          </table:table-cell>
          <table:table-cell table:formula="of:=POWER([.C614]-6.75;2)" office:value-type="float" office:value="0.0540676957438095" calcext:value-type="float">
            <text:p>0.054067695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626147" calcext:value-type="float">
            <text:p>6.626147</text:p>
          </table:table-cell>
          <table:table-cell office:value-type="float" office:value="6.5158913821" calcext:value-type="float">
            <text:p>6.5158913821</text:p>
          </table:table-cell>
          <table:table-cell table:formula="of:=POWER([.C615]-6.75;2)" office:value-type="float" office:value="0.054806844975048" calcext:value-type="float">
            <text:p>0.054806845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640041" calcext:value-type="float">
            <text:p>6.640041</text:p>
          </table:table-cell>
          <table:table-cell office:value-type="float" office:value="6.5142842877" calcext:value-type="float">
            <text:p>6.5142842877</text:p>
          </table:table-cell>
          <table:table-cell table:formula="of:=POWER([.C616]-6.75;2)" office:value-type="float" office:value="0.0555618970250965" calcext:value-type="float">
            <text:p>0.05556189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52539" calcext:value-type="float">
            <text:p>6.652539</text:p>
          </table:table-cell>
          <table:table-cell office:value-type="float" office:value="6.512661283" calcext:value-type="float">
            <text:p>6.512661283</text:p>
          </table:table-cell>
          <table:table-cell table:formula="of:=POWER([.C617]-6.75;2)" office:value-type="float" office:value="0.0563296665872061" calcext:value-type="float">
            <text:p>0.056329666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63776" calcext:value-type="float">
            <text:p>6.663776</text:p>
          </table:table-cell>
          <table:table-cell office:value-type="float" office:value="6.5110274292" calcext:value-type="float">
            <text:p>6.5110274292</text:p>
          </table:table-cell>
          <table:table-cell table:formula="of:=POWER([.C618]-6.75;2)" office:value-type="float" office:value="0.0571078895947609" calcext:value-type="float">
            <text:p>0.057107889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73935" calcext:value-type="float">
            <text:p>6.673935</text:p>
          </table:table-cell>
          <table:table-cell office:value-type="float" office:value="6.5093863019" calcext:value-type="float">
            <text:p>6.5093863019</text:p>
          </table:table-cell>
          <table:table-cell table:formula="of:=POWER([.C619]-6.75;2)" office:value-type="float" office:value="0.0578949517133578" calcext:value-type="float">
            <text:p>0.057894951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683236" calcext:value-type="float">
            <text:p>6.683236</text:p>
          </table:table-cell>
          <table:table-cell office:value-type="float" office:value="6.5077406274" calcext:value-type="float">
            <text:p>6.5077406274</text:p>
          </table:table-cell>
          <table:table-cell table:formula="of:=POWER([.C620]-6.75;2)" office:value-type="float" office:value="0.0586896036125454" calcext:value-type="float">
            <text:p>0.0586896036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691923" calcext:value-type="float">
            <text:p>6.691923</text:p>
          </table:table-cell>
          <table:table-cell office:value-type="float" office:value="6.5060928726" calcext:value-type="float">
            <text:p>6.5060928726</text:p>
          </table:table-cell>
          <table:table-cell table:formula="of:=POWER([.C621]-6.75;2)" office:value-type="float" office:value="0.0594906867965198" calcext:value-type="float">
            <text:p>0.059490686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00247" calcext:value-type="float">
            <text:p>6.700247</text:p>
          </table:table-cell>
          <table:table-cell office:value-type="float" office:value="6.5044457028" calcext:value-type="float">
            <text:p>6.5044457028</text:p>
          </table:table-cell>
          <table:table-cell table:formula="of:=POWER([.C622]-6.75;2)" office:value-type="float" office:value="0.0602969128733859" calcext:value-type="float">
            <text:p>0.060296912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08453" calcext:value-type="float">
            <text:p>6.708453</text:p>
          </table:table-cell>
          <table:table-cell office:value-type="float" office:value="6.5028022925" calcext:value-type="float">
            <text:p>6.5028022925</text:p>
          </table:table-cell>
          <table:table-cell table:formula="of:=POWER([.C623]-6.75;2)" office:value-type="float" office:value="0.0611067065932555" calcext:value-type="float">
            <text:p>0.061106706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16755" calcext:value-type="float">
            <text:p>6.716755</text:p>
          </table:table-cell>
          <table:table-cell office:value-type="float" office:value="6.5011664387" calcext:value-type="float">
            <text:p>6.5011664387</text:p>
          </table:table-cell>
          <table:table-cell table:formula="of:=POWER([.C624]-6.75;2)" office:value-type="float" office:value="0.0619181412292407" calcext:value-type="float">
            <text:p>0.061918141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25324" calcext:value-type="float">
            <text:p>6.725324</text:p>
          </table:table-cell>
          <table:table-cell office:value-type="float" office:value="6.4995425519" calcext:value-type="float">
            <text:p>6.4995425519</text:p>
          </table:table-cell>
          <table:table-cell table:formula="of:=POWER([.C625]-6.75;2)" office:value-type="float" office:value="0.062728933308764" calcext:value-type="float">
            <text:p>0.062728933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34272" calcext:value-type="float">
            <text:p>6.734272</text:p>
          </table:table-cell>
          <table:table-cell office:value-type="float" office:value="6.4979354717" calcext:value-type="float">
            <text:p>6.4979354717</text:p>
          </table:table-cell>
          <table:table-cell table:formula="of:=POWER([.C626]-6.75;2)" office:value-type="float" office:value="0.0635365264271015" calcext:value-type="float">
            <text:p>0.063536526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43643" calcext:value-type="float">
            <text:p>6.743643</text:p>
          </table:table-cell>
          <table:table-cell office:value-type="float" office:value="6.4963502358" calcext:value-type="float">
            <text:p>6.4963502358</text:p>
          </table:table-cell>
          <table:table-cell table:formula="of:=POWER([.C627]-6.75;2)" office:value-type="float" office:value="0.0643382028787158" calcext:value-type="float">
            <text:p>0.0643382029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53408" calcext:value-type="float">
            <text:p>6.753408</text:p>
          </table:table-cell>
          <table:table-cell office:value-type="float" office:value="6.4947917783" calcext:value-type="float">
            <text:p>6.4947917783</text:p>
          </table:table-cell>
          <table:table-cell table:formula="of:=POWER([.C628]-6.75;2)" office:value-type="float" office:value="0.0651312364232765" calcext:value-type="float">
            <text:p>0.0651312364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63465" calcext:value-type="float">
            <text:p>6.763465</text:p>
          </table:table-cell>
          <table:table-cell office:value-type="float" office:value="6.4932646981" calcext:value-type="float">
            <text:p>6.4932646981</text:p>
          </table:table-cell>
          <table:table-cell table:formula="of:=POWER([.C629]-6.75;2)" office:value-type="float" office:value="0.0659130152416842" calcext:value-type="float">
            <text:p>0.065913015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73652" calcext:value-type="float">
            <text:p>6.773652</text:p>
          </table:table-cell>
          <table:table-cell office:value-type="float" office:value="6.4917730849" calcext:value-type="float">
            <text:p>6.4917730849</text:p>
          </table:table-cell>
          <table:table-cell table:formula="of:=POWER([.C630]-6.75;2)" office:value-type="float" office:value="0.0666811396820625" calcext:value-type="float">
            <text:p>0.066681139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83759" calcext:value-type="float">
            <text:p>6.783759</text:p>
          </table:table-cell>
          <table:table-cell office:value-type="float" office:value="6.4903204292" calcext:value-type="float">
            <text:p>6.4903204292</text:p>
          </table:table-cell>
          <table:table-cell table:formula="of:=POWER([.C631]-6.75;2)" office:value-type="float" office:value="0.0674334794908724" calcext:value-type="float">
            <text:p>0.067433479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93545" calcext:value-type="float">
            <text:p>6.793545</text:p>
          </table:table-cell>
          <table:table-cell office:value-type="float" office:value="6.4889096462" calcext:value-type="float">
            <text:p>6.4889096462</text:p>
          </table:table-cell>
          <table:table-cell table:formula="of:=POWER([.C632]-6.75;2)" office:value-type="float" office:value="0.0681681728474093" calcext:value-type="float">
            <text:p>0.0681681728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02765" calcext:value-type="float">
            <text:p>6.802765</text:p>
          </table:table-cell>
          <table:table-cell office:value-type="float" office:value="6.4875431792" calcext:value-type="float">
            <text:p>6.4875431792</text:p>
          </table:table-cell>
          <table:table-cell table:formula="of:=POWER([.C633]-6.75;2)" office:value-type="float" office:value="0.0688835827844432" calcext:value-type="float">
            <text:p>0.0688835828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811185" calcext:value-type="float">
            <text:p>6.811185</text:p>
          </table:table-cell>
          <table:table-cell office:value-type="float" office:value="6.4862231651" calcext:value-type="float">
            <text:p>6.4862231651</text:p>
          </table:table-cell>
          <table:table-cell table:formula="of:=POWER([.C634]-6.75;2)" office:value-type="float" office:value="0.0695782186298618" calcext:value-type="float">
            <text:p>0.0695782186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18607" calcext:value-type="float">
            <text:p>6.818607</text:p>
          </table:table-cell>
          <table:table-cell office:value-type="float" office:value="6.4849516038" calcext:value-type="float">
            <text:p>6.4849516038</text:p>
          </table:table-cell>
          <table:table-cell table:formula="of:=POWER([.C635]-6.75;2)" office:value-type="float" office:value="0.0702506523281922" calcext:value-type="float">
            <text:p>0.070250652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824879" calcext:value-type="float">
            <text:p>6.824879</text:p>
          </table:table-cell>
          <table:table-cell office:value-type="float" office:value="6.4837305142" calcext:value-type="float">
            <text:p>6.4837305142</text:p>
          </table:table-cell>
          <table:table-cell table:formula="of:=POWER([.C636]-6.75;2)" office:value-type="float" office:value="0.0708994390681962" calcext:value-type="float">
            <text:p>0.070899439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829907" calcext:value-type="float">
            <text:p>6.829907</text:p>
          </table:table-cell>
          <table:table-cell office:value-type="float" office:value="6.4825620472" calcext:value-type="float">
            <text:p>6.4825620472</text:p>
          </table:table-cell>
          <table:table-cell table:formula="of:=POWER([.C637]-6.75;2)" office:value-type="float" office:value="0.071523058597855" calcext:value-type="float">
            <text:p>0.0715230586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833659" calcext:value-type="float">
            <text:p>6.833659</text:p>
          </table:table-cell>
          <table:table-cell office:value-type="float" office:value="6.4814485189" calcext:value-type="float">
            <text:p>6.4814485189</text:p>
          </table:table-cell>
          <table:table-cell table:formula="of:=POWER([.C638]-6.75;2)" office:value-type="float" office:value="0.0721198980010038" calcext:value-type="float">
            <text:p>0.072119898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836154" calcext:value-type="float">
            <text:p>6.836154</text:p>
          </table:table-cell>
          <table:table-cell office:value-type="float" office:value="6.4803923774" calcext:value-type="float">
            <text:p>6.4803923774</text:p>
          </table:table-cell>
          <table:table-cell table:formula="of:=POWER([.C639]-6.75;2)" office:value-type="float" office:value="0.0726882701640239" calcext:value-type="float">
            <text:p>0.0726882702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37456" calcext:value-type="float">
            <text:p>6.837456</text:p>
          </table:table-cell>
          <table:table-cell office:value-type="float" office:value="6.4793961462" calcext:value-type="float">
            <text:p>6.4793961462</text:p>
          </table:table-cell>
          <table:table-cell table:formula="of:=POWER([.C640]-6.75;2)" office:value-type="float" office:value="0.0732264456914117" calcext:value-type="float">
            <text:p>0.073226445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37653" calcext:value-type="float">
            <text:p>6.837653</text:p>
          </table:table-cell>
          <table:table-cell office:value-type="float" office:value="6.4784622972" calcext:value-type="float">
            <text:p>6.4784622972</text:p>
          </table:table-cell>
          <table:table-cell table:formula="of:=POWER([.C641]-6.75;2)" office:value-type="float" office:value="0.0737327240419011" calcext:value-type="float">
            <text:p>0.07373272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83684" calcext:value-type="float">
            <text:p>6.83684</text:p>
          </table:table-cell>
          <table:table-cell office:value-type="float" office:value="6.4775931745" calcext:value-type="float">
            <text:p>6.4775931745</text:p>
          </table:table-cell>
          <table:table-cell table:formula="of:=POWER([.C642]-6.75;2)" office:value-type="float" office:value="0.0742054785789875" calcext:value-type="float">
            <text:p>0.074205478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35102" calcext:value-type="float">
            <text:p>6.835102</text:p>
          </table:table-cell>
          <table:table-cell office:value-type="float" office:value="6.4767909481" calcext:value-type="float">
            <text:p>6.4767909481</text:p>
          </table:table-cell>
          <table:table-cell table:formula="of:=POWER([.C643]-6.75;2)" office:value-type="float" office:value="0.0746431860400971" calcext:value-type="float">
            <text:p>0.07464318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32492" calcext:value-type="float">
            <text:p>6.832492</text:p>
          </table:table-cell>
          <table:table-cell office:value-type="float" office:value="6.4760575943" calcext:value-type="float">
            <text:p>6.4760575943</text:p>
          </table:table-cell>
          <table:table-cell table:formula="of:=POWER([.C644]-6.75;2)" office:value-type="float" office:value="0.0750444416407032" calcext:value-type="float">
            <text:p>0.0750444416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82902" calcext:value-type="float">
            <text:p>6.82902</text:p>
          </table:table-cell>
          <table:table-cell office:value-type="float" office:value="6.4753949858" calcext:value-type="float">
            <text:p>6.4753949858</text:p>
          </table:table-cell>
          <table:table-cell table:formula="of:=POWER([.C645]-6.75;2)" office:value-type="float" office:value="0.075407913823782" calcext:value-type="float">
            <text:p>0.0754079138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824651" calcext:value-type="float">
            <text:p>6.824651</text:p>
          </table:table-cell>
          <table:table-cell office:value-type="float" office:value="6.4748050425" calcext:value-type="float">
            <text:p>6.4748050425</text:p>
          </table:table-cell>
          <table:table-cell table:formula="of:=POWER([.C646]-6.75;2)" office:value-type="float" office:value="0.0757322646334269" calcext:value-type="float">
            <text:p>0.075732264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19306" calcext:value-type="float">
            <text:p>6.819306</text:p>
          </table:table-cell>
          <table:table-cell office:value-type="float" office:value="6.4742898915" calcext:value-type="float">
            <text:p>6.4742898915</text:p>
          </table:table-cell>
          <table:table-cell table:formula="of:=POWER([.C647]-6.75;2)" office:value-type="float" office:value="0.0760160639290819" calcext:value-type="float">
            <text:p>0.0760160639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287" calcext:value-type="float">
            <text:p>6.81287</text:p>
          </table:table-cell>
          <table:table-cell office:value-type="float" office:value="6.4738520613" calcext:value-type="float">
            <text:p>6.4738520613</text:p>
          </table:table-cell>
          <table:table-cell table:formula="of:=POWER([.C648]-6.75;2)" office:value-type="float" office:value="0.0762576840482591" calcext:value-type="float">
            <text:p>0.076257684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05213" calcext:value-type="float">
            <text:p>6.805213</text:p>
          </table:table-cell>
          <table:table-cell office:value-type="float" office:value="6.4734946368" calcext:value-type="float">
            <text:p>6.4734946368</text:p>
          </table:table-cell>
          <table:table-cell table:formula="of:=POWER([.C649]-6.75;2)" office:value-type="float" office:value="0.076455215878364" calcext:value-type="float">
            <text:p>0.0764552159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96207" calcext:value-type="float">
            <text:p>6.796207</text:p>
          </table:table-cell>
          <table:table-cell office:value-type="float" office:value="6.4732213255" calcext:value-type="float">
            <text:p>6.4732213255</text:p>
          </table:table-cell>
          <table:table-cell table:formula="of:=POWER([.C650]-6.75;2)" office:value-type="float" office:value="0.076606434657977" calcext:value-type="float">
            <text:p>0.076606434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85754" calcext:value-type="float">
            <text:p>6.785754</text:p>
          </table:table-cell>
          <table:table-cell office:value-type="float" office:value="6.4730364528" calcext:value-type="float">
            <text:p>6.4730364528</text:p>
          </table:table-cell>
          <table:table-cell table:formula="of:=POWER([.C651]-6.75;2)" office:value-type="float" office:value="0.0767088064776068" calcext:value-type="float">
            <text:p>0.0767088065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73805" calcext:value-type="float">
            <text:p>6.773805</text:p>
          </table:table-cell>
          <table:table-cell office:value-type="float" office:value="6.4729448019" calcext:value-type="float">
            <text:p>6.4729448019</text:p>
          </table:table-cell>
          <table:table-cell table:formula="of:=POWER([.C652]-6.75;2)" office:value-type="float" office:value="0.0767595827942304" calcext:value-type="float">
            <text:p>0.0767595828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60376" calcext:value-type="float">
            <text:p>6.760376</text:p>
          </table:table-cell>
          <table:table-cell office:value-type="float" office:value="6.4729513632" calcext:value-type="float">
            <text:p>6.4729513632</text:p>
          </table:table-cell>
          <table:table-cell table:formula="of:=POWER([.C653]-6.75;2)" office:value-type="float" office:value="0.0767559471527383" calcext:value-type="float">
            <text:p>0.076755947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45565" calcext:value-type="float">
            <text:p>6.745565</text:p>
          </table:table-cell>
          <table:table-cell office:value-type="float" office:value="6.4730609906" calcext:value-type="float">
            <text:p>6.4730609906</text:p>
          </table:table-cell>
          <table:table-cell table:formula="of:=POWER([.C654]-6.75;2)" office:value-type="float" office:value="0.0766952149274535" calcext:value-type="float">
            <text:p>0.0766952149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29548" calcext:value-type="float">
            <text:p>6.729548</text:p>
          </table:table-cell>
          <table:table-cell office:value-type="float" office:value="6.4732779575" calcext:value-type="float">
            <text:p>6.4732779575</text:p>
          </table:table-cell>
          <table:table-cell table:formula="of:=POWER([.C655]-6.75;2)" office:value-type="float" office:value="0.076575088805372" calcext:value-type="float">
            <text:p>0.0765750888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12579" calcext:value-type="float">
            <text:p>6.712579</text:p>
          </table:table-cell>
          <table:table-cell office:value-type="float" office:value="6.4736055425" calcext:value-type="float">
            <text:p>6.4736055425</text:p>
          </table:table-cell>
          <table:table-cell table:formula="of:=POWER([.C656]-6.75;2)" office:value-type="float" office:value="0.0763938961367195" calcext:value-type="float">
            <text:p>0.076393896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94971" calcext:value-type="float">
            <text:p>6.694971</text:p>
          </table:table-cell>
          <table:table-cell office:value-type="float" office:value="6.4740456038" calcext:value-type="float">
            <text:p>6.4740456038</text:p>
          </table:table-cell>
          <table:table-cell table:formula="of:=POWER([.C657]-6.75;2)" office:value-type="float" office:value="0.0761508287821068" calcext:value-type="float">
            <text:p>0.0761508288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77072" calcext:value-type="float">
            <text:p>6.677072</text:p>
          </table:table-cell>
          <table:table-cell office:value-type="float" office:value="6.4745982642" calcext:value-type="float">
            <text:p>6.4745982642</text:p>
          </table:table-cell>
          <table:table-cell table:formula="of:=POWER([.C658]-6.75;2)" office:value-type="float" office:value="0.075846116081653" calcext:value-type="float">
            <text:p>0.075846116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59245" calcext:value-type="float">
            <text:p>6.659245</text:p>
          </table:table-cell>
          <table:table-cell office:value-type="float" office:value="6.4752617123" calcext:value-type="float">
            <text:p>6.4752617123</text:p>
          </table:table-cell>
          <table:table-cell table:formula="of:=POWER([.C659]-6.75;2)" office:value-type="float" office:value="0.075481126728328" calcext:value-type="float">
            <text:p>0.0754811267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641834" calcext:value-type="float">
            <text:p>6.641834</text:p>
          </table:table-cell>
          <table:table-cell office:value-type="float" office:value="6.4760321274" calcext:value-type="float">
            <text:p>6.4760321274</text:p>
          </table:table-cell>
          <table:table-cell table:formula="of:=POWER([.C660]-6.75;2)" office:value-type="float" office:value="0.0750583952169699" calcext:value-type="float">
            <text:p>0.075058395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25135" calcext:value-type="float">
            <text:p>6.625135</text:p>
          </table:table-cell>
          <table:table-cell office:value-type="float" office:value="6.4769037783" calcext:value-type="float">
            <text:p>6.4769037783</text:p>
          </table:table-cell>
          <table:table-cell table:formula="of:=POWER([.C661]-6.75;2)" office:value-type="float" office:value="0.0745815463068158" calcext:value-type="float">
            <text:p>0.074581546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609377" calcext:value-type="float">
            <text:p>6.609377</text:p>
          </table:table-cell>
          <table:table-cell office:value-type="float" office:value="6.4778692689" calcext:value-type="float">
            <text:p>6.4778692689</text:p>
          </table:table-cell>
          <table:table-cell table:formula="of:=POWER([.C662]-6.75;2)" office:value-type="float" office:value="0.0740551348090204" calcext:value-type="float">
            <text:p>0.0740551348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594703" calcext:value-type="float">
            <text:p>6.594703</text:p>
          </table:table-cell>
          <table:table-cell office:value-type="float" office:value="6.4789198821" calcext:value-type="float">
            <text:p>6.4789198821</text:p>
          </table:table-cell>
          <table:table-cell table:formula="of:=POWER([.C663]-6.75;2)" office:value-type="float" office:value="0.0734844303206781" calcext:value-type="float">
            <text:p>0.0734844303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81163" calcext:value-type="float">
            <text:p>6.581163</text:p>
          </table:table-cell>
          <table:table-cell office:value-type="float" office:value="6.480046033" calcext:value-type="float">
            <text:p>6.480046033</text:p>
          </table:table-cell>
          <table:table-cell table:formula="of:=POWER([.C664]-6.75;2)" office:value-type="float" office:value="0.0728751442990372" calcext:value-type="float">
            <text:p>0.072875144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568709" calcext:value-type="float">
            <text:p>6.568709</text:p>
          </table:table-cell>
          <table:table-cell office:value-type="float" office:value="6.4812377358" calcext:value-type="float">
            <text:p>6.4812377358</text:p>
          </table:table-cell>
          <table:table-cell table:formula="of:=POWER([.C665]-6.75;2)" office:value-type="float" office:value="0.0722331546579107" calcext:value-type="float">
            <text:p>0.072233154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557212" calcext:value-type="float">
            <text:p>6.557212</text:p>
          </table:table-cell>
          <table:table-cell office:value-type="float" office:value="6.4824850849" calcext:value-type="float">
            <text:p>6.4824850849</text:p>
          </table:table-cell>
          <table:table-cell table:formula="of:=POWER([.C666]-6.75;2)" office:value-type="float" office:value="0.07156422980096" calcext:value-type="float">
            <text:p>0.071564229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546465" calcext:value-type="float">
            <text:p>6.546465</text:p>
          </table:table-cell>
          <table:table-cell office:value-type="float" office:value="6.4837786698" calcext:value-type="float">
            <text:p>6.4837786698</text:p>
          </table:table-cell>
          <table:table-cell table:formula="of:=POWER([.C667]-6.75;2)" office:value-type="float" office:value="0.0708737966534572" calcext:value-type="float">
            <text:p>0.0708737967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36212" calcext:value-type="float">
            <text:p>6.536212</text:p>
          </table:table-cell>
          <table:table-cell office:value-type="float" office:value="6.4851099434" calcext:value-type="float">
            <text:p>6.4851099434</text:p>
          </table:table-cell>
          <table:table-cell table:formula="of:=POWER([.C668]-6.75;2)" office:value-type="float" office:value="0.070166742085551" calcext:value-type="float">
            <text:p>0.070166742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2616" calcext:value-type="float">
            <text:p>6.52616</text:p>
          </table:table-cell>
          <table:table-cell office:value-type="float" office:value="6.4864714623" calcext:value-type="float">
            <text:p>6.4864714623</text:p>
          </table:table-cell>
          <table:table-cell table:formula="of:=POWER([.C669]-6.75;2)" office:value-type="float" office:value="0.0694472901823004" calcext:value-type="float">
            <text:p>0.0694472902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516004" calcext:value-type="float">
            <text:p>6.516004</text:p>
          </table:table-cell>
          <table:table-cell office:value-type="float" office:value="6.4878570849" calcext:value-type="float">
            <text:p>6.4878570849</text:p>
          </table:table-cell>
          <table:table-cell table:formula="of:=POWER([.C670]-6.75;2)" office:value-type="float" office:value="0.0687189079371259" calcext:value-type="float">
            <text:p>0.0687189079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05447" calcext:value-type="float">
            <text:p>6.505447</text:p>
          </table:table-cell>
          <table:table-cell office:value-type="float" office:value="6.4892620472" calcext:value-type="float">
            <text:p>6.4892620472</text:p>
          </table:table-cell>
          <table:table-cell table:formula="of:=POWER([.C671]-6.75;2)" office:value-type="float" office:value="0.0679842800303348" calcext:value-type="float">
            <text:p>0.0679842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494213" calcext:value-type="float">
            <text:p>6.494213</text:p>
          </table:table-cell>
          <table:table-cell office:value-type="float" office:value="6.4906829717" calcext:value-type="float">
            <text:p>6.4906829717</text:p>
          </table:table-cell>
          <table:table-cell table:formula="of:=POWER([.C672]-6.75;2)" office:value-type="float" office:value="0.067245321166343" calcext:value-type="float">
            <text:p>0.067245321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482066" calcext:value-type="float">
            <text:p>6.482066</text:p>
          </table:table-cell>
          <table:table-cell office:value-type="float" office:value="6.4921178396" calcext:value-type="float">
            <text:p>6.4921178396</text:p>
          </table:table-cell>
          <table:table-cell table:formula="of:=POWER([.C673]-6.75;2)" office:value-type="float" office:value="0.0665032086525715" calcext:value-type="float">
            <text:p>0.0665032087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68818" calcext:value-type="float">
            <text:p>6.468818</text:p>
          </table:table-cell>
          <table:table-cell office:value-type="float" office:value="6.4935658915" calcext:value-type="float">
            <text:p>6.4935658915</text:p>
          </table:table-cell>
          <table:table-cell table:formula="of:=POWER([.C674]-6.75;2)" office:value-type="float" office:value="0.0657584520021896" calcext:value-type="float">
            <text:p>0.065758452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454342" calcext:value-type="float">
            <text:p>6.454342</text:p>
          </table:table-cell>
          <table:table-cell office:value-type="float" office:value="6.4950275" calcext:value-type="float">
            <text:p>6.4950275</text:p>
          </table:table-cell>
          <table:table-cell table:formula="of:=POWER([.C675]-6.75;2)" office:value-type="float" office:value="0.06501097575625" calcext:value-type="float">
            <text:p>0.0650109758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38572" calcext:value-type="float">
            <text:p>6.438572</text:p>
          </table:table-cell>
          <table:table-cell office:value-type="float" office:value="6.4965040142" calcext:value-type="float">
            <text:p>6.4965040142</text:p>
          </table:table-cell>
          <table:table-cell table:formula="of:=POWER([.C676]-6.75;2)" office:value-type="float" office:value="0.0642602148167137" calcext:value-type="float">
            <text:p>0.064260214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21512" calcext:value-type="float">
            <text:p>6.421512</text:p>
          </table:table-cell>
          <table:table-cell office:value-type="float" office:value="6.4979975755" calcext:value-type="float">
            <text:p>6.4979975755</text:p>
          </table:table-cell>
          <table:table-cell table:formula="of:=POWER([.C677]-6.75;2)" office:value-type="float" office:value="0.063505221953878" calcext:value-type="float">
            <text:p>0.063505222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0323" calcext:value-type="float">
            <text:p>6.40323</text:p>
          </table:table-cell>
          <table:table-cell office:value-type="float" office:value="6.4995108868" calcext:value-type="float">
            <text:p>6.4995108868</text:p>
          </table:table-cell>
          <table:table-cell table:formula="of:=POWER([.C678]-6.75;2)" office:value-type="float" office:value="0.0627447958317226" calcext:value-type="float">
            <text:p>0.0627447958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383852" calcext:value-type="float">
            <text:p>6.383852</text:p>
          </table:table-cell>
          <table:table-cell office:value-type="float" office:value="6.5010469717" calcext:value-type="float">
            <text:p>6.5010469717</text:p>
          </table:table-cell>
          <table:table-cell table:formula="of:=POWER([.C679]-6.75;2)" office:value-type="float" office:value="0.0619776102997405" calcext:value-type="float">
            <text:p>0.0619776103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63546" calcext:value-type="float">
            <text:p>6.363546</text:p>
          </table:table-cell>
          <table:table-cell office:value-type="float" office:value="6.502608934" calcext:value-type="float">
            <text:p>6.502608934</text:p>
          </table:table-cell>
          <table:table-cell table:formula="of:=POWER([.C680]-6.75;2)" office:value-type="float" office:value="0.0612023395366162" calcext:value-type="float">
            <text:p>0.061202339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34251" calcext:value-type="float">
            <text:p>6.34251</text:p>
          </table:table-cell>
          <table:table-cell office:value-type="float" office:value="6.5041997264" calcext:value-type="float">
            <text:p>6.5041997264</text:p>
          </table:table-cell>
          <table:table-cell table:formula="of:=POWER([.C681]-6.75;2)" office:value-type="float" office:value="0.0604177745018351" calcext:value-type="float">
            <text:p>0.0604177745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320944" calcext:value-type="float">
            <text:p>6.320944</text:p>
          </table:table-cell>
          <table:table-cell office:value-type="float" office:value="6.505821934" calcext:value-type="float">
            <text:p>6.505821934</text:p>
          </table:table-cell>
          <table:table-cell table:formula="of:=POWER([.C682]-6.75;2)" office:value-type="float" office:value="0.0596229279155003" calcext:value-type="float">
            <text:p>0.0596229279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299028" calcext:value-type="float">
            <text:p>6.299028</text:p>
          </table:table-cell>
          <table:table-cell office:value-type="float" office:value="6.5074776557" calcext:value-type="float">
            <text:p>6.5074776557</text:p>
          </table:table-cell>
          <table:table-cell table:formula="of:=POWER([.C683]-6.75;2)" office:value-type="float" office:value="0.0588170874847678" calcext:value-type="float">
            <text:p>0.058817087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276902" calcext:value-type="float">
            <text:p>6.276902</text:p>
          </table:table-cell>
          <table:table-cell office:value-type="float" office:value="6.5091684434" calcext:value-type="float">
            <text:p>6.5091684434</text:p>
          </table:table-cell>
          <table:table-cell table:formula="of:=POWER([.C684]-6.75;2)" office:value-type="float" office:value="0.057999838654379" calcext:value-type="float">
            <text:p>0.0579998387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254641" calcext:value-type="float">
            <text:p>6.254641</text:p>
          </table:table-cell>
          <table:table-cell office:value-type="float" office:value="6.5108953349" calcext:value-type="float">
            <text:p>6.5108953349</text:p>
          </table:table-cell>
          <table:table-cell table:formula="of:=POWER([.C685]-6.75;2)" office:value-type="float" office:value="0.0571710408725832" calcext:value-type="float">
            <text:p>0.0571710409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232245" calcext:value-type="float">
            <text:p>6.232245</text:p>
          </table:table-cell>
          <table:table-cell office:value-type="float" office:value="6.5126590189" calcext:value-type="float">
            <text:p>6.5126590189</text:p>
          </table:table-cell>
          <table:table-cell table:formula="of:=POWER([.C686]-6.75;2)" office:value-type="float" office:value="0.0563307413095106" calcext:value-type="float">
            <text:p>0.0563307413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209635" calcext:value-type="float">
            <text:p>6.209635</text:p>
          </table:table-cell>
          <table:table-cell office:value-type="float" office:value="6.5144600519" calcext:value-type="float">
            <text:p>6.5144600519</text:p>
          </table:table-cell>
          <table:table-cell table:formula="of:=POWER([.C687]-6.75;2)" office:value-type="float" office:value="0.0554790671509505" calcext:value-type="float">
            <text:p>0.0554790672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186645" calcext:value-type="float">
            <text:p>6.186645</text:p>
          </table:table-cell>
          <table:table-cell office:value-type="float" office:value="6.5162991557" calcext:value-type="float">
            <text:p>6.5162991557</text:p>
          </table:table-cell>
          <table:table-cell table:formula="of:=POWER([.C688]-6.75;2)" office:value-type="float" office:value="0.0546160846265326" calcext:value-type="float">
            <text:p>0.0546160846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163027" calcext:value-type="float">
            <text:p>6.163027</text:p>
          </table:table-cell>
          <table:table-cell office:value-type="float" office:value="6.5181776038" calcext:value-type="float">
            <text:p>6.5181776038</text:p>
          </table:table-cell>
          <table:table-cell table:formula="of:=POWER([.C689]-6.75;2)" office:value-type="float" office:value="0.0537416233799098" calcext:value-type="float">
            <text:p>0.0537416234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138433" calcext:value-type="float">
            <text:p>6.138433</text:p>
          </table:table-cell>
          <table:table-cell office:value-type="float" office:value="6.5200976415" calcext:value-type="float">
            <text:p>6.5200976415</text:p>
          </table:table-cell>
          <table:table-cell table:formula="of:=POWER([.C690]-6.75;2)" office:value-type="float" office:value="0.0528550944438627" calcext:value-type="float">
            <text:p>0.0528550944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112371" calcext:value-type="float">
            <text:p>6.112371</text:p>
          </table:table-cell>
          <table:table-cell office:value-type="float" office:value="6.5220630472" calcext:value-type="float">
            <text:p>6.5220630472</text:p>
          </table:table-cell>
          <table:table-cell table:formula="of:=POWER([.C691]-6.75;2)" office:value-type="float" office:value="0.0519552544517496" calcext:value-type="float">
            <text:p>0.0519552545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084093" calcext:value-type="float">
            <text:p>6.084093</text:p>
          </table:table-cell>
          <table:table-cell office:value-type="float" office:value="6.5240799292" calcext:value-type="float">
            <text:p>6.5240799292</text:p>
          </table:table-cell>
          <table:table-cell table:formula="of:=POWER([.C692]-6.75;2)" office:value-type="float" office:value="0.051039878390277" calcext:value-type="float">
            <text:p>0.05103987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05233" calcext:value-type="float">
            <text:p>6.05233</text:p>
          </table:table-cell>
          <table:table-cell office:value-type="float" office:value="6.5261580943" calcext:value-type="float">
            <text:p>6.5261580943</text:p>
          </table:table-cell>
          <table:table-cell table:formula="of:=POWER([.C693]-6.75;2)" office:value-type="float" office:value="0.0501051987474075" calcext:value-type="float">
            <text:p>0.050105198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014652" calcext:value-type="float">
            <text:p>6.014652</text:p>
          </table:table-cell>
          <table:table-cell office:value-type="float" office:value="6.5283136509" calcext:value-type="float">
            <text:p>6.5283136509</text:p>
          </table:table-cell>
          <table:table-cell table:formula="of:=POWER([.C694]-6.75;2)" office:value-type="float" office:value="0.0491448373772869" calcext:value-type="float">
            <text:p>0.049144837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965771" calcext:value-type="float">
            <text:p>5.965771</text:p>
          </table:table-cell>
          <table:table-cell office:value-type="float" office:value="6.5305746038" calcext:value-type="float">
            <text:p>6.5305746038</text:p>
          </table:table-cell>
          <table:table-cell table:formula="of:=POWER([.C695]-6.75;2)" office:value-type="float" office:value="0.048147504497527" calcext:value-type="float">
            <text:p>0.0481475045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891992" calcext:value-type="float">
            <text:p>5.891992</text:p>
          </table:table-cell>
          <table:table-cell office:value-type="float" office:value="6.5329944198" calcext:value-type="float">
            <text:p>6.5329944198</text:p>
          </table:table-cell>
          <table:table-cell table:formula="of:=POWER([.C696]-6.75;2)" office:value-type="float" office:value="0.0470914218379388" calcext:value-type="float">
            <text:p>0.0470914218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745568" calcext:value-type="float">
            <text:p>5.745568</text:p>
          </table:table-cell>
          <table:table-cell office:value-type="float" office:value="6.5356916981" calcext:value-type="float">
            <text:p>6.5356916981</text:p>
          </table:table-cell>
          <table:table-cell table:formula="of:=POWER([.C697]-6.75;2)" office:value-type="float" office:value="0.0459280482632616" calcext:value-type="float">
            <text:p>0.0459280483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180587" calcext:value-type="float">
            <text:p>5.180587</text:p>
          </table:table-cell>
          <table:table-cell office:value-type="float" office:value="6.53901075" calcext:value-type="float">
            <text:p>6.53901075</text:p>
          </table:table-cell>
          <table:table-cell table:formula="of:=POWER([.C698]-6.75;2)" office:value-type="float" office:value="0.0445164636155625" calcext:value-type="float">
            <text:p>0.044516463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844508" calcext:value-type="float">
            <text:p>7.844508</text:p>
          </table:table-cell>
          <table:table-cell office:value-type="float" office:value="6.5449279198" calcext:value-type="float">
            <text:p>6.5449279198</text:p>
          </table:table-cell>
          <table:table-cell table:formula="of:=POWER([.C699]-6.75;2)" office:value-type="float" office:value="0.0420545580775552" calcext:value-type="float">
            <text:p>0.0420545581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33627" calcext:value-type="float">
            <text:p>6.533627</text:p>
          </table:table-cell>
          <table:table-cell office:value-type="float" office:value="6.53821475" calcext:value-type="float">
            <text:p>6.53821475</text:p>
          </table:table-cell>
          <table:table-cell table:formula="of:=POWER([.C700]-6.75;2)" office:value-type="float" office:value="0.0448529921175626" calcext:value-type="float">
            <text:p>0.044852992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34478" calcext:value-type="float">
            <text:p>6.34478</text:p>
          </table:table-cell>
          <table:table-cell office:value-type="float" office:value="6.5376225142" calcext:value-type="float">
            <text:p>6.5376225142</text:p>
          </table:table-cell>
          <table:table-cell table:formula="of:=POWER([.C701]-6.75;2)" office:value-type="float" office:value="0.0451041964747293" calcext:value-type="float">
            <text:p>0.0451041965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272019" calcext:value-type="float">
            <text:p>6.272019</text:p>
          </table:table-cell>
          <table:table-cell office:value-type="float" office:value="6.5378605613" calcext:value-type="float">
            <text:p>6.5378605613</text:p>
          </table:table-cell>
          <table:table-cell table:formula="of:=POWER([.C702]-6.75;2)" office:value-type="float" office:value="0.0450031414519509" calcext:value-type="float">
            <text:p>0.0450031415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237084" calcext:value-type="float">
            <text:p>6.237084</text:p>
          </table:table-cell>
          <table:table-cell office:value-type="float" office:value="6.5383828113" calcext:value-type="float">
            <text:p>6.5383828113</text:p>
          </table:table-cell>
          <table:table-cell table:formula="of:=POWER([.C703]-6.75;2)" office:value-type="float" office:value="0.0447818345532914" calcext:value-type="float">
            <text:p>0.044781834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220149" calcext:value-type="float">
            <text:p>6.220149</text:p>
          </table:table-cell>
          <table:table-cell office:value-type="float" office:value="6.5390116651" calcext:value-type="float">
            <text:p>6.5390116651</text:p>
          </table:table-cell>
          <table:table-cell table:formula="of:=POWER([.C704]-6.75;2)" office:value-type="float" office:value="0.0445160774638744" calcext:value-type="float">
            <text:p>0.044516077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213692" calcext:value-type="float">
            <text:p>6.213692</text:p>
          </table:table-cell>
          <table:table-cell office:value-type="float" office:value="6.5396622217" calcext:value-type="float">
            <text:p>6.5396622217</text:p>
          </table:table-cell>
          <table:table-cell table:formula="of:=POWER([.C705]-6.75;2)" office:value-type="float" office:value="0.0442419809801798" calcext:value-type="float">
            <text:p>0.04424198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214092" calcext:value-type="float">
            <text:p>6.214092</text:p>
          </table:table-cell>
          <table:table-cell office:value-type="float" office:value="6.5402841274" calcext:value-type="float">
            <text:p>6.5402841274</text:p>
          </table:table-cell>
          <table:table-cell table:formula="of:=POWER([.C706]-6.75;2)" office:value-type="float" office:value="0.0439807472203796" calcext:value-type="float">
            <text:p>0.043980747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219283" calcext:value-type="float">
            <text:p>6.219283</text:p>
          </table:table-cell>
          <table:table-cell office:value-type="float" office:value="6.5408431462" calcext:value-type="float">
            <text:p>6.5408431462</text:p>
          </table:table-cell>
          <table:table-cell table:formula="of:=POWER([.C707]-6.75;2)" office:value-type="float" office:value="0.0437465894915145" calcext:value-type="float">
            <text:p>0.0437465895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227933" calcext:value-type="float">
            <text:p>6.227933</text:p>
          </table:table-cell>
          <table:table-cell office:value-type="float" office:value="6.5413138113" calcext:value-type="float">
            <text:p>6.5413138113</text:p>
          </table:table-cell>
          <table:table-cell table:formula="of:=POWER([.C708]-6.75;2)" office:value-type="float" office:value="0.0435499253541319" calcext:value-type="float">
            <text:p>0.043549925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239105" calcext:value-type="float">
            <text:p>6.239105</text:p>
          </table:table-cell>
          <table:table-cell office:value-type="float" office:value="6.5416760094" calcext:value-type="float">
            <text:p>6.5416760094</text:p>
          </table:table-cell>
          <table:table-cell table:formula="of:=POWER([.C709]-6.75;2)" office:value-type="float" office:value="0.043398885059509" calcext:value-type="float">
            <text:p>0.0433988851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252109" calcext:value-type="float">
            <text:p>6.252109</text:p>
          </table:table-cell>
          <table:table-cell office:value-type="float" office:value="6.5419131604" calcext:value-type="float">
            <text:p>6.5419131604</text:p>
          </table:table-cell>
          <table:table-cell table:formula="of:=POWER([.C710]-6.75;2)" office:value-type="float" office:value="0.0433001328147161" calcext:value-type="float">
            <text:p>0.0433001328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266426" calcext:value-type="float">
            <text:p>6.266426</text:p>
          </table:table-cell>
          <table:table-cell office:value-type="float" office:value="6.5420110566" calcext:value-type="float">
            <text:p>6.5420110566</text:p>
          </table:table-cell>
          <table:table-cell table:formula="of:=POWER([.C711]-6.75;2)" office:value-type="float" office:value="0.0432594005766485" calcext:value-type="float">
            <text:p>0.043259400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281663" calcext:value-type="float">
            <text:p>6.281663</text:p>
          </table:table-cell>
          <table:table-cell office:value-type="float" office:value="6.5419569811" calcext:value-type="float">
            <text:p>6.5419569811</text:p>
          </table:table-cell>
          <table:table-cell table:formula="of:=POWER([.C712]-6.75;2)" office:value-type="float" office:value="0.0432818977130257" calcext:value-type="float">
            <text:p>0.0432818977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297531" calcext:value-type="float">
            <text:p>6.297531</text:p>
          </table:table-cell>
          <table:table-cell office:value-type="float" office:value="6.5417388821" calcext:value-type="float">
            <text:p>6.5417388821</text:p>
          </table:table-cell>
          <table:table-cell table:formula="of:=POWER([.C713]-6.75;2)" office:value-type="float" office:value="0.0433726932289578" calcext:value-type="float">
            <text:p>0.0433726932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313821" calcext:value-type="float">
            <text:p>6.313821</text:p>
          </table:table-cell>
          <table:table-cell office:value-type="float" office:value="6.5413443585" calcext:value-type="float">
            <text:p>6.5413443585</text:p>
          </table:table-cell>
          <table:table-cell table:formula="of:=POWER([.C714]-6.75;2)" office:value-type="float" office:value="0.0435371767297765" calcext:value-type="float">
            <text:p>0.0435371767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330389" calcext:value-type="float">
            <text:p>6.330389</text:p>
          </table:table-cell>
          <table:table-cell office:value-type="float" office:value="6.5407592783" calcext:value-type="float">
            <text:p>6.5407592783</text:p>
          </table:table-cell>
          <table:table-cell table:formula="of:=POWER([.C715]-6.75;2)" office:value-type="float" office:value="0.0437816796175367" calcext:value-type="float">
            <text:p>0.0437816796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347142" calcext:value-type="float">
            <text:p>6.347142</text:p>
          </table:table-cell>
          <table:table-cell office:value-type="float" office:value="6.539965566" calcext:value-type="float">
            <text:p>6.539965566</text:p>
          </table:table-cell>
          <table:table-cell table:formula="of:=POWER([.C716]-6.75;2)" office:value-type="float" office:value="0.0441144634657003" calcext:value-type="float">
            <text:p>0.044114463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36402" calcext:value-type="float">
            <text:p>6.36402</text:p>
          </table:table-cell>
          <table:table-cell office:value-type="float" office:value="6.5389372406" calcext:value-type="float">
            <text:p>6.5389372406</text:p>
          </table:table-cell>
          <table:table-cell table:formula="of:=POWER([.C717]-6.75;2)" office:value-type="float" office:value="0.0445474884055422" calcext:value-type="float">
            <text:p>0.0445474884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380991" calcext:value-type="float">
            <text:p>6.380991</text:p>
          </table:table-cell>
          <table:table-cell office:value-type="float" office:value="6.5376323962" calcext:value-type="float">
            <text:p>6.5376323962</text:p>
          </table:table-cell>
          <table:table-cell table:formula="of:=POWER([.C718]-6.75;2)" office:value-type="float" office:value="0.0450999991437537" calcext:value-type="float">
            <text:p>0.045099999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398031" calcext:value-type="float">
            <text:p>6.398031</text:p>
          </table:table-cell>
          <table:table-cell office:value-type="float" office:value="6.5359743302" calcext:value-type="float">
            <text:p>6.5359743302</text:p>
          </table:table-cell>
          <table:table-cell table:formula="of:=POWER([.C719]-6.75;2)" office:value-type="float" office:value="0.0458069873333386" calcext:value-type="float">
            <text:p>0.045806987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415122" calcext:value-type="float">
            <text:p>6.415122</text:p>
          </table:table-cell>
          <table:table-cell office:value-type="float" office:value="6.5337969528" calcext:value-type="float">
            <text:p>6.5337969528</text:p>
          </table:table-cell>
          <table:table-cell table:formula="of:=POWER([.C720]-6.75;2)" office:value-type="float" office:value="0.0467437576185653" calcext:value-type="float">
            <text:p>0.046743757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432244" calcext:value-type="float">
            <text:p>6.432244</text:p>
          </table:table-cell>
          <table:table-cell office:value-type="float" office:value="6.5306216557" calcext:value-type="float">
            <text:p>6.5306216557</text:p>
          </table:table-cell>
          <table:table-cell table:formula="of:=POWER([.C721]-6.75;2)" office:value-type="float" office:value="0.0481268579478093" calcext:value-type="float">
            <text:p>0.0481268579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449367" calcext:value-type="float">
            <text:p>6.449367</text:p>
          </table:table-cell>
          <table:table-cell office:value-type="float" office:value="6.5236056462" calcext:value-type="float">
            <text:p>6.5236056462</text:p>
          </table:table-cell>
          <table:table-cell table:formula="of:=POWER([.C722]-6.75;2)" office:value-type="float" office:value="0.0512544034325196" calcext:value-type="float">
            <text:p>0.051254403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466454" calcext:value-type="float">
            <text:p>6.466454</text:p>
          </table:table-cell>
          <table:table-cell office:value-type="float" office:value="6.5326311981" calcext:value-type="float">
            <text:p>6.5326311981</text:p>
          </table:table-cell>
          <table:table-cell table:formula="of:=POWER([.C723]-6.75;2)" office:value-type="float" office:value="0.0472491960394415" calcext:value-type="float">
            <text:p>0.04724919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48346" calcext:value-type="float">
            <text:p>6.48346</text:p>
          </table:table-cell>
          <table:table-cell office:value-type="float" office:value="6.5341011698" calcext:value-type="float">
            <text:p>6.5341011698</text:p>
          </table:table-cell>
          <table:table-cell table:formula="of:=POWER([.C724]-6.75;2)" office:value-type="float" office:value="0.0466123048817286" calcext:value-type="float">
            <text:p>0.046612304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500332" calcext:value-type="float">
            <text:p>6.500332</text:p>
          </table:table-cell>
          <table:table-cell office:value-type="float" office:value="6.5343261462" calcext:value-type="float">
            <text:p>6.5343261462</text:p>
          </table:table-cell>
          <table:table-cell table:formula="of:=POWER([.C725]-6.75;2)" office:value-type="float" office:value="0.0465152112129439" calcext:value-type="float">
            <text:p>0.046515211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517018" calcext:value-type="float">
            <text:p>6.517018</text:p>
          </table:table-cell>
          <table:table-cell office:value-type="float" office:value="6.5339899906" calcext:value-type="float">
            <text:p>6.5339899906</text:p>
          </table:table-cell>
          <table:table-cell table:formula="of:=POWER([.C726]-6.75;2)" office:value-type="float" office:value="0.046660324160988" calcext:value-type="float">
            <text:p>0.0466603242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533465" calcext:value-type="float">
            <text:p>6.533465</text:p>
          </table:table-cell>
          <table:table-cell office:value-type="float" office:value="6.533312066" calcext:value-type="float">
            <text:p>6.533312066</text:p>
          </table:table-cell>
          <table:table-cell table:formula="of:=POWER([.C727]-6.75;2)" office:value-type="float" office:value="0.0469536607411885" calcext:value-type="float">
            <text:p>0.046953660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49629" calcext:value-type="float">
            <text:p>6.549629</text:p>
          </table:table-cell>
          <table:table-cell office:value-type="float" office:value="6.53239375" calcext:value-type="float">
            <text:p>6.53239375</text:p>
          </table:table-cell>
          <table:table-cell table:formula="of:=POWER([.C728]-6.75;2)" office:value-type="float" office:value="0.0473524800390626" calcext:value-type="float">
            <text:p>0.0473524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565478" calcext:value-type="float">
            <text:p>6.565478</text:p>
          </table:table-cell>
          <table:table-cell office:value-type="float" office:value="6.5312928302" calcext:value-type="float">
            <text:p>6.5312928302</text:p>
          </table:table-cell>
          <table:table-cell table:formula="of:=POWER([.C729]-6.75;2)" office:value-type="float" office:value="0.0478328261219261" calcext:value-type="float">
            <text:p>0.047832826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580992" calcext:value-type="float">
            <text:p>6.580992</text:p>
          </table:table-cell>
          <table:table-cell office:value-type="float" office:value="6.5300474151" calcext:value-type="float">
            <text:p>6.5300474151</text:p>
          </table:table-cell>
          <table:table-cell table:formula="of:=POWER([.C730]-6.75;2)" office:value-type="float" office:value="0.0483791396041916" calcext:value-type="float">
            <text:p>0.048379139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596166" calcext:value-type="float">
            <text:p>6.596166</text:p>
          </table:table-cell>
          <table:table-cell office:value-type="float" office:value="6.528685533" calcext:value-type="float">
            <text:p>6.528685533</text:p>
          </table:table-cell>
          <table:table-cell table:formula="of:=POWER([.C731]-6.75;2)" office:value-type="float" office:value="0.0489800933034941" calcext:value-type="float">
            <text:p>0.048980093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11006" calcext:value-type="float">
            <text:p>6.611006</text:p>
          </table:table-cell>
          <table:table-cell office:value-type="float" office:value="6.5272295849" calcext:value-type="float">
            <text:p>6.5272295849</text:p>
          </table:table-cell>
          <table:table-cell table:formula="of:=POWER([.C732]-6.75;2)" office:value-type="float" office:value="0.0496266578438264" calcext:value-type="float">
            <text:p>0.0496266578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25528" calcext:value-type="float">
            <text:p>6.625528</text:p>
          </table:table-cell>
          <table:table-cell office:value-type="float" office:value="6.525698566" calcext:value-type="float">
            <text:p>6.525698566</text:p>
          </table:table-cell>
          <table:table-cell table:formula="of:=POWER([.C733]-6.75;2)" office:value-type="float" office:value="0.0503111332944564" calcext:value-type="float">
            <text:p>0.0503111333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39751" calcext:value-type="float">
            <text:p>6.639751</text:p>
          </table:table-cell>
          <table:table-cell office:value-type="float" office:value="6.5241092406" calcext:value-type="float">
            <text:p>6.5241092406</text:p>
          </table:table-cell>
          <table:table-cell table:formula="of:=POWER([.C734]-6.75;2)" office:value-type="float" office:value="0.0510266351823088" calcext:value-type="float">
            <text:p>0.051026635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53694" calcext:value-type="float">
            <text:p>6.653694</text:p>
          </table:table-cell>
          <table:table-cell office:value-type="float" office:value="6.5224767311" calcext:value-type="float">
            <text:p>6.5224767311</text:p>
          </table:table-cell>
          <table:table-cell table:formula="of:=POWER([.C735]-6.75;2)" office:value-type="float" office:value="0.0517668378909416" calcext:value-type="float">
            <text:p>0.0517668379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67366" calcext:value-type="float">
            <text:p>6.667366</text:p>
          </table:table-cell>
          <table:table-cell office:value-type="float" office:value="6.5208147783" calcext:value-type="float">
            <text:p>6.5208147783</text:p>
          </table:table-cell>
          <table:table-cell table:formula="of:=POWER([.C736]-6.75;2)" office:value-type="float" office:value="0.0525258658456781" calcext:value-type="float">
            <text:p>0.052525865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80764" calcext:value-type="float">
            <text:p>6.680764</text:p>
          </table:table-cell>
          <table:table-cell office:value-type="float" office:value="6.5191358349" calcext:value-type="float">
            <text:p>6.5191358349</text:p>
          </table:table-cell>
          <table:table-cell table:formula="of:=POWER([.C737]-6.75;2)" office:value-type="float" office:value="0.05329826272732" calcext:value-type="float">
            <text:p>0.0532982627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9387" calcext:value-type="float">
            <text:p>6.69387</text:p>
          </table:table-cell>
          <table:table-cell office:value-type="float" office:value="6.5174510472" calcext:value-type="float">
            <text:p>6.5174510472</text:p>
          </table:table-cell>
          <table:table-cell table:formula="of:=POWER([.C738]-6.75;2)" office:value-type="float" office:value="0.0540790154483767" calcext:value-type="float">
            <text:p>0.054079015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06651" calcext:value-type="float">
            <text:p>6.706651</text:p>
          </table:table-cell>
          <table:table-cell office:value-type="float" office:value="6.5157701981" calcext:value-type="float">
            <text:p>6.5157701981</text:p>
          </table:table-cell>
          <table:table-cell table:formula="of:=POWER([.C739]-6.75;2)" office:value-type="float" office:value="0.0548636000981131" calcext:value-type="float">
            <text:p>0.0548636001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19059" calcext:value-type="float">
            <text:p>6.719059</text:p>
          </table:table-cell>
          <table:table-cell office:value-type="float" office:value="6.5141016698" calcext:value-type="float">
            <text:p>6.5141016698</text:p>
          </table:table-cell>
          <table:table-cell table:formula="of:=POWER([.C740]-6.75;2)" office:value-type="float" office:value="0.055648022191148" calcext:value-type="float">
            <text:p>0.055648022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31038" calcext:value-type="float">
            <text:p>6.731038</text:p>
          </table:table-cell>
          <table:table-cell office:value-type="float" office:value="6.5124524481" calcext:value-type="float">
            <text:p>6.5124524481</text:p>
          </table:table-cell>
          <table:table-cell table:formula="of:=POWER([.C741]-6.75;2)" office:value-type="float" office:value="0.056428839413683" calcext:value-type="float">
            <text:p>0.0564288394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42529" calcext:value-type="float">
            <text:p>6.742529</text:p>
          </table:table-cell>
          <table:table-cell office:value-type="float" office:value="6.5108281792" calcext:value-type="float">
            <text:p>6.5108281792</text:p>
          </table:table-cell>
          <table:table-cell table:formula="of:=POWER([.C742]-6.75;2)" office:value-type="float" office:value="0.0572031598647874" calcext:value-type="float">
            <text:p>0.0572031599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53472" calcext:value-type="float">
            <text:p>6.753472</text:p>
          </table:table-cell>
          <table:table-cell office:value-type="float" office:value="6.5092333019" calcext:value-type="float">
            <text:p>6.5092333019</text:p>
          </table:table-cell>
          <table:table-cell table:formula="of:=POWER([.C743]-6.75;2)" office:value-type="float" office:value="0.0579686029139765" calcext:value-type="float">
            <text:p>0.0579686029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63818" calcext:value-type="float">
            <text:p>6.763818</text:p>
          </table:table-cell>
          <table:table-cell office:value-type="float" office:value="6.5076712217" calcext:value-type="float">
            <text:p>6.5076712217</text:p>
          </table:table-cell>
          <table:table-cell table:formula="of:=POWER([.C744]-6.75;2)" office:value-type="float" office:value="0.0587232367923706" calcext:value-type="float">
            <text:p>0.058723236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73529" calcext:value-type="float">
            <text:p>6.773529</text:p>
          </table:table-cell>
          <table:table-cell office:value-type="float" office:value="6.5061445236" calcext:value-type="float">
            <text:p>6.5061445236</text:p>
          </table:table-cell>
          <table:table-cell table:formula="of:=POWER([.C745]-6.75;2)" office:value-type="float" office:value="0.0594654933702711" calcext:value-type="float">
            <text:p>0.059465493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82578" calcext:value-type="float">
            <text:p>6.782578</text:p>
          </table:table-cell>
          <table:table-cell office:value-type="float" office:value="6.5046551887" calcext:value-type="float">
            <text:p>6.5046551887</text:p>
          </table:table-cell>
          <table:table-cell table:formula="of:=POWER([.C746]-6.75;2)" office:value-type="float" office:value="0.0601940764318325" calcext:value-type="float">
            <text:p>0.0601940764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90956" calcext:value-type="float">
            <text:p>6.790956</text:p>
          </table:table-cell>
          <table:table-cell office:value-type="float" office:value="6.5032048113" calcext:value-type="float">
            <text:p>6.5032048113</text:p>
          </table:table-cell>
          <table:table-cell table:formula="of:=POWER([.C747]-6.75;2)" office:value-type="float" office:value="0.0609078651654687" calcext:value-type="float">
            <text:p>0.0609078652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98661" calcext:value-type="float">
            <text:p>6.798661</text:p>
          </table:table-cell>
          <table:table-cell office:value-type="float" office:value="6.5017947642" calcext:value-type="float">
            <text:p>6.5017947642</text:p>
          </table:table-cell>
          <table:table-cell table:formula="of:=POWER([.C748]-6.75;2)" office:value-type="float" office:value="0.0616058390785338" calcext:value-type="float">
            <text:p>0.061605839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805702" calcext:value-type="float">
            <text:p>6.805702</text:p>
          </table:table-cell>
          <table:table-cell office:value-type="float" office:value="6.5004263443" calcext:value-type="float">
            <text:p>6.5004263443</text:p>
          </table:table-cell>
          <table:table-cell table:formula="of:=POWER([.C749]-6.75;2)" office:value-type="float" office:value="0.0622870096194621" calcext:value-type="float">
            <text:p>0.0622870096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812089" calcext:value-type="float">
            <text:p>6.812089</text:p>
          </table:table-cell>
          <table:table-cell office:value-type="float" office:value="6.4991008443" calcext:value-type="float">
            <text:p>6.4991008443</text:p>
          </table:table-cell>
          <table:table-cell table:formula="of:=POWER([.C750]-6.75;2)" office:value-type="float" office:value="0.0629503863309728" calcext:value-type="float">
            <text:p>0.062950386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817835" calcext:value-type="float">
            <text:p>6.817835</text:p>
          </table:table-cell>
          <table:table-cell office:value-type="float" office:value="6.4978196085" calcext:value-type="float">
            <text:p>6.4978196085</text:p>
          </table:table-cell>
          <table:table-cell table:formula="of:=POWER([.C751]-6.75;2)" office:value-type="float" office:value="0.0635949498570931" calcext:value-type="float">
            <text:p>0.063594949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22946" calcext:value-type="float">
            <text:p>6.822946</text:p>
          </table:table-cell>
          <table:table-cell office:value-type="float" office:value="6.4965840283" calcext:value-type="float">
            <text:p>6.4965840283</text:p>
          </table:table-cell>
          <table:table-cell table:formula="of:=POWER([.C752]-6.75;2)" office:value-type="float" office:value="0.0642196547126552" calcext:value-type="float">
            <text:p>0.0642196547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27424" calcext:value-type="float">
            <text:p>6.827424</text:p>
          </table:table-cell>
          <table:table-cell office:value-type="float" office:value="6.4953955472" calcext:value-type="float">
            <text:p>6.4953955472</text:p>
          </table:table-cell>
          <table:table-cell table:formula="of:=POWER([.C753]-6.75;2)" office:value-type="float" office:value="0.0648234273855873" calcext:value-type="float">
            <text:p>0.064823427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31265" calcext:value-type="float">
            <text:p>6.831265</text:p>
          </table:table-cell>
          <table:table-cell office:value-type="float" office:value="6.4942556368" calcext:value-type="float">
            <text:p>6.4942556368</text:p>
          </table:table-cell>
          <table:table-cell table:formula="of:=POWER([.C754]-6.75;2)" office:value-type="float" office:value="0.0654051793085734" calcext:value-type="float">
            <text:p>0.065405179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34454" calcext:value-type="float">
            <text:p>6.834454</text:p>
          </table:table-cell>
          <table:table-cell office:value-type="float" office:value="6.4931657972" calcext:value-type="float">
            <text:p>6.4931657972</text:p>
          </table:table-cell>
          <table:table-cell table:formula="of:=POWER([.C755]-6.75;2)" office:value-type="float" office:value="0.0659638077279117" calcext:value-type="float">
            <text:p>0.065963807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36971" calcext:value-type="float">
            <text:p>6.836971</text:p>
          </table:table-cell>
          <table:table-cell office:value-type="float" office:value="6.492127566" calcext:value-type="float">
            <text:p>6.492127566</text:p>
          </table:table-cell>
          <table:table-cell table:formula="of:=POWER([.C756]-6.75;2)" office:value-type="float" office:value="0.0664981922170845" calcext:value-type="float">
            <text:p>0.066498192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838791" calcext:value-type="float">
            <text:p>6.838791</text:p>
          </table:table-cell>
          <table:table-cell office:value-type="float" office:value="6.4911425425" calcext:value-type="float">
            <text:p>6.4911425425</text:p>
          </table:table-cell>
          <table:table-cell table:formula="of:=POWER([.C757]-6.75;2)" office:value-type="float" office:value="0.0670071833033641" calcext:value-type="float">
            <text:p>0.0670071833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83988" calcext:value-type="float">
            <text:p>6.83988</text:p>
          </table:table-cell>
          <table:table-cell office:value-type="float" office:value="6.4902124198" calcext:value-type="float">
            <text:p>6.4902124198</text:p>
          </table:table-cell>
          <table:table-cell table:formula="of:=POWER([.C758]-6.75;2)" office:value-type="float" office:value="0.0674895868261716" calcext:value-type="float">
            <text:p>0.067489586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840203" calcext:value-type="float">
            <text:p>6.840203</text:p>
          </table:table-cell>
          <table:table-cell office:value-type="float" office:value="6.489339033" calcext:value-type="float">
            <text:p>6.489339033</text:p>
          </table:table-cell>
          <table:table-cell table:formula="of:=POWER([.C759]-6.75;2)" office:value-type="float" office:value="0.067944139717375" calcext:value-type="float">
            <text:p>0.0679441397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839718" calcext:value-type="float">
            <text:p>6.839718</text:p>
          </table:table-cell>
          <table:table-cell office:value-type="float" office:value="6.4885243774" calcext:value-type="float">
            <text:p>6.4885243774</text:p>
          </table:table-cell>
          <table:table-cell table:formula="of:=POWER([.C760]-6.75;2)" office:value-type="float" office:value="0.0683695012140576" calcext:value-type="float">
            <text:p>0.068369501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3838" calcext:value-type="float">
            <text:p>6.83838</text:p>
          </table:table-cell>
          <table:table-cell office:value-type="float" office:value="6.4877706321" calcext:value-type="float">
            <text:p>6.4877706321</text:p>
          </table:table-cell>
          <table:table-cell table:formula="of:=POWER([.C761]-6.75;2)" office:value-type="float" office:value="0.0687642413892335" calcext:value-type="float">
            <text:p>0.0687642414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36142" calcext:value-type="float">
            <text:p>6.836142</text:p>
          </table:table-cell>
          <table:table-cell office:value-type="float" office:value="6.4870801745" calcext:value-type="float">
            <text:p>6.4870801745</text:p>
          </table:table-cell>
          <table:table-cell table:formula="of:=POWER([.C762]-6.75;2)" office:value-type="float" office:value="0.0691268346409505" calcext:value-type="float">
            <text:p>0.0691268346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32951" calcext:value-type="float">
            <text:p>6.832951</text:p>
          </table:table-cell>
          <table:table-cell office:value-type="float" office:value="6.4864555755" calcext:value-type="float">
            <text:p>6.4864555755</text:p>
          </table:table-cell>
          <table:table-cell table:formula="of:=POWER([.C763]-6.75;2)" office:value-type="float" office:value="0.0694556636850362" calcext:value-type="float">
            <text:p>0.069455663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28755" calcext:value-type="float">
            <text:p>6.828755</text:p>
          </table:table-cell>
          <table:table-cell office:value-type="float" office:value="6.4858995991" calcext:value-type="float">
            <text:p>6.4858995991</text:p>
          </table:table-cell>
          <table:table-cell table:formula="of:=POWER([.C764]-6.75;2)" office:value-type="float" office:value="0.0697490217555409" calcext:value-type="float">
            <text:p>0.0697490218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23498" calcext:value-type="float">
            <text:p>6.823498</text:p>
          </table:table-cell>
          <table:table-cell office:value-type="float" office:value="6.485415184" calcext:value-type="float">
            <text:p>6.485415184</text:p>
          </table:table-cell>
          <table:table-cell table:formula="of:=POWER([.C765]-6.75;2)" office:value-type="float" office:value="0.0700051248577539" calcext:value-type="float">
            <text:p>0.070005124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17127" calcext:value-type="float">
            <text:p>6.817127</text:p>
          </table:table-cell>
          <table:table-cell office:value-type="float" office:value="6.4850054717" calcext:value-type="float">
            <text:p>6.4850054717</text:p>
          </table:table-cell>
          <table:table-cell table:formula="of:=POWER([.C766]-6.75;2)" office:value-type="float" office:value="0.0702221000289395" calcext:value-type="float">
            <text:p>0.0702221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0959" calcext:value-type="float">
            <text:p>6.80959</text:p>
          </table:table-cell>
          <table:table-cell office:value-type="float" office:value="6.4846738019" calcext:value-type="float">
            <text:p>6.4846738019</text:p>
          </table:table-cell>
          <table:table-cell table:formula="of:=POWER([.C767]-6.75;2)" office:value-type="float" office:value="0.0703979913982006" calcext:value-type="float">
            <text:p>0.070397991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0084" calcext:value-type="float">
            <text:p>6.80084</text:p>
          </table:table-cell>
          <table:table-cell office:value-type="float" office:value="6.4844237453" calcext:value-type="float">
            <text:p>6.4844237453</text:p>
          </table:table-cell>
          <table:table-cell table:formula="of:=POWER([.C768]-6.75;2)" office:value-type="float" office:value="0.0705307470604793" calcext:value-type="float">
            <text:p>0.0705307471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084" calcext:value-type="float">
            <text:p>6.79084</text:p>
          </table:table-cell>
          <table:table-cell office:value-type="float" office:value="6.4842591226" calcext:value-type="float">
            <text:p>6.4842591226</text:p>
          </table:table-cell>
          <table:table-cell table:formula="of:=POWER([.C769]-6.75;2)" office:value-type="float" office:value="0.0706182139213218" calcext:value-type="float">
            <text:p>0.070618213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79568" calcext:value-type="float">
            <text:p>6.779568</text:p>
          </table:table-cell>
          <table:table-cell office:value-type="float" office:value="6.484184" calcext:value-type="float">
            <text:p>6.484184</text:p>
          </table:table-cell>
          <table:table-cell table:formula="of:=POWER([.C770]-6.75;2)" office:value-type="float" office:value="0.070658145856" calcext:value-type="float">
            <text:p>0.0706581459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67024" calcext:value-type="float">
            <text:p>6.767024</text:p>
          </table:table-cell>
          <table:table-cell office:value-type="float" office:value="6.4842026509" calcext:value-type="float">
            <text:p>6.4842026509</text:p>
          </table:table-cell>
          <table:table-cell table:formula="of:=POWER([.C771]-6.75;2)" office:value-type="float" office:value="0.0706482307885871" calcext:value-type="float">
            <text:p>0.0706482308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53231" calcext:value-type="float">
            <text:p>6.753231</text:p>
          </table:table-cell>
          <table:table-cell office:value-type="float" office:value="6.4843194481" calcext:value-type="float">
            <text:p>6.4843194481</text:p>
          </table:table-cell>
          <table:table-cell table:formula="of:=POWER([.C772]-6.75;2)" office:value-type="float" office:value="0.0705861556578886" calcext:value-type="float">
            <text:p>0.0705861557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38253" calcext:value-type="float">
            <text:p>6.738253</text:p>
          </table:table-cell>
          <table:table-cell office:value-type="float" office:value="6.4845387217" calcext:value-type="float">
            <text:p>6.4845387217</text:p>
          </table:table-cell>
          <table:table-cell table:formula="of:=POWER([.C773]-6.75;2)" office:value-type="float" office:value="0.0704696902766701" calcext:value-type="float">
            <text:p>0.070469690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22191" calcext:value-type="float">
            <text:p>6.722191</text:p>
          </table:table-cell>
          <table:table-cell office:value-type="float" office:value="6.4848644953" calcext:value-type="float">
            <text:p>6.4848644953</text:p>
          </table:table-cell>
          <table:table-cell table:formula="of:=POWER([.C774]-6.75;2)" office:value-type="float" office:value="0.0702968358525237" calcext:value-type="float">
            <text:p>0.070296835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05194" calcext:value-type="float">
            <text:p>6.705194</text:p>
          </table:table-cell>
          <table:table-cell office:value-type="float" office:value="6.485300184" calcext:value-type="float">
            <text:p>6.485300184</text:p>
          </table:table-cell>
          <table:table-cell table:formula="of:=POWER([.C775]-6.75;2)" office:value-type="float" office:value="0.070065992590434" calcext:value-type="float">
            <text:p>0.0700659926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687459" calcext:value-type="float">
            <text:p>6.687459</text:p>
          </table:table-cell>
          <table:table-cell office:value-type="float" office:value="6.4858482406" calcext:value-type="float">
            <text:p>6.4858482406</text:p>
          </table:table-cell>
          <table:table-cell table:formula="of:=POWER([.C776]-6.75;2)" office:value-type="float" office:value="0.0697761519941154" calcext:value-type="float">
            <text:p>0.069776152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69229" calcext:value-type="float">
            <text:p>6.669229</text:p>
          </table:table-cell>
          <table:table-cell office:value-type="float" office:value="6.4865097736" calcext:value-type="float">
            <text:p>6.4865097736</text:p>
          </table:table-cell>
          <table:table-cell table:formula="of:=POWER([.C777]-6.75;2)" office:value-type="float" office:value="0.0694270994083233" calcext:value-type="float">
            <text:p>0.0694270994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650782" calcext:value-type="float">
            <text:p>6.650782</text:p>
          </table:table-cell>
          <table:table-cell office:value-type="float" office:value="6.4872842028" calcext:value-type="float">
            <text:p>6.4872842028</text:p>
          </table:table-cell>
          <table:table-cell table:formula="of:=POWER([.C778]-6.75;2)" office:value-type="float" office:value="0.0690195900984317" calcext:value-type="float">
            <text:p>0.0690195901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32419" calcext:value-type="float">
            <text:p>6.632419</text:p>
          </table:table-cell>
          <table:table-cell office:value-type="float" office:value="6.4881689858" calcext:value-type="float">
            <text:p>6.4881689858</text:p>
          </table:table-cell>
          <table:table-cell table:formula="of:=POWER([.C779]-6.75;2)" office:value-type="float" office:value="0.0685554799970007" calcext:value-type="float">
            <text:p>0.0685554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14443" calcext:value-type="float">
            <text:p>6.614443</text:p>
          </table:table-cell>
          <table:table-cell office:value-type="float" office:value="6.4891594575" calcext:value-type="float">
            <text:p>6.4891594575</text:p>
          </table:table-cell>
          <table:table-cell table:formula="of:=POWER([.C780]-6.75;2)" office:value-type="float" office:value="0.0680377886116945" calcext:value-type="float">
            <text:p>0.068037788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597133" calcext:value-type="float">
            <text:p>6.597133</text:p>
          </table:table-cell>
          <table:table-cell office:value-type="float" office:value="6.4902488208" calcext:value-type="float">
            <text:p>6.4902488208</text:p>
          </table:table-cell>
          <table:table-cell table:formula="of:=POWER([.C781]-6.75;2)" office:value-type="float" office:value="0.0674706750957906" calcext:value-type="float">
            <text:p>0.067470675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80721" calcext:value-type="float">
            <text:p>6.580721</text:p>
          </table:table-cell>
          <table:table-cell office:value-type="float" office:value="6.4914283349" calcext:value-type="float">
            <text:p>6.4914283349</text:p>
          </table:table-cell>
          <table:table-cell table:formula="of:=POWER([.C782]-6.75;2)" office:value-type="float" office:value="0.0668593059925865" calcext:value-type="float">
            <text:p>0.066859306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65364" calcext:value-type="float">
            <text:p>6.565364</text:p>
          </table:table-cell>
          <table:table-cell office:value-type="float" office:value="6.4926876509" calcext:value-type="float">
            <text:p>6.4926876509</text:p>
          </table:table-cell>
          <table:table-cell table:formula="of:=POWER([.C783]-6.75;2)" office:value-type="float" office:value="0.0662096449993604" calcext:value-type="float">
            <text:p>0.06620964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551131" calcext:value-type="float">
            <text:p>6.551131</text:p>
          </table:table-cell>
          <table:table-cell office:value-type="float" office:value="6.4940153349" calcext:value-type="float">
            <text:p>6.4940153349</text:p>
          </table:table-cell>
          <table:table-cell table:formula="of:=POWER([.C784]-6.75;2)" office:value-type="float" office:value="0.065528148766359" calcext:value-type="float">
            <text:p>0.0655281488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537988" calcext:value-type="float">
            <text:p>6.537988</text:p>
          </table:table-cell>
          <table:table-cell office:value-type="float" office:value="6.4953994858" calcext:value-type="float">
            <text:p>6.4953994858</text:p>
          </table:table-cell>
          <table:table-cell table:formula="of:=POWER([.C785]-6.75;2)" office:value-type="float" office:value="0.0648214218309043" calcext:value-type="float">
            <text:p>0.0648214218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25803" calcext:value-type="float">
            <text:p>6.525803</text:p>
          </table:table-cell>
          <table:table-cell office:value-type="float" office:value="6.4968284057" calcext:value-type="float">
            <text:p>6.4968284057</text:p>
          </table:table-cell>
          <table:table-cell table:formula="of:=POWER([.C786]-6.75;2)" office:value-type="float" office:value="0.064095856160404" calcext:value-type="float">
            <text:p>0.064095856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514361" calcext:value-type="float">
            <text:p>6.514361</text:p>
          </table:table-cell>
          <table:table-cell office:value-type="float" office:value="6.49829125" calcext:value-type="float">
            <text:p>6.49829125</text:p>
          </table:table-cell>
          <table:table-cell table:formula="of:=POWER([.C787]-6.75;2)" office:value-type="float" office:value="0.0633572948265624" calcext:value-type="float">
            <text:p>0.063357294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03391" calcext:value-type="float">
            <text:p>6.503391</text:p>
          </table:table-cell>
          <table:table-cell office:value-type="float" office:value="6.4997785708" calcext:value-type="float">
            <text:p>6.4997785708</text:p>
          </table:table-cell>
          <table:table-cell table:formula="of:=POWER([.C788]-6.75;2)" office:value-type="float" office:value="0.0626107636308905" calcext:value-type="float">
            <text:p>0.062610763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492596" calcext:value-type="float">
            <text:p>6.492596</text:p>
          </table:table-cell>
          <table:table-cell office:value-type="float" office:value="6.5012826651" calcext:value-type="float">
            <text:p>6.5012826651</text:p>
          </table:table-cell>
          <table:table-cell table:formula="of:=POWER([.C789]-6.75;2)" office:value-type="float" office:value="0.0618603126797589" calcext:value-type="float">
            <text:p>0.061860312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481694" calcext:value-type="float">
            <text:p>6.481694</text:p>
          </table:table-cell>
          <table:table-cell office:value-type="float" office:value="6.5027977783" calcext:value-type="float">
            <text:p>6.5027977783</text:p>
          </table:table-cell>
          <table:table-cell table:formula="of:=POWER([.C790]-6.75;2)" office:value-type="float" office:value="0.0611089384134161" calcext:value-type="float">
            <text:p>0.061108938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470455" calcext:value-type="float">
            <text:p>6.470455</text:p>
          </table:table-cell>
          <table:table-cell office:value-type="float" office:value="6.5043200094" calcext:value-type="float">
            <text:p>6.5043200094</text:p>
          </table:table-cell>
          <table:table-cell table:formula="of:=POWER([.C791]-6.75;2)" office:value-type="float" office:value="0.0603586577812162" calcext:value-type="float">
            <text:p>0.0603586578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458726" calcext:value-type="float">
            <text:p>6.458726</text:p>
          </table:table-cell>
          <table:table-cell office:value-type="float" office:value="6.5058470472" calcext:value-type="float">
            <text:p>6.5058470472</text:p>
          </table:table-cell>
          <table:table-cell table:formula="of:=POWER([.C792]-6.75;2)" office:value-type="float" office:value="0.0596106643609592" calcext:value-type="float">
            <text:p>0.0596106644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446448" calcext:value-type="float">
            <text:p>6.446448</text:p>
          </table:table-cell>
          <table:table-cell office:value-type="float" office:value="6.5073777406" calcext:value-type="float">
            <text:p>6.5073777406</text:p>
          </table:table-cell>
          <table:table-cell table:formula="of:=POWER([.C793]-6.75;2)" office:value-type="float" office:value="0.0588655607563609" calcext:value-type="float">
            <text:p>0.0588655608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3366" calcext:value-type="float">
            <text:p>6.43366</text:p>
          </table:table-cell>
          <table:table-cell office:value-type="float" office:value="6.5089115849" calcext:value-type="float">
            <text:p>6.5089115849</text:p>
          </table:table-cell>
          <table:table-cell table:formula="of:=POWER([.C794]-6.75;2)" office:value-type="float" office:value="0.05812362389543" calcext:value-type="float">
            <text:p>0.0581236239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20485" calcext:value-type="float">
            <text:p>6.420485</text:p>
          </table:table-cell>
          <table:table-cell office:value-type="float" office:value="6.5104481745" calcext:value-type="float">
            <text:p>6.5104481745</text:p>
          </table:table-cell>
          <table:table-cell table:formula="of:=POWER([.C795]-6.75;2)" office:value-type="float" office:value="0.0573850771003822" calcext:value-type="float">
            <text:p>0.0573850771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07104" calcext:value-type="float">
            <text:p>6.407104</text:p>
          </table:table-cell>
          <table:table-cell office:value-type="float" office:value="6.5119867642" calcext:value-type="float">
            <text:p>6.5119867642</text:p>
          </table:table-cell>
          <table:table-cell table:formula="of:=POWER([.C796]-6.75;2)" office:value-type="float" office:value="0.0566503004159866" calcext:value-type="float">
            <text:p>0.0566503004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393721" calcext:value-type="float">
            <text:p>6.393721</text:p>
          </table:table-cell>
          <table:table-cell office:value-type="float" office:value="6.5135259481" calcext:value-type="float">
            <text:p>6.5135259481</text:p>
          </table:table-cell>
          <table:table-cell table:formula="of:=POWER([.C797]-6.75;2)" office:value-type="float" office:value="0.055919977222004" calcext:value-type="float">
            <text:p>0.0559199772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380526" calcext:value-type="float">
            <text:p>6.380526</text:p>
          </table:table-cell>
          <table:table-cell office:value-type="float" office:value="6.5150635566" calcext:value-type="float">
            <text:p>6.5150635566</text:p>
          </table:table-cell>
          <table:table-cell table:formula="of:=POWER([.C798]-6.75;2)" office:value-type="float" office:value="0.0551951324374412" calcext:value-type="float">
            <text:p>0.0551951324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367659" calcext:value-type="float">
            <text:p>6.367659</text:p>
          </table:table-cell>
          <table:table-cell office:value-type="float" office:value="6.5165967217" calcext:value-type="float">
            <text:p>6.5165967217</text:p>
          </table:table-cell>
          <table:table-cell table:formula="of:=POWER([.C799]-6.75;2)" office:value-type="float" office:value="0.0544770903211872" calcext:value-type="float">
            <text:p>0.054477090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355182" calcext:value-type="float">
            <text:p>6.355182</text:p>
          </table:table-cell>
          <table:table-cell office:value-type="float" office:value="6.5181221509" calcext:value-type="float">
            <text:p>6.5181221509</text:p>
          </table:table-cell>
          <table:table-cell table:formula="of:=POWER([.C800]-6.75;2)" office:value-type="float" office:value="0.0537673369032424" calcext:value-type="float">
            <text:p>0.053767336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343062" calcext:value-type="float">
            <text:p>6.343062</text:p>
          </table:table-cell>
          <table:table-cell office:value-type="float" office:value="6.5196365236" calcext:value-type="float">
            <text:p>6.5196365236</text:p>
          </table:table-cell>
          <table:table-cell table:formula="of:=POWER([.C801]-6.75;2)" office:value-type="float" office:value="0.0530673312590934" calcext:value-type="float">
            <text:p>0.053067331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331171" calcext:value-type="float">
            <text:p>6.331171</text:p>
          </table:table-cell>
          <table:table-cell office:value-type="float" office:value="6.5211369764" calcext:value-type="float">
            <text:p>6.5211369764</text:p>
          </table:table-cell>
          <table:table-cell table:formula="of:=POWER([.C802]-6.75;2)" office:value-type="float" office:value="0.0523782835713341" calcext:value-type="float">
            <text:p>0.0523782836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319298" calcext:value-type="float">
            <text:p>6.319298</text:p>
          </table:table-cell>
          <table:table-cell office:value-type="float" office:value="6.5226215708" calcext:value-type="float">
            <text:p>6.5226215708</text:p>
          </table:table-cell>
          <table:table-cell table:formula="of:=POWER([.C803]-6.75;2)" office:value-type="float" office:value="0.0517009500654593" calcext:value-type="float">
            <text:p>0.051700950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307167" calcext:value-type="float">
            <text:p>6.307167</text:p>
          </table:table-cell>
          <table:table-cell office:value-type="float" office:value="6.5240897028" calcext:value-type="float">
            <text:p>6.5240897028</text:p>
          </table:table-cell>
          <table:table-cell table:formula="of:=POWER([.C804]-6.75;2)" office:value-type="float" office:value="0.0510354623809925" calcext:value-type="float">
            <text:p>0.051035462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294471" calcext:value-type="float">
            <text:p>6.294471</text:p>
          </table:table-cell>
          <table:table-cell office:value-type="float" office:value="6.5255423726" calcext:value-type="float">
            <text:p>6.5255423726</text:p>
          </table:table-cell>
          <table:table-cell table:formula="of:=POWER([.C805]-6.75;2)" office:value-type="float" office:value="0.0503812264980371" calcext:value-type="float">
            <text:p>0.050381226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280894" calcext:value-type="float">
            <text:p>6.280894</text:p>
          </table:table-cell>
          <table:table-cell office:value-type="float" office:value="6.5269823208" calcext:value-type="float">
            <text:p>6.5269823208</text:p>
          </table:table-cell>
          <table:table-cell table:formula="of:=POWER([.C806]-6.75;2)" office:value-type="float" office:value="0.049736885235754" calcext:value-type="float">
            <text:p>0.0497368852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26613" calcext:value-type="float">
            <text:p>6.26613</text:p>
          </table:table-cell>
          <table:table-cell office:value-type="float" office:value="6.5284140047" calcext:value-type="float">
            <text:p>6.5284140047</text:p>
          </table:table-cell>
          <table:table-cell table:formula="of:=POWER([.C807]-6.75;2)" office:value-type="float" office:value="0.0491003533130916" calcext:value-type="float">
            <text:p>0.0491003533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24989" calcext:value-type="float">
            <text:p>6.24989</text:p>
          </table:table-cell>
          <table:table-cell office:value-type="float" office:value="6.5298434858" calcext:value-type="float">
            <text:p>6.5298434858</text:p>
          </table:table-cell>
          <table:table-cell table:formula="of:=POWER([.C808]-6.75;2)" office:value-type="float" office:value="0.0484688907446949" calcext:value-type="float">
            <text:p>0.04846889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231863" calcext:value-type="float">
            <text:p>6.231863</text:p>
          </table:table-cell>
          <table:table-cell office:value-type="float" office:value="6.5312782925" calcext:value-type="float">
            <text:p>6.5312782925</text:p>
          </table:table-cell>
          <table:table-cell table:formula="of:=POWER([.C809]-6.75;2)" office:value-type="float" office:value="0.0478391853317157" calcext:value-type="float">
            <text:p>0.047839185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211628" calcext:value-type="float">
            <text:p>6.211628</text:p>
          </table:table-cell>
          <table:table-cell office:value-type="float" office:value="6.5327274575" calcext:value-type="float">
            <text:p>6.5327274575</text:p>
          </table:table-cell>
          <table:table-cell table:formula="of:=POWER([.C810]-6.75;2)" office:value-type="float" office:value="0.0472073577244143" calcext:value-type="float">
            <text:p>0.047207357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188431" calcext:value-type="float">
            <text:p>6.188431</text:p>
          </table:table-cell>
          <table:table-cell office:value-type="float" office:value="6.5342019858" calcext:value-type="float">
            <text:p>6.5342019858</text:p>
          </table:table-cell>
          <table:table-cell table:formula="of:=POWER([.C811]-6.75;2)" office:value-type="float" office:value="0.0465687829326633" calcext:value-type="float">
            <text:p>0.0465687829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160624" calcext:value-type="float">
            <text:p>6.160624</text:p>
          </table:table-cell>
          <table:table-cell office:value-type="float" office:value="6.5357163962" calcext:value-type="float">
            <text:p>6.5357163962</text:p>
          </table:table-cell>
          <table:table-cell table:formula="of:=POWER([.C812]-6.75;2)" office:value-type="float" office:value="0.0459174628575155" calcext:value-type="float">
            <text:p>0.0459174629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124046" calcext:value-type="float">
            <text:p>6.124046</text:p>
          </table:table-cell>
          <table:table-cell office:value-type="float" office:value="6.5372929481" calcext:value-type="float">
            <text:p>6.5372929481</text:p>
          </table:table-cell>
          <table:table-cell table:formula="of:=POWER([.C813]-6.75;2)" office:value-type="float" office:value="0.0452442899279892" calcext:value-type="float">
            <text:p>0.0452442899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065765" calcext:value-type="float">
            <text:p>6.065765</text:p>
          </table:table-cell>
          <table:table-cell office:value-type="float" office:value="6.5389735047" calcext:value-type="float">
            <text:p>6.5389735047</text:p>
          </table:table-cell>
          <table:table-cell table:formula="of:=POWER([.C814]-6.75;2)" office:value-type="float" office:value="0.0445321817186008" calcext:value-type="float">
            <text:p>0.0445321817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923435" calcext:value-type="float">
            <text:p>5.923435</text:p>
          </table:table-cell>
          <table:table-cell office:value-type="float" office:value="6.540860967" calcext:value-type="float">
            <text:p>6.540860967</text:p>
          </table:table-cell>
          <table:table-cell table:formula="of:=POWER([.C815]-6.75;2)" office:value-type="float" office:value="0.0437391351241749" calcext:value-type="float">
            <text:p>0.043739135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200786" calcext:value-type="float">
            <text:p>2.200786</text:p>
          </table:table-cell>
          <table:table-cell office:value-type="float" office:value="6.5433524245" calcext:value-type="float">
            <text:p>6.5433524245</text:p>
          </table:table-cell>
          <table:table-cell table:formula="of:=POWER([.C816]-6.75;2)" office:value-type="float" office:value="0.0427032204600282" calcext:value-type="float">
            <text:p>0.042703220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511985" calcext:value-type="float">
            <text:p>6.511985</text:p>
          </table:table-cell>
          <table:table-cell office:value-type="float" office:value="6.563337" calcext:value-type="float">
            <text:p>6.563337</text:p>
          </table:table-cell>
          <table:table-cell table:formula="of:=POWER([.C817]-6.75;2)" office:value-type="float" office:value="0.0348430755690001" calcext:value-type="float">
            <text:p>0.0348430756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337565" calcext:value-type="float">
            <text:p>6.337565</text:p>
          </table:table-cell>
          <table:table-cell office:value-type="float" office:value="6.5629202642" calcext:value-type="float">
            <text:p>6.5629202642</text:p>
          </table:table-cell>
          <table:table-cell table:formula="of:=POWER([.C818]-6.75;2)" office:value-type="float" office:value="0.0349988275469979" calcext:value-type="float">
            <text:p>0.0349988275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283614" calcext:value-type="float">
            <text:p>6.283614</text:p>
          </table:table-cell>
          <table:table-cell office:value-type="float" office:value="6.5632621981" calcext:value-type="float">
            <text:p>6.5632621981</text:p>
          </table:table-cell>
          <table:table-cell table:formula="of:=POWER([.C819]-6.75;2)" office:value-type="float" office:value="0.0348710066584435" calcext:value-type="float">
            <text:p>0.0348710067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260012" calcext:value-type="float">
            <text:p>6.260012</text:p>
          </table:table-cell>
          <table:table-cell office:value-type="float" office:value="6.5637962594" calcext:value-type="float">
            <text:p>6.5637962594</text:p>
          </table:table-cell>
          <table:table-cell table:formula="of:=POWER([.C820]-6.75;2)" office:value-type="float" office:value="0.034671833013432" calcext:value-type="float">
            <text:p>0.03467183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249894" calcext:value-type="float">
            <text:p>6.249894</text:p>
          </table:table-cell>
          <table:table-cell office:value-type="float" office:value="6.564381283" calcext:value-type="float">
            <text:p>6.564381283</text:p>
          </table:table-cell>
          <table:table-cell table:formula="of:=POWER([.C821]-6.75;2)" office:value-type="float" office:value="0.034454308100726" calcext:value-type="float">
            <text:p>0.034454308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247568" calcext:value-type="float">
            <text:p>6.247568</text:p>
          </table:table-cell>
          <table:table-cell office:value-type="float" office:value="6.5649558349" calcext:value-type="float">
            <text:p>6.5649558349</text:p>
          </table:table-cell>
          <table:table-cell table:formula="of:=POWER([.C822]-6.75;2)" office:value-type="float" office:value="0.034241343037556" calcext:value-type="float">
            <text:p>0.03424134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250343" calcext:value-type="float">
            <text:p>6.250343</text:p>
          </table:table-cell>
          <table:table-cell office:value-type="float" office:value="6.5654853774" calcext:value-type="float">
            <text:p>6.5654853774</text:p>
          </table:table-cell>
          <table:table-cell table:formula="of:=POWER([.C823]-6.75;2)" office:value-type="float" office:value="0.0340456459532205" calcext:value-type="float">
            <text:p>0.03404564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256582" calcext:value-type="float">
            <text:p>6.256582</text:p>
          </table:table-cell>
          <table:table-cell office:value-type="float" office:value="6.5659479434" calcext:value-type="float">
            <text:p>6.5659479434</text:p>
          </table:table-cell>
          <table:table-cell table:formula="of:=POWER([.C824]-6.75;2)" office:value-type="float" office:value="0.0338751595386895" calcext:value-type="float">
            <text:p>0.0338751595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2651" calcext:value-type="float">
            <text:p>6.2651</text:p>
          </table:table-cell>
          <table:table-cell office:value-type="float" office:value="6.5663289906" calcext:value-type="float">
            <text:p>6.5663289906</text:p>
          </table:table-cell>
          <table:table-cell table:formula="of:=POWER([.C825]-6.75;2)" office:value-type="float" office:value="0.033735039694015" calcext:value-type="float">
            <text:p>0.0337350397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274968" calcext:value-type="float">
            <text:p>6.274968</text:p>
          </table:table-cell>
          <table:table-cell office:value-type="float" office:value="6.5666191368" calcext:value-type="float">
            <text:p>6.5666191368</text:p>
          </table:table-cell>
          <table:table-cell table:formula="of:=POWER([.C826]-6.75;2)" office:value-type="float" office:value="0.0336285409879771" calcext:value-type="float">
            <text:p>0.03362854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285443" calcext:value-type="float">
            <text:p>6.285443</text:p>
          </table:table-cell>
          <table:table-cell office:value-type="float" office:value="6.5668128443" calcext:value-type="float">
            <text:p>6.5668128443</text:p>
          </table:table-cell>
          <table:table-cell table:formula="of:=POWER([.C827]-6.75;2)" office:value-type="float" office:value="0.033557534013456" calcext:value-type="float">
            <text:p>0.033557534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295964" calcext:value-type="float">
            <text:p>6.295964</text:p>
          </table:table-cell>
          <table:table-cell office:value-type="float" office:value="6.5669075189" calcext:value-type="float">
            <text:p>6.5669075189</text:p>
          </table:table-cell>
          <table:table-cell table:formula="of:=POWER([.C828]-6.75;2)" office:value-type="float" office:value="0.0335228566353539" calcext:value-type="float">
            <text:p>0.0335228566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306162" calcext:value-type="float">
            <text:p>6.306162</text:p>
          </table:table-cell>
          <table:table-cell office:value-type="float" office:value="6.5669026651" calcext:value-type="float">
            <text:p>6.5669026651</text:p>
          </table:table-cell>
          <table:table-cell table:formula="of:=POWER([.C829]-6.75;2)" office:value-type="float" office:value="0.0335246340474828" calcext:value-type="float">
            <text:p>0.03352463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315857" calcext:value-type="float">
            <text:p>6.315857</text:p>
          </table:table-cell>
          <table:table-cell office:value-type="float" office:value="6.566799" calcext:value-type="float">
            <text:p>6.566799</text:p>
          </table:table-cell>
          <table:table-cell table:formula="of:=POWER([.C830]-6.75;2)" office:value-type="float" office:value="0.0335626064010001" calcext:value-type="float">
            <text:p>0.033562606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325052" calcext:value-type="float">
            <text:p>6.325052</text:p>
          </table:table-cell>
          <table:table-cell office:value-type="float" office:value="6.5665975613" calcext:value-type="float">
            <text:p>6.5665975613</text:p>
          </table:table-cell>
          <table:table-cell table:formula="of:=POWER([.C831]-6.75;2)" office:value-type="float" office:value="0.0336364545211072" calcext:value-type="float">
            <text:p>0.0336364545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333912" calcext:value-type="float">
            <text:p>6.333912</text:p>
          </table:table-cell>
          <table:table-cell office:value-type="float" office:value="6.5662986604" calcext:value-type="float">
            <text:p>6.5662986604</text:p>
          </table:table-cell>
          <table:table-cell table:formula="of:=POWER([.C832]-6.75;2)" office:value-type="float" office:value="0.0337461821708344" calcext:value-type="float">
            <text:p>0.033746182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342723" calcext:value-type="float">
            <text:p>6.342723</text:p>
          </table:table-cell>
          <table:table-cell office:value-type="float" office:value="6.5659006085" calcext:value-type="float">
            <text:p>6.5659006085</text:p>
          </table:table-cell>
          <table:table-cell table:formula="of:=POWER([.C833]-6.75;2)" office:value-type="float" office:value="0.0338925859506703" calcext:value-type="float">
            <text:p>0.03389258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351844" calcext:value-type="float">
            <text:p>6.351844</text:p>
          </table:table-cell>
          <table:table-cell office:value-type="float" office:value="6.5653980047" calcext:value-type="float">
            <text:p>6.5653980047</text:p>
          </table:table-cell>
          <table:table-cell table:formula="of:=POWER([.C834]-6.75;2)" office:value-type="float" office:value="0.034077896668741" calcext:value-type="float">
            <text:p>0.0340778967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361652" calcext:value-type="float">
            <text:p>6.361652</text:p>
          </table:table-cell>
          <table:table-cell office:value-type="float" office:value="6.5647789481" calcext:value-type="float">
            <text:p>6.5647789481</text:p>
          </table:table-cell>
          <table:table-cell table:formula="of:=POWER([.C835]-6.75;2)" office:value-type="float" office:value="0.0343068380669425" calcext:value-type="float">
            <text:p>0.034306838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372491" calcext:value-type="float">
            <text:p>6.372491</text:p>
          </table:table-cell>
          <table:table-cell office:value-type="float" office:value="6.5640194858" calcext:value-type="float">
            <text:p>6.5640194858</text:p>
          </table:table-cell>
          <table:table-cell table:formula="of:=POWER([.C836]-6.75;2)" office:value-type="float" office:value="0.0345887516620963" calcext:value-type="float">
            <text:p>0.034588751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384623" calcext:value-type="float">
            <text:p>6.384623</text:p>
          </table:table-cell>
          <table:table-cell office:value-type="float" office:value="6.5630696509" calcext:value-type="float">
            <text:p>6.5630696509</text:p>
          </table:table-cell>
          <table:table-cell table:formula="of:=POWER([.C837]-6.75;2)" office:value-type="float" office:value="0.0349429554146478" calcext:value-type="float">
            <text:p>0.03494295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398202" calcext:value-type="float">
            <text:p>6.398202</text:p>
          </table:table-cell>
          <table:table-cell office:value-type="float" office:value="6.561806033" calcext:value-type="float">
            <text:p>6.561806033</text:p>
          </table:table-cell>
          <table:table-cell table:formula="of:=POWER([.C838]-6.75;2)" office:value-type="float" office:value="0.0354169692151971" calcext:value-type="float">
            <text:p>0.035416969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41325" calcext:value-type="float">
            <text:p>6.41325</text:p>
          </table:table-cell>
          <table:table-cell office:value-type="float" office:value="6.5597565283" calcext:value-type="float">
            <text:p>6.5597565283</text:p>
          </table:table-cell>
          <table:table-cell table:formula="of:=POWER([.C839]-6.75;2)" office:value-type="float" office:value="0.0361925785244686" calcext:value-type="float">
            <text:p>0.036192578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429667" calcext:value-type="float">
            <text:p>6.429667</text:p>
          </table:table-cell>
          <table:table-cell office:value-type="float" office:value="6.5576360425" calcext:value-type="float">
            <text:p>6.5576360425</text:p>
          </table:table-cell>
          <table:table-cell table:formula="of:=POWER([.C840]-6.75;2)" office:value-type="float" office:value="0.0370038921450616" calcext:value-type="float">
            <text:p>0.0370038921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447243" calcext:value-type="float">
            <text:p>6.447243</text:p>
          </table:table-cell>
          <table:table-cell office:value-type="float" office:value="6.5584324906" calcext:value-type="float">
            <text:p>6.5584324906</text:p>
          </table:table-cell>
          <table:table-cell table:formula="of:=POWER([.C841]-6.75;2)" office:value-type="float" office:value="0.0366981106577193" calcext:value-type="float">
            <text:p>0.0366981107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465689" calcext:value-type="float">
            <text:p>6.465689</text:p>
          </table:table-cell>
          <table:table-cell office:value-type="float" office:value="6.5583279575" calcext:value-type="float">
            <text:p>6.5583279575</text:p>
          </table:table-cell>
          <table:table-cell table:formula="of:=POWER([.C842]-6.75;2)" office:value-type="float" office:value="0.036738171876122" calcext:value-type="float">
            <text:p>0.0367381719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484673" calcext:value-type="float">
            <text:p>6.484673</text:p>
          </table:table-cell>
          <table:table-cell office:value-type="float" office:value="6.5578571509" calcext:value-type="float">
            <text:p>6.5578571509</text:p>
          </table:table-cell>
          <table:table-cell table:formula="of:=POWER([.C843]-6.75;2)" office:value-type="float" office:value="0.0369188744602652" calcext:value-type="float">
            <text:p>0.036918874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503854" calcext:value-type="float">
            <text:p>6.503854</text:p>
          </table:table-cell>
          <table:table-cell office:value-type="float" office:value="6.5571447736" calcext:value-type="float">
            <text:p>6.5571447736</text:p>
          </table:table-cell>
          <table:table-cell table:formula="of:=POWER([.C844]-6.75;2)" office:value-type="float" office:value="0.0371931383497952" calcext:value-type="float">
            <text:p>0.0371931383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22922" calcext:value-type="float">
            <text:p>6.522922</text:p>
          </table:table-cell>
          <table:table-cell office:value-type="float" office:value="6.5562382406" calcext:value-type="float">
            <text:p>6.5562382406</text:p>
          </table:table-cell>
          <table:table-cell table:formula="of:=POWER([.C845]-6.75;2)" office:value-type="float" office:value="0.0375436194057835" calcext:value-type="float">
            <text:p>0.0375436194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541614" calcext:value-type="float">
            <text:p>6.541614</text:p>
          </table:table-cell>
          <table:table-cell office:value-type="float" office:value="6.5551618255" calcext:value-type="float">
            <text:p>6.5551618255</text:p>
          </table:table-cell>
          <table:table-cell table:formula="of:=POWER([.C846]-6.75;2)" office:value-type="float" office:value="0.0379619142424925" calcext:value-type="float">
            <text:p>0.037961914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559736" calcext:value-type="float">
            <text:p>6.559736</text:p>
          </table:table-cell>
          <table:table-cell office:value-type="float" office:value="6.5539323774" calcext:value-type="float">
            <text:p>6.5539323774</text:p>
          </table:table-cell>
          <table:table-cell table:formula="of:=POWER([.C847]-6.75;2)" office:value-type="float" office:value="0.0384425126320161" calcext:value-type="float">
            <text:p>0.038442512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577164" calcext:value-type="float">
            <text:p>6.577164</text:p>
          </table:table-cell>
          <table:table-cell office:value-type="float" office:value="6.5525653019" calcext:value-type="float">
            <text:p>6.5525653019</text:p>
          </table:table-cell>
          <table:table-cell table:formula="of:=POWER([.C848]-6.75;2)" office:value-type="float" office:value="0.0389804600138383" calcext:value-type="float">
            <text:p>0.03898046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593839" calcext:value-type="float">
            <text:p>6.593839</text:p>
          </table:table-cell>
          <table:table-cell office:value-type="float" office:value="6.5510771226" calcext:value-type="float">
            <text:p>6.5510771226</text:p>
          </table:table-cell>
          <table:table-cell table:formula="of:=POWER([.C849]-6.75;2)" office:value-type="float" office:value="0.0395703111530955" calcext:value-type="float">
            <text:p>0.0395703112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09757" calcext:value-type="float">
            <text:p>6.609757</text:p>
          </table:table-cell>
          <table:table-cell office:value-type="float" office:value="6.5494864009" calcext:value-type="float">
            <text:p>6.5494864009</text:p>
          </table:table-cell>
          <table:table-cell table:formula="of:=POWER([.C850]-6.75;2)" office:value-type="float" office:value="0.0402057034240354" calcext:value-type="float">
            <text:p>0.0402057034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24953" calcext:value-type="float">
            <text:p>6.624953</text:p>
          </table:table-cell>
          <table:table-cell office:value-type="float" office:value="6.5478137123" calcext:value-type="float">
            <text:p>6.5478137123</text:p>
          </table:table-cell>
          <table:table-cell table:formula="of:=POWER([.C851]-6.75;2)" office:value-type="float" office:value="0.0408792949339072" calcext:value-type="float">
            <text:p>0.040879294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3948" calcext:value-type="float">
            <text:p>6.63948</text:p>
          </table:table-cell>
          <table:table-cell office:value-type="float" office:value="6.5460810189" calcext:value-type="float">
            <text:p>6.5460810189</text:p>
          </table:table-cell>
          <table:table-cell table:formula="of:=POWER([.C852]-6.75;2)" office:value-type="float" office:value="0.0415829508528622" calcext:value-type="float">
            <text:p>0.041582950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53399" calcext:value-type="float">
            <text:p>6.653399</text:p>
          </table:table-cell>
          <table:table-cell office:value-type="float" office:value="6.5443106604" calcext:value-type="float">
            <text:p>6.5443106604</text:p>
          </table:table-cell>
          <table:table-cell table:formula="of:=POWER([.C853]-6.75;2)" office:value-type="float" office:value="0.0423081044250842" calcext:value-type="float">
            <text:p>0.042308104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66768" calcext:value-type="float">
            <text:p>6.666768</text:p>
          </table:table-cell>
          <table:table-cell office:value-type="float" office:value="6.5425241462" calcext:value-type="float">
            <text:p>6.5425241462</text:p>
          </table:table-cell>
          <table:table-cell table:formula="of:=POWER([.C854]-6.75;2)" office:value-type="float" office:value="0.043046229910039" calcext:value-type="float">
            <text:p>0.043046229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79631" calcext:value-type="float">
            <text:p>6.679631</text:p>
          </table:table-cell>
          <table:table-cell office:value-type="float" office:value="6.5407409811" calcext:value-type="float">
            <text:p>6.5407409811</text:p>
          </table:table-cell>
          <table:table-cell table:formula="of:=POWER([.C855]-6.75;2)" office:value-type="float" office:value="0.0437893369909906" calcext:value-type="float">
            <text:p>0.04378933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92019" calcext:value-type="float">
            <text:p>6.692019</text:p>
          </table:table-cell>
          <table:table-cell office:value-type="float" office:value="6.5389776509" calcext:value-type="float">
            <text:p>6.5389776509</text:p>
          </table:table-cell>
          <table:table-cell table:formula="of:=POWER([.C856]-6.75;2)" office:value-type="float" office:value="0.0445304318196824" calcext:value-type="float">
            <text:p>0.044530431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03952" calcext:value-type="float">
            <text:p>6.703952</text:p>
          </table:table-cell>
          <table:table-cell office:value-type="float" office:value="6.5372469387" calcext:value-type="float">
            <text:p>6.5372469387</text:p>
          </table:table-cell>
          <table:table-cell table:formula="of:=POWER([.C857]-6.75;2)" office:value-type="float" office:value="0.0452638650925215" calcext:value-type="float">
            <text:p>0.045263865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715439" calcext:value-type="float">
            <text:p>6.715439</text:p>
          </table:table-cell>
          <table:table-cell office:value-type="float" office:value="6.5355575802" calcext:value-type="float">
            <text:p>6.5355575802</text:p>
          </table:table-cell>
          <table:table-cell table:formula="of:=POWER([.C858]-6.75;2)" office:value-type="float" office:value="0.0459855514096795" calcext:value-type="float">
            <text:p>0.045985551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26486" calcext:value-type="float">
            <text:p>6.726486</text:p>
          </table:table-cell>
          <table:table-cell office:value-type="float" office:value="6.5339143585" calcext:value-type="float">
            <text:p>6.5339143585</text:p>
          </table:table-cell>
          <table:table-cell table:formula="of:=POWER([.C859]-6.75;2)" office:value-type="float" office:value="0.0466930044624667" calcext:value-type="float">
            <text:p>0.0466930045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37096" calcext:value-type="float">
            <text:p>6.737096</text:p>
          </table:table-cell>
          <table:table-cell office:value-type="float" office:value="6.5323185189" calcext:value-type="float">
            <text:p>6.5323185189</text:p>
          </table:table-cell>
          <table:table-cell table:formula="of:=POWER([.C860]-6.75;2)" office:value-type="float" office:value="0.0473852272138895" calcext:value-type="float">
            <text:p>0.0473852272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47271" calcext:value-type="float">
            <text:p>6.747271</text:p>
          </table:table-cell>
          <table:table-cell office:value-type="float" office:value="6.5307684858" calcext:value-type="float">
            <text:p>6.5307684858</text:p>
          </table:table-cell>
          <table:table-cell table:formula="of:=POWER([.C861]-6.75;2)" office:value-type="float" office:value="0.0480624568184246" calcext:value-type="float">
            <text:p>0.0480624568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57014" calcext:value-type="float">
            <text:p>6.757014</text:p>
          </table:table-cell>
          <table:table-cell office:value-type="float" office:value="6.5292607547" calcext:value-type="float">
            <text:p>6.5292607547</text:p>
          </table:table-cell>
          <table:table-cell table:formula="of:=POWER([.C862]-6.75;2)" office:value-type="float" office:value="0.0487258144156135" calcext:value-type="float">
            <text:p>0.048725814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66324" calcext:value-type="float">
            <text:p>6.766324</text:p>
          </table:table-cell>
          <table:table-cell office:value-type="float" office:value="6.5277908255" calcext:value-type="float">
            <text:p>6.5277908255</text:p>
          </table:table-cell>
          <table:table-cell table:formula="of:=POWER([.C863]-6.75;2)" office:value-type="float" office:value="0.0493769172319713" calcext:value-type="float">
            <text:p>0.049376917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75196" calcext:value-type="float">
            <text:p>6.775196</text:p>
          </table:table-cell>
          <table:table-cell office:value-type="float" office:value="6.5263541274" calcext:value-type="float">
            <text:p>6.5263541274</text:p>
          </table:table-cell>
          <table:table-cell table:formula="of:=POWER([.C864]-6.75;2)" office:value-type="float" office:value="0.0500174763310153" calcext:value-type="float">
            <text:p>0.0500174763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83617" calcext:value-type="float">
            <text:p>6.783617</text:p>
          </table:table-cell>
          <table:table-cell office:value-type="float" office:value="6.5249467783" calcext:value-type="float">
            <text:p>6.5249467783</text:p>
          </table:table-cell>
          <table:table-cell table:formula="of:=POWER([.C865]-6.75;2)" office:value-type="float" office:value="0.0506489525975492" calcext:value-type="float">
            <text:p>0.0506489526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91562" calcext:value-type="float">
            <text:p>6.791562</text:p>
          </table:table-cell>
          <table:table-cell office:value-type="float" office:value="6.5235661792" calcext:value-type="float">
            <text:p>6.5235661792</text:p>
          </table:table-cell>
          <table:table-cell table:formula="of:=POWER([.C866]-6.75;2)" office:value-type="float" office:value="0.0512722752020864" calcext:value-type="float">
            <text:p>0.0512722752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98996" calcext:value-type="float">
            <text:p>6.798996</text:p>
          </table:table-cell>
          <table:table-cell office:value-type="float" office:value="6.5222113962" calcext:value-type="float">
            <text:p>6.5222113962</text:p>
          </table:table-cell>
          <table:table-cell table:formula="of:=POWER([.C867]-6.75;2)" office:value-type="float" office:value="0.0518876480211532" calcext:value-type="float">
            <text:p>0.05188764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805872" calcext:value-type="float">
            <text:p>6.805872</text:p>
          </table:table-cell>
          <table:table-cell office:value-type="float" office:value="6.5208832972" calcext:value-type="float">
            <text:p>6.5208832972</text:p>
          </table:table-cell>
          <table:table-cell table:formula="of:=POWER([.C868]-6.75;2)" office:value-type="float" office:value="0.0524944635019435" calcext:value-type="float">
            <text:p>0.0524944635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812135" calcext:value-type="float">
            <text:p>6.812135</text:p>
          </table:table-cell>
          <table:table-cell office:value-type="float" office:value="6.5195844953" calcext:value-type="float">
            <text:p>6.5195844953</text:p>
          </table:table-cell>
          <table:table-cell table:formula="of:=POWER([.C869]-6.75;2)" office:value-type="float" office:value="0.0530913048061556" calcext:value-type="float">
            <text:p>0.053091304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17723" calcext:value-type="float">
            <text:p>6.817723</text:p>
          </table:table-cell>
          <table:table-cell office:value-type="float" office:value="6.5183191321" calcext:value-type="float">
            <text:p>6.5183191321</text:p>
          </table:table-cell>
          <table:table-cell table:formula="of:=POWER([.C870]-6.75;2)" office:value-type="float" office:value="0.0536760245508971" calcext:value-type="float">
            <text:p>0.053676024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822573" calcext:value-type="float">
            <text:p>6.822573</text:p>
          </table:table-cell>
          <table:table-cell office:value-type="float" office:value="6.5170925236" calcext:value-type="float">
            <text:p>6.5170925236</text:p>
          </table:table-cell>
          <table:table-cell table:formula="of:=POWER([.C871]-6.75;2)" office:value-type="float" office:value="0.0542458925630167" calcext:value-type="float">
            <text:p>0.0542458926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26624" calcext:value-type="float">
            <text:p>6.826624</text:p>
          </table:table-cell>
          <table:table-cell office:value-type="float" office:value="6.5159107453" calcext:value-type="float">
            <text:p>6.5159107453</text:p>
          </table:table-cell>
          <table:table-cell table:formula="of:=POWER([.C872]-6.75;2)" office:value-type="float" office:value="0.0547977791660014" calcext:value-type="float">
            <text:p>0.054797779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29819" calcext:value-type="float">
            <text:p>6.829819</text:p>
          </table:table-cell>
          <table:table-cell office:value-type="float" office:value="6.5147801745" calcext:value-type="float">
            <text:p>6.5147801745</text:p>
          </table:table-cell>
          <table:table-cell table:formula="of:=POWER([.C873]-6.75;2)" office:value-type="float" office:value="0.0553283663082503" calcext:value-type="float">
            <text:p>0.0553283663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32107" calcext:value-type="float">
            <text:p>6.832107</text:p>
          </table:table-cell>
          <table:table-cell office:value-type="float" office:value="6.5137070943" calcext:value-type="float">
            <text:p>6.5137070943</text:p>
          </table:table-cell>
          <table:table-cell table:formula="of:=POWER([.C874]-6.75;2)" office:value-type="float" office:value="0.0558343372841491" calcext:value-type="float">
            <text:p>0.055834337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833447" calcext:value-type="float">
            <text:p>6.833447</text:p>
          </table:table-cell>
          <table:table-cell office:value-type="float" office:value="6.5126973491" calcext:value-type="float">
            <text:p>6.5126973491</text:p>
          </table:table-cell>
          <table:table-cell table:formula="of:=POWER([.C875]-6.75;2)" office:value-type="float" office:value="0.0563125481241674" calcext:value-type="float">
            <text:p>0.056312548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33804" calcext:value-type="float">
            <text:p>6.833804</text:p>
          </table:table-cell>
          <table:table-cell office:value-type="float" office:value="6.5117560896" calcext:value-type="float">
            <text:p>6.5117560896</text:p>
          </table:table-cell>
          <table:table-cell table:formula="of:=POWER([.C876]-6.75;2)" office:value-type="float" office:value="0.056760160842683" calcext:value-type="float">
            <text:p>0.0567601608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33147" calcext:value-type="float">
            <text:p>6.833147</text:p>
          </table:table-cell>
          <table:table-cell office:value-type="float" office:value="6.5108876321" calcext:value-type="float">
            <text:p>6.5108876321</text:p>
          </table:table-cell>
          <table:table-cell table:formula="of:=POWER([.C877]-6.75;2)" office:value-type="float" office:value="0.0571747244827449" calcext:value-type="float">
            <text:p>0.0571747245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31452" calcext:value-type="float">
            <text:p>6.831452</text:p>
          </table:table-cell>
          <table:table-cell office:value-type="float" office:value="6.5100954811" calcext:value-type="float">
            <text:p>6.5100954811</text:p>
          </table:table-cell>
          <table:table-cell table:formula="of:=POWER([.C878]-6.75;2)" office:value-type="float" office:value="0.0575541781886402" calcext:value-type="float">
            <text:p>0.0575541782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28695" calcext:value-type="float">
            <text:p>6.828695</text:p>
          </table:table-cell>
          <table:table-cell office:value-type="float" office:value="6.5093824057" calcext:value-type="float">
            <text:p>6.5093824057</text:p>
          </table:table-cell>
          <table:table-cell table:formula="of:=POWER([.C879]-6.75;2)" office:value-type="float" office:value="0.0578968266867193" calcext:value-type="float">
            <text:p>0.057896826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24854" calcext:value-type="float">
            <text:p>6.824854</text:p>
          </table:table-cell>
          <table:table-cell office:value-type="float" office:value="6.5087506698" calcext:value-type="float">
            <text:p>6.5087506698</text:p>
          </table:table-cell>
          <table:table-cell table:formula="of:=POWER([.C880]-6.75;2)" office:value-type="float" office:value="0.0582012393219484" calcext:value-type="float">
            <text:p>0.058201239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19912" calcext:value-type="float">
            <text:p>6.819912</text:p>
          </table:table-cell>
          <table:table-cell office:value-type="float" office:value="6.5082022972" calcext:value-type="float">
            <text:p>6.5082022972</text:p>
          </table:table-cell>
          <table:table-cell table:formula="of:=POWER([.C881]-6.75;2)" office:value-type="float" office:value="0.0584661290793569" calcext:value-type="float">
            <text:p>0.0584661291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13856" calcext:value-type="float">
            <text:p>6.813856</text:p>
          </table:table-cell>
          <table:table-cell office:value-type="float" office:value="6.5077393443" calcext:value-type="float">
            <text:p>6.5077393443</text:p>
          </table:table-cell>
          <table:table-cell table:formula="of:=POWER([.C882]-6.75;2)" office:value-type="float" office:value="0.0586902253001939" calcext:value-type="float">
            <text:p>0.0586902253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06683" calcext:value-type="float">
            <text:p>6.806683</text:p>
          </table:table-cell>
          <table:table-cell office:value-type="float" office:value="6.5073641745" calcext:value-type="float">
            <text:p>6.5073641745</text:p>
          </table:table-cell>
          <table:table-cell table:formula="of:=POWER([.C883]-6.75;2)" office:value-type="float" office:value="0.0588721438160664" calcext:value-type="float">
            <text:p>0.058872143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98405" calcext:value-type="float">
            <text:p>6.798405</text:p>
          </table:table-cell>
          <table:table-cell office:value-type="float" office:value="6.5070796368" calcext:value-type="float">
            <text:p>6.5070796368</text:p>
          </table:table-cell>
          <table:table-cell table:formula="of:=POWER([.C884]-6.75;2)" office:value-type="float" office:value="0.0590103028572197" calcext:value-type="float">
            <text:p>0.059010302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89053" calcext:value-type="float">
            <text:p>6.789053</text:p>
          </table:table-cell>
          <table:table-cell office:value-type="float" office:value="6.5068891368" calcext:value-type="float">
            <text:p>6.5068891368</text:p>
          </table:table-cell>
          <table:table-cell table:formula="of:=POWER([.C885]-6.75;2)" office:value-type="float" office:value="0.0591028918058492" calcext:value-type="float">
            <text:p>0.0591028918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78679" calcext:value-type="float">
            <text:p>6.778679</text:p>
          </table:table-cell>
          <table:table-cell office:value-type="float" office:value="6.5067965849" calcext:value-type="float">
            <text:p>6.5067965849</text:p>
          </table:table-cell>
          <table:table-cell table:formula="of:=POWER([.C886]-6.75;2)" office:value-type="float" office:value="0.0591479011163029" calcext:value-type="float">
            <text:p>0.059147901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67363" calcext:value-type="float">
            <text:p>6.767363</text:p>
          </table:table-cell>
          <table:table-cell office:value-type="float" office:value="6.5068062123" calcext:value-type="float">
            <text:p>6.5068062123</text:p>
          </table:table-cell>
          <table:table-cell table:formula="of:=POWER([.C887]-6.75;2)" office:value-type="float" office:value="0.0591432183758727" calcext:value-type="float">
            <text:p>0.059143218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55207" calcext:value-type="float">
            <text:p>6.755207</text:p>
          </table:table-cell>
          <table:table-cell office:value-type="float" office:value="6.5069222311" calcext:value-type="float">
            <text:p>6.5069222311</text:p>
          </table:table-cell>
          <table:table-cell table:formula="of:=POWER([.C888]-6.75;2)" office:value-type="float" office:value="0.0590868017334019" calcext:value-type="float">
            <text:p>0.0590868017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42334" calcext:value-type="float">
            <text:p>6.742334</text:p>
          </table:table-cell>
          <table:table-cell office:value-type="float" office:value="6.5071484528" calcext:value-type="float">
            <text:p>6.5071484528</text:p>
          </table:table-cell>
          <table:table-cell table:formula="of:=POWER([.C889]-6.75;2)" office:value-type="float" office:value="0.0589768739774338" calcext:value-type="float">
            <text:p>0.058976874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2888" calcext:value-type="float">
            <text:p>6.72888</text:p>
          </table:table-cell>
          <table:table-cell office:value-type="float" office:value="6.5074878396" calcext:value-type="float">
            <text:p>6.5074878396</text:p>
          </table:table-cell>
          <table:table-cell table:formula="of:=POWER([.C890]-6.75;2)" office:value-type="float" office:value="0.0588121479418756" calcext:value-type="float">
            <text:p>0.058812147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14988" calcext:value-type="float">
            <text:p>6.714988</text:p>
          </table:table-cell>
          <table:table-cell office:value-type="float" office:value="6.5079420991" calcext:value-type="float">
            <text:p>6.5079420991</text:p>
          </table:table-cell>
          <table:table-cell table:formula="of:=POWER([.C891]-6.75;2)" office:value-type="float" office:value="0.0585920273881142" calcext:value-type="float">
            <text:p>0.05859202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00794" calcext:value-type="float">
            <text:p>6.700794</text:p>
          </table:table-cell>
          <table:table-cell office:value-type="float" office:value="6.5085113443" calcext:value-type="float">
            <text:p>6.5085113443</text:p>
          </table:table-cell>
          <table:table-cell table:formula="of:=POWER([.C892]-6.75;2)" office:value-type="float" office:value="0.0583167708317929" calcext:value-type="float">
            <text:p>0.0583167708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86418" calcext:value-type="float">
            <text:p>6.686418</text:p>
          </table:table-cell>
          <table:table-cell office:value-type="float" office:value="6.5091939057" calcext:value-type="float">
            <text:p>6.5091939057</text:p>
          </table:table-cell>
          <table:table-cell table:formula="of:=POWER([.C893]-6.75;2)" office:value-type="float" office:value="0.0579875750520204" calcext:value-type="float">
            <text:p>0.0579875751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71957" calcext:value-type="float">
            <text:p>6.671957</text:p>
          </table:table-cell>
          <table:table-cell office:value-type="float" office:value="6.5099862877" calcext:value-type="float">
            <text:p>6.5099862877</text:p>
          </table:table-cell>
          <table:table-cell table:formula="of:=POWER([.C894]-6.75;2)" office:value-type="float" office:value="0.057606582092027" calcext:value-type="float">
            <text:p>0.0576065821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57475" calcext:value-type="float">
            <text:p>6.657475</text:p>
          </table:table-cell>
          <table:table-cell office:value-type="float" office:value="6.5108833019" calcext:value-type="float">
            <text:p>6.5108833019</text:p>
          </table:table-cell>
          <table:table-cell table:formula="of:=POWER([.C895]-6.75;2)" office:value-type="float" office:value="0.0571767953102466" calcext:value-type="float">
            <text:p>0.0571767953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643003" calcext:value-type="float">
            <text:p>6.643003</text:p>
          </table:table-cell>
          <table:table-cell office:value-type="float" office:value="6.5118783585" calcext:value-type="float">
            <text:p>6.5118783585</text:p>
          </table:table-cell>
          <table:table-cell table:formula="of:=POWER([.C896]-6.75;2)" office:value-type="float" office:value="0.0567019161506546" calcext:value-type="float">
            <text:p>0.0567019162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28542" calcext:value-type="float">
            <text:p>6.628542</text:p>
          </table:table-cell>
          <table:table-cell office:value-type="float" office:value="6.5129638726" calcext:value-type="float">
            <text:p>6.5129638726</text:p>
          </table:table-cell>
          <table:table-cell table:formula="of:=POWER([.C897]-6.75;2)" office:value-type="float" office:value="0.0561861256927889" calcext:value-type="float">
            <text:p>0.056186125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614064" calcext:value-type="float">
            <text:p>6.614064</text:p>
          </table:table-cell>
          <table:table-cell office:value-type="float" office:value="6.5141317217" calcext:value-type="float">
            <text:p>6.5141317217</text:p>
          </table:table-cell>
          <table:table-cell table:formula="of:=POWER([.C898]-6.75;2)" office:value-type="float" office:value="0.0556338447082062" calcext:value-type="float">
            <text:p>0.055633844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99525" calcext:value-type="float">
            <text:p>6.599525</text:p>
          </table:table-cell>
          <table:table-cell office:value-type="float" office:value="6.5153737264" calcext:value-type="float">
            <text:p>6.5153737264</text:p>
          </table:table-cell>
          <table:table-cell table:formula="of:=POWER([.C899]-6.75;2)" office:value-type="float" office:value="0.0550494882634221" calcext:value-type="float">
            <text:p>0.0550494883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584876" calcext:value-type="float">
            <text:p>6.584876</text:p>
          </table:table-cell>
          <table:table-cell office:value-type="float" office:value="6.5166820755" calcext:value-type="float">
            <text:p>6.5166820755</text:p>
          </table:table-cell>
          <table:table-cell table:formula="of:=POWER([.C900]-6.75;2)" office:value-type="float" office:value="0.0544372538929875" calcext:value-type="float">
            <text:p>0.0544372539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570075" calcext:value-type="float">
            <text:p>6.570075</text:p>
          </table:table-cell>
          <table:table-cell office:value-type="float" office:value="6.5180496132" calcext:value-type="float">
            <text:p>6.5180496132</text:p>
          </table:table-cell>
          <table:table-cell table:formula="of:=POWER([.C901]-6.75;2)" office:value-type="float" office:value="0.0538009819366698" calcext:value-type="float">
            <text:p>0.0538009819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555099" calcext:value-type="float">
            <text:p>6.555099</text:p>
          </table:table-cell>
          <table:table-cell office:value-type="float" office:value="6.5194700142" calcext:value-type="float">
            <text:p>6.5194700142</text:p>
          </table:table-cell>
          <table:table-cell table:formula="of:=POWER([.C902]-6.75;2)" office:value-type="float" office:value="0.053144074352948" calcext:value-type="float">
            <text:p>0.0531440744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53995" calcext:value-type="float">
            <text:p>6.53995</text:p>
          </table:table-cell>
          <table:table-cell office:value-type="float" office:value="6.5209378066" calcext:value-type="float">
            <text:p>6.5209378066</text:p>
          </table:table-cell>
          <table:table-cell table:formula="of:=POWER([.C903]-6.75;2)" office:value-type="float" office:value="0.052469488445219" calcext:value-type="float">
            <text:p>0.052469488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524664" calcext:value-type="float">
            <text:p>6.524664</text:p>
          </table:table-cell>
          <table:table-cell office:value-type="float" office:value="6.5224482453" calcext:value-type="float">
            <text:p>6.5224482453</text:p>
          </table:table-cell>
          <table:table-cell table:formula="of:=POWER([.C904]-6.75;2)" office:value-type="float" office:value="0.0517798010670491" calcext:value-type="float">
            <text:p>0.0517798011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509308" calcext:value-type="float">
            <text:p>6.509308</text:p>
          </table:table-cell>
          <table:table-cell office:value-type="float" office:value="6.5239970896" calcext:value-type="float">
            <text:p>6.5239970896</text:p>
          </table:table-cell>
          <table:table-cell table:formula="of:=POWER([.C905]-6.75;2)" office:value-type="float" office:value="0.0510773155092705" calcext:value-type="float">
            <text:p>0.051077315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493974" calcext:value-type="float">
            <text:p>6.493974</text:p>
          </table:table-cell>
          <table:table-cell office:value-type="float" office:value="6.5255803208" calcext:value-type="float">
            <text:p>6.5255803208</text:p>
          </table:table-cell>
          <table:table-cell table:formula="of:=POWER([.C906]-6.75;2)" office:value-type="float" office:value="0.0503641924122311" calcext:value-type="float">
            <text:p>0.050364192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478772" calcext:value-type="float">
            <text:p>6.478772</text:p>
          </table:table-cell>
          <table:table-cell office:value-type="float" office:value="6.5271938679" calcext:value-type="float">
            <text:p>6.5271938679</text:p>
          </table:table-cell>
          <table:table-cell table:formula="of:=POWER([.C907]-6.75;2)" office:value-type="float" office:value="0.0496425725013625" calcext:value-type="float">
            <text:p>0.049642572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463815" calcext:value-type="float">
            <text:p>6.463815</text:p>
          </table:table-cell>
          <table:table-cell office:value-type="float" office:value="6.5288333679" calcext:value-type="float">
            <text:p>6.5288333679</text:p>
          </table:table-cell>
          <table:table-cell table:formula="of:=POWER([.C908]-6.75;2)" office:value-type="float" office:value="0.0489146791544568" calcext:value-type="float">
            <text:p>0.048914679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449207" calcext:value-type="float">
            <text:p>6.449207</text:p>
          </table:table-cell>
          <table:table-cell office:value-type="float" office:value="6.5304940047" calcext:value-type="float">
            <text:p>6.5304940047</text:p>
          </table:table-cell>
          <table:table-cell table:formula="of:=POWER([.C909]-6.75;2)" office:value-type="float" office:value="0.0481828819726438" calcext:value-type="float">
            <text:p>0.04818288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35027" calcext:value-type="float">
            <text:p>6.435027</text:p>
          </table:table-cell>
          <table:table-cell office:value-type="float" office:value="6.5321704764" calcext:value-type="float">
            <text:p>6.5321704764</text:p>
          </table:table-cell>
          <table:table-cell table:formula="of:=POWER([.C910]-6.75;2)" office:value-type="float" office:value="0.0474497013518029" calcext:value-type="float">
            <text:p>0.0474497014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421316" calcext:value-type="float">
            <text:p>6.421316</text:p>
          </table:table-cell>
          <table:table-cell office:value-type="float" office:value="6.5338570708" calcext:value-type="float">
            <text:p>6.5338570708</text:p>
          </table:table-cell>
          <table:table-cell table:formula="of:=POWER([.C911]-6.75;2)" office:value-type="float" office:value="0.0467177658431563" calcext:value-type="float">
            <text:p>0.0467177658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408073" calcext:value-type="float">
            <text:p>6.408073</text:p>
          </table:table-cell>
          <table:table-cell office:value-type="float" office:value="6.5355478585" calcext:value-type="float">
            <text:p>6.5355478585</text:p>
          </table:table-cell>
          <table:table-cell table:formula="of:=POWER([.C912]-6.75;2)" office:value-type="float" office:value="0.0459897209939359" calcext:value-type="float">
            <text:p>0.04598972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395246" calcext:value-type="float">
            <text:p>6.395246</text:p>
          </table:table-cell>
          <table:table-cell office:value-type="float" office:value="6.5372369292" calcext:value-type="float">
            <text:p>6.5372369292</text:p>
          </table:table-cell>
          <table:table-cell table:formula="of:=POWER([.C913]-6.75;2)" office:value-type="float" office:value="0.045268124296246" calcext:value-type="float">
            <text:p>0.045268124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382736" calcext:value-type="float">
            <text:p>6.382736</text:p>
          </table:table-cell>
          <table:table-cell office:value-type="float" office:value="6.5389187075" calcext:value-type="float">
            <text:p>6.5389187075</text:p>
          </table:table-cell>
          <table:table-cell table:formula="of:=POWER([.C914]-6.75;2)" office:value-type="float" office:value="0.0445553120434707" calcext:value-type="float">
            <text:p>0.04455531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370401" calcext:value-type="float">
            <text:p>6.370401</text:p>
          </table:table-cell>
          <table:table-cell office:value-type="float" office:value="6.54058825" calcext:value-type="float">
            <text:p>6.54058825</text:p>
          </table:table-cell>
          <table:table-cell table:formula="of:=POWER([.C915]-6.75;2)" office:value-type="float" office:value="0.0438532810380625" calcext:value-type="float">
            <text:p>0.04385328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358067" calcext:value-type="float">
            <text:p>6.358067</text:p>
          </table:table-cell>
          <table:table-cell office:value-type="float" office:value="6.5422415472" calcext:value-type="float">
            <text:p>6.5422415472</text:p>
          </table:table-cell>
          <table:table-cell table:formula="of:=POWER([.C916]-6.75;2)" office:value-type="float" office:value="0.0431635747098499" calcext:value-type="float">
            <text:p>0.043163574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345536" calcext:value-type="float">
            <text:p>6.345536</text:p>
          </table:table-cell>
          <table:table-cell office:value-type="float" office:value="6.5438757264" calcext:value-type="float">
            <text:p>6.5438757264</text:p>
          </table:table-cell>
          <table:table-cell table:formula="of:=POWER([.C917]-6.75;2)" office:value-type="float" office:value="0.0424872161671278" calcext:value-type="float">
            <text:p>0.042487216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332604" calcext:value-type="float">
            <text:p>6.332604</text:p>
          </table:table-cell>
          <table:table-cell office:value-type="float" office:value="6.5454892453" calcext:value-type="float">
            <text:p>6.5454892453</text:p>
          </table:table-cell>
          <table:table-cell table:formula="of:=POWER([.C918]-6.75;2)" office:value-type="float" office:value="0.0418246487879637" calcext:value-type="float">
            <text:p>0.0418246488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319064" calcext:value-type="float">
            <text:p>6.319064</text:p>
          </table:table-cell>
          <table:table-cell office:value-type="float" office:value="6.5470819575" calcext:value-type="float">
            <text:p>6.5470819575</text:p>
          </table:table-cell>
          <table:table-cell table:formula="of:=POWER([.C919]-6.75;2)" office:value-type="float" office:value="0.0411757319720319" calcext:value-type="float">
            <text:p>0.04117573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304719" calcext:value-type="float">
            <text:p>6.304719</text:p>
          </table:table-cell>
          <table:table-cell office:value-type="float" office:value="6.5486551698" calcext:value-type="float">
            <text:p>6.5486551698</text:p>
          </table:table-cell>
          <table:table-cell table:formula="of:=POWER([.C920]-6.75;2)" office:value-type="float" office:value="0.0405397406482668" calcext:value-type="float">
            <text:p>0.040539740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289381" calcext:value-type="float">
            <text:p>6.289381</text:p>
          </table:table-cell>
          <table:table-cell office:value-type="float" office:value="6.5502116179" calcext:value-type="float">
            <text:p>6.5502116179</text:p>
          </table:table-cell>
          <table:table-cell table:formula="of:=POWER([.C921]-6.75;2)" office:value-type="float" office:value="0.0399153976221354" calcext:value-type="float">
            <text:p>0.039915397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272863" calcext:value-type="float">
            <text:p>6.272863</text:p>
          </table:table-cell>
          <table:table-cell office:value-type="float" office:value="6.5517554434" calcext:value-type="float">
            <text:p>6.5517554434</text:p>
          </table:table-cell>
          <table:table-cell table:formula="of:=POWER([.C922]-6.75;2)" office:value-type="float" office:value="0.0393009042215305" calcext:value-type="float">
            <text:p>0.039300904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254962" calcext:value-type="float">
            <text:p>6.254962</text:p>
          </table:table-cell>
          <table:table-cell office:value-type="float" office:value="6.5532921745" calcext:value-type="float">
            <text:p>6.5532921745</text:p>
          </table:table-cell>
          <table:table-cell table:formula="of:=POWER([.C923]-6.75;2)" office:value-type="float" office:value="0.0386939686129384" calcext:value-type="float">
            <text:p>0.038693968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235426" calcext:value-type="float">
            <text:p>6.235426</text:p>
          </table:table-cell>
          <table:table-cell office:value-type="float" office:value="6.5548287736" calcext:value-type="float">
            <text:p>6.5548287736</text:p>
          </table:table-cell>
          <table:table-cell table:formula="of:=POWER([.C924]-6.75;2)" office:value-type="float" office:value="0.0380918076144802" calcext:value-type="float">
            <text:p>0.0380918076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213892" calcext:value-type="float">
            <text:p>6.213892</text:p>
          </table:table-cell>
          <table:table-cell office:value-type="float" office:value="6.5563737925" calcext:value-type="float">
            <text:p>6.5563737925</text:p>
          </table:table-cell>
          <table:table-cell table:formula="of:=POWER([.C925]-6.75;2)" office:value-type="float" office:value="0.0374911082308329" calcext:value-type="float">
            <text:p>0.0374911082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189784" calcext:value-type="float">
            <text:p>6.189784</text:p>
          </table:table-cell>
          <table:table-cell office:value-type="float" office:value="6.5579377972" calcext:value-type="float">
            <text:p>6.5579377972</text:p>
          </table:table-cell>
          <table:table-cell table:formula="of:=POWER([.C926]-6.75;2)" office:value-type="float" office:value="0.0368878897443883" calcext:value-type="float">
            <text:p>0.0368878897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162122" calcext:value-type="float">
            <text:p>6.162122</text:p>
          </table:table-cell>
          <table:table-cell office:value-type="float" office:value="6.5595342358" calcext:value-type="float">
            <text:p>6.5595342358</text:p>
          </table:table-cell>
          <table:table-cell table:formula="of:=POWER([.C927]-6.75;2)" office:value-type="float" office:value="0.0362772073322899" calcext:value-type="float">
            <text:p>0.0362772073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129137" calcext:value-type="float">
            <text:p>6.129137</text:p>
          </table:table-cell>
          <table:table-cell office:value-type="float" office:value="6.561181184" calcext:value-type="float">
            <text:p>6.561181184</text:p>
          </table:table-cell>
          <table:table-cell table:formula="of:=POWER([.C928]-6.75;2)" office:value-type="float" office:value="0.0356525452756417" calcext:value-type="float">
            <text:p>0.035652545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087393" calcext:value-type="float">
            <text:p>6.087393</text:p>
          </table:table-cell>
          <table:table-cell office:value-type="float" office:value="6.5629048726" calcext:value-type="float">
            <text:p>6.5629048726</text:p>
          </table:table-cell>
          <table:table-cell table:formula="of:=POWER([.C929]-6.75;2)" office:value-type="float" office:value="0.0350045866968223" calcext:value-type="float">
            <text:p>0.035004586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029481" calcext:value-type="float">
            <text:p>6.029481</text:p>
          </table:table-cell>
          <table:table-cell office:value-type="float" office:value="6.5647474198" calcext:value-type="float">
            <text:p>6.5647474198</text:p>
          </table:table-cell>
          <table:table-cell table:formula="of:=POWER([.C930]-6.75;2)" office:value-type="float" office:value="0.0343185184707575" calcext:value-type="float">
            <text:p>0.034318518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936427" calcext:value-type="float">
            <text:p>5.936427</text:p>
          </table:table-cell>
          <table:table-cell office:value-type="float" office:value="6.5667854575" calcext:value-type="float">
            <text:p>6.5667854575</text:p>
          </table:table-cell>
          <table:table-cell table:formula="of:=POWER([.C931]-6.75;2)" office:value-type="float" office:value="0.0335675685834843" calcext:value-type="float">
            <text:p>0.033567568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741959" calcext:value-type="float">
            <text:p>5.741959</text:p>
          </table:table-cell>
          <table:table-cell office:value-type="float" office:value="6.5691846509" calcext:value-type="float">
            <text:p>6.5691846509</text:p>
          </table:table-cell>
          <table:table-cell table:formula="of:=POWER([.C932]-6.75;2)" office:value-type="float" office:value="0.0326941904701547" calcext:value-type="float">
            <text:p>0.0326941905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94485" calcext:value-type="float">
            <text:p>4.94485</text:p>
          </table:table-cell>
          <table:table-cell office:value-type="float" office:value="6.5724228868" calcext:value-type="float">
            <text:p>6.5724228868</text:p>
          </table:table-cell>
          <table:table-cell table:formula="of:=POWER([.C933]-6.75;2)" office:value-type="float" office:value="0.0315336311324456" calcext:value-type="float">
            <text:p>0.0315336311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362784" calcext:value-type="float">
            <text:p>8.362784</text:p>
          </table:table-cell>
          <table:table-cell office:value-type="float" office:value="6.5793421462" calcext:value-type="float">
            <text:p>6.5793421462</text:p>
          </table:table-cell>
          <table:table-cell table:formula="of:=POWER([.C934]-6.75;2)" office:value-type="float" office:value="0.0291241030636221" calcext:value-type="float">
            <text:p>0.0291241031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78088" calcext:value-type="float">
            <text:p>6.778088</text:p>
          </table:table-cell>
          <table:table-cell office:value-type="float" office:value="6.5700596038" calcext:value-type="float">
            <text:p>6.5700596038</text:p>
          </table:table-cell>
          <table:table-cell table:formula="of:=POWER([.C935]-6.75;2)" office:value-type="float" office:value="0.032378546184613" calcext:value-type="float">
            <text:p>0.032378546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531155" calcext:value-type="float">
            <text:p>6.531155</text:p>
          </table:table-cell>
          <table:table-cell office:value-type="float" office:value="6.5681725142" calcext:value-type="float">
            <text:p>6.5681725142</text:p>
          </table:table-cell>
          <table:table-cell table:formula="of:=POWER([.C936]-6.75;2)" office:value-type="float" office:value="0.033061234592349" calcext:value-type="float">
            <text:p>0.033061234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429067" calcext:value-type="float">
            <text:p>6.429067</text:p>
          </table:table-cell>
          <table:table-cell office:value-type="float" office:value="6.5673715425" calcext:value-type="float">
            <text:p>6.5673715425</text:p>
          </table:table-cell>
          <table:table-cell table:formula="of:=POWER([.C937]-6.75;2)" office:value-type="float" office:value="0.0333531534888293" calcext:value-type="float">
            <text:p>0.0333531535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373298" calcext:value-type="float">
            <text:p>6.373298</text:p>
          </table:table-cell>
          <table:table-cell office:value-type="float" office:value="6.5669756226" calcext:value-type="float">
            <text:p>6.5669756226</text:p>
          </table:table-cell>
          <table:table-cell table:formula="of:=POWER([.C938]-6.75;2)" office:value-type="float" office:value="0.0334979227226575" calcext:value-type="float">
            <text:p>0.0334979227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338782" calcext:value-type="float">
            <text:p>6.338782</text:p>
          </table:table-cell>
          <table:table-cell office:value-type="float" office:value="6.5667700094" calcext:value-type="float">
            <text:p>6.5667700094</text:p>
          </table:table-cell>
          <table:table-cell table:formula="of:=POWER([.C939]-6.75;2)" office:value-type="float" office:value="0.0335732294552761" calcext:value-type="float">
            <text:p>0.0335732295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316234" calcext:value-type="float">
            <text:p>6.316234</text:p>
          </table:table-cell>
          <table:table-cell office:value-type="float" office:value="6.5666598679" calcext:value-type="float">
            <text:p>6.5666598679</text:p>
          </table:table-cell>
          <table:table-cell table:formula="of:=POWER([.C940]-6.75;2)" office:value-type="float" office:value="0.0336136040384453" calcext:value-type="float">
            <text:p>0.03361360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30145" calcext:value-type="float">
            <text:p>6.30145</text:p>
          </table:table-cell>
          <table:table-cell office:value-type="float" office:value="6.5665957123" calcext:value-type="float">
            <text:p>6.5665957123</text:p>
          </table:table-cell>
          <table:table-cell table:formula="of:=POWER([.C941]-6.75;2)" office:value-type="float" office:value="0.0336371327467444" calcext:value-type="float">
            <text:p>0.033637132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292273" calcext:value-type="float">
            <text:p>6.292273</text:p>
          </table:table-cell>
          <table:table-cell office:value-type="float" office:value="6.5665490613" calcext:value-type="float">
            <text:p>6.5665490613</text:p>
          </table:table-cell>
          <table:table-cell table:formula="of:=POWER([.C942]-6.75;2)" office:value-type="float" office:value="0.0336542469099112" calcext:value-type="float">
            <text:p>0.033654246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287505" calcext:value-type="float">
            <text:p>6.287505</text:p>
          </table:table-cell>
          <table:table-cell office:value-type="float" office:value="6.5665021509" calcext:value-type="float">
            <text:p>6.5665021509</text:p>
          </table:table-cell>
          <table:table-cell table:formula="of:=POWER([.C943]-6.75;2)" office:value-type="float" office:value="0.0336714606243264" calcext:value-type="float">
            <text:p>0.0336714606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28643" calcext:value-type="float">
            <text:p>6.28643</text:p>
          </table:table-cell>
          <table:table-cell office:value-type="float" office:value="6.5664426179" calcext:value-type="float">
            <text:p>6.5664426179</text:p>
          </table:table-cell>
          <table:table-cell table:formula="of:=POWER([.C944]-6.75;2)" office:value-type="float" office:value="0.0336933125234054" calcext:value-type="float">
            <text:p>0.0336933125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288591" calcext:value-type="float">
            <text:p>6.288591</text:p>
          </table:table-cell>
          <table:table-cell office:value-type="float" office:value="6.566360283" calcext:value-type="float">
            <text:p>6.566360283</text:p>
          </table:table-cell>
          <table:table-cell table:formula="of:=POWER([.C945]-6.75;2)" office:value-type="float" office:value="0.0337235456598401" calcext:value-type="float">
            <text:p>0.033723545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293659" calcext:value-type="float">
            <text:p>6.293659</text:p>
          </table:table-cell>
          <table:table-cell office:value-type="float" office:value="6.5662449953" calcext:value-type="float">
            <text:p>6.5662449953</text:p>
          </table:table-cell>
          <table:table-cell table:formula="of:=POWER([.C946]-6.75;2)" office:value-type="float" office:value="0.033765901752297" calcext:value-type="float">
            <text:p>0.0337659018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30136" calcext:value-type="float">
            <text:p>6.30136</text:p>
          </table:table-cell>
          <table:table-cell office:value-type="float" office:value="6.5660851274" calcext:value-type="float">
            <text:p>6.5660851274</text:p>
          </table:table-cell>
          <table:table-cell table:formula="of:=POWER([.C947]-6.75;2)" office:value-type="float" office:value="0.0338246803634742" calcext:value-type="float">
            <text:p>0.033824680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31143" calcext:value-type="float">
            <text:p>6.31143</text:p>
          </table:table-cell>
          <table:table-cell office:value-type="float" office:value="6.5658665472" calcext:value-type="float">
            <text:p>6.5658665472</text:p>
          </table:table-cell>
          <table:table-cell table:formula="of:=POWER([.C948]-6.75;2)" office:value-type="float" office:value="0.0339051284400499" calcext:value-type="float">
            <text:p>0.0339051284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323589" calcext:value-type="float">
            <text:p>6.323589</text:p>
          </table:table-cell>
          <table:table-cell office:value-type="float" office:value="6.5655718821" calcext:value-type="float">
            <text:p>6.5655718821</text:p>
          </table:table-cell>
          <table:table-cell table:formula="of:=POWER([.C949]-6.75;2)" office:value-type="float" office:value="0.0340137306721361" calcext:value-type="float">
            <text:p>0.0340137307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33753" calcext:value-type="float">
            <text:p>6.33753</text:p>
          </table:table-cell>
          <table:table-cell office:value-type="float" office:value="6.5651798302" calcext:value-type="float">
            <text:p>6.5651798302</text:p>
          </table:table-cell>
          <table:table-cell table:formula="of:=POWER([.C950]-6.75;2)" office:value-type="float" office:value="0.0341584951649008" calcext:value-type="float">
            <text:p>0.034158495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352923" calcext:value-type="float">
            <text:p>6.352923</text:p>
          </table:table-cell>
          <table:table-cell office:value-type="float" office:value="6.5646640802" calcext:value-type="float">
            <text:p>6.5646640802</text:p>
          </table:table-cell>
          <table:table-cell table:formula="of:=POWER([.C951]-6.75;2)" office:value-type="float" office:value="0.034349403168112" calcext:value-type="float">
            <text:p>0.0343494032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369424" calcext:value-type="float">
            <text:p>6.369424</text:p>
          </table:table-cell>
          <table:table-cell office:value-type="float" office:value="6.5639908679" calcext:value-type="float">
            <text:p>6.5639908679</text:p>
          </table:table-cell>
          <table:table-cell table:formula="of:=POWER([.C952]-6.75;2)" office:value-type="float" office:value="0.0345993972245951" calcext:value-type="float">
            <text:p>0.034599397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386693" calcext:value-type="float">
            <text:p>6.386693</text:p>
          </table:table-cell>
          <table:table-cell office:value-type="float" office:value="6.5631128962" calcext:value-type="float">
            <text:p>6.5631128962</text:p>
          </table:table-cell>
          <table:table-cell table:formula="of:=POWER([.C953]-6.75;2)" office:value-type="float" office:value="0.034926789566752" calcext:value-type="float">
            <text:p>0.0349267896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404415" calcext:value-type="float">
            <text:p>6.404415</text:p>
          </table:table-cell>
          <table:table-cell office:value-type="float" office:value="6.5619527217" calcext:value-type="float">
            <text:p>6.5619527217</text:p>
          </table:table-cell>
          <table:table-cell table:formula="of:=POWER([.C954]-6.75;2)" office:value-type="float" office:value="0.0353617788760377" calcext:value-type="float">
            <text:p>0.035361778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422311" calcext:value-type="float">
            <text:p>6.422311</text:p>
          </table:table-cell>
          <table:table-cell office:value-type="float" office:value="6.5603483821" calcext:value-type="float">
            <text:p>6.5603483821</text:p>
          </table:table-cell>
          <table:table-cell table:formula="of:=POWER([.C955]-6.75;2)" office:value-type="float" office:value="0.0359677361720876" calcext:value-type="float">
            <text:p>0.035967736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440158" calcext:value-type="float">
            <text:p>6.440158</text:p>
          </table:table-cell>
          <table:table-cell office:value-type="float" office:value="6.5577899151" calcext:value-type="float">
            <text:p>6.5577899151</text:p>
          </table:table-cell>
          <table:table-cell table:formula="of:=POWER([.C956]-6.75;2)" office:value-type="float" office:value="0.0369447167372653" calcext:value-type="float">
            <text:p>0.0369447167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45779" calcext:value-type="float">
            <text:p>6.45779</text:p>
          </table:table-cell>
          <table:table-cell office:value-type="float" office:value="6.5488879717" calcext:value-type="float">
            <text:p>6.5488879717</text:p>
          </table:table-cell>
          <table:table-cell table:formula="of:=POWER([.C957]-6.75;2)" office:value-type="float" office:value="0.0404460479269399" calcext:value-type="float">
            <text:p>0.0404460479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475098" calcext:value-type="float">
            <text:p>6.475098</text:p>
          </table:table-cell>
          <table:table-cell office:value-type="float" office:value="6.5518143726" calcext:value-type="float">
            <text:p>6.5518143726</text:p>
          </table:table-cell>
          <table:table-cell table:formula="of:=POWER([.C958]-6.75;2)" office:value-type="float" office:value="0.0392775429079316" calcext:value-type="float">
            <text:p>0.039277542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492026" calcext:value-type="float">
            <text:p>6.492026</text:p>
          </table:table-cell>
          <table:table-cell office:value-type="float" office:value="6.5523686274" calcext:value-type="float">
            <text:p>6.5523686274</text:p>
          </table:table-cell>
          <table:table-cell table:formula="of:=POWER([.C959]-6.75;2)" office:value-type="float" office:value="0.0390581594357601" calcext:value-type="float">
            <text:p>0.039058159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508556" calcext:value-type="float">
            <text:p>6.508556</text:p>
          </table:table-cell>
          <table:table-cell office:value-type="float" office:value="6.5522424623" calcext:value-type="float">
            <text:p>6.5522424623</text:p>
          </table:table-cell>
          <table:table-cell table:formula="of:=POWER([.C960]-6.75;2)" office:value-type="float" office:value="0.039108043717167" calcext:value-type="float">
            <text:p>0.039108043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524696" calcext:value-type="float">
            <text:p>6.524696</text:p>
          </table:table-cell>
          <table:table-cell office:value-type="float" office:value="6.551752" calcext:value-type="float">
            <text:p>6.551752</text:p>
          </table:table-cell>
          <table:table-cell table:formula="of:=POWER([.C961]-6.75;2)" office:value-type="float" office:value="0.0393022695039998" calcext:value-type="float">
            <text:p>0.039302269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40467" calcext:value-type="float">
            <text:p>6.540467</text:p>
          </table:table-cell>
          <table:table-cell office:value-type="float" office:value="6.5510156132" calcext:value-type="float">
            <text:p>6.5510156132</text:p>
          </table:table-cell>
          <table:table-cell table:formula="of:=POWER([.C962]-6.75;2)" office:value-type="float" office:value="0.0395947861901721" calcext:value-type="float">
            <text:p>0.0395947862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555892" calcext:value-type="float">
            <text:p>6.555892</text:p>
          </table:table-cell>
          <table:table-cell office:value-type="float" office:value="6.550093533" calcext:value-type="float">
            <text:p>6.550093533</text:p>
          </table:table-cell>
          <table:table-cell table:formula="of:=POWER([.C963]-6.75;2)" office:value-type="float" office:value="0.0399625955484221" calcext:value-type="float">
            <text:p>0.039962595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570988" calcext:value-type="float">
            <text:p>6.570988</text:p>
          </table:table-cell>
          <table:table-cell office:value-type="float" office:value="6.5490227264" calcext:value-type="float">
            <text:p>6.5490227264</text:p>
          </table:table-cell>
          <table:table-cell table:formula="of:=POWER([.C964]-6.75;2)" office:value-type="float" office:value="0.0403918645036891" calcext:value-type="float">
            <text:p>0.0403918645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585763" calcext:value-type="float">
            <text:p>6.585763</text:p>
          </table:table-cell>
          <table:table-cell office:value-type="float" office:value="6.5478290142" calcext:value-type="float">
            <text:p>6.5478290142</text:p>
          </table:table-cell>
          <table:table-cell table:formula="of:=POWER([.C965]-6.75;2)" office:value-type="float" office:value="0.0408731074993436" calcext:value-type="float">
            <text:p>0.040873107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00219" calcext:value-type="float">
            <text:p>6.600219</text:p>
          </table:table-cell>
          <table:table-cell office:value-type="float" office:value="6.5465322264" calcext:value-type="float">
            <text:p>6.5465322264</text:p>
          </table:table-cell>
          <table:table-cell table:formula="of:=POWER([.C966]-6.75;2)" office:value-type="float" office:value="0.0413991348937408" calcext:value-type="float">
            <text:p>0.0413991349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14349" calcext:value-type="float">
            <text:p>6.614349</text:p>
          </table:table-cell>
          <table:table-cell office:value-type="float" office:value="6.545148783" calcext:value-type="float">
            <text:p>6.545148783</text:p>
          </table:table-cell>
          <table:table-cell table:formula="of:=POWER([.C967]-6.75;2)" office:value-type="float" office:value="0.041964021106381" calcext:value-type="float">
            <text:p>0.041964021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28146" calcext:value-type="float">
            <text:p>6.628146</text:p>
          </table:table-cell>
          <table:table-cell office:value-type="float" office:value="6.5436931085" calcext:value-type="float">
            <text:p>6.5436931085</text:p>
          </table:table-cell>
          <table:table-cell table:formula="of:=POWER([.C968]-6.75;2)" office:value-type="float" office:value="0.0425625334803927" calcext:value-type="float">
            <text:p>0.0425625335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641605" calcext:value-type="float">
            <text:p>6.641605</text:p>
          </table:table-cell>
          <table:table-cell office:value-type="float" office:value="6.5421784858" calcext:value-type="float">
            <text:p>6.5421784858</text:p>
          </table:table-cell>
          <table:table-cell table:formula="of:=POWER([.C969]-6.75;2)" office:value-type="float" office:value="0.0431897817643808" calcext:value-type="float">
            <text:p>0.0431897818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654722" calcext:value-type="float">
            <text:p>6.654722</text:p>
          </table:table-cell>
          <table:table-cell office:value-type="float" office:value="6.5406175189" calcext:value-type="float">
            <text:p>6.5406175189</text:p>
          </table:table-cell>
          <table:table-cell table:formula="of:=POWER([.C970]-6.75;2)" office:value-type="float" office:value="0.0438410233915921" calcext:value-type="float">
            <text:p>0.0438410234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667496" calcext:value-type="float">
            <text:p>6.667496</text:p>
          </table:table-cell>
          <table:table-cell office:value-type="float" office:value="6.5390223915" calcext:value-type="float">
            <text:p>6.5390223915</text:p>
          </table:table-cell>
          <table:table-cell table:formula="of:=POWER([.C971]-6.75;2)" office:value-type="float" office:value="0.0445115512883794" calcext:value-type="float">
            <text:p>0.044511551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79924" calcext:value-type="float">
            <text:p>6.679924</text:p>
          </table:table-cell>
          <table:table-cell office:value-type="float" office:value="6.5374048915" calcext:value-type="float">
            <text:p>6.5374048915</text:p>
          </table:table-cell>
          <table:table-cell table:formula="of:=POWER([.C972]-6.75;2)" office:value-type="float" office:value="0.0451966801581269" calcext:value-type="float">
            <text:p>0.045196680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692003" calcext:value-type="float">
            <text:p>6.692003</text:p>
          </table:table-cell>
          <table:table-cell office:value-type="float" office:value="6.5357763349" calcext:value-type="float">
            <text:p>6.5357763349</text:p>
          </table:table-cell>
          <table:table-cell table:formula="of:=POWER([.C973]-6.75;2)" office:value-type="float" office:value="0.0458917786888772" calcext:value-type="float">
            <text:p>0.0458917787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03727" calcext:value-type="float">
            <text:p>6.703727</text:p>
          </table:table-cell>
          <table:table-cell office:value-type="float" office:value="6.5341473443" calcext:value-type="float">
            <text:p>6.5341473443</text:p>
          </table:table-cell>
          <table:table-cell table:formula="of:=POWER([.C974]-6.75;2)" office:value-type="float" office:value="0.0465923689727427" calcext:value-type="float">
            <text:p>0.046592369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15084" calcext:value-type="float">
            <text:p>6.715084</text:p>
          </table:table-cell>
          <table:table-cell office:value-type="float" office:value="6.5325275896" calcext:value-type="float">
            <text:p>6.5325275896</text:p>
          </table:table-cell>
          <table:table-cell table:formula="of:=POWER([.C975]-6.75;2)" office:value-type="float" office:value="0.0472942492851861" calcext:value-type="float">
            <text:p>0.0472942493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26059" calcext:value-type="float">
            <text:p>6.726059</text:p>
          </table:table-cell>
          <table:table-cell office:value-type="float" office:value="6.5309255377" calcext:value-type="float">
            <text:p>6.5309255377</text:p>
          </table:table-cell>
          <table:table-cell table:formula="of:=POWER([.C976]-6.75;2)" office:value-type="float" office:value="0.0479936200320341" calcext:value-type="float">
            <text:p>0.04799362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36639" calcext:value-type="float">
            <text:p>6.736639</text:p>
          </table:table-cell>
          <table:table-cell office:value-type="float" office:value="6.5293482358" calcext:value-type="float">
            <text:p>6.5293482358</text:p>
          </table:table-cell>
          <table:table-cell table:formula="of:=POWER([.C977]-6.75;2)" office:value-type="float" office:value="0.0486872010445725" calcext:value-type="float">
            <text:p>0.048687201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46813" calcext:value-type="float">
            <text:p>6.746813</text:p>
          </table:table-cell>
          <table:table-cell office:value-type="float" office:value="6.5278011462" calcext:value-type="float">
            <text:p>6.5278011462</text:p>
          </table:table-cell>
          <table:table-cell table:formula="of:=POWER([.C978]-6.75;2)" office:value-type="float" office:value="0.0493723306300338" calcext:value-type="float">
            <text:p>0.0493723306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56578" calcext:value-type="float">
            <text:p>6.756578</text:p>
          </table:table-cell>
          <table:table-cell office:value-type="float" office:value="6.5262881368" calcext:value-type="float">
            <text:p>6.5262881368</text:p>
          </table:table-cell>
          <table:table-cell table:formula="of:=POWER([.C979]-6.75;2)" office:value-type="float" office:value="0.0500469977364156" calcext:value-type="float">
            <text:p>0.0500469977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6594" calcext:value-type="float">
            <text:p>6.76594</text:p>
          </table:table-cell>
          <table:table-cell office:value-type="float" office:value="6.5248115519" calcext:value-type="float">
            <text:p>6.5248115519</text:p>
          </table:table-cell>
          <table:table-cell table:formula="of:=POWER([.C980]-6.75;2)" office:value-type="float" office:value="0.0507098371576864" calcext:value-type="float">
            <text:p>0.0507098372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74914" calcext:value-type="float">
            <text:p>6.774914</text:p>
          </table:table-cell>
          <table:table-cell office:value-type="float" office:value="6.5233724292" calcext:value-type="float">
            <text:p>6.5233724292</text:p>
          </table:table-cell>
          <table:table-cell table:formula="of:=POWER([.C981]-6.75;2)" office:value-type="float" office:value="0.0513600558467089" calcext:value-type="float">
            <text:p>0.051360055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83522" calcext:value-type="float">
            <text:p>6.783522</text:p>
          </table:table-cell>
          <table:table-cell office:value-type="float" office:value="6.5219708019" calcext:value-type="float">
            <text:p>6.5219708019</text:p>
          </table:table-cell>
          <table:table-cell table:formula="of:=POWER([.C982]-6.75;2)" office:value-type="float" office:value="0.0519973151861289" calcext:value-type="float">
            <text:p>0.051997315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91785" calcext:value-type="float">
            <text:p>6.791785</text:p>
          </table:table-cell>
          <table:table-cell office:value-type="float" office:value="6.5206060849" calcext:value-type="float">
            <text:p>6.5206060849</text:p>
          </table:table-cell>
          <table:table-cell table:formula="of:=POWER([.C983]-6.75;2)" office:value-type="float" office:value="0.0526215682849061" calcext:value-type="float">
            <text:p>0.052621568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99717" calcext:value-type="float">
            <text:p>6.799717</text:p>
          </table:table-cell>
          <table:table-cell office:value-type="float" office:value="6.5192774717" calcext:value-type="float">
            <text:p>6.5192774717</text:p>
          </table:table-cell>
          <table:table-cell table:formula="of:=POWER([.C984]-6.75;2)" office:value-type="float" office:value="0.0532328850651444" calcext:value-type="float">
            <text:p>0.0532328851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807317" calcext:value-type="float">
            <text:p>6.807317</text:p>
          </table:table-cell>
          <table:table-cell office:value-type="float" office:value="6.5179843491" calcext:value-type="float">
            <text:p>6.5179843491</text:p>
          </table:table-cell>
          <table:table-cell table:formula="of:=POWER([.C985]-6.75;2)" office:value-type="float" office:value="0.0538312622625508" calcext:value-type="float">
            <text:p>0.0538312623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814557" calcext:value-type="float">
            <text:p>6.814557</text:p>
          </table:table-cell>
          <table:table-cell office:value-type="float" office:value="6.5167266226" calcext:value-type="float">
            <text:p>6.5167266226</text:p>
          </table:table-cell>
          <table:table-cell table:formula="of:=POWER([.C986]-6.75;2)" office:value-type="float" office:value="0.0544164686036027" calcext:value-type="float">
            <text:p>0.054416468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21382" calcext:value-type="float">
            <text:p>6.821382</text:p>
          </table:table-cell>
          <table:table-cell office:value-type="float" office:value="6.5155049858" calcext:value-type="float">
            <text:p>6.5155049858</text:p>
          </table:table-cell>
          <table:table-cell table:formula="of:=POWER([.C987]-6.75;2)" office:value-type="float" office:value="0.0549879116846583" calcext:value-type="float">
            <text:p>0.0549879117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27704" calcext:value-type="float">
            <text:p>6.827704</text:p>
          </table:table-cell>
          <table:table-cell office:value-type="float" office:value="6.5143210472" calcext:value-type="float">
            <text:p>6.5143210472</text:p>
          </table:table-cell>
          <table:table-cell table:formula="of:=POWER([.C988]-6.75;2)" office:value-type="float" office:value="0.0555445687929046" calcext:value-type="float">
            <text:p>0.055544568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33408" calcext:value-type="float">
            <text:p>6.833408</text:p>
          </table:table-cell>
          <table:table-cell office:value-type="float" office:value="6.5131773632" calcext:value-type="float">
            <text:p>6.5131773632</text:p>
          </table:table-cell>
          <table:table-cell table:formula="of:=POWER([.C989]-6.75;2)" office:value-type="float" office:value="0.0560849613009045" calcext:value-type="float">
            <text:p>0.0560849613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38356" calcext:value-type="float">
            <text:p>6.838356</text:p>
          </table:table-cell>
          <table:table-cell office:value-type="float" office:value="6.5120773443" calcext:value-type="float">
            <text:p>6.5120773443</text:p>
          </table:table-cell>
          <table:table-cell table:formula="of:=POWER([.C990]-6.75;2)" office:value-type="float" office:value="0.0566071900953409" calcext:value-type="float">
            <text:p>0.056607190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42399" calcext:value-type="float">
            <text:p>6.842399</text:p>
          </table:table-cell>
          <table:table-cell office:value-type="float" office:value="6.5110250943" calcext:value-type="float">
            <text:p>6.5110250943</text:p>
          </table:table-cell>
          <table:table-cell table:formula="of:=POWER([.C991]-6.75;2)" office:value-type="float" office:value="0.057109005554324" calcext:value-type="float">
            <text:p>0.057109005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45388" calcext:value-type="float">
            <text:p>6.845388</text:p>
          </table:table-cell>
          <table:table-cell office:value-type="float" office:value="6.5100251792" calcext:value-type="float">
            <text:p>6.5100251792</text:p>
          </table:table-cell>
          <table:table-cell table:formula="of:=POWER([.C992]-6.75;2)" office:value-type="float" office:value="0.057587914617992" calcext:value-type="float">
            <text:p>0.057587914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4719" calcext:value-type="float">
            <text:p>6.84719</text:p>
          </table:table-cell>
          <table:table-cell office:value-type="float" office:value="6.5090823962" calcext:value-type="float">
            <text:p>6.5090823962</text:p>
          </table:table-cell>
          <table:table-cell table:formula="of:=POWER([.C993]-6.75;2)" office:value-type="float" office:value="0.0580412918207337" calcext:value-type="float">
            <text:p>0.058041291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47696" calcext:value-type="float">
            <text:p>6.847696</text:p>
          </table:table-cell>
          <table:table-cell office:value-type="float" office:value="6.5082015377" calcext:value-type="float">
            <text:p>6.5082015377</text:p>
          </table:table-cell>
          <table:table-cell table:formula="of:=POWER([.C994]-6.75;2)" office:value-type="float" office:value="0.0584664963706446" calcext:value-type="float">
            <text:p>0.0584664964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46833" calcext:value-type="float">
            <text:p>6.846833</text:p>
          </table:table-cell>
          <table:table-cell office:value-type="float" office:value="6.5073872358" calcext:value-type="float">
            <text:p>6.5073872358</text:p>
          </table:table-cell>
          <table:table-cell table:formula="of:=POWER([.C995]-6.75;2)" office:value-type="float" office:value="0.058860953352765" calcext:value-type="float">
            <text:p>0.0588609534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44571" calcext:value-type="float">
            <text:p>6.844571</text:p>
          </table:table-cell>
          <table:table-cell office:value-type="float" office:value="6.5066438349" calcext:value-type="float">
            <text:p>6.5066438349</text:p>
          </table:table-cell>
          <table:table-cell table:formula="of:=POWER([.C996]-6.75;2)" office:value-type="float" office:value="0.0592222230921784" calcext:value-type="float">
            <text:p>0.0592222231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40919" calcext:value-type="float">
            <text:p>6.840919</text:p>
          </table:table-cell>
          <table:table-cell office:value-type="float" office:value="6.5059753255" calcext:value-type="float">
            <text:p>6.5059753255</text:p>
          </table:table-cell>
          <table:table-cell table:formula="of:=POWER([.C997]-6.75;2)" office:value-type="float" office:value="0.0595480417648311" calcext:value-type="float">
            <text:p>0.059548041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35926" calcext:value-type="float">
            <text:p>6.835926</text:p>
          </table:table-cell>
          <table:table-cell office:value-type="float" office:value="6.5053853396" calcext:value-type="float">
            <text:p>6.5053853396</text:p>
          </table:table-cell>
          <table:table-cell table:formula="of:=POWER([.C998]-6.75;2)" office:value-type="float" office:value="0.0598363320826073" calcext:value-type="float">
            <text:p>0.0598363321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29673" calcext:value-type="float">
            <text:p>6.829673</text:p>
          </table:table-cell>
          <table:table-cell office:value-type="float" office:value="6.5048771698" calcext:value-type="float">
            <text:p>6.5048771698</text:p>
          </table:table-cell>
          <table:table-cell table:formula="of:=POWER([.C999]-6.75;2)" office:value-type="float" office:value="0.0600852018852579" calcext:value-type="float">
            <text:p>0.0600852019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822259" calcext:value-type="float">
            <text:p>6.822259</text:p>
          </table:table-cell>
          <table:table-cell office:value-type="float" office:value="6.504453783" calcext:value-type="float">
            <text:p>6.504453783</text:p>
          </table:table-cell>
          <table:table-cell table:formula="of:=POWER([.C1000]-6.75;2)" office:value-type="float" office:value="0.0602929446830112" calcext:value-type="float">
            <text:p>0.060292944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8138" calcext:value-type="float">
            <text:p>6.8138</text:p>
          </table:table-cell>
          <table:table-cell office:value-type="float" office:value="6.5041178538" calcext:value-type="float">
            <text:p>6.5041178538</text:p>
          </table:table-cell>
          <table:table-cell table:formula="of:=POWER([.C1001]-6.75;2)" office:value-type="float" office:value="0.060458029819918" calcext:value-type="float">
            <text:p>0.0604580298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804407" calcext:value-type="float">
            <text:p>6.804407</text:p>
          </table:table-cell>
          <table:table-cell office:value-type="float" office:value="6.503871717" calcext:value-type="float">
            <text:p>6.503871717</text:p>
          </table:table-cell>
          <table:table-cell table:formula="of:=POWER([.C1002]-6.75;2)" office:value-type="float" office:value="0.0605791316925281" calcext:value-type="float">
            <text:p>0.0605791317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794187" calcext:value-type="float">
            <text:p>6.794187</text:p>
          </table:table-cell>
          <table:table-cell office:value-type="float" office:value="6.5037173585" calcext:value-type="float">
            <text:p>6.5037173585</text:p>
          </table:table-cell>
          <table:table-cell table:formula="of:=POWER([.C1003]-6.75;2)" office:value-type="float" office:value="0.0606551395042174" calcext:value-type="float">
            <text:p>0.0606551395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6.783233" calcext:value-type="float">
            <text:p>6.783233</text:p>
          </table:table-cell>
          <table:table-cell office:value-type="float" office:value="6.5036563019" calcext:value-type="float">
            <text:p>6.5036563019</text:p>
          </table:table-cell>
          <table:table-cell table:formula="of:=POWER([.C1004]-6.75;2)" office:value-type="float" office:value="0.0606852175935842" calcext:value-type="float">
            <text:p>0.0606852176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6.771623" calcext:value-type="float">
            <text:p>6.771623</text:p>
          </table:table-cell>
          <table:table-cell office:value-type="float" office:value="6.5036895236" calcext:value-type="float">
            <text:p>6.5036895236</text:p>
          </table:table-cell>
          <table:table-cell table:formula="of:=POWER([.C1005]-6.75;2)" office:value-type="float" office:value="0.0606688507843948" calcext:value-type="float">
            <text:p>0.0606688508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6.759417" calcext:value-type="float">
            <text:p>6.759417</text:p>
          </table:table-cell>
          <table:table-cell office:value-type="float" office:value="6.5038173585" calcext:value-type="float">
            <text:p>6.5038173585</text:p>
          </table:table-cell>
          <table:table-cell table:formula="of:=POWER([.C1006]-6.75;2)" office:value-type="float" office:value="0.0606058929759175" calcext:value-type="float">
            <text:p>0.060605893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746666" calcext:value-type="float">
            <text:p>6.746666</text:p>
          </table:table-cell>
          <table:table-cell office:value-type="float" office:value="6.5040394245" calcext:value-type="float">
            <text:p>6.5040394245</text:p>
          </table:table-cell>
          <table:table-cell table:formula="of:=POWER([.C1007]-6.75;2)" office:value-type="float" office:value="0.0604966047002911" calcext:value-type="float">
            <text:p>0.0604966047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733411" calcext:value-type="float">
            <text:p>6.733411</text:p>
          </table:table-cell>
          <table:table-cell office:value-type="float" office:value="6.5043545802" calcext:value-type="float">
            <text:p>6.5043545802</text:p>
          </table:table-cell>
          <table:table-cell table:formula="of:=POWER([.C1008]-6.75;2)" office:value-type="float" office:value="0.0603416722687181" calcext:value-type="float">
            <text:p>0.0603416723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719694" calcext:value-type="float">
            <text:p>6.719694</text:p>
          </table:table-cell>
          <table:table-cell office:value-type="float" office:value="6.5047609528" calcext:value-type="float">
            <text:p>6.5047609528</text:p>
          </table:table-cell>
          <table:table-cell table:formula="of:=POWER([.C1009]-6.75;2)" office:value-type="float" office:value="0.0601421902715639" calcext:value-type="float">
            <text:p>0.060142190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705557" calcext:value-type="float">
            <text:p>6.705557</text:p>
          </table:table-cell>
          <table:table-cell office:value-type="float" office:value="6.5052559811" calcext:value-type="float">
            <text:p>6.5052559811</text:p>
          </table:table-cell>
          <table:table-cell table:formula="of:=POWER([.C1010]-6.75;2)" office:value-type="float" office:value="0.0598996347873234" calcext:value-type="float">
            <text:p>0.0598996348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69105" calcext:value-type="float">
            <text:p>6.69105</text:p>
          </table:table-cell>
          <table:table-cell office:value-type="float" office:value="6.5058365802" calcext:value-type="float">
            <text:p>6.5058365802</text:p>
          </table:table-cell>
          <table:table-cell table:formula="of:=POWER([.C1011]-6.75;2)" office:value-type="float" office:value="0.0596157755684308" calcext:value-type="float">
            <text:p>0.0596157756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676229" calcext:value-type="float">
            <text:p>6.676229</text:p>
          </table:table-cell>
          <table:table-cell office:value-type="float" office:value="6.5064992877" calcext:value-type="float">
            <text:p>6.5064992877</text:p>
          </table:table-cell>
          <table:table-cell table:formula="of:=POWER([.C1012]-6.75;2)" office:value-type="float" office:value="0.0592925968906076" calcext:value-type="float">
            <text:p>0.0592925969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661158" calcext:value-type="float">
            <text:p>6.661158</text:p>
          </table:table-cell>
          <table:table-cell office:value-type="float" office:value="6.5072404717" calcext:value-type="float">
            <text:p>6.5072404717</text:p>
          </table:table-cell>
          <table:table-cell table:formula="of:=POWER([.C1013]-6.75;2)" office:value-type="float" office:value="0.0589321885804384" calcext:value-type="float">
            <text:p>0.0589321886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645905" calcext:value-type="float">
            <text:p>6.645905</text:p>
          </table:table-cell>
          <table:table-cell office:value-type="float" office:value="6.5080565047" calcext:value-type="float">
            <text:p>6.5080565047</text:p>
          </table:table-cell>
          <table:table-cell table:formula="of:=POWER([.C1014]-6.75;2)" office:value-type="float" office:value="0.0585366549179812" calcext:value-type="float">
            <text:p>0.0585366549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630542" calcext:value-type="float">
            <text:p>6.630542</text:p>
          </table:table-cell>
          <table:table-cell office:value-type="float" office:value="6.5089439481" calcext:value-type="float">
            <text:p>6.5089439481</text:p>
          </table:table-cell>
          <table:table-cell table:formula="of:=POWER([.C1015]-6.75;2)" office:value-type="float" office:value="0.0581080201576156" calcext:value-type="float">
            <text:p>0.0581080202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615133" calcext:value-type="float">
            <text:p>6.615133</text:p>
          </table:table-cell>
          <table:table-cell office:value-type="float" office:value="6.5098996462" calcext:value-type="float">
            <text:p>6.5098996462</text:p>
          </table:table-cell>
          <table:table-cell table:formula="of:=POWER([.C1016]-6.75;2)" office:value-type="float" office:value="0.0576481798948851" calcext:value-type="float">
            <text:p>0.0576481799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.59974" calcext:value-type="float">
            <text:p>6.59974</text:p>
          </table:table-cell>
          <table:table-cell office:value-type="float" office:value="6.5109208019" calcext:value-type="float">
            <text:p>6.5109208019</text:p>
          </table:table-cell>
          <table:table-cell table:formula="of:=POWER([.C1017]-6.75;2)" office:value-type="float" office:value="0.0571588629641389" calcext:value-type="float">
            <text:p>0.057158863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.584411" calcext:value-type="float">
            <text:p>6.584411</text:p>
          </table:table-cell>
          <table:table-cell office:value-type="float" office:value="6.5120049434" calcext:value-type="float">
            <text:p>6.5120049434</text:p>
          </table:table-cell>
          <table:table-cell table:formula="of:=POWER([.C1018]-6.75;2)" office:value-type="float" office:value="0.0566416469660372" calcext:value-type="float">
            <text:p>0.05664164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56918" calcext:value-type="float">
            <text:p>6.56918</text:p>
          </table:table-cell>
          <table:table-cell office:value-type="float" office:value="6.5131498538" calcext:value-type="float">
            <text:p>6.5131498538</text:p>
          </table:table-cell>
          <table:table-cell table:formula="of:=POWER([.C1019]-6.75;2)" office:value-type="float" office:value="0.0560979917549614" calcext:value-type="float">
            <text:p>0.056097991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554069" calcext:value-type="float">
            <text:p>6.554069</text:p>
          </table:table-cell>
          <table:table-cell office:value-type="float" office:value="6.5143534623" calcext:value-type="float">
            <text:p>6.5143534623</text:p>
          </table:table-cell>
          <table:table-cell table:formula="of:=POWER([.C1020]-6.75;2)" office:value-type="float" office:value="0.0555292907299976" calcext:value-type="float">
            <text:p>0.055529290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539086" calcext:value-type="float">
            <text:p>6.539086</text:p>
          </table:table-cell>
          <table:table-cell office:value-type="float" office:value="6.5156136698" calcext:value-type="float">
            <text:p>6.5156136698</text:p>
          </table:table-cell>
          <table:table-cell table:formula="of:=POWER([.C1021]-6.75;2)" office:value-type="float" office:value="0.0549369517846232" calcext:value-type="float">
            <text:p>0.0549369518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524228" calcext:value-type="float">
            <text:p>6.524228</text:p>
          </table:table-cell>
          <table:table-cell office:value-type="float" office:value="6.5169281981" calcext:value-type="float">
            <text:p>6.5169281981</text:p>
          </table:table-cell>
          <table:table-cell table:formula="of:=POWER([.C1022]-6.75;2)" office:value-type="float" office:value="0.0543224648409126" calcext:value-type="float">
            <text:p>0.0543224648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509486" calcext:value-type="float">
            <text:p>6.509486</text:p>
          </table:table-cell>
          <table:table-cell office:value-type="float" office:value="6.5182944528" calcext:value-type="float">
            <text:p>6.5182944528</text:p>
          </table:table-cell>
          <table:table-cell table:formula="of:=POWER([.C1023]-6.75;2)" office:value-type="float" office:value="0.0536874606032513" calcext:value-type="float">
            <text:p>0.0536874606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494853" calcext:value-type="float">
            <text:p>6.494853</text:p>
          </table:table-cell>
          <table:table-cell office:value-type="float" office:value="6.5197094009" calcext:value-type="float">
            <text:p>6.5197094009</text:p>
          </table:table-cell>
          <table:table-cell table:formula="of:=POWER([.C1024]-6.75;2)" office:value-type="float" office:value="0.0530337600338369" calcext:value-type="float">
            <text:p>0.0530337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80324" calcext:value-type="float">
            <text:p>6.480324</text:p>
          </table:table-cell>
          <table:table-cell office:value-type="float" office:value="6.5211694906" calcext:value-type="float">
            <text:p>6.5211694906</text:p>
          </table:table-cell>
          <table:table-cell table:formula="of:=POWER([.C1025]-6.75;2)" office:value-type="float" office:value="0.0523634020322634" calcext:value-type="float">
            <text:p>0.052363402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465907" calcext:value-type="float">
            <text:p>6.465907</text:p>
          </table:table-cell>
          <table:table-cell office:value-type="float" office:value="6.5226706226" calcext:value-type="float">
            <text:p>6.5226706226</text:p>
          </table:table-cell>
          <table:table-cell table:formula="of:=POWER([.C1026]-6.75;2)" office:value-type="float" office:value="0.0516786458290717" calcext:value-type="float">
            <text:p>0.0516786458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451624" calcext:value-type="float">
            <text:p>6.451624</text:p>
          </table:table-cell>
          <table:table-cell office:value-type="float" office:value="6.5242081557" calcext:value-type="float">
            <text:p>6.5242081557</text:p>
          </table:table-cell>
          <table:table-cell table:formula="of:=POWER([.C1027]-6.75;2)" office:value-type="float" office:value="0.0509819569523953" calcext:value-type="float">
            <text:p>0.05098195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437516" calcext:value-type="float">
            <text:p>6.437516</text:p>
          </table:table-cell>
          <table:table-cell office:value-type="float" office:value="6.525776934" calcext:value-type="float">
            <text:p>6.525776934</text:p>
          </table:table-cell>
          <table:table-cell table:formula="of:=POWER([.C1028]-6.75;2)" office:value-type="float" office:value="0.0502759833264406" calcext:value-type="float">
            <text:p>0.0502759833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423637" calcext:value-type="float">
            <text:p>6.423637</text:p>
          </table:table-cell>
          <table:table-cell office:value-type="float" office:value="6.5273713349" calcext:value-type="float">
            <text:p>6.5273713349</text:p>
          </table:table-cell>
          <table:table-cell table:formula="of:=POWER([.C1029]-6.75;2)" office:value-type="float" office:value="0.0495635225242081" calcext:value-type="float">
            <text:p>0.0495635225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410055" calcext:value-type="float">
            <text:p>6.410055</text:p>
          </table:table-cell>
          <table:table-cell office:value-type="float" office:value="6.5289853491" calcext:value-type="float">
            <text:p>6.5289853491</text:p>
          </table:table-cell>
          <table:table-cell table:formula="of:=POWER([.C1030]-6.75;2)" office:value-type="float" office:value="0.0488474759124489" calcext:value-type="float">
            <text:p>0.048847475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396835" calcext:value-type="float">
            <text:p>6.396835</text:p>
          </table:table-cell>
          <table:table-cell office:value-type="float" office:value="6.5306126651" calcext:value-type="float">
            <text:p>6.5306126651</text:p>
          </table:table-cell>
          <table:table-cell table:formula="of:=POWER([.C1031]-6.75;2)" office:value-type="float" office:value="0.0481308027145249" calcext:value-type="float">
            <text:p>0.048130802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384037" calcext:value-type="float">
            <text:p>6.384037</text:p>
          </table:table-cell>
          <table:table-cell office:value-type="float" office:value="6.5322468019" calcext:value-type="float">
            <text:p>6.5322468019</text:p>
          </table:table-cell>
          <table:table-cell table:formula="of:=POWER([.C1032]-6.75;2)" office:value-type="float" office:value="0.0474164552827777" calcext:value-type="float">
            <text:p>0.047416455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371699" calcext:value-type="float">
            <text:p>6.371699</text:p>
          </table:table-cell>
          <table:table-cell office:value-type="float" office:value="6.5338812547" calcext:value-type="float">
            <text:p>6.5338812547</text:p>
          </table:table-cell>
          <table:table-cell table:formula="of:=POWER([.C1033]-6.75;2)" office:value-type="float" office:value="0.0467073120700464" calcext:value-type="float">
            <text:p>0.046707312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359831" calcext:value-type="float">
            <text:p>6.359831</text:p>
          </table:table-cell>
          <table:table-cell office:value-type="float" office:value="6.5355096698" calcext:value-type="float">
            <text:p>6.5355096698</text:p>
          </table:table-cell>
          <table:table-cell table:formula="of:=POWER([.C1034]-6.75;2)" office:value-type="float" office:value="0.0460061017493052" calcext:value-type="float">
            <text:p>0.0460061017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348407" calcext:value-type="float">
            <text:p>6.348407</text:p>
          </table:table-cell>
          <table:table-cell office:value-type="float" office:value="6.5371260519" calcext:value-type="float">
            <text:p>6.5371260519</text:p>
          </table:table-cell>
          <table:table-cell table:formula="of:=POWER([.C1035]-6.75;2)" office:value-type="float" office:value="0.0453153177796817" calcext:value-type="float">
            <text:p>0.0453153178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337364" calcext:value-type="float">
            <text:p>6.337364</text:p>
          </table:table-cell>
          <table:table-cell office:value-type="float" office:value="6.5387249858" calcext:value-type="float">
            <text:p>6.5387249858</text:p>
          </table:table-cell>
          <table:table-cell table:formula="of:=POWER([.C1036]-6.75;2)" office:value-type="float" office:value="0.0446371316252102" calcext:value-type="float">
            <text:p>0.0446371316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326611" calcext:value-type="float">
            <text:p>6.326611</text:p>
          </table:table-cell>
          <table:table-cell office:value-type="float" office:value="6.5403018255" calcext:value-type="float">
            <text:p>6.5403018255</text:p>
          </table:table-cell>
          <table:table-cell table:formula="of:=POWER([.C1037]-6.75;2)" office:value-type="float" office:value="0.0439733243886323" calcext:value-type="float">
            <text:p>0.0439733244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316034" calcext:value-type="float">
            <text:p>6.316034</text:p>
          </table:table-cell>
          <table:table-cell office:value-type="float" office:value="6.5418528491" calcext:value-type="float">
            <text:p>6.5418528491</text:p>
          </table:table-cell>
          <table:table-cell table:formula="of:=POWER([.C1038]-6.75;2)" office:value-type="float" office:value="0.0433252364277875" calcext:value-type="float">
            <text:p>0.0433252364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305514" calcext:value-type="float">
            <text:p>6.305514</text:p>
          </table:table-cell>
          <table:table-cell office:value-type="float" office:value="6.5433753774" calcext:value-type="float">
            <text:p>6.5433753774</text:p>
          </table:table-cell>
          <table:table-cell table:formula="of:=POWER([.C1039]-6.75;2)" office:value-type="float" office:value="0.0426937346645923" calcext:value-type="float">
            <text:p>0.042693734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294935" calcext:value-type="float">
            <text:p>6.294935</text:p>
          </table:table-cell>
          <table:table-cell office:value-type="float" office:value="6.5448677783" calcext:value-type="float">
            <text:p>6.5448677783</text:p>
          </table:table-cell>
          <table:table-cell table:formula="of:=POWER([.C1040]-6.75;2)" office:value-type="float" office:value="0.0420792283795778" calcext:value-type="float">
            <text:p>0.0420792284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284185" calcext:value-type="float">
            <text:p>6.284185</text:p>
          </table:table-cell>
          <table:table-cell office:value-type="float" office:value="6.5463294434" calcext:value-type="float">
            <text:p>6.5463294434</text:p>
          </table:table-cell>
          <table:table-cell table:formula="of:=POWER([.C1041]-6.75;2)" office:value-type="float" office:value="0.0414816956257537" calcext:value-type="float">
            <text:p>0.0414816956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273152" calcext:value-type="float">
            <text:p>6.273152</text:p>
          </table:table-cell>
          <table:table-cell office:value-type="float" office:value="6.5477607594" calcext:value-type="float">
            <text:p>6.5477607594</text:p>
          </table:table-cell>
          <table:table-cell table:formula="of:=POWER([.C1042]-6.75;2)" office:value-type="float" office:value="0.0409007104384647" calcext:value-type="float">
            <text:p>0.040900710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261685" calcext:value-type="float">
            <text:p>6.261685</text:p>
          </table:table-cell>
          <table:table-cell office:value-type="float" office:value="6.5491630708" calcext:value-type="float">
            <text:p>6.5491630708</text:p>
          </table:table-cell>
          <table:table-cell table:formula="of:=POWER([.C1043]-6.75;2)" office:value-type="float" office:value="0.0403354721304859" calcext:value-type="float">
            <text:p>0.0403354721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249525" calcext:value-type="float">
            <text:p>6.249525</text:p>
          </table:table-cell>
          <table:table-cell office:value-type="float" office:value="6.5505388632" calcext:value-type="float">
            <text:p>6.5505388632</text:p>
          </table:table-cell>
          <table:table-cell table:formula="of:=POWER([.C1044]-6.75;2)" office:value-type="float" office:value="0.0397847450935483" calcext:value-type="float">
            <text:p>0.039784745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236171" calcext:value-type="float">
            <text:p>6.236171</text:p>
          </table:table-cell>
          <table:table-cell office:value-type="float" office:value="6.5518922594" calcext:value-type="float">
            <text:p>6.5518922594</text:p>
          </table:table-cell>
          <table:table-cell table:formula="of:=POWER([.C1045]-6.75;2)" office:value-type="float" office:value="0.039246676885637" calcext:value-type="float">
            <text:p>0.039246676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220604" calcext:value-type="float">
            <text:p>6.220604</text:p>
          </table:table-cell>
          <table:table-cell office:value-type="float" office:value="6.5532301415" calcext:value-type="float">
            <text:p>6.5532301415</text:p>
          </table:table-cell>
          <table:table-cell table:formula="of:=POWER([.C1046]-6.75;2)" office:value-type="float" office:value="0.0387183772141099" calcext:value-type="float">
            <text:p>0.038718377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200646" calcext:value-type="float">
            <text:p>6.200646</text:p>
          </table:table-cell>
          <table:table-cell office:value-type="float" office:value="6.5545646085" calcext:value-type="float">
            <text:p>6.5545646085</text:p>
          </table:table-cell>
          <table:table-cell table:formula="of:=POWER([.C1047]-6.75;2)" office:value-type="float" office:value="0.0381949922507584" calcext:value-type="float">
            <text:p>0.0381949923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171126" calcext:value-type="float">
            <text:p>6.171126</text:p>
          </table:table-cell>
          <table:table-cell office:value-type="float" office:value="6.5559184104" calcext:value-type="float">
            <text:p>6.5559184104</text:p>
          </table:table-cell>
          <table:table-cell table:formula="of:=POWER([.C1048]-6.75;2)" office:value-type="float" office:value="0.0376676634216627" calcext:value-type="float">
            <text:p>0.0376676634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116736" calcext:value-type="float">
            <text:p>6.116736</text:p>
          </table:table-cell>
          <table:table-cell office:value-type="float" office:value="6.5573390425" calcext:value-type="float">
            <text:p>6.5573390425</text:p>
          </table:table-cell>
          <table:table-cell table:formula="of:=POWER([.C1049]-6.75;2)" office:value-type="float" office:value="0.0371182445448169" calcext:value-type="float">
            <text:p>0.0371182445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.963707" calcext:value-type="float">
            <text:p>5.963707</text:p>
          </table:table-cell>
          <table:table-cell office:value-type="float" office:value="6.5589465" calcext:value-type="float">
            <text:p>6.5589465</text:p>
          </table:table-cell>
          <table:table-cell table:formula="of:=POWER([.C1050]-6.75;2)" office:value-type="float" office:value="0.0365014398622499" calcext:value-type="float">
            <text:p>0.0365014399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.963707" calcext:value-type="float">
            <text:p>5.963707</text:p>
          </table:table-cell>
          <table:table-cell office:value-type="float" office:value="6.5612089481" calcext:value-type="float">
            <text:p>6.5612089481</text:p>
          </table:table-cell>
          <table:table-cell table:formula="of:=POWER([.C1051]-6.75;2)" office:value-type="float" office:value="0.0356420612775085" calcext:value-type="float">
            <text:p>0.0356420613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598514" calcext:value-type="float">
            <text:p>6.598514</text:p>
          </table:table-cell>
          <table:table-cell office:value-type="float" office:value="6.563407533" calcext:value-type="float">
            <text:p>6.563407533</text:p>
          </table:table-cell>
          <table:table-cell table:formula="of:=POWER([.C1052]-6.75;2)" office:value-type="float" office:value="0.034816748741146" calcext:value-type="float">
            <text:p>0.0348167487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425082" calcext:value-type="float">
            <text:p>6.425082</text:p>
          </table:table-cell>
          <table:table-cell office:value-type="float" office:value="6.5625508255" calcext:value-type="float">
            <text:p>6.5625508255</text:p>
          </table:table-cell>
          <table:table-cell table:formula="of:=POWER([.C1053]-6.75;2)" office:value-type="float" office:value="0.0351371930207315" calcext:value-type="float">
            <text:p>0.03513719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365878" calcext:value-type="float">
            <text:p>6.365878</text:p>
          </table:table-cell>
          <table:table-cell office:value-type="float" office:value="6.5624540377" calcext:value-type="float">
            <text:p>6.5624540377</text:p>
          </table:table-cell>
          <table:table-cell table:formula="of:=POWER([.C1054]-6.75;2)" office:value-type="float" office:value="0.0351734879750329" calcext:value-type="float">
            <text:p>0.035173488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333649" calcext:value-type="float">
            <text:p>6.333649</text:p>
          </table:table-cell>
          <table:table-cell office:value-type="float" office:value="6.5625808349" calcext:value-type="float">
            <text:p>6.5625808349</text:p>
          </table:table-cell>
          <table:table-cell table:formula="of:=POWER([.C1055]-6.75;2)" office:value-type="float" office:value="0.0351259434467809" calcext:value-type="float">
            <text:p>0.035125943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311669" calcext:value-type="float">
            <text:p>6.311669</text:p>
          </table:table-cell>
          <table:table-cell office:value-type="float" office:value="6.562806066" calcext:value-type="float">
            <text:p>6.562806066</text:p>
          </table:table-cell>
          <table:table-cell table:formula="of:=POWER([.C1056]-6.75;2)" office:value-type="float" office:value="0.0350415689263963" calcext:value-type="float">
            <text:p>0.035041568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294722" calcext:value-type="float">
            <text:p>6.294722</text:p>
          </table:table-cell>
          <table:table-cell office:value-type="float" office:value="6.5630830425" calcext:value-type="float">
            <text:p>6.5630830425</text:p>
          </table:table-cell>
          <table:table-cell table:formula="of:=POWER([.C1057]-6.75;2)" office:value-type="float" office:value="0.0349379490010569" calcext:value-type="float">
            <text:p>0.034937949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280971" calcext:value-type="float">
            <text:p>6.280971</text:p>
          </table:table-cell>
          <table:table-cell office:value-type="float" office:value="6.5633892547" calcext:value-type="float">
            <text:p>6.5633892547</text:p>
          </table:table-cell>
          <table:table-cell table:formula="of:=POWER([.C1058]-6.75;2)" office:value-type="float" office:value="0.0348235702614216" calcext:value-type="float">
            <text:p>0.0348235703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269916" calcext:value-type="float">
            <text:p>6.269916</text:p>
          </table:table-cell>
          <table:table-cell office:value-type="float" office:value="6.5637104623" calcext:value-type="float">
            <text:p>6.5637104623</text:p>
          </table:table-cell>
          <table:table-cell table:formula="of:=POWER([.C1059]-6.75;2)" office:value-type="float" office:value="0.0347037918564799" calcext:value-type="float">
            <text:p>0.0347037919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26167" calcext:value-type="float">
            <text:p>6.26167</text:p>
          </table:table-cell>
          <table:table-cell office:value-type="float" office:value="6.5640344575" calcext:value-type="float">
            <text:p>6.5640344575</text:p>
          </table:table-cell>
          <table:table-cell table:formula="of:=POWER([.C1060]-6.75;2)" office:value-type="float" office:value="0.0345831829973193" calcext:value-type="float">
            <text:p>0.034583183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256606" calcext:value-type="float">
            <text:p>6.256606</text:p>
          </table:table-cell>
          <table:table-cell office:value-type="float" office:value="6.5643482547" calcext:value-type="float">
            <text:p>6.5643482547</text:p>
          </table:table-cell>
          <table:table-cell table:formula="of:=POWER([.C1061]-6.75;2)" office:value-type="float" office:value="0.0344665705329359" calcext:value-type="float">
            <text:p>0.0344665705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255147" calcext:value-type="float">
            <text:p>6.255147</text:p>
          </table:table-cell>
          <table:table-cell office:value-type="float" office:value="6.5646369198" calcext:value-type="float">
            <text:p>6.5646369198</text:p>
          </table:table-cell>
          <table:table-cell table:formula="of:=POWER([.C1062]-6.75;2)" office:value-type="float" office:value="0.0343594715012317" calcext:value-type="float">
            <text:p>0.0343594715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257622" calcext:value-type="float">
            <text:p>6.257622</text:p>
          </table:table-cell>
          <table:table-cell office:value-type="float" office:value="6.5648833679" calcext:value-type="float">
            <text:p>6.5648833679</text:p>
          </table:table-cell>
          <table:table-cell table:formula="of:=POWER([.C1063]-6.75;2)" office:value-type="float" office:value="0.0342681674800466" calcext:value-type="float">
            <text:p>0.0342681675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264164" calcext:value-type="float">
            <text:p>6.264164</text:p>
          </table:table-cell>
          <table:table-cell office:value-type="float" office:value="6.5650687689" calcext:value-type="float">
            <text:p>6.5650687689</text:p>
          </table:table-cell>
          <table:table-cell table:formula="of:=POWER([.C1064]-6.75;2)" office:value-type="float" office:value="0.0341995602361617" calcext:value-type="float">
            <text:p>0.0341995602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274658" calcext:value-type="float">
            <text:p>6.274658</text:p>
          </table:table-cell>
          <table:table-cell office:value-type="float" office:value="6.5651733915" calcext:value-type="float">
            <text:p>6.5651733915</text:p>
          </table:table-cell>
          <table:table-cell table:formula="of:=POWER([.C1065]-6.75;2)" office:value-type="float" office:value="0.0341608752096122" calcext:value-type="float">
            <text:p>0.0341608752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288737" calcext:value-type="float">
            <text:p>6.288737</text:p>
          </table:table-cell>
          <table:table-cell office:value-type="float" office:value="6.5651776038" calcext:value-type="float">
            <text:p>6.5651776038</text:p>
          </table:table-cell>
          <table:table-cell table:formula="of:=POWER([.C1066]-6.75;2)" office:value-type="float" office:value="0.0341593181371096" calcext:value-type="float">
            <text:p>0.0341593181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305805" calcext:value-type="float">
            <text:p>6.305805</text:p>
          </table:table-cell>
          <table:table-cell office:value-type="float" office:value="6.5650627736" calcext:value-type="float">
            <text:p>6.5650627736</text:p>
          </table:table-cell>
          <table:table-cell table:formula="of:=POWER([.C1067]-6.75;2)" office:value-type="float" office:value="0.0342017777085248" calcext:value-type="float">
            <text:p>0.0342017777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325108" calcext:value-type="float">
            <text:p>6.325108</text:p>
          </table:table-cell>
          <table:table-cell office:value-type="float" office:value="6.5648119104" calcext:value-type="float">
            <text:p>6.5648119104</text:p>
          </table:table-cell>
          <table:table-cell table:formula="of:=POWER([.C1068]-6.75;2)" office:value-type="float" office:value="0.0342946285296978" calcext:value-type="float">
            <text:p>0.0342946285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345808" calcext:value-type="float">
            <text:p>6.345808</text:p>
          </table:table-cell>
          <table:table-cell office:value-type="float" office:value="6.5644095849" calcext:value-type="float">
            <text:p>6.5644095849</text:p>
          </table:table-cell>
          <table:table-cell table:formula="of:=POWER([.C1069]-6.75;2)" office:value-type="float" office:value="0.0344438021769903" calcext:value-type="float">
            <text:p>0.034443802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367076" calcext:value-type="float">
            <text:p>6.367076</text:p>
          </table:table-cell>
          <table:table-cell office:value-type="float" office:value="6.5638406557" calcext:value-type="float">
            <text:p>6.5638406557</text:p>
          </table:table-cell>
          <table:table-cell table:formula="of:=POWER([.C1070]-6.75;2)" office:value-type="float" office:value="0.0346553014702059" calcext:value-type="float">
            <text:p>0.0346553015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388168" calcext:value-type="float">
            <text:p>6.388168</text:p>
          </table:table-cell>
          <table:table-cell office:value-type="float" office:value="6.5630862594" calcext:value-type="float">
            <text:p>6.5630862594</text:p>
          </table:table-cell>
          <table:table-cell table:formula="of:=POWER([.C1071]-6.75;2)" office:value-type="float" office:value="0.034936746425084" calcext:value-type="float">
            <text:p>0.0349367464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408489" calcext:value-type="float">
            <text:p>6.408489</text:p>
          </table:table-cell>
          <table:table-cell office:value-type="float" office:value="6.5621118538" calcext:value-type="float">
            <text:p>6.5621118538</text:p>
          </table:table-cell>
          <table:table-cell table:formula="of:=POWER([.C1072]-6.75;2)" office:value-type="float" office:value="0.0353019554824725" calcext:value-type="float">
            <text:p>0.0353019555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427632" calcext:value-type="float">
            <text:p>6.427632</text:p>
          </table:table-cell>
          <table:table-cell office:value-type="float" office:value="6.560820316" calcext:value-type="float">
            <text:p>6.560820316</text:p>
          </table:table-cell>
          <table:table-cell table:formula="of:=POWER([.C1073]-6.75;2)" office:value-type="float" office:value="0.0357889528383398" calcext:value-type="float">
            <text:p>0.035788952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445389" calcext:value-type="float">
            <text:p>6.445389</text:p>
          </table:table-cell>
          <table:table-cell office:value-type="float" office:value="6.5586693443" calcext:value-type="float">
            <text:p>6.5586693443</text:p>
          </table:table-cell>
          <table:table-cell table:formula="of:=POWER([.C1074]-6.75;2)" office:value-type="float" office:value="0.0366074198105919" calcext:value-type="float">
            <text:p>0.0366074198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461744" calcext:value-type="float">
            <text:p>6.461744</text:p>
          </table:table-cell>
          <table:table-cell office:value-type="float" office:value="6.5604935047" calcext:value-type="float">
            <text:p>6.5604935047</text:p>
          </table:table-cell>
          <table:table-cell table:formula="of:=POWER([.C1075]-6.75;2)" office:value-type="float" office:value="0.0359127117608889" calcext:value-type="float">
            <text:p>0.0359127118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476838" calcext:value-type="float">
            <text:p>6.476838</text:p>
          </table:table-cell>
          <table:table-cell office:value-type="float" office:value="6.5600600094" calcext:value-type="float">
            <text:p>6.5600600094</text:p>
          </table:table-cell>
          <table:table-cell table:formula="of:=POWER([.C1076]-6.75;2)" office:value-type="float" office:value="0.0360772000291281" calcext:value-type="float">
            <text:p>0.036077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49093" calcext:value-type="float">
            <text:p>6.49093</text:p>
          </table:table-cell>
          <table:table-cell office:value-type="float" office:value="6.5592565613" calcext:value-type="float">
            <text:p>6.5592565613</text:p>
          </table:table-cell>
          <table:table-cell table:formula="of:=POWER([.C1077]-6.75;2)" office:value-type="float" office:value="0.0363830594071007" calcext:value-type="float">
            <text:p>0.036383059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504348" calcext:value-type="float">
            <text:p>6.504348</text:p>
          </table:table-cell>
          <table:table-cell office:value-type="float" office:value="6.5582693962" calcext:value-type="float">
            <text:p>6.5582693962</text:p>
          </table:table-cell>
          <table:table-cell table:formula="of:=POWER([.C1078]-6.75;2)" office:value-type="float" office:value="0.0367606244335126" calcext:value-type="float">
            <text:p>0.0367606244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517439" calcext:value-type="float">
            <text:p>6.517439</text:p>
          </table:table-cell>
          <table:table-cell office:value-type="float" office:value="6.5571627689" calcext:value-type="float">
            <text:p>6.5571627689</text:p>
          </table:table-cell>
          <table:table-cell table:formula="of:=POWER([.C1079]-6.75;2)" office:value-type="float" office:value="0.037186197698315" calcext:value-type="float">
            <text:p>0.0371861977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530526" calcext:value-type="float">
            <text:p>6.530526</text:p>
          </table:table-cell>
          <table:table-cell office:value-type="float" office:value="6.5559698726" calcext:value-type="float">
            <text:p>6.5559698726</text:p>
          </table:table-cell>
          <table:table-cell table:formula="of:=POWER([.C1080]-6.75;2)" office:value-type="float" office:value="0.0376476903388601" calcext:value-type="float">
            <text:p>0.0376476903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543878" calcext:value-type="float">
            <text:p>6.543878</text:p>
          </table:table-cell>
          <table:table-cell office:value-type="float" office:value="6.5547114906" calcext:value-type="float">
            <text:p>6.5547114906</text:p>
          </table:table-cell>
          <table:table-cell table:formula="of:=POWER([.C1081]-6.75;2)" office:value-type="float" office:value="0.0381376019036739" calcext:value-type="float">
            <text:p>0.0381376019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557682" calcext:value-type="float">
            <text:p>6.557682</text:p>
          </table:table-cell>
          <table:table-cell office:value-type="float" office:value="6.5534018302" calcext:value-type="float">
            <text:p>6.5534018302</text:p>
          </table:table-cell>
          <table:table-cell table:formula="of:=POWER([.C1082]-6.75;2)" office:value-type="float" office:value="0.0386508403687095" calcext:value-type="float">
            <text:p>0.0386508404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572036" calcext:value-type="float">
            <text:p>6.572036</text:p>
          </table:table-cell>
          <table:table-cell office:value-type="float" office:value="6.5520509198" calcext:value-type="float">
            <text:p>6.5520509198</text:p>
          </table:table-cell>
          <table:table-cell table:formula="of:=POWER([.C1083]-6.75;2)" office:value-type="float" office:value="0.039183838352026" calcext:value-type="float">
            <text:p>0.039183838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586943" calcext:value-type="float">
            <text:p>6.586943</text:p>
          </table:table-cell>
          <table:table-cell office:value-type="float" office:value="6.5506658396" calcext:value-type="float">
            <text:p>6.5506658396</text:p>
          </table:table-cell>
          <table:table-cell table:formula="of:=POWER([.C1084]-6.75;2)" office:value-type="float" office:value="0.039734107502373" calcext:value-type="float">
            <text:p>0.0397341075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602326" calcext:value-type="float">
            <text:p>6.602326</text:p>
          </table:table-cell>
          <table:table-cell office:value-type="float" office:value="6.5492515613" calcext:value-type="float">
            <text:p>6.5492515613</text:p>
          </table:table-cell>
          <table:table-cell table:formula="of:=POWER([.C1085]-6.75;2)" office:value-type="float" office:value="0.0402999356404876" calcext:value-type="float">
            <text:p>0.0402999356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618041" calcext:value-type="float">
            <text:p>6.618041</text:p>
          </table:table-cell>
          <table:table-cell office:value-type="float" office:value="6.5478115991" calcext:value-type="float">
            <text:p>6.5478115991</text:p>
          </table:table-cell>
          <table:table-cell table:formula="of:=POWER([.C1086]-6.75;2)" office:value-type="float" office:value="0.0408801494584991" calcext:value-type="float">
            <text:p>0.0408801495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6339" calcext:value-type="float">
            <text:p>6.6339</text:p>
          </table:table-cell>
          <table:table-cell office:value-type="float" office:value="6.5463485755" calcext:value-type="float">
            <text:p>6.5463485755</text:p>
          </table:table-cell>
          <table:table-cell table:formula="of:=POWER([.C1087]-6.75;2)" office:value-type="float" office:value="0.0414739027008793" calcext:value-type="float">
            <text:p>0.0414739027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649691" calcext:value-type="float">
            <text:p>6.649691</text:p>
          </table:table-cell>
          <table:table-cell office:value-type="float" office:value="6.5448647217" calcext:value-type="float">
            <text:p>6.5448647217</text:p>
          </table:table-cell>
          <table:table-cell table:formula="of:=POWER([.C1088]-6.75;2)" office:value-type="float" office:value="0.0420804824032185" calcext:value-type="float">
            <text:p>0.042080482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665211" calcext:value-type="float">
            <text:p>6.665211</text:p>
          </table:table-cell>
          <table:table-cell office:value-type="float" office:value="6.5433623019" calcext:value-type="float">
            <text:p>6.5433623019</text:p>
          </table:table-cell>
          <table:table-cell table:formula="of:=POWER([.C1089]-6.75;2)" office:value-type="float" office:value="0.0426991382760667" calcext:value-type="float">
            <text:p>0.042699138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68028" calcext:value-type="float">
            <text:p>6.68028</text:p>
          </table:table-cell>
          <table:table-cell office:value-type="float" office:value="6.5418438726" calcext:value-type="float">
            <text:p>6.5418438726</text:p>
          </table:table-cell>
          <table:table-cell table:formula="of:=POWER([.C1090]-6.75;2)" office:value-type="float" office:value="0.0433289733741649" calcext:value-type="float">
            <text:p>0.0433289734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694767" calcext:value-type="float">
            <text:p>6.694767</text:p>
          </table:table-cell>
          <table:table-cell office:value-type="float" office:value="6.5403124434" calcext:value-type="float">
            <text:p>6.5403124434</text:p>
          </table:table-cell>
          <table:table-cell table:formula="of:=POWER([.C1091]-6.75;2)" office:value-type="float" office:value="0.043968871392878" calcext:value-type="float">
            <text:p>0.0439688714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708599" calcext:value-type="float">
            <text:p>6.708599</text:p>
          </table:table-cell>
          <table:table-cell office:value-type="float" office:value="6.538771467" calcext:value-type="float">
            <text:p>6.538771467</text:p>
          </table:table-cell>
          <table:table-cell table:formula="of:=POWER([.C1092]-6.75;2)" office:value-type="float" office:value="0.044617493153332" calcext:value-type="float">
            <text:p>0.0446174932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721766" calcext:value-type="float">
            <text:p>6.721766</text:p>
          </table:table-cell>
          <table:table-cell office:value-type="float" office:value="6.5372246792" calcext:value-type="float">
            <text:p>6.5372246792</text:p>
          </table:table-cell>
          <table:table-cell table:formula="of:=POWER([.C1093]-6.75;2)" office:value-type="float" office:value="0.0452733371415428" calcext:value-type="float">
            <text:p>0.045273337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73432" calcext:value-type="float">
            <text:p>6.73432</text:p>
          </table:table-cell>
          <table:table-cell office:value-type="float" office:value="6.5356758821" calcext:value-type="float">
            <text:p>6.5356758821</text:p>
          </table:table-cell>
          <table:table-cell table:formula="of:=POWER([.C1094]-6.75;2)" office:value-type="float" office:value="0.0459348275136133" calcext:value-type="float">
            <text:p>0.045934827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746361" calcext:value-type="float">
            <text:p>6.746361</text:p>
          </table:table-cell>
          <table:table-cell office:value-type="float" office:value="6.5341286368" calcext:value-type="float">
            <text:p>6.5341286368</text:p>
          </table:table-cell>
          <table:table-cell table:formula="of:=POWER([.C1095]-6.75;2)" office:value-type="float" office:value="0.0466004454498262" calcext:value-type="float">
            <text:p>0.0466004454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758019" calcext:value-type="float">
            <text:p>6.758019</text:p>
          </table:table-cell>
          <table:table-cell office:value-type="float" office:value="6.532586" calcext:value-type="float">
            <text:p>6.532586</text:p>
          </table:table-cell>
          <table:table-cell table:formula="of:=POWER([.C1096]-6.75;2)" office:value-type="float" office:value="0.0472688473959999" calcext:value-type="float">
            <text:p>0.0472688474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769432" calcext:value-type="float">
            <text:p>6.769432</text:p>
          </table:table-cell>
          <table:table-cell office:value-type="float" office:value="6.5310503255" calcext:value-type="float">
            <text:p>6.5310503255</text:p>
          </table:table-cell>
          <table:table-cell table:formula="of:=POWER([.C1097]-6.75;2)" office:value-type="float" office:value="0.047938959963656" calcext:value-type="float">
            <text:p>0.04793896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78072" calcext:value-type="float">
            <text:p>6.78072</text:p>
          </table:table-cell>
          <table:table-cell office:value-type="float" office:value="6.5295231887" calcext:value-type="float">
            <text:p>6.5295231887</text:p>
          </table:table-cell>
          <table:table-cell table:formula="of:=POWER([.C1098]-6.75;2)" office:value-type="float" office:value="0.0486100243210159" calcext:value-type="float">
            <text:p>0.0486100243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791959" calcext:value-type="float">
            <text:p>6.791959</text:p>
          </table:table-cell>
          <table:table-cell office:value-type="float" office:value="6.5280054717" calcext:value-type="float">
            <text:p>6.5280054717</text:p>
          </table:table-cell>
          <table:table-cell table:formula="of:=POWER([.C1099]-6.75;2)" office:value-type="float" office:value="0.0492815705951394" calcext:value-type="float">
            <text:p>0.0492815706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803166" calcext:value-type="float">
            <text:p>6.803166</text:p>
          </table:table-cell>
          <table:table-cell office:value-type="float" office:value="6.5264975849" calcext:value-type="float">
            <text:p>6.5264975849</text:p>
          </table:table-cell>
          <table:table-cell table:formula="of:=POWER([.C1100]-6.75;2)" office:value-type="float" office:value="0.0499533295555329" calcext:value-type="float">
            <text:p>0.0499533296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814284" calcext:value-type="float">
            <text:p>6.814284</text:p>
          </table:table-cell>
          <table:table-cell office:value-type="float" office:value="6.5249998255" calcext:value-type="float">
            <text:p>6.5249998255</text:p>
          </table:table-cell>
          <table:table-cell table:formula="of:=POWER([.C1101]-6.75;2)" office:value-type="float" office:value="0.0506250785250304" calcext:value-type="float">
            <text:p>0.0506250785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825183" calcext:value-type="float">
            <text:p>6.825183</text:p>
          </table:table-cell>
          <table:table-cell office:value-type="float" office:value="6.5235128113" calcext:value-type="float">
            <text:p>6.5235128113</text:p>
          </table:table-cell>
          <table:table-cell table:formula="of:=POWER([.C1102]-6.75;2)" office:value-type="float" office:value="0.0512964466452295" calcext:value-type="float">
            <text:p>0.0512964466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835668" calcext:value-type="float">
            <text:p>6.835668</text:p>
          </table:table-cell>
          <table:table-cell office:value-type="float" office:value="6.522037934" calcext:value-type="float">
            <text:p>6.522037934</text:p>
          </table:table-cell>
          <table:table-cell table:formula="of:=POWER([.C1103]-6.75;2)" office:value-type="float" office:value="0.0519667035349883" calcext:value-type="float">
            <text:p>0.051966703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845497" calcext:value-type="float">
            <text:p>6.845497</text:p>
          </table:table-cell>
          <table:table-cell office:value-type="float" office:value="6.5205777453" calcext:value-type="float">
            <text:p>6.5205777453</text:p>
          </table:table-cell>
          <table:table-cell table:formula="of:=POWER([.C1104]-6.75;2)" office:value-type="float" office:value="0.0526345709516318" calcext:value-type="float">
            <text:p>0.05263457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854403" calcext:value-type="float">
            <text:p>6.854403</text:p>
          </table:table-cell>
          <table:table-cell office:value-type="float" office:value="6.5191362547" calcext:value-type="float">
            <text:p>6.5191362547</text:p>
          </table:table-cell>
          <table:table-cell table:formula="of:=POWER([.C1105]-6.75;2)" office:value-type="float" office:value="0.0532980688939432" calcext:value-type="float">
            <text:p>0.0532980689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862124" calcext:value-type="float">
            <text:p>6.862124</text:p>
          </table:table-cell>
          <table:table-cell office:value-type="float" office:value="6.5177190519" calcext:value-type="float">
            <text:p>6.5177190519</text:p>
          </table:table-cell>
          <table:table-cell table:formula="of:=POWER([.C1106]-6.75;2)" office:value-type="float" office:value="0.0539544388502347" calcext:value-type="float">
            <text:p>0.0539544389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868427" calcext:value-type="float">
            <text:p>6.868427</text:p>
          </table:table-cell>
          <table:table-cell office:value-type="float" office:value="6.5163332642" calcext:value-type="float">
            <text:p>6.5163332642</text:p>
          </table:table-cell>
          <table:table-cell table:formula="of:=POWER([.C1107]-6.75;2)" office:value-type="float" office:value="0.054600143419427" calcext:value-type="float">
            <text:p>0.0546001434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873132" calcext:value-type="float">
            <text:p>6.873132</text:p>
          </table:table-cell>
          <table:table-cell office:value-type="float" office:value="6.5149873491" calcext:value-type="float">
            <text:p>6.5149873491</text:p>
          </table:table-cell>
          <table:table-cell table:formula="of:=POWER([.C1108]-6.75;2)" office:value-type="float" office:value="0.0552309460830452" calcext:value-type="float">
            <text:p>0.055230946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876126" calcext:value-type="float">
            <text:p>6.876126</text:p>
          </table:table-cell>
          <table:table-cell office:value-type="float" office:value="6.5136907264" calcext:value-type="float">
            <text:p>6.5136907264</text:p>
          </table:table-cell>
          <table:table-cell table:formula="of:=POWER([.C1109]-6.75;2)" office:value-type="float" office:value="0.0558420727893596" calcext:value-type="float">
            <text:p>0.055842072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877369" calcext:value-type="float">
            <text:p>6.877369</text:p>
          </table:table-cell>
          <table:table-cell office:value-type="float" office:value="6.5124533349" calcext:value-type="float">
            <text:p>6.5124533349</text:p>
          </table:table-cell>
          <table:table-cell table:formula="of:=POWER([.C1110]-6.75;2)" office:value-type="float" office:value="0.0564284181001316" calcext:value-type="float">
            <text:p>0.056428418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876895" calcext:value-type="float">
            <text:p>6.876895</text:p>
          </table:table-cell>
          <table:table-cell office:value-type="float" office:value="6.5112851368" calcext:value-type="float">
            <text:p>6.5112851368</text:p>
          </table:table-cell>
          <table:table-cell table:formula="of:=POWER([.C1111]-6.75;2)" office:value-type="float" office:value="0.0569847859125948" calcext:value-type="float">
            <text:p>0.0569847859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874794" calcext:value-type="float">
            <text:p>6.874794</text:p>
          </table:table-cell>
          <table:table-cell office:value-type="float" office:value="6.5101956321" calcext:value-type="float">
            <text:p>6.5101956321</text:p>
          </table:table-cell>
          <table:table-cell table:formula="of:=POWER([.C1112]-6.75;2)" office:value-type="float" office:value="0.0575061348639184" calcext:value-type="float">
            <text:p>0.0575061349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8712" calcext:value-type="float">
            <text:p>6.8712</text:p>
          </table:table-cell>
          <table:table-cell office:value-type="float" office:value="6.509193434" calcext:value-type="float">
            <text:p>6.509193434</text:p>
          </table:table-cell>
          <table:table-cell table:formula="of:=POWER([.C1113]-6.75;2)" office:value-type="float" office:value="0.0579878022287123" calcext:value-type="float">
            <text:p>0.057987802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866271" calcext:value-type="float">
            <text:p>6.866271</text:p>
          </table:table-cell>
          <table:table-cell office:value-type="float" office:value="6.508285967" calcext:value-type="float">
            <text:p>6.508285967</text:p>
          </table:table-cell>
          <table:table-cell table:formula="of:=POWER([.C1114]-6.75;2)" office:value-type="float" office:value="0.0584256737491251" calcext:value-type="float">
            <text:p>0.0584256737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860163" calcext:value-type="float">
            <text:p>6.860163</text:p>
          </table:table-cell>
          <table:table-cell office:value-type="float" office:value="6.507479217" calcext:value-type="float">
            <text:p>6.507479217</text:p>
          </table:table-cell>
          <table:table-cell table:formula="of:=POWER([.C1115]-6.75;2)" office:value-type="float" office:value="0.058816330186933" calcext:value-type="float">
            <text:p>0.058816330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853019" calcext:value-type="float">
            <text:p>6.853019</text:p>
          </table:table-cell>
          <table:table-cell office:value-type="float" office:value="6.5067776745" calcext:value-type="float">
            <text:p>6.5067776745</text:p>
          </table:table-cell>
          <table:table-cell table:formula="of:=POWER([.C1116]-6.75;2)" office:value-type="float" office:value="0.0591570996216278" calcext:value-type="float">
            <text:p>0.0591570996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844953" calcext:value-type="float">
            <text:p>6.844953</text:p>
          </table:table-cell>
          <table:table-cell office:value-type="float" office:value="6.5061843113" calcext:value-type="float">
            <text:p>6.5061843113</text:p>
          </table:table-cell>
          <table:table-cell table:formula="of:=POWER([.C1117]-6.75;2)" office:value-type="float" office:value="0.0594460900562552" calcext:value-type="float">
            <text:p>0.059446090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836046" calcext:value-type="float">
            <text:p>6.836046</text:p>
          </table:table-cell>
          <table:table-cell office:value-type="float" office:value="6.505700684" calcext:value-type="float">
            <text:p>6.505700684</text:p>
          </table:table-cell>
          <table:table-cell table:formula="of:=POWER([.C1118]-6.75;2)" office:value-type="float" office:value="0.059682155798068" calcext:value-type="float">
            <text:p>0.0596821558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826346" calcext:value-type="float">
            <text:p>6.826346</text:p>
          </table:table-cell>
          <table:table-cell office:value-type="float" office:value="6.505327066" calcext:value-type="float">
            <text:p>6.505327066</text:p>
          </table:table-cell>
          <table:table-cell table:formula="of:=POWER([.C1119]-6.75;2)" office:value-type="float" office:value="0.0598648446321686" calcext:value-type="float">
            <text:p>0.0598648446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81587" calcext:value-type="float">
            <text:p>6.81587</text:p>
          </table:table-cell>
          <table:table-cell office:value-type="float" office:value="6.5050626274" calcext:value-type="float">
            <text:p>6.5050626274</text:p>
          </table:table-cell>
          <table:table-cell table:formula="of:=POWER([.C1120]-6.75;2)" office:value-type="float" office:value="0.0599943164961912" calcext:value-type="float">
            <text:p>0.059994316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804619" calcext:value-type="float">
            <text:p>6.804619</text:p>
          </table:table-cell>
          <table:table-cell office:value-type="float" office:value="6.5049056462" calcext:value-type="float">
            <text:p>6.5049056462</text:p>
          </table:table-cell>
          <table:table-cell table:formula="of:=POWER([.C1121]-6.75;2)" office:value-type="float" office:value="0.0600712422646395" calcext:value-type="float">
            <text:p>0.0600712423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792585" calcext:value-type="float">
            <text:p>6.792585</text:p>
          </table:table-cell>
          <table:table-cell office:value-type="float" office:value="6.5048536981" calcext:value-type="float">
            <text:p>6.5048536981</text:p>
          </table:table-cell>
          <table:table-cell table:formula="of:=POWER([.C1122]-6.75;2)" office:value-type="float" office:value="0.060096709335246" calcext:value-type="float">
            <text:p>0.0600967093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779763" calcext:value-type="float">
            <text:p>6.779763</text:p>
          </table:table-cell>
          <table:table-cell office:value-type="float" office:value="6.5049038538" calcext:value-type="float">
            <text:p>6.5049038538</text:p>
          </table:table-cell>
          <table:table-cell table:formula="of:=POWER([.C1123]-6.75;2)" office:value-type="float" office:value="0.0600721208820917" calcext:value-type="float">
            <text:p>0.0600721209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766156" calcext:value-type="float">
            <text:p>6.766156</text:p>
          </table:table-cell>
          <table:table-cell office:value-type="float" office:value="6.5050528491" calcext:value-type="float">
            <text:p>6.5050528491</text:p>
          </table:table-cell>
          <table:table-cell table:formula="of:=POWER([.C1124]-6.75;2)" office:value-type="float" office:value="0.0599991067340273" calcext:value-type="float">
            <text:p>0.059999106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751783" calcext:value-type="float">
            <text:p>6.751783</text:p>
          </table:table-cell>
          <table:table-cell office:value-type="float" office:value="6.5052972925" calcext:value-type="float">
            <text:p>6.5052972925</text:p>
          </table:table-cell>
          <table:table-cell table:formula="of:=POWER([.C1125]-6.75;2)" office:value-type="float" office:value="0.0598794150578306" calcext:value-type="float">
            <text:p>0.0598794151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736679" calcext:value-type="float">
            <text:p>6.736679</text:p>
          </table:table-cell>
          <table:table-cell office:value-type="float" office:value="6.5056338019" calcext:value-type="float">
            <text:p>6.5056338019</text:p>
          </table:table-cell>
          <table:table-cell table:formula="of:=POWER([.C1126]-6.75;2)" office:value-type="float" office:value="0.0597148387738484" calcext:value-type="float">
            <text:p>0.0597148388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7209" calcext:value-type="float">
            <text:p>6.7209</text:p>
          </table:table-cell>
          <table:table-cell office:value-type="float" office:value="6.5060591604" calcext:value-type="float">
            <text:p>6.5060591604</text:p>
          </table:table-cell>
          <table:table-cell table:formula="of:=POWER([.C1127]-6.75;2)" office:value-type="float" office:value="0.0595071332247532" calcext:value-type="float">
            <text:p>0.0595071332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704513" calcext:value-type="float">
            <text:p>6.704513</text:p>
          </table:table-cell>
          <table:table-cell office:value-type="float" office:value="6.5065703915" calcext:value-type="float">
            <text:p>6.5065703915</text:p>
          </table:table-cell>
          <table:table-cell table:formula="of:=POWER([.C1128]-6.75;2)" office:value-type="float" office:value="0.0592579742944631" calcext:value-type="float">
            <text:p>0.0592579743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687602" calcext:value-type="float">
            <text:p>6.687602</text:p>
          </table:table-cell>
          <table:table-cell office:value-type="float" office:value="6.5071648396" calcext:value-type="float">
            <text:p>6.5071648396</text:p>
          </table:table-cell>
          <table:table-cell table:formula="of:=POWER([.C1129]-6.75;2)" office:value-type="float" office:value="0.0589689151264939" calcext:value-type="float">
            <text:p>0.058968915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670259" calcext:value-type="float">
            <text:p>6.670259</text:p>
          </table:table-cell>
          <table:table-cell office:value-type="float" office:value="6.5078401698" calcext:value-type="float">
            <text:p>6.5078401698</text:p>
          </table:table-cell>
          <table:table-cell table:formula="of:=POWER([.C1130]-6.75;2)" office:value-type="float" office:value="0.058641383362493" calcext:value-type="float">
            <text:p>0.0586413834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652585" calcext:value-type="float">
            <text:p>6.652585</text:p>
          </table:table-cell>
          <table:table-cell office:value-type="float" office:value="6.5085943302" calcext:value-type="float">
            <text:p>6.5085943302</text:p>
          </table:table-cell>
          <table:table-cell table:formula="of:=POWER([.C1131]-6.75;2)" office:value-type="float" office:value="0.0582766974115865" calcext:value-type="float">
            <text:p>0.0582766974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634686" calcext:value-type="float">
            <text:p>6.634686</text:p>
          </table:table-cell>
          <table:table-cell office:value-type="float" office:value="6.5094254528" calcext:value-type="float">
            <text:p>6.5094254528</text:p>
          </table:table-cell>
          <table:table-cell table:formula="of:=POWER([.C1132]-6.75;2)" office:value-type="float" office:value="0.0578761127604848" calcext:value-type="float">
            <text:p>0.057876112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616672" calcext:value-type="float">
            <text:p>6.616672</text:p>
          </table:table-cell>
          <table:table-cell office:value-type="float" office:value="6.5103317453" calcext:value-type="float">
            <text:p>6.5103317453</text:p>
          </table:table-cell>
          <table:table-cell table:formula="of:=POWER([.C1133]-6.75;2)" office:value-type="float" office:value="0.057440872310944" calcext:value-type="float">
            <text:p>0.057440872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59865" calcext:value-type="float">
            <text:p>6.59865</text:p>
          </table:table-cell>
          <table:table-cell office:value-type="float" office:value="6.5113113349" calcext:value-type="float">
            <text:p>6.5113113349</text:p>
          </table:table-cell>
          <table:table-cell table:formula="of:=POWER([.C1134]-6.75;2)" office:value-type="float" office:value="0.0569722788472198" calcext:value-type="float">
            <text:p>0.0569722788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580721" calcext:value-type="float">
            <text:p>6.580721</text:p>
          </table:table-cell>
          <table:table-cell office:value-type="float" office:value="6.5123621415" calcext:value-type="float">
            <text:p>6.5123621415</text:p>
          </table:table-cell>
          <table:table-cell table:formula="of:=POWER([.C1135]-6.75;2)" office:value-type="float" office:value="0.0564717517924662" calcext:value-type="float">
            <text:p>0.0564717518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56297" calcext:value-type="float">
            <text:p>6.56297</text:p>
          </table:table-cell>
          <table:table-cell office:value-type="float" office:value="6.5134817925" calcext:value-type="float">
            <text:p>6.5134817925</text:p>
          </table:table-cell>
          <table:table-cell table:formula="of:=POWER([.C1136]-6.75;2)" office:value-type="float" office:value="0.0559408624790129" calcext:value-type="float">
            <text:p>0.0559408625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545461" calcext:value-type="float">
            <text:p>6.545461</text:p>
          </table:table-cell>
          <table:table-cell office:value-type="float" office:value="6.5146675613" calcext:value-type="float">
            <text:p>6.5146675613</text:p>
          </table:table-cell>
          <table:table-cell table:formula="of:=POWER([.C1137]-6.75;2)" office:value-type="float" office:value="0.0553813567044895" calcext:value-type="float">
            <text:p>0.0553813567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528229" calcext:value-type="float">
            <text:p>6.528229</text:p>
          </table:table-cell>
          <table:table-cell office:value-type="float" office:value="6.5159163915" calcext:value-type="float">
            <text:p>6.5159163915</text:p>
          </table:table-cell>
          <table:table-cell table:formula="of:=POWER([.C1138]-6.75;2)" office:value-type="float" office:value="0.0547951357683812" calcext:value-type="float">
            <text:p>0.0547951358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511275" calcext:value-type="float">
            <text:p>6.511275</text:p>
          </table:table-cell>
          <table:table-cell office:value-type="float" office:value="6.5172249623" calcext:value-type="float">
            <text:p>6.5172249623</text:p>
          </table:table-cell>
          <table:table-cell table:formula="of:=POWER([.C1139]-6.75;2)" office:value-type="float" office:value="0.0541842181762363" calcext:value-type="float">
            <text:p>0.0541842182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494559" calcext:value-type="float">
            <text:p>6.494559</text:p>
          </table:table-cell>
          <table:table-cell office:value-type="float" office:value="6.5185898113" calcext:value-type="float">
            <text:p>6.5185898113</text:p>
          </table:table-cell>
          <table:table-cell table:formula="of:=POWER([.C1140]-6.75;2)" office:value-type="float" office:value="0.0535506754341696" calcext:value-type="float">
            <text:p>0.0535506754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78013" calcext:value-type="float">
            <text:p>6.478013</text:p>
          </table:table-cell>
          <table:table-cell office:value-type="float" office:value="6.5200075094" calcext:value-type="float">
            <text:p>6.5200075094</text:p>
          </table:table-cell>
          <table:table-cell table:formula="of:=POWER([.C1141]-6.75;2)" office:value-type="float" office:value="0.0528965457323911" calcext:value-type="float">
            <text:p>0.0528965457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461545" calcext:value-type="float">
            <text:p>6.461545</text:p>
          </table:table-cell>
          <table:table-cell office:value-type="float" office:value="6.5214747925" calcext:value-type="float">
            <text:p>6.5214747925</text:p>
          </table:table-cell>
          <table:table-cell table:formula="of:=POWER([.C1142]-6.75;2)" office:value-type="float" office:value="0.0522237704629179" calcext:value-type="float">
            <text:p>0.0522237705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445056" calcext:value-type="float">
            <text:p>6.445056</text:p>
          </table:table-cell>
          <table:table-cell office:value-type="float" office:value="6.5229886745" calcext:value-type="float">
            <text:p>6.5229886745</text:p>
          </table:table-cell>
          <table:table-cell table:formula="of:=POWER([.C1143]-6.75;2)" office:value-type="float" office:value="0.0515341419052671" calcext:value-type="float">
            <text:p>0.051534141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428465" calcext:value-type="float">
            <text:p>6.428465</text:p>
          </table:table-cell>
          <table:table-cell office:value-type="float" office:value="6.5245464858" calcext:value-type="float">
            <text:p>6.5245464858</text:p>
          </table:table-cell>
          <table:table-cell table:formula="of:=POWER([.C1144]-6.75;2)" office:value-type="float" office:value="0.0508292870651295" calcext:value-type="float">
            <text:p>0.050829287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411733" calcext:value-type="float">
            <text:p>6.411733</text:p>
          </table:table-cell>
          <table:table-cell office:value-type="float" office:value="6.5261458113" calcext:value-type="float">
            <text:p>6.5261458113</text:p>
          </table:table-cell>
          <table:table-cell table:formula="of:=POWER([.C1145]-6.75;2)" office:value-type="float" office:value="0.0501106977985351" calcext:value-type="float">
            <text:p>0.0501106978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394885" calcext:value-type="float">
            <text:p>6.394885</text:p>
          </table:table-cell>
          <table:table-cell office:value-type="float" office:value="6.5277843066" calcext:value-type="float">
            <text:p>6.5277843066</text:p>
          </table:table-cell>
          <table:table-cell table:formula="of:=POWER([.C1146]-6.75;2)" office:value-type="float" office:value="0.0493798143932428" calcext:value-type="float">
            <text:p>0.0493798144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378025" calcext:value-type="float">
            <text:p>6.378025</text:p>
          </table:table-cell>
          <table:table-cell office:value-type="float" office:value="6.5294594057" calcext:value-type="float">
            <text:p>6.5294594057</text:p>
          </table:table-cell>
          <table:table-cell table:formula="of:=POWER([.C1147]-6.75;2)" office:value-type="float" office:value="0.0486381537341972" calcext:value-type="float">
            <text:p>0.0486381537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361349" calcext:value-type="float">
            <text:p>6.361349</text:p>
          </table:table-cell>
          <table:table-cell office:value-type="float" office:value="6.5311679858" calcext:value-type="float">
            <text:p>6.5311679858</text:p>
          </table:table-cell>
          <table:table-cell table:formula="of:=POWER([.C1148]-6.75;2)" office:value-type="float" office:value="0.0478874504388291" calcext:value-type="float">
            <text:p>0.0478874504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345132" calcext:value-type="float">
            <text:p>6.345132</text:p>
          </table:table-cell>
          <table:table-cell office:value-type="float" office:value="6.5329059434" calcext:value-type="float">
            <text:p>6.5329059434</text:p>
          </table:table-cell>
          <table:table-cell table:formula="of:=POWER([.C1149]-6.75;2)" office:value-type="float" office:value="0.0471298294110439" calcext:value-type="float">
            <text:p>0.0471298294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329708" calcext:value-type="float">
            <text:p>6.329708</text:p>
          </table:table-cell>
          <table:table-cell office:value-type="float" office:value="6.5346678821" calcext:value-type="float">
            <text:p>6.5346678821</text:p>
          </table:table-cell>
          <table:table-cell table:formula="of:=POWER([.C1150]-6.75;2)" office:value-type="float" office:value="0.0463679209992995" calcext:value-type="float">
            <text:p>0.046367921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315432" calcext:value-type="float">
            <text:p>6.315432</text:p>
          </table:table-cell>
          <table:table-cell office:value-type="float" office:value="6.5364468632" calcext:value-type="float">
            <text:p>6.5364468632</text:p>
          </table:table-cell>
          <table:table-cell table:formula="of:=POWER([.C1151]-6.75;2)" office:value-type="float" office:value="0.0456049422371195" calcext:value-type="float">
            <text:p>0.0456049422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302633" calcext:value-type="float">
            <text:p>6.302633</text:p>
          </table:table-cell>
          <table:table-cell office:value-type="float" office:value="6.5382343726" calcext:value-type="float">
            <text:p>6.5382343726</text:p>
          </table:table-cell>
          <table:table-cell table:formula="of:=POWER([.C1152]-6.75;2)" office:value-type="float" office:value="0.0448446809481157" calcext:value-type="float">
            <text:p>0.0448446809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29156" calcext:value-type="float">
            <text:p>6.29156</text:p>
          </table:table-cell>
          <table:table-cell office:value-type="float" office:value="6.5400204953" calcext:value-type="float">
            <text:p>6.5400204953</text:p>
          </table:table-cell>
          <table:table-cell table:formula="of:=POWER([.C1153]-6.75;2)" office:value-type="float" office:value="0.0440913923940572" calcext:value-type="float">
            <text:p>0.0440913924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282328" calcext:value-type="float">
            <text:p>6.282328</text:p>
          </table:table-cell>
          <table:table-cell office:value-type="float" office:value="6.5417943726" calcext:value-type="float">
            <text:p>6.5417943726</text:p>
          </table:table-cell>
          <table:table-cell table:formula="of:=POWER([.C1154]-6.75;2)" office:value-type="float" office:value="0.0433495832810276" calcext:value-type="float">
            <text:p>0.0433495833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274884" calcext:value-type="float">
            <text:p>6.274884</text:p>
          </table:table-cell>
          <table:table-cell office:value-type="float" office:value="6.5435449009" calcext:value-type="float">
            <text:p>6.5435449009</text:p>
          </table:table-cell>
          <table:table-cell table:formula="of:=POWER([.C1155]-6.75;2)" office:value-type="float" office:value="0.0426237079443909" calcext:value-type="float">
            <text:p>0.0426237079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268975" calcext:value-type="float">
            <text:p>6.268975</text:p>
          </table:table-cell>
          <table:table-cell office:value-type="float" office:value="6.5452615943" calcext:value-type="float">
            <text:p>6.5452615943</text:p>
          </table:table-cell>
          <table:table-cell table:formula="of:=POWER([.C1156]-6.75;2)" office:value-type="float" office:value="0.0419178147685777" calcext:value-type="float">
            <text:p>0.0419178148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26415" calcext:value-type="float">
            <text:p>6.26415</text:p>
          </table:table-cell>
          <table:table-cell office:value-type="float" office:value="6.5469355708" calcext:value-type="float">
            <text:p>6.5469355708</text:p>
          </table:table-cell>
          <table:table-cell table:formula="of:=POWER([.C1157]-6.75;2)" office:value-type="float" office:value="0.041235162406322" calcext:value-type="float">
            <text:p>0.041235162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259767" calcext:value-type="float">
            <text:p>6.259767</text:p>
          </table:table-cell>
          <table:table-cell office:value-type="float" office:value="6.5485605377" calcext:value-type="float">
            <text:p>6.5485605377</text:p>
          </table:table-cell>
          <table:table-cell table:formula="of:=POWER([.C1158]-6.75;2)" office:value-type="float" office:value="0.040577856971713" calcext:value-type="float">
            <text:p>0.040577857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255021" calcext:value-type="float">
            <text:p>6.255021</text:p>
          </table:table-cell>
          <table:table-cell office:value-type="float" office:value="6.5501336887" calcext:value-type="float">
            <text:p>6.5501336887</text:p>
          </table:table-cell>
          <table:table-cell table:formula="of:=POWER([.C1159]-6.75;2)" office:value-type="float" office:value="0.0399465423926685" calcext:value-type="float">
            <text:p>0.0399465424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248961" calcext:value-type="float">
            <text:p>6.248961</text:p>
          </table:table-cell>
          <table:table-cell office:value-type="float" office:value="6.5516564481" calcext:value-type="float">
            <text:p>6.5516564481</text:p>
          </table:table-cell>
          <table:table-cell table:formula="of:=POWER([.C1160]-6.75;2)" office:value-type="float" office:value="0.0393401645803079" calcext:value-type="float">
            <text:p>0.0393401646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240474" calcext:value-type="float">
            <text:p>6.240474</text:p>
          </table:table-cell>
          <table:table-cell office:value-type="float" office:value="6.5531350802" calcext:value-type="float">
            <text:p>6.5531350802</text:p>
          </table:table-cell>
          <table:table-cell table:formula="of:=POWER([.C1161]-6.75;2)" office:value-type="float" office:value="0.0387557966478606" calcext:value-type="float">
            <text:p>0.038755796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228191" calcext:value-type="float">
            <text:p>6.228191</text:p>
          </table:table-cell>
          <table:table-cell office:value-type="float" office:value="6.5545813585" calcext:value-type="float">
            <text:p>6.5545813585</text:p>
          </table:table-cell>
          <table:table-cell table:formula="of:=POWER([.C1162]-6.75;2)" office:value-type="float" office:value="0.0381884454457055" calcext:value-type="float">
            <text:p>0.0381884454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210202" calcext:value-type="float">
            <text:p>6.210202</text:p>
          </table:table-cell>
          <table:table-cell office:value-type="float" office:value="6.5560135849" calcext:value-type="float">
            <text:p>6.5560135849</text:p>
          </table:table-cell>
          <table:table-cell table:formula="of:=POWER([.C1163]-6.75;2)" office:value-type="float" office:value="0.0376307292433496" calcext:value-type="float">
            <text:p>0.0376307292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183294" calcext:value-type="float">
            <text:p>6.183294</text:p>
          </table:table-cell>
          <table:table-cell office:value-type="float" office:value="6.5574589858" calcext:value-type="float">
            <text:p>6.5574589858</text:p>
          </table:table-cell>
          <table:table-cell table:formula="of:=POWER([.C1164]-6.75;2)" office:value-type="float" office:value="0.0370720421491645" calcext:value-type="float">
            <text:p>0.0370720421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140736" calcext:value-type="float">
            <text:p>6.140736</text:p>
          </table:table-cell>
          <table:table-cell office:value-type="float" office:value="6.5589596462" calcext:value-type="float">
            <text:p>6.5589596462</text:p>
          </table:table-cell>
          <table:table-cell table:formula="of:=POWER([.C1165]-6.75;2)" office:value-type="float" office:value="0.0364964167800292" calcext:value-type="float">
            <text:p>0.0364964168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064295" calcext:value-type="float">
            <text:p>6.064295</text:p>
          </table:table-cell>
          <table:table-cell office:value-type="float" office:value="6.5605889104" calcext:value-type="float">
            <text:p>6.5605889104</text:p>
          </table:table-cell>
          <table:table-cell table:formula="of:=POWER([.C1166]-6.75;2)" office:value-type="float" office:value="0.0358765608634593" calcext:value-type="float">
            <text:p>0.0358765609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.879916" calcext:value-type="float">
            <text:p>5.879916</text:p>
          </table:table-cell>
          <table:table-cell office:value-type="float" office:value="6.5625055189" calcext:value-type="float">
            <text:p>6.5625055189</text:p>
          </table:table-cell>
          <table:table-cell table:formula="of:=POWER([.C1167]-6.75;2)" office:value-type="float" office:value="0.0351541804429582" calcext:value-type="float">
            <text:p>0.035154180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4.552946" calcext:value-type="float">
            <text:p>4.552946</text:p>
          </table:table-cell>
          <table:table-cell office:value-type="float" office:value="6.5652168349" calcext:value-type="float">
            <text:p>6.5652168349</text:p>
          </table:table-cell>
          <table:table-cell table:formula="of:=POWER([.C1168]-6.75;2)" office:value-type="float" office:value="0.0341448181043738" calcext:value-type="float">
            <text:p>0.0341448181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.078187" calcext:value-type="float">
            <text:p>7.078187</text:p>
          </table:table-cell>
          <table:table-cell office:value-type="float" office:value="6.5741099953" calcext:value-type="float">
            <text:p>6.5741099953</text:p>
          </table:table-cell>
          <table:table-cell table:formula="of:=POWER([.C1169]-6.75;2)" office:value-type="float" office:value="0.0309372937533661" calcext:value-type="float">
            <text:p>0.0309372938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5926" calcext:value-type="float">
            <text:p>6.5926</text:p>
          </table:table-cell>
          <table:table-cell office:value-type="float" office:value="6.57101125" calcext:value-type="float">
            <text:p>6.57101125</text:p>
          </table:table-cell>
          <table:table-cell table:formula="of:=POWER([.C1170]-6.75;2)" office:value-type="float" office:value="0.0320369726265626" calcext:value-type="float">
            <text:p>0.0320369726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465279" calcext:value-type="float">
            <text:p>6.465279</text:p>
          </table:table-cell>
          <table:table-cell office:value-type="float" office:value="6.5701194057" calcext:value-type="float">
            <text:p>6.5701194057</text:p>
          </table:table-cell>
          <table:table-cell table:formula="of:=POWER([.C1171]-6.75;2)" office:value-type="float" office:value="0.0323570282057212" calcext:value-type="float">
            <text:p>0.032357028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404578" calcext:value-type="float">
            <text:p>6.404578</text:p>
          </table:table-cell>
          <table:table-cell office:value-type="float" office:value="6.5697414198" calcext:value-type="float">
            <text:p>6.5697414198</text:p>
          </table:table-cell>
          <table:table-cell table:formula="of:=POWER([.C1172]-6.75;2)" office:value-type="float" office:value="0.0324931557357199" calcext:value-type="float">
            <text:p>0.0324931557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368582" calcext:value-type="float">
            <text:p>6.368582</text:p>
          </table:table-cell>
          <table:table-cell office:value-type="float" office:value="6.5695604387" calcext:value-type="float">
            <text:p>6.5695604387</text:p>
          </table:table-cell>
          <table:table-cell table:formula="of:=POWER([.C1173]-6.75;2)" office:value-type="float" office:value="0.0325584352821365" calcext:value-type="float">
            <text:p>0.0325584353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344986" calcext:value-type="float">
            <text:p>6.344986</text:p>
          </table:table-cell>
          <table:table-cell office:value-type="float" office:value="6.5694582406" calcext:value-type="float">
            <text:p>6.5694582406</text:p>
          </table:table-cell>
          <table:table-cell table:formula="of:=POWER([.C1174]-6.75;2)" office:value-type="float" office:value="0.0325953268872473" calcext:value-type="float">
            <text:p>0.0325953269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328881" calcext:value-type="float">
            <text:p>6.328881</text:p>
          </table:table-cell>
          <table:table-cell office:value-type="float" office:value="6.5693759387" calcext:value-type="float">
            <text:p>6.5693759387</text:p>
          </table:table-cell>
          <table:table-cell table:formula="of:=POWER([.C1175]-6.75;2)" office:value-type="float" office:value="0.032625051520506" calcext:value-type="float">
            <text:p>0.032625051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317921" calcext:value-type="float">
            <text:p>6.317921</text:p>
          </table:table-cell>
          <table:table-cell office:value-type="float" office:value="6.5692793396" calcext:value-type="float">
            <text:p>6.5692793396</text:p>
          </table:table-cell>
          <table:table-cell table:formula="of:=POWER([.C1176]-6.75;2)" office:value-type="float" office:value="0.0326599570954123" calcext:value-type="float">
            <text:p>0.032659957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310844" calcext:value-type="float">
            <text:p>6.310844</text:p>
          </table:table-cell>
          <table:table-cell office:value-type="float" office:value="6.5691469717" calcext:value-type="float">
            <text:p>6.5691469717</text:p>
          </table:table-cell>
          <table:table-cell table:formula="of:=POWER([.C1177]-6.75;2)" office:value-type="float" office:value="0.0327078178452805" calcext:value-type="float">
            <text:p>0.0327078178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306929" calcext:value-type="float">
            <text:p>6.306929</text:p>
          </table:table-cell>
          <table:table-cell office:value-type="float" office:value="6.5689649198" calcext:value-type="float">
            <text:p>6.5689649198</text:p>
          </table:table-cell>
          <table:table-cell table:formula="of:=POWER([.C1178]-6.75;2)" office:value-type="float" office:value="0.0327737002630204" calcext:value-type="float">
            <text:p>0.0327737003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305746" calcext:value-type="float">
            <text:p>6.305746</text:p>
          </table:table-cell>
          <table:table-cell office:value-type="float" office:value="6.5687240425" calcext:value-type="float">
            <text:p>6.5687240425</text:p>
          </table:table-cell>
          <table:table-cell table:formula="of:=POWER([.C1179]-6.75;2)" office:value-type="float" office:value="0.032860972767542" calcext:value-type="float">
            <text:p>0.0328609728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307046" calcext:value-type="float">
            <text:p>6.307046</text:p>
          </table:table-cell>
          <table:table-cell office:value-type="float" office:value="6.5684182453" calcext:value-type="float">
            <text:p>6.5684182453</text:p>
          </table:table-cell>
          <table:table-cell table:formula="of:=POWER([.C1180]-6.75;2)" office:value-type="float" office:value="0.0329719336399309" calcext:value-type="float">
            <text:p>0.0329719336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31068" calcext:value-type="float">
            <text:p>6.31068</text:p>
          </table:table-cell>
          <table:table-cell office:value-type="float" office:value="6.568043184" calcext:value-type="float">
            <text:p>6.568043184</text:p>
          </table:table-cell>
          <table:table-cell table:formula="of:=POWER([.C1181]-6.75;2)" office:value-type="float" office:value="0.0331082828888577" calcext:value-type="float">
            <text:p>0.0331082829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316555" calcext:value-type="float">
            <text:p>6.316555</text:p>
          </table:table-cell>
          <table:table-cell office:value-type="float" office:value="6.5675953019" calcext:value-type="float">
            <text:p>6.5675953019</text:p>
          </table:table-cell>
          <table:table-cell table:formula="of:=POWER([.C1182]-6.75;2)" office:value-type="float" office:value="0.0332714738889522" calcext:value-type="float">
            <text:p>0.033271473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324586" calcext:value-type="float">
            <text:p>6.324586</text:p>
          </table:table-cell>
          <table:table-cell office:value-type="float" office:value="6.5670710991" calcext:value-type="float">
            <text:p>6.5670710991</text:p>
          </table:table-cell>
          <table:table-cell table:formula="of:=POWER([.C1183]-6.75;2)" office:value-type="float" office:value="0.0334629827844821" calcext:value-type="float">
            <text:p>0.0334629828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33467" calcext:value-type="float">
            <text:p>6.33467</text:p>
          </table:table-cell>
          <table:table-cell office:value-type="float" office:value="6.5664666274" calcext:value-type="float">
            <text:p>6.5664666274</text:p>
          </table:table-cell>
          <table:table-cell table:formula="of:=POWER([.C1184]-6.75;2)" office:value-type="float" office:value="0.0336844988579306" calcext:value-type="float">
            <text:p>0.0336844989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346657" calcext:value-type="float">
            <text:p>6.346657</text:p>
          </table:table-cell>
          <table:table-cell office:value-type="float" office:value="6.5657770802" calcext:value-type="float">
            <text:p>6.5657770802</text:p>
          </table:table-cell>
          <table:table-cell table:formula="of:=POWER([.C1185]-6.75;2)" office:value-type="float" office:value="0.0339380841796372" calcext:value-type="float">
            <text:p>0.0339380842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360339" calcext:value-type="float">
            <text:p>6.360339</text:p>
          </table:table-cell>
          <table:table-cell office:value-type="float" office:value="6.5649963396" calcext:value-type="float">
            <text:p>6.5649963396</text:p>
          </table:table-cell>
          <table:table-cell table:formula="of:=POWER([.C1186]-6.75;2)" office:value-type="float" office:value="0.0342263543613984" calcext:value-type="float">
            <text:p>0.0342263544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375449" calcext:value-type="float">
            <text:p>6.375449</text:p>
          </table:table-cell>
          <table:table-cell office:value-type="float" office:value="6.5641160236" calcext:value-type="float">
            <text:p>6.5641160236</text:p>
          </table:table-cell>
          <table:table-cell table:formula="of:=POWER([.C1187]-6.75;2)" office:value-type="float" office:value="0.0345528526822756" calcext:value-type="float">
            <text:p>0.034552852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391671" calcext:value-type="float">
            <text:p>6.391671</text:p>
          </table:table-cell>
          <table:table-cell office:value-type="float" office:value="6.5631230802" calcext:value-type="float">
            <text:p>6.5631230802</text:p>
          </table:table-cell>
          <table:table-cell table:formula="of:=POWER([.C1188]-6.75;2)" office:value-type="float" office:value="0.0349229831539355" calcext:value-type="float">
            <text:p>0.0349229832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408656" calcext:value-type="float">
            <text:p>6.408656</text:p>
          </table:table-cell>
          <table:table-cell office:value-type="float" office:value="6.5619930425" calcext:value-type="float">
            <text:p>6.5619930425</text:p>
          </table:table-cell>
          <table:table-cell table:formula="of:=POWER([.C1189]-6.75;2)" office:value-type="float" office:value="0.0353466160684067" calcext:value-type="float">
            <text:p>0.0353466161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426055" calcext:value-type="float">
            <text:p>6.426055</text:p>
          </table:table-cell>
          <table:table-cell office:value-type="float" office:value="6.56066725" calcext:value-type="float">
            <text:p>6.56066725</text:p>
          </table:table-cell>
          <table:table-cell table:formula="of:=POWER([.C1190]-6.75;2)" office:value-type="float" office:value="0.0358468902225626" calcext:value-type="float">
            <text:p>0.035846890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443542" calcext:value-type="float">
            <text:p>6.443542</text:p>
          </table:table-cell>
          <table:table-cell office:value-type="float" office:value="6.5589352594" calcext:value-type="float">
            <text:p>6.5589352594</text:p>
          </table:table-cell>
          <table:table-cell table:formula="of:=POWER([.C1191]-6.75;2)" office:value-type="float" office:value="0.0365057351005452" calcext:value-type="float">
            <text:p>0.0365057351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460846" calcext:value-type="float">
            <text:p>6.460846</text:p>
          </table:table-cell>
          <table:table-cell office:value-type="float" office:value="6.5535155613" calcext:value-type="float">
            <text:p>6.5535155613</text:p>
          </table:table-cell>
          <table:table-cell table:formula="of:=POWER([.C1192]-6.75;2)" office:value-type="float" office:value="0.038606134651254" calcext:value-type="float">
            <text:p>0.038606134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477769" calcext:value-type="float">
            <text:p>6.477769</text:p>
          </table:table-cell>
          <table:table-cell office:value-type="float" office:value="6.5536130472" calcext:value-type="float">
            <text:p>6.5536130472</text:p>
          </table:table-cell>
          <table:table-cell table:formula="of:=POWER([.C1193]-6.75;2)" office:value-type="float" office:value="0.0385678352300695" calcext:value-type="float">
            <text:p>0.0385678352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494202" calcext:value-type="float">
            <text:p>6.494202</text:p>
          </table:table-cell>
          <table:table-cell office:value-type="float" office:value="6.5530108632" calcext:value-type="float">
            <text:p>6.5530108632</text:p>
          </table:table-cell>
          <table:table-cell table:formula="of:=POWER([.C1194]-6.75;2)" office:value-type="float" office:value="0.0388047200172091" calcext:value-type="float">
            <text:p>0.03880472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510119" calcext:value-type="float">
            <text:p>6.510119</text:p>
          </table:table-cell>
          <table:table-cell office:value-type="float" office:value="6.5521845849" calcext:value-type="float">
            <text:p>6.5521845849</text:p>
          </table:table-cell>
          <table:table-cell table:formula="of:=POWER([.C1195]-6.75;2)" office:value-type="float" office:value="0.0391309384511853" calcext:value-type="float">
            <text:p>0.0391309385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525575" calcext:value-type="float">
            <text:p>6.525575</text:p>
          </table:table-cell>
          <table:table-cell office:value-type="float" office:value="6.5512361085" calcext:value-type="float">
            <text:p>6.5512361085</text:p>
          </table:table-cell>
          <table:table-cell table:formula="of:=POWER([.C1196]-6.75;2)" office:value-type="float" office:value="0.0395070845642236" calcext:value-type="float">
            <text:p>0.0395070846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540679" calcext:value-type="float">
            <text:p>6.540679</text:p>
          </table:table-cell>
          <table:table-cell office:value-type="float" office:value="6.5502045189" calcext:value-type="float">
            <text:p>6.5502045189</text:p>
          </table:table-cell>
          <table:table-cell table:formula="of:=POWER([.C1197]-6.75;2)" office:value-type="float" office:value="0.0399182342679804" calcext:value-type="float">
            <text:p>0.0399182343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55557" calcext:value-type="float">
            <text:p>6.55557</text:p>
          </table:table-cell>
          <table:table-cell office:value-type="float" office:value="6.5491083538" calcext:value-type="float">
            <text:p>6.5491083538</text:p>
          </table:table-cell>
          <table:table-cell table:formula="of:=POWER([.C1198]-6.75;2)" office:value-type="float" office:value="0.0403574535129458" calcext:value-type="float">
            <text:p>0.0403574535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570387" calcext:value-type="float">
            <text:p>6.570387</text:p>
          </table:table-cell>
          <table:table-cell office:value-type="float" office:value="6.5479569009" calcext:value-type="float">
            <text:p>6.5479569009</text:p>
          </table:table-cell>
          <table:table-cell table:formula="of:=POWER([.C1199]-6.75;2)" office:value-type="float" office:value="0.0408214138939324" calcext:value-type="float">
            <text:p>0.0408214139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585243" calcext:value-type="float">
            <text:p>6.585243</text:p>
          </table:table-cell>
          <table:table-cell office:value-type="float" office:value="6.5467545472" calcext:value-type="float">
            <text:p>6.5467545472</text:p>
          </table:table-cell>
          <table:table-cell table:formula="of:=POWER([.C1200]-6.75;2)" office:value-type="float" office:value="0.0413087140838771" calcext:value-type="float">
            <text:p>0.0413087141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600204" calcext:value-type="float">
            <text:p>6.600204</text:p>
          </table:table-cell>
          <table:table-cell office:value-type="float" office:value="6.5455030566" calcext:value-type="float">
            <text:p>6.5455030566</text:p>
          </table:table-cell>
          <table:table-cell table:formula="of:=POWER([.C1201]-6.75;2)" office:value-type="float" office:value="0.0418189998599427" calcext:value-type="float">
            <text:p>0.0418189999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615279" calcext:value-type="float">
            <text:p>6.615279</text:p>
          </table:table-cell>
          <table:table-cell office:value-type="float" office:value="6.5442030283" calcext:value-type="float">
            <text:p>6.5442030283</text:p>
          </table:table-cell>
          <table:table-cell table:formula="of:=POWER([.C1202]-6.75;2)" office:value-type="float" office:value="0.0423523935608906" calcext:value-type="float">
            <text:p>0.0423523936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630417" calcext:value-type="float">
            <text:p>6.630417</text:p>
          </table:table-cell>
          <table:table-cell office:value-type="float" office:value="6.5428549858" calcext:value-type="float">
            <text:p>6.5428549858</text:p>
          </table:table-cell>
          <table:table-cell table:formula="of:=POWER([.C1203]-6.75;2)" office:value-type="float" office:value="0.0429090569079182" calcext:value-type="float">
            <text:p>0.0429090569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645518" calcext:value-type="float">
            <text:p>6.645518</text:p>
          </table:table-cell>
          <table:table-cell office:value-type="float" office:value="6.5414601698" calcext:value-type="float">
            <text:p>6.5414601698</text:p>
          </table:table-cell>
          <table:table-cell table:formula="of:=POWER([.C1204]-6.75;2)" office:value-type="float" office:value="0.043488860779845" calcext:value-type="float">
            <text:p>0.043488860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660448" calcext:value-type="float">
            <text:p>6.660448</text:p>
          </table:table-cell>
          <table:table-cell office:value-type="float" office:value="6.5400210755" calcext:value-type="float">
            <text:p>6.5400210755</text:p>
          </table:table-cell>
          <table:table-cell table:formula="of:=POWER([.C1205]-6.75;2)" office:value-type="float" office:value="0.0440911487341766" calcext:value-type="float">
            <text:p>0.0440911487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75064" calcext:value-type="float">
            <text:p>6.675064</text:p>
          </table:table-cell>
          <table:table-cell office:value-type="float" office:value="6.5385417358" calcext:value-type="float">
            <text:p>6.5385417358</text:p>
          </table:table-cell>
          <table:table-cell table:formula="of:=POWER([.C1206]-6.75;2)" office:value-type="float" office:value="0.044714597498477" calcext:value-type="float">
            <text:p>0.044714597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689232" calcext:value-type="float">
            <text:p>6.689232</text:p>
          </table:table-cell>
          <table:table-cell office:value-type="float" office:value="6.5370277217" calcext:value-type="float">
            <text:p>6.5370277217</text:p>
          </table:table-cell>
          <table:table-cell table:formula="of:=POWER([.C1207]-6.75;2)" office:value-type="float" office:value="0.0453571913242925" calcext:value-type="float">
            <text:p>0.045357191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702847" calcext:value-type="float">
            <text:p>6.702847</text:p>
          </table:table-cell>
          <table:table-cell office:value-type="float" office:value="6.5354859481" calcext:value-type="float">
            <text:p>6.5354859481</text:p>
          </table:table-cell>
          <table:table-cell table:formula="of:=POWER([.C1208]-6.75;2)" office:value-type="float" office:value="0.046016278462556" calcext:value-type="float">
            <text:p>0.0460162785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715842" calcext:value-type="float">
            <text:p>6.715842</text:p>
          </table:table-cell>
          <table:table-cell office:value-type="float" office:value="6.5339242925" calcext:value-type="float">
            <text:p>6.5339242925</text:p>
          </table:table-cell>
          <table:table-cell table:formula="of:=POWER([.C1209]-6.75;2)" office:value-type="float" office:value="0.0466887113716255" calcext:value-type="float">
            <text:p>0.0466887114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728194" calcext:value-type="float">
            <text:p>6.728194</text:p>
          </table:table-cell>
          <table:table-cell office:value-type="float" office:value="6.5323511557" calcext:value-type="float">
            <text:p>6.5323511557</text:p>
          </table:table-cell>
          <table:table-cell table:formula="of:=POWER([.C1210]-6.75;2)" office:value-type="float" office:value="0.0473710194251257" calcext:value-type="float">
            <text:p>0.0473710194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739915" calcext:value-type="float">
            <text:p>6.739915</text:p>
          </table:table-cell>
          <table:table-cell office:value-type="float" office:value="6.5307749481" calcext:value-type="float">
            <text:p>6.5307749481</text:p>
          </table:table-cell>
          <table:table-cell table:formula="of:=POWER([.C1211]-6.75;2)" office:value-type="float" office:value="0.0480596233805575" calcext:value-type="float">
            <text:p>0.0480596234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751042" calcext:value-type="float">
            <text:p>6.751042</text:p>
          </table:table-cell>
          <table:table-cell office:value-type="float" office:value="6.5292036698" calcext:value-type="float">
            <text:p>6.5292036698</text:p>
          </table:table-cell>
          <table:table-cell table:formula="of:=POWER([.C1212]-6.75;2)" office:value-type="float" office:value="0.0487510194297873" calcext:value-type="float">
            <text:p>0.0487510194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761619" calcext:value-type="float">
            <text:p>6.761619</text:p>
          </table:table-cell>
          <table:table-cell office:value-type="float" office:value="6.5276445613" calcext:value-type="float">
            <text:p>6.5276445613</text:p>
          </table:table-cell>
          <table:table-cell table:formula="of:=POWER([.C1213]-6.75;2)" office:value-type="float" office:value="0.0494419411194695" calcext:value-type="float">
            <text:p>0.0494419411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771683" calcext:value-type="float">
            <text:p>6.771683</text:p>
          </table:table-cell>
          <table:table-cell office:value-type="float" office:value="6.5261039151" calcext:value-type="float">
            <text:p>6.5261039151</text:p>
          </table:table-cell>
          <table:table-cell table:formula="of:=POWER([.C1214]-6.75;2)" office:value-type="float" office:value="0.0501294568335479" calcext:value-type="float">
            <text:p>0.0501294568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781243" calcext:value-type="float">
            <text:p>6.781243</text:p>
          </table:table-cell>
          <table:table-cell office:value-type="float" office:value="6.5245869811" calcext:value-type="float">
            <text:p>6.5245869811</text:p>
          </table:table-cell>
          <table:table-cell table:formula="of:=POWER([.C1215]-6.75;2)" office:value-type="float" office:value="0.0508110290896119" calcext:value-type="float">
            <text:p>0.0508110291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790276" calcext:value-type="float">
            <text:p>6.790276</text:p>
          </table:table-cell>
          <table:table-cell office:value-type="float" office:value="6.5230980566" calcext:value-type="float">
            <text:p>6.5230980566</text:p>
          </table:table-cell>
          <table:table-cell table:formula="of:=POWER([.C1216]-6.75;2)" office:value-type="float" office:value="0.0514844919186967" calcext:value-type="float">
            <text:p>0.0514844919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798724" calcext:value-type="float">
            <text:p>6.798724</text:p>
          </table:table-cell>
          <table:table-cell office:value-type="float" office:value="6.5216406509" calcext:value-type="float">
            <text:p>6.5216406509</text:p>
          </table:table-cell>
          <table:table-cell table:formula="of:=POWER([.C1217]-6.75;2)" office:value-type="float" office:value="0.0521479923213756" calcext:value-type="float">
            <text:p>0.052147992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806495" calcext:value-type="float">
            <text:p>6.806495</text:p>
          </table:table-cell>
          <table:table-cell office:value-type="float" office:value="6.5202177217" calcext:value-type="float">
            <text:p>6.5202177217</text:p>
          </table:table-cell>
          <table:table-cell table:formula="of:=POWER([.C1218]-6.75;2)" office:value-type="float" office:value="0.0527998954207387" calcext:value-type="float">
            <text:p>0.0527998954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813479" calcext:value-type="float">
            <text:p>6.813479</text:p>
          </table:table-cell>
          <table:table-cell office:value-type="float" office:value="6.5188319623" calcext:value-type="float">
            <text:p>6.5188319623</text:p>
          </table:table-cell>
          <table:table-cell table:formula="of:=POWER([.C1219]-6.75;2)" office:value-type="float" office:value="0.0534386616540685" calcext:value-type="float">
            <text:p>0.0534386617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819562" calcext:value-type="float">
            <text:p>6.819562</text:p>
          </table:table-cell>
          <table:table-cell office:value-type="float" office:value="6.517486033" calcext:value-type="float">
            <text:p>6.517486033</text:p>
          </table:table-cell>
          <table:table-cell table:formula="of:=POWER([.C1220]-6.75;2)" office:value-type="float" office:value="0.0540627448500771" calcext:value-type="float">
            <text:p>0.0540627449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82464" calcext:value-type="float">
            <text:p>6.82464</text:p>
          </table:table-cell>
          <table:table-cell office:value-type="float" office:value="6.516182783" calcext:value-type="float">
            <text:p>6.516182783</text:p>
          </table:table-cell>
          <table:table-cell table:formula="of:=POWER([.C1221]-6.75;2)" office:value-type="float" office:value="0.0546704909656253" calcext:value-type="float">
            <text:p>0.054670491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828644" calcext:value-type="float">
            <text:p>6.828644</text:p>
          </table:table-cell>
          <table:table-cell office:value-type="float" office:value="6.5149254198" calcext:value-type="float">
            <text:p>6.5149254198</text:p>
          </table:table-cell>
          <table:table-cell table:formula="of:=POWER([.C1222]-6.75;2)" office:value-type="float" office:value="0.0552600582562063" calcext:value-type="float">
            <text:p>0.055260058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831544" calcext:value-type="float">
            <text:p>6.831544</text:p>
          </table:table-cell>
          <table:table-cell office:value-type="float" office:value="6.5137175283" calcext:value-type="float">
            <text:p>6.5137175283</text:p>
          </table:table-cell>
          <table:table-cell table:formula="of:=POWER([.C1223]-6.75;2)" office:value-type="float" office:value="0.0558294064326613" calcext:value-type="float">
            <text:p>0.0558294064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83336" calcext:value-type="float">
            <text:p>6.83336</text:p>
          </table:table-cell>
          <table:table-cell office:value-type="float" office:value="6.5125630849" calcext:value-type="float">
            <text:p>6.5125630849</text:p>
          </table:table-cell>
          <table:table-cell table:formula="of:=POWER([.C1224]-6.75;2)" office:value-type="float" office:value="0.0563762886522046" calcext:value-type="float">
            <text:p>0.0563762887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834157" calcext:value-type="float">
            <text:p>6.834157</text:p>
          </table:table-cell>
          <table:table-cell office:value-type="float" office:value="6.5114663396" calcext:value-type="float">
            <text:p>6.5114663396</text:p>
          </table:table-cell>
          <table:table-cell table:formula="of:=POWER([.C1225]-6.75;2)" office:value-type="float" office:value="0.0568983071438225" calcext:value-type="float">
            <text:p>0.056898307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834043" calcext:value-type="float">
            <text:p>6.834043</text:p>
          </table:table-cell>
          <table:table-cell office:value-type="float" office:value="6.5104316745" calcext:value-type="float">
            <text:p>6.5104316745</text:p>
          </table:table-cell>
          <table:table-cell table:formula="of:=POWER([.C1226]-6.75;2)" office:value-type="float" office:value="0.0573929825828738" calcext:value-type="float">
            <text:p>0.0573929826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83315" calcext:value-type="float">
            <text:p>6.83315</text:p>
          </table:table-cell>
          <table:table-cell office:value-type="float" office:value="6.5094634104" calcext:value-type="float">
            <text:p>6.5094634104</text:p>
          </table:table-cell>
          <table:table-cell table:formula="of:=POWER([.C1227]-6.75;2)" office:value-type="float" office:value="0.0578578509363986" calcext:value-type="float">
            <text:p>0.057857850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831618" calcext:value-type="float">
            <text:p>6.831618</text:p>
          </table:table-cell>
          <table:table-cell office:value-type="float" office:value="6.5085656038" calcext:value-type="float">
            <text:p>6.5085656038</text:p>
          </table:table-cell>
          <table:table-cell table:formula="of:=POWER([.C1228]-6.75;2)" office:value-type="float" office:value="0.0582905676684585" calcext:value-type="float">
            <text:p>0.0582905677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829578" calcext:value-type="float">
            <text:p>6.829578</text:p>
          </table:table-cell>
          <table:table-cell office:value-type="float" office:value="6.5077418679" calcext:value-type="float">
            <text:p>6.5077418679</text:p>
          </table:table-cell>
          <table:table-cell table:formula="of:=POWER([.C1229]-6.75;2)" office:value-type="float" office:value="0.058689002568581" calcext:value-type="float">
            <text:p>0.0586890026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827132" calcext:value-type="float">
            <text:p>6.827132</text:p>
          </table:table-cell>
          <table:table-cell office:value-type="float" office:value="6.506995217" calcext:value-type="float">
            <text:p>6.506995217</text:p>
          </table:table-cell>
          <table:table-cell table:formula="of:=POWER([.C1230]-6.75;2)" office:value-type="float" office:value="0.0590513245608771" calcext:value-type="float">
            <text:p>0.0590513246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824345" calcext:value-type="float">
            <text:p>6.824345</text:p>
          </table:table-cell>
          <table:table-cell office:value-type="float" office:value="6.5063280142" calcext:value-type="float">
            <text:p>6.5063280142</text:p>
          </table:table-cell>
          <table:table-cell table:formula="of:=POWER([.C1231]-6.75;2)" office:value-type="float" office:value="0.0593760366637153" calcext:value-type="float">
            <text:p>0.0593760367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821233" calcext:value-type="float">
            <text:p>6.821233</text:p>
          </table:table-cell>
          <table:table-cell office:value-type="float" office:value="6.5057419104" calcext:value-type="float">
            <text:p>6.5057419104</text:p>
          </table:table-cell>
          <table:table-cell table:formula="of:=POWER([.C1232]-6.75;2)" office:value-type="float" office:value="0.0596620143350415" calcext:value-type="float">
            <text:p>0.059662014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817766" calcext:value-type="float">
            <text:p>6.817766</text:p>
          </table:table-cell>
          <table:table-cell office:value-type="float" office:value="6.5052379245" calcext:value-type="float">
            <text:p>6.5052379245</text:p>
          </table:table-cell>
          <table:table-cell table:formula="of:=POWER([.C1233]-6.75;2)" office:value-type="float" office:value="0.0599084736030676" calcext:value-type="float">
            <text:p>0.0599084736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813874" calcext:value-type="float">
            <text:p>6.813874</text:p>
          </table:table-cell>
          <table:table-cell office:value-type="float" office:value="6.504816533" calcext:value-type="float">
            <text:p>6.504816533</text:p>
          </table:table-cell>
          <table:table-cell table:formula="of:=POWER([.C1234]-6.75;2)" office:value-type="float" office:value="0.0601149324901403" calcext:value-type="float">
            <text:p>0.060114932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809455" calcext:value-type="float">
            <text:p>6.809455</text:p>
          </table:table-cell>
          <table:table-cell office:value-type="float" office:value="6.5044778019" calcext:value-type="float">
            <text:p>6.5044778019</text:p>
          </table:table-cell>
          <table:table-cell table:formula="of:=POWER([.C1235]-6.75;2)" office:value-type="float" office:value="0.0602811497598555" calcext:value-type="float">
            <text:p>0.0602811498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804392" calcext:value-type="float">
            <text:p>6.804392</text:p>
          </table:table-cell>
          <table:table-cell office:value-type="float" office:value="6.5042215519" calcext:value-type="float">
            <text:p>6.5042215519</text:p>
          </table:table-cell>
          <table:table-cell table:formula="of:=POWER([.C1236]-6.75;2)" office:value-type="float" office:value="0.0604070455504445" calcext:value-type="float">
            <text:p>0.060407045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798564" calcext:value-type="float">
            <text:p>6.798564</text:p>
          </table:table-cell>
          <table:table-cell office:value-type="float" office:value="6.5040475" calcext:value-type="float">
            <text:p>6.5040475</text:p>
          </table:table-cell>
          <table:table-cell table:formula="of:=POWER([.C1237]-6.75;2)" office:value-type="float" office:value="0.0604926322562498" calcext:value-type="float">
            <text:p>0.0604926323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791864" calcext:value-type="float">
            <text:p>6.791864</text:p>
          </table:table-cell>
          <table:table-cell office:value-type="float" office:value="6.5039554009" calcext:value-type="float">
            <text:p>6.5039554009</text:p>
          </table:table-cell>
          <table:table-cell table:formula="of:=POWER([.C1238]-6.75;2)" office:value-type="float" office:value="0.0605379447462798" calcext:value-type="float">
            <text:p>0.0605379447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784205" calcext:value-type="float">
            <text:p>6.784205</text:p>
          </table:table-cell>
          <table:table-cell office:value-type="float" office:value="6.5039451085" calcext:value-type="float">
            <text:p>6.5039451085</text:p>
          </table:table-cell>
          <table:table-cell table:formula="of:=POWER([.C1239]-6.75;2)" office:value-type="float" office:value="0.0605430096310768" calcext:value-type="float">
            <text:p>0.0605430096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775529" calcext:value-type="float">
            <text:p>6.775529</text:p>
          </table:table-cell>
          <table:table-cell office:value-type="float" office:value="6.5040166415" calcext:value-type="float">
            <text:p>6.5040166415</text:p>
          </table:table-cell>
          <table:table-cell table:formula="of:=POWER([.C1240]-6.75;2)" office:value-type="float" office:value="0.0605078126589396" calcext:value-type="float">
            <text:p>0.0605078127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765808" calcext:value-type="float">
            <text:p>6.765808</text:p>
          </table:table-cell>
          <table:table-cell office:value-type="float" office:value="6.5041701651" calcext:value-type="float">
            <text:p>6.5041701651</text:p>
          </table:table-cell>
          <table:table-cell table:formula="of:=POWER([.C1241]-6.75;2)" office:value-type="float" office:value="0.0604323077269614" calcext:value-type="float">
            <text:p>0.0604323077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755046" calcext:value-type="float">
            <text:p>6.755046</text:p>
          </table:table-cell>
          <table:table-cell office:value-type="float" office:value="6.5044059575" calcext:value-type="float">
            <text:p>6.5044059575</text:p>
          </table:table-cell>
          <table:table-cell table:formula="of:=POWER([.C1242]-6.75;2)" office:value-type="float" office:value="0.0603164337114916" calcext:value-type="float">
            <text:p>0.0603164337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743272" calcext:value-type="float">
            <text:p>6.743272</text:p>
          </table:table-cell>
          <table:table-cell office:value-type="float" office:value="6.5047243349" calcext:value-type="float">
            <text:p>6.5047243349</text:p>
          </table:table-cell>
          <table:table-cell table:formula="of:=POWER([.C1243]-6.75;2)" office:value-type="float" office:value="0.0601601518902475" calcext:value-type="float">
            <text:p>0.0601601519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730541" calcext:value-type="float">
            <text:p>6.730541</text:p>
          </table:table-cell>
          <table:table-cell office:value-type="float" office:value="6.5051255613" calcext:value-type="float">
            <text:p>6.5051255613</text:p>
          </table:table-cell>
          <table:table-cell table:formula="of:=POWER([.C1244]-6.75;2)" office:value-type="float" office:value="0.0599634907286401" calcext:value-type="float">
            <text:p>0.0599634907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716923" calcext:value-type="float">
            <text:p>6.716923</text:p>
          </table:table-cell>
          <table:table-cell office:value-type="float" office:value="6.5056097311" calcext:value-type="float">
            <text:p>6.5056097311</text:p>
          </table:table-cell>
          <table:table-cell table:formula="of:=POWER([.C1245]-6.75;2)" office:value-type="float" office:value="0.0597266035330144" calcext:value-type="float">
            <text:p>0.059726603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702504" calcext:value-type="float">
            <text:p>6.702504</text:p>
          </table:table-cell>
          <table:table-cell office:value-type="float" office:value="6.5061766698" calcext:value-type="float">
            <text:p>6.5061766698</text:p>
          </table:table-cell>
          <table:table-cell table:formula="of:=POWER([.C1246]-6.75;2)" office:value-type="float" office:value="0.0594498163498181" calcext:value-type="float">
            <text:p>0.0594498163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687381" calcext:value-type="float">
            <text:p>6.687381</text:p>
          </table:table-cell>
          <table:table-cell office:value-type="float" office:value="6.5068258443" calcext:value-type="float">
            <text:p>6.5068258443</text:p>
          </table:table-cell>
          <table:table-cell table:formula="of:=POWER([.C1247]-6.75;2)" office:value-type="float" office:value="0.059133670000408" calcext:value-type="float">
            <text:p>0.0591336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671654" calcext:value-type="float">
            <text:p>6.671654</text:p>
          </table:table-cell>
          <table:table-cell office:value-type="float" office:value="6.5075562594" calcext:value-type="float">
            <text:p>6.5075562594</text:p>
          </table:table-cell>
          <table:table-cell table:formula="of:=POWER([.C1248]-6.75;2)" office:value-type="float" office:value="0.05877896735612" calcext:value-type="float">
            <text:p>0.0587789674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655428" calcext:value-type="float">
            <text:p>6.655428</text:p>
          </table:table-cell>
          <table:table-cell office:value-type="float" office:value="6.5083664245" calcext:value-type="float">
            <text:p>6.5083664245</text:p>
          </table:table-cell>
          <table:table-cell table:formula="of:=POWER([.C1249]-6.75;2)" office:value-type="float" office:value="0.0583867848089141" calcext:value-type="float">
            <text:p>0.0583867848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63881" calcext:value-type="float">
            <text:p>6.63881</text:p>
          </table:table-cell>
          <table:table-cell office:value-type="float" office:value="6.5092543302" calcext:value-type="float">
            <text:p>6.5092543302</text:p>
          </table:table-cell>
          <table:table-cell table:formula="of:=POWER([.C1250]-6.75;2)" office:value-type="float" office:value="0.0579584775274506" calcext:value-type="float">
            <text:p>0.0579584775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621903" calcext:value-type="float">
            <text:p>6.621903</text:p>
          </table:table-cell>
          <table:table-cell office:value-type="float" office:value="6.5102174292" calcext:value-type="float">
            <text:p>6.5102174292</text:p>
          </table:table-cell>
          <table:table-cell table:formula="of:=POWER([.C1251]-6.75;2)" office:value-type="float" office:value="0.0574956812594571" calcext:value-type="float">
            <text:p>0.0574956813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604808" calcext:value-type="float">
            <text:p>6.604808</text:p>
          </table:table-cell>
          <table:table-cell office:value-type="float" office:value="6.5112526934" calcext:value-type="float">
            <text:p>6.5112526934</text:p>
          </table:table-cell>
          <table:table-cell table:formula="of:=POWER([.C1252]-6.75;2)" office:value-type="float" office:value="0.0570002764087542" calcext:value-type="float">
            <text:p>0.0570002764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587624" calcext:value-type="float">
            <text:p>6.587624</text:p>
          </table:table-cell>
          <table:table-cell office:value-type="float" office:value="6.5123566604" calcext:value-type="float">
            <text:p>6.5123566604</text:p>
          </table:table-cell>
          <table:table-cell table:formula="of:=POWER([.C1253]-6.75;2)" office:value-type="float" office:value="0.0564743568562409" calcext:value-type="float">
            <text:p>0.0564743569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570442" calcext:value-type="float">
            <text:p>6.570442</text:p>
          </table:table-cell>
          <table:table-cell office:value-type="float" office:value="6.5135254717" calcext:value-type="float">
            <text:p>6.5135254717</text:p>
          </table:table-cell>
          <table:table-cell table:formula="of:=POWER([.C1254]-6.75;2)" office:value-type="float" office:value="0.0559202025347073" calcext:value-type="float">
            <text:p>0.0559202025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553353" calcext:value-type="float">
            <text:p>6.553353</text:p>
          </table:table-cell>
          <table:table-cell office:value-type="float" office:value="6.514754967" calcext:value-type="float">
            <text:p>6.514754967</text:p>
          </table:table-cell>
          <table:table-cell table:formula="of:=POWER([.C1255]-6.75;2)" office:value-type="float" office:value="0.0553402255511711" calcext:value-type="float">
            <text:p>0.055340225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536445" calcext:value-type="float">
            <text:p>6.536445</text:p>
          </table:table-cell>
          <table:table-cell office:value-type="float" office:value="6.5160407028" calcext:value-type="float">
            <text:p>6.5160407028</text:p>
          </table:table-cell>
          <table:table-cell table:formula="of:=POWER([.C1256]-6.75;2)" office:value-type="float" office:value="0.054736952746318" calcext:value-type="float">
            <text:p>0.0547369527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519802" calcext:value-type="float">
            <text:p>6.519802</text:p>
          </table:table-cell>
          <table:table-cell office:value-type="float" office:value="6.517378" calcext:value-type="float">
            <text:p>6.517378</text:p>
          </table:table-cell>
          <table:table-cell table:formula="of:=POWER([.C1257]-6.75;2)" office:value-type="float" office:value="0.0541129948840001" calcext:value-type="float">
            <text:p>0.0541129949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503511" calcext:value-type="float">
            <text:p>6.503511</text:p>
          </table:table-cell>
          <table:table-cell office:value-type="float" office:value="6.5187619528" calcext:value-type="float">
            <text:p>6.5187619528</text:p>
          </table:table-cell>
          <table:table-cell table:formula="of:=POWER([.C1258]-6.75;2)" office:value-type="float" office:value="0.0534710344728693" calcext:value-type="float">
            <text:p>0.0534710345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487652" calcext:value-type="float">
            <text:p>6.487652</text:p>
          </table:table-cell>
          <table:table-cell office:value-type="float" office:value="6.5201874057" calcext:value-type="float">
            <text:p>6.5201874057</text:p>
          </table:table-cell>
          <table:table-cell table:formula="of:=POWER([.C1259]-6.75;2)" office:value-type="float" office:value="0.0528138284988965" calcext:value-type="float">
            <text:p>0.0528138285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4723" calcext:value-type="float">
            <text:p>6.4723</text:p>
          </table:table-cell>
          <table:table-cell office:value-type="float" office:value="6.5216489858" calcext:value-type="float">
            <text:p>6.5216489858</text:p>
          </table:table-cell>
          <table:table-cell table:formula="of:=POWER([.C1260]-6.75;2)" office:value-type="float" office:value="0.0521441856861687" calcext:value-type="float">
            <text:p>0.052144185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457517" calcext:value-type="float">
            <text:p>6.457517</text:p>
          </table:table-cell>
          <table:table-cell office:value-type="float" office:value="6.5231411132" calcext:value-type="float">
            <text:p>6.5231411132</text:p>
          </table:table-cell>
          <table:table-cell table:formula="of:=POWER([.C1261]-6.75;2)" office:value-type="float" office:value="0.0514649545201351" calcext:value-type="float">
            <text:p>0.0514649545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443346" calcext:value-type="float">
            <text:p>6.443346</text:p>
          </table:table-cell>
          <table:table-cell office:value-type="float" office:value="6.5246580613" calcext:value-type="float">
            <text:p>6.5246580613</text:p>
          </table:table-cell>
          <table:table-cell table:formula="of:=POWER([.C1262]-6.75;2)" office:value-type="float" office:value="0.0507789893370744" calcext:value-type="float">
            <text:p>0.0507789893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429807" calcext:value-type="float">
            <text:p>6.429807</text:p>
          </table:table-cell>
          <table:table-cell office:value-type="float" office:value="6.526194066" calcext:value-type="float">
            <text:p>6.526194066</text:p>
          </table:table-cell>
          <table:table-cell table:formula="of:=POWER([.C1263]-6.75;2)" office:value-type="float" office:value="0.0500890960936122" calcext:value-type="float">
            <text:p>0.050089096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416892" calcext:value-type="float">
            <text:p>6.416892</text:p>
          </table:table-cell>
          <table:table-cell office:value-type="float" office:value="6.5277434811" calcext:value-type="float">
            <text:p>6.5277434811</text:p>
          </table:table-cell>
          <table:table-cell table:formula="of:=POWER([.C1264]-6.75;2)" office:value-type="float" office:value="0.0493979601935461" calcext:value-type="float">
            <text:p>0.0493979602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404563" calcext:value-type="float">
            <text:p>6.404563</text:p>
          </table:table-cell>
          <table:table-cell office:value-type="float" office:value="6.5293009717" calcext:value-type="float">
            <text:p>6.5293009717</text:p>
          </table:table-cell>
          <table:table-cell table:formula="of:=POWER([.C1265]-6.75;2)" office:value-type="float" office:value="0.0487080610925643" calcext:value-type="float">
            <text:p>0.0487080611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392759" calcext:value-type="float">
            <text:p>6.392759</text:p>
          </table:table-cell>
          <table:table-cell office:value-type="float" office:value="6.5308617217" calcext:value-type="float">
            <text:p>6.5308617217</text:p>
          </table:table-cell>
          <table:table-cell table:formula="of:=POWER([.C1266]-6.75;2)" office:value-type="float" office:value="0.0480215850162882" calcext:value-type="float">
            <text:p>0.048021585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381398" calcext:value-type="float">
            <text:p>6.381398</text:p>
          </table:table-cell>
          <table:table-cell office:value-type="float" office:value="6.5324216132" calcext:value-type="float">
            <text:p>6.5324216132</text:p>
          </table:table-cell>
          <table:table-cell table:formula="of:=POWER([.C1267]-6.75;2)" office:value-type="float" office:value="0.0473403544024903" calcext:value-type="float">
            <text:p>0.0473403544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370388" calcext:value-type="float">
            <text:p>6.370388</text:p>
          </table:table-cell>
          <table:table-cell office:value-type="float" office:value="6.5339773915" calcext:value-type="float">
            <text:p>6.5339773915</text:p>
          </table:table-cell>
          <table:table-cell table:formula="of:=POWER([.C1268]-6.75;2)" office:value-type="float" office:value="0.0466657673831444" calcext:value-type="float">
            <text:p>0.0466657674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359639" calcext:value-type="float">
            <text:p>6.359639</text:p>
          </table:table-cell>
          <table:table-cell office:value-type="float" office:value="6.5355267264" calcext:value-type="float">
            <text:p>6.5355267264</text:p>
          </table:table-cell>
          <table:table-cell table:formula="of:=POWER([.C1269]-6.75;2)" office:value-type="float" office:value="0.0459987850887006" calcext:value-type="float">
            <text:p>0.0459987851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349067" calcext:value-type="float">
            <text:p>6.349067</text:p>
          </table:table-cell>
          <table:table-cell office:value-type="float" office:value="6.5370681934" calcext:value-type="float">
            <text:p>6.5370681934</text:p>
          </table:table-cell>
          <table:table-cell table:formula="of:=POWER([.C1270]-6.75;2)" office:value-type="float" office:value="0.0453399542619399" calcext:value-type="float">
            <text:p>0.0453399543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338603" calcext:value-type="float">
            <text:p>6.338603</text:p>
          </table:table-cell>
          <table:table-cell office:value-type="float" office:value="6.5386011745" calcext:value-type="float">
            <text:p>6.5386011745</text:p>
          </table:table-cell>
          <table:table-cell table:formula="of:=POWER([.C1271]-6.75;2)" office:value-type="float" office:value="0.0446894634227794" calcext:value-type="float">
            <text:p>0.0446894634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328195" calcext:value-type="float">
            <text:p>6.328195</text:p>
          </table:table-cell>
          <table:table-cell office:value-type="float" office:value="6.5401256745" calcext:value-type="float">
            <text:p>6.5401256745</text:p>
          </table:table-cell>
          <table:table-cell table:formula="of:=POWER([.C1272]-6.75;2)" office:value-type="float" office:value="0.0440472325040798" calcext:value-type="float">
            <text:p>0.0440472325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317803" calcext:value-type="float">
            <text:p>6.317803</text:p>
          </table:table-cell>
          <table:table-cell office:value-type="float" office:value="6.5416420755" calcext:value-type="float">
            <text:p>6.5416420755</text:p>
          </table:table-cell>
          <table:table-cell table:formula="of:=POWER([.C1273]-6.75;2)" office:value-type="float" office:value="0.0434130247019475" calcext:value-type="float">
            <text:p>0.043413024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307394" calcext:value-type="float">
            <text:p>6.307394</text:p>
          </table:table-cell>
          <table:table-cell office:value-type="float" office:value="6.5431508538" calcext:value-type="float">
            <text:p>6.5431508538</text:p>
          </table:table-cell>
          <table:table-cell table:formula="of:=POWER([.C1274]-6.75;2)" office:value-type="float" office:value="0.0427865692836689" calcext:value-type="float">
            <text:p>0.042786569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296927" calcext:value-type="float">
            <text:p>6.296927</text:p>
          </table:table-cell>
          <table:table-cell office:value-type="float" office:value="6.5446523349" calcext:value-type="float">
            <text:p>6.5446523349</text:p>
          </table:table-cell>
          <table:table-cell table:formula="of:=POWER([.C1275]-6.75;2)" office:value-type="float" office:value="0.0421676635620216" calcext:value-type="float">
            <text:p>0.042167663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286344" calcext:value-type="float">
            <text:p>6.286344</text:p>
          </table:table-cell>
          <table:table-cell office:value-type="float" office:value="6.5461464906" calcext:value-type="float">
            <text:p>6.5461464906</text:p>
          </table:table-cell>
          <table:table-cell table:formula="of:=POWER([.C1276]-6.75;2)" office:value-type="float" office:value="0.0415562532946959" calcext:value-type="float">
            <text:p>0.0415562533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275551" calcext:value-type="float">
            <text:p>6.275551</text:p>
          </table:table-cell>
          <table:table-cell office:value-type="float" office:value="6.5476328066" calcext:value-type="float">
            <text:p>6.5476328066</text:p>
          </table:table-cell>
          <table:table-cell table:formula="of:=POWER([.C1277]-6.75;2)" office:value-type="float" office:value="0.0409524809645929" calcext:value-type="float">
            <text:p>0.04095248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264393" calcext:value-type="float">
            <text:p>6.264393</text:p>
          </table:table-cell>
          <table:table-cell office:value-type="float" office:value="6.5491103019" calcext:value-type="float">
            <text:p>6.5491103019</text:p>
          </table:table-cell>
          <table:table-cell table:formula="of:=POWER([.C1278]-6.75;2)" office:value-type="float" office:value="0.0403566708027092" calcext:value-type="float">
            <text:p>0.0403566708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252622" calcext:value-type="float">
            <text:p>6.252622</text:p>
          </table:table-cell>
          <table:table-cell office:value-type="float" office:value="6.5505777123" calcext:value-type="float">
            <text:p>6.5505777123</text:p>
          </table:table-cell>
          <table:table-cell table:formula="of:=POWER([.C1279]-6.75;2)" office:value-type="float" office:value="0.0397692488315016" calcext:value-type="float">
            <text:p>0.0397692488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239815" calcext:value-type="float">
            <text:p>6.239815</text:p>
          </table:table-cell>
          <table:table-cell office:value-type="float" office:value="6.552033934" calcext:value-type="float">
            <text:p>6.552033934</text:p>
          </table:table-cell>
          <table:table-cell table:formula="of:=POWER([.C1280]-6.75;2)" office:value-type="float" office:value="0.0391905632875164" calcext:value-type="float">
            <text:p>0.0391905633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225195" calcext:value-type="float">
            <text:p>6.225195</text:p>
          </table:table-cell>
          <table:table-cell office:value-type="float" office:value="6.5534789481" calcext:value-type="float">
            <text:p>6.5534789481</text:p>
          </table:table-cell>
          <table:table-cell table:formula="of:=POWER([.C1281]-6.75;2)" office:value-type="float" office:value="0.0386205238398823" calcext:value-type="float">
            <text:p>0.0386205238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207144" calcext:value-type="float">
            <text:p>6.207144</text:p>
          </table:table-cell>
          <table:table-cell office:value-type="float" office:value="6.5549157075" calcext:value-type="float">
            <text:p>6.5549157075</text:p>
          </table:table-cell>
          <table:table-cell table:formula="of:=POWER([.C1282]-6.75;2)" office:value-type="float" office:value="0.0380578811802255" calcext:value-type="float">
            <text:p>0.0380578812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181594" calcext:value-type="float">
            <text:p>6.181594</text:p>
          </table:table-cell>
          <table:table-cell office:value-type="float" office:value="6.5563544245" calcext:value-type="float">
            <text:p>6.5563544245</text:p>
          </table:table-cell>
          <table:table-cell table:formula="of:=POWER([.C1283]-6.75;2)" office:value-type="float" office:value="0.0374986089107261" calcext:value-type="float">
            <text:p>0.0374986089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134683" calcext:value-type="float">
            <text:p>6.134683</text:p>
          </table:table-cell>
          <table:table-cell office:value-type="float" office:value="6.5578245425" calcext:value-type="float">
            <text:p>6.5578245425</text:p>
          </table:table-cell>
          <table:table-cell table:formula="of:=POWER([.C1284]-6.75;2)" office:value-type="float" office:value="0.0369314064653344" calcext:value-type="float">
            <text:p>0.0369314065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.971626" calcext:value-type="float">
            <text:p>5.971626</text:p>
          </table:table-cell>
          <table:table-cell office:value-type="float" office:value="6.5594214151" calcext:value-type="float">
            <text:p>6.5594214151</text:p>
          </table:table-cell>
          <table:table-cell table:formula="of:=POWER([.C1285]-6.75;2)" office:value-type="float" office:value="0.0363201970224865" calcext:value-type="float">
            <text:p>0.036320197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832111" calcext:value-type="float">
            <text:p>6.832111</text:p>
          </table:table-cell>
          <table:table-cell office:value-type="float" office:value="6.5616885377" calcext:value-type="float">
            <text:p>6.5616885377</text:p>
          </table:table-cell>
          <table:table-cell table:formula="of:=POWER([.C1286]-6.75;2)" office:value-type="float" office:value="0.0354612068335642" calcext:value-type="float">
            <text:p>0.0354612068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369843" calcext:value-type="float">
            <text:p>6.369843</text:p>
          </table:table-cell>
          <table:table-cell office:value-type="float" office:value="6.5597950566" calcext:value-type="float">
            <text:p>6.5597950566</text:p>
          </table:table-cell>
          <table:table-cell table:formula="of:=POWER([.C1287]-6.75;2)" office:value-type="float" office:value="0.036177920493797" calcext:value-type="float">
            <text:p>0.0361779205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306507" calcext:value-type="float">
            <text:p>6.306507</text:p>
          </table:table-cell>
          <table:table-cell office:value-type="float" office:value="6.5599795189" calcext:value-type="float">
            <text:p>6.5599795189</text:p>
          </table:table-cell>
          <table:table-cell table:formula="of:=POWER([.C1288]-6.75;2)" office:value-type="float" office:value="0.0361077832374756" calcext:value-type="float">
            <text:p>0.0361077832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281651" calcext:value-type="float">
            <text:p>6.281651</text:p>
          </table:table-cell>
          <table:table-cell office:value-type="float" office:value="6.5603616321" calcext:value-type="float">
            <text:p>6.5603616321</text:p>
          </table:table-cell>
          <table:table-cell table:formula="of:=POWER([.C1289]-6.75;2)" office:value-type="float" office:value="0.0359627105797757" calcext:value-type="float">
            <text:p>0.0359627106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269743" calcext:value-type="float">
            <text:p>6.269743</text:p>
          </table:table-cell>
          <table:table-cell office:value-type="float" office:value="6.5607638255" calcext:value-type="float">
            <text:p>6.5607638255</text:p>
          </table:table-cell>
          <table:table-cell table:formula="of:=POWER([.C1290]-6.75;2)" office:value-type="float" office:value="0.0358103297393943" calcext:value-type="float">
            <text:p>0.0358103297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264545" calcext:value-type="float">
            <text:p>6.264545</text:p>
          </table:table-cell>
          <table:table-cell office:value-type="float" office:value="6.5611314434" calcext:value-type="float">
            <text:p>6.5611314434</text:p>
          </table:table-cell>
          <table:table-cell table:formula="of:=POWER([.C1291]-6.75;2)" office:value-type="float" office:value="0.0356713316721675" calcext:value-type="float">
            <text:p>0.0356713317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263749" calcext:value-type="float">
            <text:p>6.263749</text:p>
          </table:table-cell>
          <table:table-cell office:value-type="float" office:value="6.5614415472" calcext:value-type="float">
            <text:p>6.5614415472</text:p>
          </table:table-cell>
          <table:table-cell table:formula="of:=POWER([.C1292]-6.75;2)" office:value-type="float" office:value="0.0355542901223297" calcext:value-type="float">
            <text:p>0.0355542901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26623" calcext:value-type="float">
            <text:p>6.26623</text:p>
          </table:table-cell>
          <table:table-cell office:value-type="float" office:value="6.5616840094" calcext:value-type="float">
            <text:p>6.5616840094</text:p>
          </table:table-cell>
          <table:table-cell table:formula="of:=POWER([.C1293]-6.75;2)" office:value-type="float" office:value="0.0354629123156591" calcext:value-type="float">
            <text:p>0.0354629123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271289" calcext:value-type="float">
            <text:p>6.271289</text:p>
          </table:table-cell>
          <table:table-cell office:value-type="float" office:value="6.5618554151" calcext:value-type="float">
            <text:p>6.5618554151</text:p>
          </table:table-cell>
          <table:table-cell table:formula="of:=POWER([.C1294]-6.75;2)" office:value-type="float" office:value="0.0353983848271933" calcext:value-type="float">
            <text:p>0.0353983848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278399" calcext:value-type="float">
            <text:p>6.278399</text:p>
          </table:table-cell>
          <table:table-cell office:value-type="float" office:value="6.5619564623" calcext:value-type="float">
            <text:p>6.5619564623</text:p>
          </table:table-cell>
          <table:table-cell table:formula="of:=POWER([.C1295]-6.75;2)" office:value-type="float" office:value="0.0353603720707312" calcext:value-type="float">
            <text:p>0.0353603721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287116" calcext:value-type="float">
            <text:p>6.287116</text:p>
          </table:table-cell>
          <table:table-cell office:value-type="float" office:value="6.5619905094" calcext:value-type="float">
            <text:p>6.5619905094</text:p>
          </table:table-cell>
          <table:table-cell table:formula="of:=POWER([.C1296]-6.75;2)" office:value-type="float" office:value="0.0353475685556714" calcext:value-type="float">
            <text:p>0.0353475686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297054" calcext:value-type="float">
            <text:p>6.297054</text:p>
          </table:table-cell>
          <table:table-cell office:value-type="float" office:value="6.5619626462" calcext:value-type="float">
            <text:p>6.5619626462</text:p>
          </table:table-cell>
          <table:table-cell table:formula="of:=POWER([.C1297]-6.75;2)" office:value-type="float" office:value="0.0353580464241065" calcext:value-type="float">
            <text:p>0.0353580464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30788" calcext:value-type="float">
            <text:p>6.30788</text:p>
          </table:table-cell>
          <table:table-cell office:value-type="float" office:value="6.5618789953" calcext:value-type="float">
            <text:p>6.5618789953</text:p>
          </table:table-cell>
          <table:table-cell table:formula="of:=POWER([.C1298]-6.75;2)" office:value-type="float" office:value="0.0353895124093375" calcext:value-type="float">
            <text:p>0.0353895124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319323" calcext:value-type="float">
            <text:p>6.319323</text:p>
          </table:table-cell>
          <table:table-cell office:value-type="float" office:value="6.5617462972" calcext:value-type="float">
            <text:p>6.5617462972</text:p>
          </table:table-cell>
          <table:table-cell table:formula="of:=POWER([.C1299]-6.75;2)" office:value-type="float" office:value="0.0354394566179107" calcext:value-type="float">
            <text:p>0.035439456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331178" calcext:value-type="float">
            <text:p>6.331178</text:p>
          </table:table-cell>
          <table:table-cell office:value-type="float" office:value="6.5615717783" calcext:value-type="float">
            <text:p>6.5615717783</text:p>
          </table:table-cell>
          <table:table-cell table:formula="of:=POWER([.C1300]-6.75;2)" office:value-type="float" office:value="0.0355051947330242" calcext:value-type="float">
            <text:p>0.0355051947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343304" calcext:value-type="float">
            <text:p>6.343304</text:p>
          </table:table-cell>
          <table:table-cell office:value-type="float" office:value="6.5613634292" calcext:value-type="float">
            <text:p>6.5613634292</text:p>
          </table:table-cell>
          <table:table-cell table:formula="of:=POWER([.C1301]-6.75;2)" office:value-type="float" office:value="0.0355837558431834" calcext:value-type="float">
            <text:p>0.0355837558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355617" calcext:value-type="float">
            <text:p>6.355617</text:p>
          </table:table-cell>
          <table:table-cell office:value-type="float" office:value="6.5611308821" calcext:value-type="float">
            <text:p>6.5611308821</text:p>
          </table:table-cell>
          <table:table-cell table:formula="of:=POWER([.C1302]-6.75;2)" office:value-type="float" office:value="0.0356715436963239" calcext:value-type="float">
            <text:p>0.0356715437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36808" calcext:value-type="float">
            <text:p>6.36808</text:p>
          </table:table-cell>
          <table:table-cell office:value-type="float" office:value="6.5608872028" calcext:value-type="float">
            <text:p>6.5608872028</text:p>
          </table:table-cell>
          <table:table-cell table:formula="of:=POWER([.C1303]-6.75;2)" office:value-type="float" office:value="0.0357636500648083" calcext:value-type="float">
            <text:p>0.0357636501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38068" calcext:value-type="float">
            <text:p>6.38068</text:p>
          </table:table-cell>
          <table:table-cell office:value-type="float" office:value="6.56065225" calcext:value-type="float">
            <text:p>6.56065225</text:p>
          </table:table-cell>
          <table:table-cell table:formula="of:=POWER([.C1304]-6.75;2)" office:value-type="float" office:value="0.0358525704300623" calcext:value-type="float">
            <text:p>0.035852570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393421" calcext:value-type="float">
            <text:p>6.393421</text:p>
          </table:table-cell>
          <table:table-cell office:value-type="float" office:value="6.5604593915" calcext:value-type="float">
            <text:p>6.5604593915</text:p>
          </table:table-cell>
          <table:table-cell table:formula="of:=POWER([.C1305]-6.75;2)" office:value-type="float" office:value="0.0359256422705502" calcext:value-type="float">
            <text:p>0.0359256423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406304" calcext:value-type="float">
            <text:p>6.406304</text:p>
          </table:table-cell>
          <table:table-cell office:value-type="float" office:value="6.5603707123" calcext:value-type="float">
            <text:p>6.5603707123</text:p>
          </table:table-cell>
          <table:table-cell table:formula="of:=POWER([.C1306]-6.75;2)" office:value-type="float" office:value="0.0359592667536093" calcext:value-type="float">
            <text:p>0.035959266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419322" calcext:value-type="float">
            <text:p>6.419322</text:p>
          </table:table-cell>
          <table:table-cell office:value-type="float" office:value="6.5605202453" calcext:value-type="float">
            <text:p>6.5605202453</text:p>
          </table:table-cell>
          <table:table-cell table:formula="of:=POWER([.C1307]-6.75;2)" office:value-type="float" office:value="0.0359025774411721" calcext:value-type="float">
            <text:p>0.0359025774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432456" calcext:value-type="float">
            <text:p>6.432456</text:p>
          </table:table-cell>
          <table:table-cell office:value-type="float" office:value="6.561291217" calcext:value-type="float">
            <text:p>6.561291217</text:p>
          </table:table-cell>
          <table:table-cell table:formula="of:=POWER([.C1308]-6.75;2)" office:value-type="float" office:value="0.0356110047813411" calcext:value-type="float">
            <text:p>0.0356110048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445679" calcext:value-type="float">
            <text:p>6.445679</text:p>
          </table:table-cell>
          <table:table-cell office:value-type="float" office:value="6.5650065613" calcext:value-type="float">
            <text:p>6.5650065613</text:p>
          </table:table-cell>
          <table:table-cell table:formula="of:=POWER([.C1309]-6.75;2)" office:value-type="float" office:value="0.0342225723620508" calcext:value-type="float">
            <text:p>0.0342225724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458964" calcext:value-type="float">
            <text:p>6.458964</text:p>
          </table:table-cell>
          <table:table-cell office:value-type="float" office:value="6.5570229434" calcext:value-type="float">
            <text:p>6.5570229434</text:p>
          </table:table-cell>
          <table:table-cell table:formula="of:=POWER([.C1310]-6.75;2)" office:value-type="float" office:value="0.0372401443739997" calcext:value-type="float">
            <text:p>0.0372401444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472287" calcext:value-type="float">
            <text:p>6.472287</text:p>
          </table:table-cell>
          <table:table-cell office:value-type="float" office:value="6.5539518113" calcext:value-type="float">
            <text:p>6.5539518113</text:p>
          </table:table-cell>
          <table:table-cell table:formula="of:=POWER([.C1311]-6.75;2)" office:value-type="float" office:value="0.0384348922925507" calcext:value-type="float">
            <text:p>0.0384348923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485641" calcext:value-type="float">
            <text:p>6.485641</text:p>
          </table:table-cell>
          <table:table-cell office:value-type="float" office:value="6.5516921651" calcext:value-type="float">
            <text:p>6.5516921651</text:p>
          </table:table-cell>
          <table:table-cell table:formula="of:=POWER([.C1312]-6.75;2)" office:value-type="float" office:value="0.0393259973827255" calcext:value-type="float">
            <text:p>0.0393259974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499037" calcext:value-type="float">
            <text:p>6.499037</text:p>
          </table:table-cell>
          <table:table-cell office:value-type="float" office:value="6.5497742877" calcext:value-type="float">
            <text:p>6.5497742877</text:p>
          </table:table-cell>
          <table:table-cell table:formula="of:=POWER([.C1313]-6.75;2)" office:value-type="float" office:value="0.0400903358660424" calcext:value-type="float">
            <text:p>0.0400903359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512509" calcext:value-type="float">
            <text:p>6.512509</text:p>
          </table:table-cell>
          <table:table-cell office:value-type="float" office:value="6.5480560708" calcext:value-type="float">
            <text:p>6.5480560708</text:p>
          </table:table-cell>
          <table:table-cell table:formula="of:=POWER([.C1314]-6.75;2)" office:value-type="float" office:value="0.0407813505407345" calcext:value-type="float">
            <text:p>0.0407813505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526108" calcext:value-type="float">
            <text:p>6.526108</text:p>
          </table:table-cell>
          <table:table-cell office:value-type="float" office:value="6.5464783396" calcext:value-type="float">
            <text:p>6.5464783396</text:p>
          </table:table-cell>
          <table:table-cell table:formula="of:=POWER([.C1315]-6.75;2)" office:value-type="float" office:value="0.0414210662519729" calcext:value-type="float">
            <text:p>0.0414210663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539901" calcext:value-type="float">
            <text:p>6.539901</text:p>
          </table:table-cell>
          <table:table-cell office:value-type="float" office:value="6.5450104623" calcext:value-type="float">
            <text:p>6.5450104623</text:p>
          </table:table-cell>
          <table:table-cell table:formula="of:=POWER([.C1316]-6.75;2)" office:value-type="float" office:value="0.0420207105664595" calcext:value-type="float">
            <text:p>0.0420207106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553956" calcext:value-type="float">
            <text:p>6.553956</text:p>
          </table:table-cell>
          <table:table-cell office:value-type="float" office:value="6.5436323066" calcext:value-type="float">
            <text:p>6.5436323066</text:p>
          </table:table-cell>
          <table:table-cell table:formula="of:=POWER([.C1317]-6.75;2)" office:value-type="float" office:value="0.0425876248792363" calcext:value-type="float">
            <text:p>0.042587624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568337" calcext:value-type="float">
            <text:p>6.568337</text:p>
          </table:table-cell>
          <table:table-cell office:value-type="float" office:value="6.5423269953" calcext:value-type="float">
            <text:p>6.5423269953</text:p>
          </table:table-cell>
          <table:table-cell table:formula="of:=POWER([.C1318]-6.75;2)" office:value-type="float" office:value="0.0431280768811263" calcext:value-type="float">
            <text:p>0.0431280769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583093" calcext:value-type="float">
            <text:p>6.583093</text:p>
          </table:table-cell>
          <table:table-cell office:value-type="float" office:value="6.5410778255" calcext:value-type="float">
            <text:p>6.5410778255</text:p>
          </table:table-cell>
          <table:table-cell table:formula="of:=POWER([.C1319]-6.75;2)" office:value-type="float" office:value="0.0436484749978083" calcext:value-type="float">
            <text:p>0.043648475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598248" calcext:value-type="float">
            <text:p>6.598248</text:p>
          </table:table-cell>
          <table:table-cell office:value-type="float" office:value="6.5398672453" calcext:value-type="float">
            <text:p>6.5398672453</text:p>
          </table:table-cell>
          <table:table-cell table:formula="of:=POWER([.C1320]-6.75;2)" office:value-type="float" office:value="0.0441557745978104" calcext:value-type="float">
            <text:p>0.044155774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613799" calcext:value-type="float">
            <text:p>6.613799</text:p>
          </table:table-cell>
          <table:table-cell office:value-type="float" office:value="6.5386769481" calcext:value-type="float">
            <text:p>6.5386769481</text:p>
          </table:table-cell>
          <table:table-cell table:formula="of:=POWER([.C1321]-6.75;2)" office:value-type="float" office:value="0.0446574322643301" calcext:value-type="float">
            <text:p>0.044657432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629711" calcext:value-type="float">
            <text:p>6.629711</text:p>
          </table:table-cell>
          <table:table-cell office:value-type="float" office:value="6.5374885943" calcext:value-type="float">
            <text:p>6.5374885943</text:p>
          </table:table-cell>
          <table:table-cell table:formula="of:=POWER([.C1322]-6.75;2)" office:value-type="float" office:value="0.04516109755259" calcext:value-type="float">
            <text:p>0.045161097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64592" calcext:value-type="float">
            <text:p>6.64592</text:p>
          </table:table-cell>
          <table:table-cell office:value-type="float" office:value="6.5362848396" calcext:value-type="float">
            <text:p>6.5362848396</text:p>
          </table:table-cell>
          <table:table-cell table:formula="of:=POWER([.C1323]-6.75;2)" office:value-type="float" office:value="0.0456741697847976" calcext:value-type="float">
            <text:p>0.0456741698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662328" calcext:value-type="float">
            <text:p>6.662328</text:p>
          </table:table-cell>
          <table:table-cell office:value-type="float" office:value="6.5350504481" calcext:value-type="float">
            <text:p>6.5350504481</text:p>
          </table:table-cell>
          <table:table-cell table:formula="of:=POWER([.C1324]-6.75;2)" office:value-type="float" office:value="0.0462033098620109" calcext:value-type="float">
            <text:p>0.0462033099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678817" calcext:value-type="float">
            <text:p>6.678817</text:p>
          </table:table-cell>
          <table:table-cell office:value-type="float" office:value="6.5337733019" calcext:value-type="float">
            <text:p>6.5337733019</text:p>
          </table:table-cell>
          <table:table-cell table:formula="of:=POWER([.C1325]-6.75;2)" office:value-type="float" office:value="0.0467539849712285" calcext:value-type="float">
            <text:p>0.046753985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69524" calcext:value-type="float">
            <text:p>6.69524</text:p>
          </table:table-cell>
          <table:table-cell office:value-type="float" office:value="6.5324450943" calcext:value-type="float">
            <text:p>6.5324450943</text:p>
          </table:table-cell>
          <table:table-cell table:formula="of:=POWER([.C1326]-6.75;2)" office:value-type="float" office:value="0.047330136994136" calcext:value-type="float">
            <text:p>0.047330137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711436" calcext:value-type="float">
            <text:p>6.711436</text:p>
          </table:table-cell>
          <table:table-cell office:value-type="float" office:value="6.5310617783" calcext:value-type="float">
            <text:p>6.5310617783</text:p>
          </table:table-cell>
          <table:table-cell table:formula="of:=POWER([.C1327]-6.75;2)" office:value-type="float" office:value="0.0479339449211584" calcext:value-type="float">
            <text:p>0.0479339449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727226" calcext:value-type="float">
            <text:p>6.727226</text:p>
          </table:table-cell>
          <table:table-cell office:value-type="float" office:value="6.5296235849" calcext:value-type="float">
            <text:p>6.5296235849</text:p>
          </table:table-cell>
          <table:table-cell table:formula="of:=POWER([.C1328]-6.75;2)" office:value-type="float" office:value="0.0485657643323273" calcext:value-type="float">
            <text:p>0.0485657643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742424" calcext:value-type="float">
            <text:p>6.742424</text:p>
          </table:table-cell>
          <table:table-cell office:value-type="float" office:value="6.5281347311" calcext:value-type="float">
            <text:p>6.5281347311</text:p>
          </table:table-cell>
          <table:table-cell table:formula="of:=POWER([.C1329]-6.75;2)" office:value-type="float" office:value="0.0492241975440694" calcext:value-type="float">
            <text:p>0.0492241975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756839" calcext:value-type="float">
            <text:p>6.756839</text:p>
          </table:table-cell>
          <table:table-cell office:value-type="float" office:value="6.5266028396" calcext:value-type="float">
            <text:p>6.5266028396</text:p>
          </table:table-cell>
          <table:table-cell table:formula="of:=POWER([.C1330]-6.75;2)" office:value-type="float" office:value="0.0499062912747834" calcext:value-type="float">
            <text:p>0.0499062913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770285" calcext:value-type="float">
            <text:p>6.770285</text:p>
          </table:table-cell>
          <table:table-cell office:value-type="float" office:value="6.5250381651" calcext:value-type="float">
            <text:p>6.5250381651</text:p>
          </table:table-cell>
          <table:table-cell table:formula="of:=POWER([.C1331]-6.75;2)" office:value-type="float" office:value="0.050607827161575" calcext:value-type="float">
            <text:p>0.050607827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78259" calcext:value-type="float">
            <text:p>6.78259</text:p>
          </table:table-cell>
          <table:table-cell office:value-type="float" office:value="6.5234527358" calcext:value-type="float">
            <text:p>6.5234527358</text:p>
          </table:table-cell>
          <table:table-cell table:formula="of:=POWER([.C1332]-6.75;2)" office:value-type="float" office:value="0.0513236629165045" calcext:value-type="float">
            <text:p>0.0513236629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793606" calcext:value-type="float">
            <text:p>6.793606</text:p>
          </table:table-cell>
          <table:table-cell office:value-type="float" office:value="6.5218594811" calcext:value-type="float">
            <text:p>6.5218594811</text:p>
          </table:table-cell>
          <table:table-cell table:formula="of:=POWER([.C1333]-6.75;2)" office:value-type="float" office:value="0.0520480963639613" calcext:value-type="float">
            <text:p>0.052048096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803218" calcext:value-type="float">
            <text:p>6.803218</text:p>
          </table:table-cell>
          <table:table-cell office:value-type="float" office:value="6.5202714481" calcext:value-type="float">
            <text:p>6.5202714481</text:p>
          </table:table-cell>
          <table:table-cell table:formula="of:=POWER([.C1334]-6.75;2)" office:value-type="float" office:value="0.052775207558071" calcext:value-type="float">
            <text:p>0.0527752076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81135" calcext:value-type="float">
            <text:p>6.81135</text:p>
          </table:table-cell>
          <table:table-cell office:value-type="float" office:value="6.5187011651" calcext:value-type="float">
            <text:p>6.5187011651</text:p>
          </table:table-cell>
          <table:table-cell table:formula="of:=POWER([.C1335]-6.75;2)" office:value-type="float" office:value="0.0534991510260977" calcext:value-type="float">
            <text:p>0.05349915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817978" calcext:value-type="float">
            <text:p>6.817978</text:p>
          </table:table-cell>
          <table:table-cell office:value-type="float" office:value="6.5171601792" calcext:value-type="float">
            <text:p>6.5171601792</text:p>
          </table:table-cell>
          <table:table-cell table:formula="of:=POWER([.C1336]-6.75;2)" office:value-type="float" office:value="0.054214382150176" calcext:value-type="float">
            <text:p>0.0542143822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823123" calcext:value-type="float">
            <text:p>6.823123</text:p>
          </table:table-cell>
          <table:table-cell office:value-type="float" office:value="6.5156587453" calcext:value-type="float">
            <text:p>6.5156587453</text:p>
          </table:table-cell>
          <table:table-cell table:formula="of:=POWER([.C1337]-6.75;2)" office:value-type="float" office:value="0.0549158236543704" calcext:value-type="float">
            <text:p>0.0549158237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826855" calcext:value-type="float">
            <text:p>6.826855</text:p>
          </table:table-cell>
          <table:table-cell office:value-type="float" office:value="6.5142057264" calcext:value-type="float">
            <text:p>6.5142057264</text:p>
          </table:table-cell>
          <table:table-cell table:formula="of:=POWER([.C1338]-6.75;2)" office:value-type="float" office:value="0.0555989394625516" calcext:value-type="float">
            <text:p>0.0555989395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829281" calcext:value-type="float">
            <text:p>6.829281</text:p>
          </table:table-cell>
          <table:table-cell office:value-type="float" office:value="6.5128086085" calcext:value-type="float">
            <text:p>6.5128086085</text:p>
          </table:table-cell>
          <table:table-cell table:formula="of:=POWER([.C1339]-6.75;2)" office:value-type="float" office:value="0.0562597562017061" calcext:value-type="float">
            <text:p>0.0562597562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830536" calcext:value-type="float">
            <text:p>6.830536</text:p>
          </table:table-cell>
          <table:table-cell office:value-type="float" office:value="6.5114736368" calcext:value-type="float">
            <text:p>6.5114736368</text:p>
          </table:table-cell>
          <table:table-cell table:formula="of:=POWER([.C1340]-6.75;2)" office:value-type="float" office:value="0.0568948259414184" calcext:value-type="float">
            <text:p>0.0568948259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830772" calcext:value-type="float">
            <text:p>6.830772</text:p>
          </table:table-cell>
          <table:table-cell office:value-type="float" office:value="6.5102060283" calcext:value-type="float">
            <text:p>6.5102060283</text:p>
          </table:table-cell>
          <table:table-cell table:formula="of:=POWER([.C1341]-6.75;2)" office:value-type="float" office:value="0.0575011488636605" calcext:value-type="float">
            <text:p>0.0575011489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830141" calcext:value-type="float">
            <text:p>6.830141</text:p>
          </table:table-cell>
          <table:table-cell office:value-type="float" office:value="6.5090101934" calcext:value-type="float">
            <text:p>6.5090101934</text:p>
          </table:table-cell>
          <table:table-cell table:formula="of:=POWER([.C1342]-6.75;2)" office:value-type="float" office:value="0.0580760868851054" calcext:value-type="float">
            <text:p>0.0580760869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828783" calcext:value-type="float">
            <text:p>6.828783</text:p>
          </table:table-cell>
          <table:table-cell office:value-type="float" office:value="6.5078899623" calcext:value-type="float">
            <text:p>6.5078899623</text:p>
          </table:table-cell>
          <table:table-cell table:formula="of:=POWER([.C1343]-6.75;2)" office:value-type="float" office:value="0.0586172703550953" calcext:value-type="float">
            <text:p>0.0586172704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82682" calcext:value-type="float">
            <text:p>6.82682</text:p>
          </table:table-cell>
          <table:table-cell office:value-type="float" office:value="6.5068487642" calcext:value-type="float">
            <text:p>6.5068487642</text:p>
          </table:table-cell>
          <table:table-cell table:formula="of:=POWER([.C1344]-6.75;2)" office:value-type="float" office:value="0.0591225234710672" calcext:value-type="float">
            <text:p>0.0591225235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824345" calcext:value-type="float">
            <text:p>6.824345</text:p>
          </table:table-cell>
          <table:table-cell office:value-type="float" office:value="6.5058897358" calcext:value-type="float">
            <text:p>6.5058897358</text:p>
          </table:table-cell>
          <table:table-cell table:formula="of:=POWER([.C1345]-6.75;2)" office:value-type="float" office:value="0.0595898210877937" calcext:value-type="float">
            <text:p>0.0595898211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821421" calcext:value-type="float">
            <text:p>6.821421</text:p>
          </table:table-cell>
          <table:table-cell office:value-type="float" office:value="6.5050157642" calcext:value-type="float">
            <text:p>6.5050157642</text:p>
          </table:table-cell>
          <table:table-cell table:formula="of:=POWER([.C1346]-6.75;2)" office:value-type="float" office:value="0.0600172757905098" calcext:value-type="float">
            <text:p>0.0600172758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818087" calcext:value-type="float">
            <text:p>6.818087</text:p>
          </table:table-cell>
          <table:table-cell office:value-type="float" office:value="6.5042294245" calcext:value-type="float">
            <text:p>6.5042294245</text:p>
          </table:table-cell>
          <table:table-cell table:formula="of:=POWER([.C1347]-6.75;2)" office:value-type="float" office:value="0.0604031757816012" calcext:value-type="float">
            <text:p>0.0604031758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814353" calcext:value-type="float">
            <text:p>6.814353</text:p>
          </table:table-cell>
          <table:table-cell office:value-type="float" office:value="6.5035328726" calcext:value-type="float">
            <text:p>6.5035328726</text:p>
          </table:table-cell>
          <table:table-cell table:formula="of:=POWER([.C1348]-6.75;2)" office:value-type="float" office:value="0.0607460448888078" calcext:value-type="float">
            <text:p>0.060746044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810213" calcext:value-type="float">
            <text:p>6.810213</text:p>
          </table:table-cell>
          <table:table-cell office:value-type="float" office:value="6.5029277075" calcext:value-type="float">
            <text:p>6.5029277075</text:p>
          </table:table-cell>
          <table:table-cell table:formula="of:=POWER([.C1349]-6.75;2)" office:value-type="float" office:value="0.0610447177212058" calcext:value-type="float">
            <text:p>0.061044717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805646" calcext:value-type="float">
            <text:p>6.805646</text:p>
          </table:table-cell>
          <table:table-cell office:value-type="float" office:value="6.5024148113" calcext:value-type="float">
            <text:p>6.5024148113</text:p>
          </table:table-cell>
          <table:table-cell table:formula="of:=POWER([.C1350]-6.75;2)" office:value-type="float" office:value="0.0612984256636148" calcext:value-type="float">
            <text:p>0.0612984257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800623" calcext:value-type="float">
            <text:p>6.800623</text:p>
          </table:table-cell>
          <table:table-cell office:value-type="float" office:value="6.50199425" calcext:value-type="float">
            <text:p>6.50199425</text:p>
          </table:table-cell>
          <table:table-cell table:formula="of:=POWER([.C1351]-6.75;2)" office:value-type="float" office:value="0.0615068520330625" calcext:value-type="float">
            <text:p>0.06150685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795111" calcext:value-type="float">
            <text:p>6.795111</text:p>
          </table:table-cell>
          <table:table-cell office:value-type="float" office:value="6.5016652028" calcext:value-type="float">
            <text:p>6.5016652028</text:p>
          </table:table-cell>
          <table:table-cell table:formula="of:=POWER([.C1352]-6.75;2)" office:value-type="float" office:value="0.0616701715003652" calcext:value-type="float">
            <text:p>0.0616701715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789077" calcext:value-type="float">
            <text:p>6.789077</text:p>
          </table:table-cell>
          <table:table-cell office:value-type="float" office:value="6.5014260189" calcext:value-type="float">
            <text:p>6.5014260189</text:p>
          </table:table-cell>
          <table:table-cell table:formula="of:=POWER([.C1353]-6.75;2)" office:value-type="float" office:value="0.0617890240799031" calcext:value-type="float">
            <text:p>0.0617890241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782488" calcext:value-type="float">
            <text:p>6.782488</text:p>
          </table:table-cell>
          <table:table-cell office:value-type="float" office:value="6.5012743302" calcext:value-type="float">
            <text:p>6.5012743302</text:p>
          </table:table-cell>
          <table:table-cell table:formula="of:=POWER([.C1354]-6.75;2)" office:value-type="float" office:value="0.0618644588174585" calcext:value-type="float">
            <text:p>0.0618644588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775312" calcext:value-type="float">
            <text:p>6.775312</text:p>
          </table:table-cell>
          <table:table-cell office:value-type="float" office:value="6.5012072736" calcext:value-type="float">
            <text:p>6.5012072736</text:p>
          </table:table-cell>
          <table:table-cell table:formula="of:=POWER([.C1355]-6.75;2)" office:value-type="float" office:value="0.0618978207095451" calcext:value-type="float">
            <text:p>0.0618978207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767522" calcext:value-type="float">
            <text:p>6.767522</text:p>
          </table:table-cell>
          <table:table-cell office:value-type="float" office:value="6.5012217689" calcext:value-type="float">
            <text:p>6.5012217689</text:p>
          </table:table-cell>
          <table:table-cell table:formula="of:=POWER([.C1356]-6.75;2)" office:value-type="float" office:value="0.0618906082692451" calcext:value-type="float">
            <text:p>0.0618906083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759094" calcext:value-type="float">
            <text:p>6.759094</text:p>
          </table:table-cell>
          <table:table-cell office:value-type="float" office:value="6.501314816" calcext:value-type="float">
            <text:p>6.501314816</text:p>
          </table:table-cell>
          <table:table-cell table:formula="of:=POWER([.C1357]-6.75;2)" office:value-type="float" office:value="0.0618443207411139" calcext:value-type="float">
            <text:p>0.0618443207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750006" calcext:value-type="float">
            <text:p>6.750006</text:p>
          </table:table-cell>
          <table:table-cell office:value-type="float" office:value="6.5014837877" calcext:value-type="float">
            <text:p>6.5014837877</text:p>
          </table:table-cell>
          <table:table-cell table:formula="of:=POWER([.C1358]-6.75;2)" office:value-type="float" office:value="0.0617603077759388" calcext:value-type="float">
            <text:p>0.061760307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740244" calcext:value-type="float">
            <text:p>6.740244</text:p>
          </table:table-cell>
          <table:table-cell office:value-type="float" office:value="6.5017266792" calcext:value-type="float">
            <text:p>6.5017266792</text:p>
          </table:table-cell>
          <table:table-cell table:formula="of:=POWER([.C1359]-6.75;2)" office:value-type="float" office:value="0.0616396418210598" calcext:value-type="float">
            <text:p>0.0616396418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729796" calcext:value-type="float">
            <text:p>6.729796</text:p>
          </table:table-cell>
          <table:table-cell office:value-type="float" office:value="6.5020422311" calcext:value-type="float">
            <text:p>6.5020422311</text:p>
          </table:table-cell>
          <table:table-cell table:formula="of:=POWER([.C1360]-6.75;2)" office:value-type="float" office:value="0.0614830551578659" calcext:value-type="float">
            <text:p>0.0614830552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18663" calcext:value-type="float">
            <text:p>6.718663</text:p>
          </table:table-cell>
          <table:table-cell office:value-type="float" office:value="6.5024300047" calcext:value-type="float">
            <text:p>6.5024300047</text:p>
          </table:table-cell>
          <table:table-cell table:formula="of:=POWER([.C1361]-6.75;2)" office:value-type="float" office:value="0.0612909025728421" calcext:value-type="float">
            <text:p>0.061290902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706852" calcext:value-type="float">
            <text:p>6.706852</text:p>
          </table:table-cell>
          <table:table-cell office:value-type="float" office:value="6.5028902594" calcext:value-type="float">
            <text:p>6.5028902594</text:p>
          </table:table-cell>
          <table:table-cell table:formula="of:=POWER([.C1362]-6.75;2)" office:value-type="float" office:value="0.0610632238993993" calcext:value-type="float">
            <text:p>0.061063223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694384" calcext:value-type="float">
            <text:p>6.694384</text:p>
          </table:table-cell>
          <table:table-cell office:value-type="float" office:value="6.5034237736" calcext:value-type="float">
            <text:p>6.5034237736</text:p>
          </table:table-cell>
          <table:table-cell table:formula="of:=POWER([.C1363]-6.75;2)" office:value-type="float" office:value="0.0607998354256642" calcext:value-type="float">
            <text:p>0.060799835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681291" calcext:value-type="float">
            <text:p>6.681291</text:p>
          </table:table-cell>
          <table:table-cell office:value-type="float" office:value="6.5040315613" calcext:value-type="float">
            <text:p>6.5040315613</text:p>
          </table:table-cell>
          <table:table-cell table:formula="of:=POWER([.C1364]-6.75;2)" office:value-type="float" office:value="0.0605004728365158" calcext:value-type="float">
            <text:p>0.0605004728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667622" calcext:value-type="float">
            <text:p>6.667622</text:p>
          </table:table-cell>
          <table:table-cell office:value-type="float" office:value="6.5047145283" calcext:value-type="float">
            <text:p>6.5047145283</text:p>
          </table:table-cell>
          <table:table-cell table:formula="of:=POWER([.C1365]-6.75;2)" office:value-type="float" office:value="0.0601649626270915" calcext:value-type="float">
            <text:p>0.060164962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65344" calcext:value-type="float">
            <text:p>6.65344</text:p>
          </table:table-cell>
          <table:table-cell office:value-type="float" office:value="6.5054731321" calcext:value-type="float">
            <text:p>6.5054731321</text:p>
          </table:table-cell>
          <table:table-cell table:formula="of:=POWER([.C1366]-6.75;2)" office:value-type="float" office:value="0.0597933891249842" calcext:value-type="float">
            <text:p>0.0597933891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638823" calcext:value-type="float">
            <text:p>6.638823</text:p>
          </table:table-cell>
          <table:table-cell office:value-type="float" office:value="6.5063070991" calcext:value-type="float">
            <text:p>6.5063070991</text:p>
          </table:table-cell>
          <table:table-cell table:formula="of:=POWER([.C1367]-6.75;2)" office:value-type="float" office:value="0.0593862299490573" calcext:value-type="float">
            <text:p>0.0593862299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623858" calcext:value-type="float">
            <text:p>6.623858</text:p>
          </table:table-cell>
          <table:table-cell office:value-type="float" office:value="6.5072151934" calcext:value-type="float">
            <text:p>6.5072151934</text:p>
          </table:table-cell>
          <table:table-cell table:formula="of:=POWER([.C1368]-6.75;2)" office:value-type="float" office:value="0.0589444623157992" calcext:value-type="float">
            <text:p>0.0589444623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608643" calcext:value-type="float">
            <text:p>6.608643</text:p>
          </table:table-cell>
          <table:table-cell office:value-type="float" office:value="6.5081951321" calcext:value-type="float">
            <text:p>6.5081951321</text:p>
          </table:table-cell>
          <table:table-cell table:formula="of:=POWER([.C1369]-6.75;2)" office:value-type="float" office:value="0.0584695941401365" calcext:value-type="float">
            <text:p>0.0584695941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593275" calcext:value-type="float">
            <text:p>6.593275</text:p>
          </table:table-cell>
          <table:table-cell office:value-type="float" office:value="6.5092435849" calcext:value-type="float">
            <text:p>6.5092435849</text:p>
          </table:table-cell>
          <table:table-cell table:formula="of:=POWER([.C1370]-6.75;2)" office:value-type="float" office:value="0.0579636514118035" calcext:value-type="float">
            <text:p>0.057963651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577846" calcext:value-type="float">
            <text:p>6.577846</text:p>
          </table:table-cell>
          <table:table-cell office:value-type="float" office:value="6.5103563538" calcext:value-type="float">
            <text:p>6.5103563538</text:p>
          </table:table-cell>
          <table:table-cell table:formula="of:=POWER([.C1371]-6.75;2)" office:value-type="float" office:value="0.0574290771640309" calcext:value-type="float">
            <text:p>0.0574290772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562431" calcext:value-type="float">
            <text:p>6.562431</text:p>
          </table:table-cell>
          <table:table-cell office:value-type="float" office:value="6.5115285849" calcext:value-type="float">
            <text:p>6.5115285849</text:p>
          </table:table-cell>
          <table:table-cell table:formula="of:=POWER([.C1372]-6.75;2)" office:value-type="float" office:value="0.0568686158197966" calcext:value-type="float">
            <text:p>0.0568686158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547085" calcext:value-type="float">
            <text:p>6.547085</text:p>
          </table:table-cell>
          <table:table-cell office:value-type="float" office:value="6.5127551179" calcext:value-type="float">
            <text:p>6.5127551179</text:p>
          </table:table-cell>
          <table:table-cell table:formula="of:=POWER([.C1373]-6.75;2)" office:value-type="float" office:value="0.0562851340826428" calcext:value-type="float">
            <text:p>0.0562851341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531823" calcext:value-type="float">
            <text:p>6.531823</text:p>
          </table:table-cell>
          <table:table-cell office:value-type="float" office:value="6.5140308066" calcext:value-type="float">
            <text:p>6.5140308066</text:p>
          </table:table-cell>
          <table:table-cell table:formula="of:=POWER([.C1374]-6.75;2)" office:value-type="float" office:value="0.0556814602338466" calcext:value-type="float">
            <text:p>0.0556814602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516627" calcext:value-type="float">
            <text:p>6.516627</text:p>
          </table:table-cell>
          <table:table-cell office:value-type="float" office:value="6.5153509057" calcext:value-type="float">
            <text:p>6.5153509057</text:p>
          </table:table-cell>
          <table:table-cell table:formula="of:=POWER([.C1375]-6.75;2)" office:value-type="float" office:value="0.0550601974558103" calcext:value-type="float">
            <text:p>0.0550601975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501434" calcext:value-type="float">
            <text:p>6.501434</text:p>
          </table:table-cell>
          <table:table-cell office:value-type="float" office:value="6.5167113302" calcext:value-type="float">
            <text:p>6.5167113302</text:p>
          </table:table-cell>
          <table:table-cell table:formula="of:=POWER([.C1376]-6.75;2)" office:value-type="float" office:value="0.0544236034570536" calcext:value-type="float">
            <text:p>0.0544236035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48614" calcext:value-type="float">
            <text:p>6.48614</text:p>
          </table:table-cell>
          <table:table-cell office:value-type="float" office:value="6.5181089057" calcext:value-type="float">
            <text:p>6.5181089057</text:p>
          </table:table-cell>
          <table:table-cell table:formula="of:=POWER([.C1377]-6.75;2)" office:value-type="float" office:value="0.0537734796156514" calcext:value-type="float">
            <text:p>0.053773479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470616" calcext:value-type="float">
            <text:p>6.470616</text:p>
          </table:table-cell>
          <table:table-cell office:value-type="float" office:value="6.5195414764" calcext:value-type="float">
            <text:p>6.5195414764</text:p>
          </table:table-cell>
          <table:table-cell table:formula="of:=POWER([.C1378]-6.75;2)" office:value-type="float" office:value="0.0531111310998919" calcext:value-type="float">
            <text:p>0.053111131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454715" calcext:value-type="float">
            <text:p>6.454715</text:p>
          </table:table-cell>
          <table:table-cell office:value-type="float" office:value="6.5210078962" calcext:value-type="float">
            <text:p>6.5210078962</text:p>
          </table:table-cell>
          <table:table-cell table:formula="of:=POWER([.C1379]-6.75;2)" office:value-type="float" office:value="0.0524373836027498" calcext:value-type="float">
            <text:p>0.052437383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438296" calcext:value-type="float">
            <text:p>6.438296</text:p>
          </table:table-cell>
          <table:table-cell office:value-type="float" office:value="6.5225079245" calcext:value-type="float">
            <text:p>6.5225079245</text:p>
          </table:table-cell>
          <table:table-cell table:formula="of:=POWER([.C1380]-6.75;2)" office:value-type="float" office:value="0.0517526444152976" calcext:value-type="float">
            <text:p>0.0517526444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21253" calcext:value-type="float">
            <text:p>6.421253</text:p>
          </table:table-cell>
          <table:table-cell office:value-type="float" office:value="6.5240419811" calcext:value-type="float">
            <text:p>6.5240419811</text:p>
          </table:table-cell>
          <table:table-cell table:formula="of:=POWER([.C1381]-6.75;2)" office:value-type="float" office:value="0.0510570263052128" calcext:value-type="float">
            <text:p>0.0510570263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03529" calcext:value-type="float">
            <text:p>6.403529</text:p>
          </table:table-cell>
          <table:table-cell office:value-type="float" office:value="6.5256108019" calcext:value-type="float">
            <text:p>6.5256108019</text:p>
          </table:table-cell>
          <table:table-cell table:formula="of:=POWER([.C1382]-6.75;2)" office:value-type="float" office:value="0.050350512223961" calcext:value-type="float">
            <text:p>0.050350512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385146" calcext:value-type="float">
            <text:p>6.385146</text:p>
          </table:table-cell>
          <table:table-cell office:value-type="float" office:value="6.5272150472" calcext:value-type="float">
            <text:p>6.5272150472</text:p>
          </table:table-cell>
          <table:table-cell table:formula="of:=POWER([.C1383]-6.75;2)" office:value-type="float" office:value="0.0496331351940981" calcext:value-type="float">
            <text:p>0.0496331352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36621" calcext:value-type="float">
            <text:p>6.36621</text:p>
          </table:table-cell>
          <table:table-cell office:value-type="float" office:value="6.5288548491" calcext:value-type="float">
            <text:p>6.5288548491</text:p>
          </table:table-cell>
          <table:table-cell table:formula="of:=POWER([.C1384]-6.75;2)" office:value-type="float" office:value="0.0489051777665838" calcext:value-type="float">
            <text:p>0.0489051778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346916" calcext:value-type="float">
            <text:p>6.346916</text:p>
          </table:table-cell>
          <table:table-cell office:value-type="float" office:value="6.5305294009" calcext:value-type="float">
            <text:p>6.5305294009</text:p>
          </table:table-cell>
          <table:table-cell table:formula="of:=POWER([.C1385]-6.75;2)" office:value-type="float" office:value="0.048167343869313" calcext:value-type="float">
            <text:p>0.0481673439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327538" calcext:value-type="float">
            <text:p>6.327538</text:p>
          </table:table-cell>
          <table:table-cell office:value-type="float" office:value="6.5322366085" calcext:value-type="float">
            <text:p>6.5322366085</text:p>
          </table:table-cell>
          <table:table-cell table:formula="of:=POWER([.C1386]-6.75;2)" office:value-type="float" office:value="0.0474208946775823" calcext:value-type="float">
            <text:p>0.0474208947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308402" calcext:value-type="float">
            <text:p>6.308402</text:p>
          </table:table-cell>
          <table:table-cell office:value-type="float" office:value="6.5339728349" calcext:value-type="float">
            <text:p>6.5339728349</text:p>
          </table:table-cell>
          <table:table-cell table:formula="of:=POWER([.C1387]-6.75;2)" office:value-type="float" office:value="0.0466677360611426" calcext:value-type="float">
            <text:p>0.046667736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289859" calcext:value-type="float">
            <text:p>6.289859</text:p>
          </table:table-cell>
          <table:table-cell office:value-type="float" office:value="6.5357328349" calcext:value-type="float">
            <text:p>6.5357328349</text:p>
          </table:table-cell>
          <table:table-cell table:formula="of:=POWER([.C1388]-6.75;2)" office:value-type="float" office:value="0.0459104180399906" calcext:value-type="float">
            <text:p>0.045910418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272249" calcext:value-type="float">
            <text:p>6.272249</text:p>
          </table:table-cell>
          <table:table-cell office:value-type="float" office:value="6.5375098538" calcext:value-type="float">
            <text:p>6.5375098538</text:p>
          </table:table-cell>
          <table:table-cell table:formula="of:=POWER([.C1389]-6.75;2)" office:value-type="float" office:value="0.0451520622320975" calcext:value-type="float">
            <text:p>0.0451520622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255863" calcext:value-type="float">
            <text:p>6.255863</text:p>
          </table:table-cell>
          <table:table-cell office:value-type="float" office:value="6.5392959009" calcext:value-type="float">
            <text:p>6.5392959009</text:p>
          </table:table-cell>
          <table:table-cell table:formula="of:=POWER([.C1390]-6.75;2)" office:value-type="float" office:value="0.0443962173775426" calcext:value-type="float">
            <text:p>0.0443962174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240917" calcext:value-type="float">
            <text:p>6.240917</text:p>
          </table:table-cell>
          <table:table-cell office:value-type="float" office:value="6.5410821792" calcext:value-type="float">
            <text:p>6.5410821792</text:p>
          </table:table-cell>
          <table:table-cell table:formula="of:=POWER([.C1391]-6.75;2)" office:value-type="float" office:value="0.0436466558478209" calcext:value-type="float">
            <text:p>0.0436466558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227533" calcext:value-type="float">
            <text:p>6.227533</text:p>
          </table:table-cell>
          <table:table-cell office:value-type="float" office:value="6.5428596509" calcext:value-type="float">
            <text:p>6.5428596509</text:p>
          </table:table-cell>
          <table:table-cell table:formula="of:=POWER([.C1392]-6.75;2)" office:value-type="float" office:value="0.04290712422527" calcext:value-type="float">
            <text:p>0.0429071242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215729" calcext:value-type="float">
            <text:p>6.215729</text:p>
          </table:table-cell>
          <table:table-cell office:value-type="float" office:value="6.5446195943" calcext:value-type="float">
            <text:p>6.5446195943</text:p>
          </table:table-cell>
          <table:table-cell table:formula="of:=POWER([.C1393]-6.75;2)" office:value-type="float" office:value="0.0421811110454965" calcext:value-type="float">
            <text:p>0.042181111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205424" calcext:value-type="float">
            <text:p>6.205424</text:p>
          </table:table-cell>
          <table:table-cell office:value-type="float" office:value="6.5463541698" calcext:value-type="float">
            <text:p>6.5463541698</text:p>
          </table:table-cell>
          <table:table-cell table:formula="of:=POWER([.C1394]-6.75;2)" office:value-type="float" office:value="0.0414716241578473" calcext:value-type="float">
            <text:p>0.0414716242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196438" calcext:value-type="float">
            <text:p>6.196438</text:p>
          </table:table-cell>
          <table:table-cell office:value-type="float" office:value="6.5480568774" calcext:value-type="float">
            <text:p>6.5480568774</text:p>
          </table:table-cell>
          <table:table-cell table:formula="of:=POWER([.C1395]-6.75;2)" office:value-type="float" office:value="0.0407810247654388" calcext:value-type="float">
            <text:p>0.0407810248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188486" calcext:value-type="float">
            <text:p>6.188486</text:p>
          </table:table-cell>
          <table:table-cell office:value-type="float" office:value="6.5497229198" calcext:value-type="float">
            <text:p>6.5497229198</text:p>
          </table:table-cell>
          <table:table-cell table:formula="of:=POWER([.C1396]-6.75;2)" office:value-type="float" office:value="0.0401109088534373" calcext:value-type="float">
            <text:p>0.0401109089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18114" calcext:value-type="float">
            <text:p>6.18114</text:p>
          </table:table-cell>
          <table:table-cell office:value-type="float" office:value="6.5513495047" calcext:value-type="float">
            <text:p>6.5513495047</text:p>
          </table:table-cell>
          <table:table-cell table:formula="of:=POWER([.C1397]-6.75;2)" office:value-type="float" office:value="0.0394620192829353" calcext:value-type="float">
            <text:p>0.0394620193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173712" calcext:value-type="float">
            <text:p>6.173712</text:p>
          </table:table-cell>
          <table:table-cell office:value-type="float" office:value="6.5529362264" calcext:value-type="float">
            <text:p>6.5529362264</text:p>
          </table:table-cell>
          <table:table-cell table:formula="of:=POWER([.C1398]-6.75;2)" office:value-type="float" office:value="0.0388341308654721" calcext:value-type="float">
            <text:p>0.038834130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164945" calcext:value-type="float">
            <text:p>6.164945</text:p>
          </table:table-cell>
          <table:table-cell office:value-type="float" office:value="6.5544859434" calcext:value-type="float">
            <text:p>6.5544859434</text:p>
          </table:table-cell>
          <table:table-cell table:formula="of:=POWER([.C1399]-6.75;2)" office:value-type="float" office:value="0.0382257463281882" calcext:value-type="float">
            <text:p>0.0382257463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152103" calcext:value-type="float">
            <text:p>6.152103</text:p>
          </table:table-cell>
          <table:table-cell office:value-type="float" office:value="6.5560070896" calcext:value-type="float">
            <text:p>6.5560070896</text:p>
          </table:table-cell>
          <table:table-cell table:formula="of:=POWER([.C1400]-6.75;2)" office:value-type="float" office:value="0.0376332492854626" calcext:value-type="float">
            <text:p>0.0376332493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127588" calcext:value-type="float">
            <text:p>6.127588</text:p>
          </table:table-cell>
          <table:table-cell office:value-type="float" office:value="6.5575202783" calcext:value-type="float">
            <text:p>6.5575202783</text:p>
          </table:table-cell>
          <table:table-cell table:formula="of:=POWER([.C1401]-6.75;2)" office:value-type="float" office:value="0.0370484432657094" calcext:value-type="float">
            <text:p>0.0370484433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058873" calcext:value-type="float">
            <text:p>6.058873</text:p>
          </table:table-cell>
          <table:table-cell office:value-type="float" office:value="6.5590809387" calcext:value-type="float">
            <text:p>6.5590809387</text:p>
          </table:table-cell>
          <table:table-cell table:formula="of:=POWER([.C1402]-6.75;2)" office:value-type="float" office:value="0.0364500879676731" calcext:value-type="float">
            <text:p>0.036450088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5.294566" calcext:value-type="float">
            <text:p>5.294566</text:p>
          </table:table-cell>
          <table:table-cell office:value-type="float" office:value="6.5608967453" calcext:value-type="float">
            <text:p>6.5608967453</text:p>
          </table:table-cell>
          <table:table-cell table:formula="of:=POWER([.C1403]-6.75;2)" office:value-type="float" office:value="0.0357600409381331" calcext:value-type="float">
            <text:p>0.0357600409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481513" calcext:value-type="float">
            <text:p>6.481513</text:p>
          </table:table-cell>
          <table:table-cell office:value-type="float" office:value="6.5662467736" calcext:value-type="float">
            <text:p>6.5662467736</text:p>
          </table:table-cell>
          <table:table-cell table:formula="of:=POWER([.C1404]-6.75;2)" office:value-type="float" office:value="0.0337652482124098" calcext:value-type="float">
            <text:p>0.0337652482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350106" calcext:value-type="float">
            <text:p>6.350106</text:p>
          </table:table-cell>
          <table:table-cell office:value-type="float" office:value="6.5659239906" calcext:value-type="float">
            <text:p>6.5659239906</text:p>
          </table:table-cell>
          <table:table-cell table:formula="of:=POWER([.C1405]-6.75;2)" office:value-type="float" office:value="0.0338839772366289" calcext:value-type="float">
            <text:p>0.0338839772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319031" calcext:value-type="float">
            <text:p>6.319031</text:p>
          </table:table-cell>
          <table:table-cell office:value-type="float" office:value="6.5661434528" calcext:value-type="float">
            <text:p>6.5661434528</text:p>
          </table:table-cell>
          <table:table-cell table:formula="of:=POWER([.C1406]-6.75;2)" office:value-type="float" office:value="0.0338032299483057" calcext:value-type="float">
            <text:p>0.0338032299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309042" calcext:value-type="float">
            <text:p>6.309042</text:p>
          </table:table-cell>
          <table:table-cell office:value-type="float" office:value="6.5664283019" calcext:value-type="float">
            <text:p>6.5664283019</text:p>
          </table:table-cell>
          <table:table-cell table:formula="of:=POWER([.C1407]-6.75;2)" office:value-type="float" office:value="0.0336985683433174" calcext:value-type="float">
            <text:p>0.0336985683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306878" calcext:value-type="float">
            <text:p>6.306878</text:p>
          </table:table-cell>
          <table:table-cell office:value-type="float" office:value="6.5666761981" calcext:value-type="float">
            <text:p>6.5666761981</text:p>
          </table:table-cell>
          <table:table-cell table:formula="of:=POWER([.C1408]-6.75;2)" office:value-type="float" office:value="0.0336076163430706" calcext:value-type="float">
            <text:p>0.0336076163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308292" calcext:value-type="float">
            <text:p>6.308292</text:p>
          </table:table-cell>
          <table:table-cell office:value-type="float" office:value="6.5668488113" calcext:value-type="float">
            <text:p>6.5668488113</text:p>
          </table:table-cell>
          <table:table-cell table:formula="of:=POWER([.C1409]-6.75;2)" office:value-type="float" office:value="0.0335443579222231" calcext:value-type="float">
            <text:p>0.0335443579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311462" calcext:value-type="float">
            <text:p>6.311462</text:p>
          </table:table-cell>
          <table:table-cell office:value-type="float" office:value="6.5669299906" calcext:value-type="float">
            <text:p>6.5669299906</text:p>
          </table:table-cell>
          <table:table-cell table:formula="of:=POWER([.C1410]-6.75;2)" office:value-type="float" office:value="0.033514628341716" calcext:value-type="float">
            <text:p>0.033514628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315488" calcext:value-type="float">
            <text:p>6.315488</text:p>
          </table:table-cell>
          <table:table-cell office:value-type="float" office:value="6.5669148585" calcext:value-type="float">
            <text:p>6.5669148585</text:p>
          </table:table-cell>
          <table:table-cell table:formula="of:=POWER([.C1411]-6.75;2)" office:value-type="float" office:value="0.0335201690380751" calcext:value-type="float">
            <text:p>0.033520169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319927" calcext:value-type="float">
            <text:p>6.319927</text:p>
          </table:table-cell>
          <table:table-cell office:value-type="float" office:value="6.5668057028" calcext:value-type="float">
            <text:p>6.5668057028</text:p>
          </table:table-cell>
          <table:table-cell table:formula="of:=POWER([.C1412]-6.75;2)" office:value-type="float" office:value="0.0335601505266019" calcext:value-type="float">
            <text:p>0.0335601505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324598" calcext:value-type="float">
            <text:p>6.324598</text:p>
          </table:table-cell>
          <table:table-cell office:value-type="float" office:value="6.5666097594" calcext:value-type="float">
            <text:p>6.5666097594</text:p>
          </table:table-cell>
          <table:table-cell table:formula="of:=POWER([.C1413]-6.75;2)" office:value-type="float" office:value="0.0336319803473258" calcext:value-type="float">
            <text:p>0.0336319803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329494" calcext:value-type="float">
            <text:p>6.329494</text:p>
          </table:table-cell>
          <table:table-cell office:value-type="float" office:value="6.566337533" calcext:value-type="float">
            <text:p>6.566337533</text:p>
          </table:table-cell>
          <table:table-cell table:formula="of:=POWER([.C1414]-6.75;2)" office:value-type="float" office:value="0.0337319017845259" calcext:value-type="float">
            <text:p>0.0337319018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334716" calcext:value-type="float">
            <text:p>6.334716</text:p>
          </table:table-cell>
          <table:table-cell office:value-type="float" office:value="6.5660011981" calcext:value-type="float">
            <text:p>6.5660011981</text:p>
          </table:table-cell>
          <table:table-cell table:formula="of:=POWER([.C1415]-6.75;2)" office:value-type="float" office:value="0.0338555591006353" calcext:value-type="float">
            <text:p>0.0338555591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34043" calcext:value-type="float">
            <text:p>6.34043</text:p>
          </table:table-cell>
          <table:table-cell office:value-type="float" office:value="6.5656130236" calcext:value-type="float">
            <text:p>6.5656130236</text:p>
          </table:table-cell>
          <table:table-cell table:formula="of:=POWER([.C1416]-6.75;2)" office:value-type="float" office:value="0.0339985570659341" calcext:value-type="float">
            <text:p>0.0339985571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346828" calcext:value-type="float">
            <text:p>6.346828</text:p>
          </table:table-cell>
          <table:table-cell office:value-type="float" office:value="6.565183816" calcext:value-type="float">
            <text:p>6.565183816</text:p>
          </table:table-cell>
          <table:table-cell table:formula="of:=POWER([.C1417]-6.75;2)" office:value-type="float" office:value="0.0341570218683218" calcext:value-type="float">
            <text:p>0.0341570219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354093" calcext:value-type="float">
            <text:p>6.354093</text:p>
          </table:table-cell>
          <table:table-cell office:value-type="float" office:value="6.5647214717" calcext:value-type="float">
            <text:p>6.5647214717</text:p>
          </table:table-cell>
          <table:table-cell table:formula="of:=POWER([.C1418]-6.75;2)" office:value-type="float" office:value="0.0343281330490137" calcext:value-type="float">
            <text:p>0.034328133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362376" calcext:value-type="float">
            <text:p>6.362376</text:p>
          </table:table-cell>
          <table:table-cell office:value-type="float" office:value="6.564229684" calcext:value-type="float">
            <text:p>6.564229684</text:p>
          </table:table-cell>
          <table:table-cell table:formula="of:=POWER([.C1419]-6.75;2)" office:value-type="float" office:value="0.0345106103067399" calcext:value-type="float">
            <text:p>0.0345106103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371776" calcext:value-type="float">
            <text:p>6.371776</text:p>
          </table:table-cell>
          <table:table-cell office:value-type="float" office:value="6.5637067972" calcext:value-type="float">
            <text:p>6.5637067972</text:p>
          </table:table-cell>
          <table:table-cell table:formula="of:=POWER([.C1420]-6.75;2)" office:value-type="float" office:value="0.0347051574094819" calcext:value-type="float">
            <text:p>0.0347051574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382337" calcext:value-type="float">
            <text:p>6.382337</text:p>
          </table:table-cell>
          <table:table-cell office:value-type="float" office:value="6.5631446179" calcext:value-type="float">
            <text:p>6.5631446179</text:p>
          </table:table-cell>
          <table:table-cell table:formula="of:=POWER([.C1421]-6.75;2)" office:value-type="float" office:value="0.034914933819737" calcext:value-type="float">
            <text:p>0.0349149338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394038" calcext:value-type="float">
            <text:p>6.394038</text:p>
          </table:table-cell>
          <table:table-cell office:value-type="float" office:value="6.5625266179" calcext:value-type="float">
            <text:p>6.5625266179</text:p>
          </table:table-cell>
          <table:table-cell table:formula="of:=POWER([.C1422]-6.75;2)" office:value-type="float" office:value="0.0351462689960127" calcext:value-type="float">
            <text:p>0.035146269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406804" calcext:value-type="float">
            <text:p>6.406804</text:p>
          </table:table-cell>
          <table:table-cell office:value-type="float" office:value="6.5618240802" calcext:value-type="float">
            <text:p>6.5618240802</text:p>
          </table:table-cell>
          <table:table-cell table:formula="of:=POWER([.C1423]-6.75;2)" office:value-type="float" office:value="0.035410176792576" calcext:value-type="float">
            <text:p>0.0354101768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420511" calcext:value-type="float">
            <text:p>6.420511</text:p>
          </table:table-cell>
          <table:table-cell office:value-type="float" office:value="6.5609851132" calcext:value-type="float">
            <text:p>6.5609851132</text:p>
          </table:table-cell>
          <table:table-cell table:formula="of:=POWER([.C1424]-6.75;2)" office:value-type="float" office:value="0.0357266274320168" calcext:value-type="float">
            <text:p>0.0357266274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435002" calcext:value-type="float">
            <text:p>6.435002</text:p>
          </table:table-cell>
          <table:table-cell office:value-type="float" office:value="6.5598944481" calcext:value-type="float">
            <text:p>6.5598944481</text:p>
          </table:table-cell>
          <table:table-cell table:formula="of:=POWER([.C1425]-6.75;2)" office:value-type="float" office:value="0.0361401208632037" calcext:value-type="float">
            <text:p>0.0361401209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450093" calcext:value-type="float">
            <text:p>6.450093</text:p>
          </table:table-cell>
          <table:table-cell office:value-type="float" office:value="6.5581285094" calcext:value-type="float">
            <text:p>6.5581285094</text:p>
          </table:table-cell>
          <table:table-cell table:formula="of:=POWER([.C1426]-6.75;2)" office:value-type="float" office:value="0.0368146689050657" calcext:value-type="float">
            <text:p>0.0368146689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465591" calcext:value-type="float">
            <text:p>6.465591</text:p>
          </table:table-cell>
          <table:table-cell office:value-type="float" office:value="6.5562913868" calcext:value-type="float">
            <text:p>6.5562913868</text:p>
          </table:table-cell>
          <table:table-cell table:formula="of:=POWER([.C1427]-6.75;2)" office:value-type="float" office:value="0.0375230268278673" calcext:value-type="float">
            <text:p>0.0375230268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481306" calcext:value-type="float">
            <text:p>6.481306</text:p>
          </table:table-cell>
          <table:table-cell office:value-type="float" office:value="6.5568790142" calcext:value-type="float">
            <text:p>6.5568790142</text:p>
          </table:table-cell>
          <table:table-cell table:formula="of:=POWER([.C1428]-6.75;2)" office:value-type="float" office:value="0.0372957151563639" calcext:value-type="float">
            <text:p>0.0372957152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497063" calcext:value-type="float">
            <text:p>6.497063</text:p>
          </table:table-cell>
          <table:table-cell office:value-type="float" office:value="6.5567473585" calcext:value-type="float">
            <text:p>6.5567473585</text:p>
          </table:table-cell>
          <table:table-cell table:formula="of:=POWER([.C1429]-6.75;2)" office:value-type="float" office:value="0.0373465834467275" calcext:value-type="float">
            <text:p>0.0373465834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512714" calcext:value-type="float">
            <text:p>6.512714</text:p>
          </table:table-cell>
          <table:table-cell office:value-type="float" office:value="6.5563143255" calcext:value-type="float">
            <text:p>6.5563143255</text:p>
          </table:table-cell>
          <table:table-cell table:formula="of:=POWER([.C1430]-6.75;2)" office:value-type="float" office:value="0.03751414050652" calcext:value-type="float">
            <text:p>0.0375141405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528142" calcext:value-type="float">
            <text:p>6.528142</text:p>
          </table:table-cell>
          <table:table-cell office:value-type="float" office:value="6.5556828349" calcext:value-type="float">
            <text:p>6.5556828349</text:p>
          </table:table-cell>
          <table:table-cell table:formula="of:=POWER([.C1431]-6.75;2)" office:value-type="float" office:value="0.0377591606525007" calcext:value-type="float">
            <text:p>0.0377591607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543273" calcext:value-type="float">
            <text:p>6.543273</text:p>
          </table:table-cell>
          <table:table-cell office:value-type="float" office:value="6.5548955566" calcext:value-type="float">
            <text:p>6.5548955566</text:p>
          </table:table-cell>
          <table:table-cell table:formula="of:=POWER([.C1432]-6.75;2)" office:value-type="float" office:value="0.0380657438344238" calcext:value-type="float">
            <text:p>0.0380657438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558079" calcext:value-type="float">
            <text:p>6.558079</text:p>
          </table:table-cell>
          <table:table-cell office:value-type="float" office:value="6.5539767877" calcext:value-type="float">
            <text:p>6.5539767877</text:p>
          </table:table-cell>
          <table:table-cell table:formula="of:=POWER([.C1433]-6.75;2)" office:value-type="float" office:value="0.0384250997604109" calcext:value-type="float">
            <text:p>0.0384250998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572571" calcext:value-type="float">
            <text:p>6.572571</text:p>
          </table:table-cell>
          <table:table-cell office:value-type="float" office:value="6.5529439906" calcext:value-type="float">
            <text:p>6.5529439906</text:p>
          </table:table-cell>
          <table:table-cell table:formula="of:=POWER([.C1434]-6.75;2)" office:value-type="float" office:value="0.0388310708406528" calcext:value-type="float">
            <text:p>0.0388310708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586802" calcext:value-type="float">
            <text:p>6.586802</text:p>
          </table:table-cell>
          <table:table-cell office:value-type="float" office:value="6.5518117594" calcext:value-type="float">
            <text:p>6.5518117594</text:p>
          </table:table-cell>
          <table:table-cell table:formula="of:=POWER([.C1435]-6.75;2)" office:value-type="float" office:value="0.0392785787121236" calcext:value-type="float">
            <text:p>0.0392785787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60085" calcext:value-type="float">
            <text:p>6.60085</text:p>
          </table:table-cell>
          <table:table-cell office:value-type="float" office:value="6.5505931981" calcext:value-type="float">
            <text:p>6.5505931981</text:p>
          </table:table-cell>
          <table:table-cell table:formula="of:=POWER([.C1436]-6.75;2)" office:value-type="float" office:value="0.039763072643986" calcext:value-type="float">
            <text:p>0.0397630726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614808" calcext:value-type="float">
            <text:p>6.614808</text:p>
          </table:table-cell>
          <table:table-cell office:value-type="float" office:value="6.5493003774" calcext:value-type="float">
            <text:p>6.5493003774</text:p>
          </table:table-cell>
          <table:table-cell table:formula="of:=POWER([.C1437]-6.75;2)" office:value-type="float" office:value="0.0402803385117825" calcext:value-type="float">
            <text:p>0.0402803385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628771" calcext:value-type="float">
            <text:p>6.628771</text:p>
          </table:table-cell>
          <table:table-cell office:value-type="float" office:value="6.5479443915" calcext:value-type="float">
            <text:p>6.5479443915</text:p>
          </table:table-cell>
          <table:table-cell table:formula="of:=POWER([.C1438]-6.75;2)" office:value-type="float" office:value="0.0408264689263054" calcext:value-type="float">
            <text:p>0.0408264689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642815" calcext:value-type="float">
            <text:p>6.642815</text:p>
          </table:table-cell>
          <table:table-cell office:value-type="float" office:value="6.5465353019" calcext:value-type="float">
            <text:p>6.5465353019</text:p>
          </table:table-cell>
          <table:table-cell table:formula="of:=POWER([.C1439]-6.75;2)" office:value-type="float" office:value="0.0413978833729243" calcext:value-type="float">
            <text:p>0.0413978834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656986" calcext:value-type="float">
            <text:p>6.656986</text:p>
          </table:table-cell>
          <table:table-cell office:value-type="float" office:value="6.5450821274" calcext:value-type="float">
            <text:p>6.5450821274</text:p>
          </table:table-cell>
          <table:table-cell table:formula="of:=POWER([.C1440]-6.75;2)" office:value-type="float" office:value="0.0419913345109099" calcext:value-type="float">
            <text:p>0.0419913345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671288" calcext:value-type="float">
            <text:p>6.671288</text:p>
          </table:table-cell>
          <table:table-cell office:value-type="float" office:value="6.5435928915" calcext:value-type="float">
            <text:p>6.5435928915</text:p>
          </table:table-cell>
          <table:table-cell table:formula="of:=POWER([.C1441]-6.75;2)" office:value-type="float" office:value="0.0426038944393306" calcext:value-type="float">
            <text:p>0.0426038944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685685" calcext:value-type="float">
            <text:p>6.685685</text:p>
          </table:table-cell>
          <table:table-cell office:value-type="float" office:value="6.5420747594" calcext:value-type="float">
            <text:p>6.5420747594</text:p>
          </table:table-cell>
          <table:table-cell table:formula="of:=POWER([.C1442]-6.75;2)" office:value-type="float" office:value="0.0432329056785678" calcext:value-type="float">
            <text:p>0.0432329057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700091" calcext:value-type="float">
            <text:p>6.700091</text:p>
          </table:table-cell>
          <table:table-cell office:value-type="float" office:value="6.5405341934" calcext:value-type="float">
            <text:p>6.5405341934</text:p>
          </table:table-cell>
          <table:table-cell table:formula="of:=POWER([.C1443]-6.75;2)" office:value-type="float" office:value="0.0438759241345886" calcext:value-type="float">
            <text:p>0.0438759241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714388" calcext:value-type="float">
            <text:p>6.714388</text:p>
          </table:table-cell>
          <table:table-cell office:value-type="float" office:value="6.5389772075" calcext:value-type="float">
            <text:p>6.5389772075</text:p>
          </table:table-cell>
          <table:table-cell table:formula="of:=POWER([.C1444]-6.75;2)" office:value-type="float" office:value="0.0445306189544979" calcext:value-type="float">
            <text:p>0.044530619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728431" calcext:value-type="float">
            <text:p>6.728431</text:p>
          </table:table-cell>
          <table:table-cell office:value-type="float" office:value="6.537409566" calcext:value-type="float">
            <text:p>6.537409566</text:p>
          </table:table-cell>
          <table:table-cell table:formula="of:=POWER([.C1445]-6.75;2)" office:value-type="float" office:value="0.0451946926283084" calcext:value-type="float">
            <text:p>0.0451946926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742063" calcext:value-type="float">
            <text:p>6.742063</text:p>
          </table:table-cell>
          <table:table-cell office:value-type="float" office:value="6.5358369717" calcext:value-type="float">
            <text:p>6.5358369717</text:p>
          </table:table-cell>
          <table:table-cell table:formula="of:=POWER([.C1446]-6.75;2)" office:value-type="float" office:value="0.0458658026906265" calcext:value-type="float">
            <text:p>0.0458658027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75513" calcext:value-type="float">
            <text:p>6.75513</text:p>
          </table:table-cell>
          <table:table-cell office:value-type="float" office:value="6.5342652028" calcext:value-type="float">
            <text:p>6.5342652028</text:p>
          </table:table-cell>
          <table:table-cell table:formula="of:=POWER([.C1447]-6.75;2)" office:value-type="float" office:value="0.046541502722925" calcext:value-type="float">
            <text:p>0.0465415027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767493" calcext:value-type="float">
            <text:p>6.767493</text:p>
          </table:table-cell>
          <table:table-cell office:value-type="float" office:value="6.5327001887" calcext:value-type="float">
            <text:p>6.5327001887</text:p>
          </table:table-cell>
          <table:table-cell table:formula="of:=POWER([.C1448]-6.75;2)" office:value-type="float" office:value="0.0472192079910157" calcext:value-type="float">
            <text:p>0.047219208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779039" calcext:value-type="float">
            <text:p>6.779039</text:p>
          </table:table-cell>
          <table:table-cell office:value-type="float" office:value="6.5311479906" calcext:value-type="float">
            <text:p>6.5311479906</text:p>
          </table:table-cell>
          <table:table-cell table:formula="of:=POWER([.C1449]-6.75;2)" office:value-type="float" office:value="0.0478962020184177" calcext:value-type="float">
            <text:p>0.047896202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89682" calcext:value-type="float">
            <text:p>6.789682</text:p>
          </table:table-cell>
          <table:table-cell office:value-type="float" office:value="6.5296147594" calcext:value-type="float">
            <text:p>6.5296147594</text:p>
          </table:table-cell>
          <table:table-cell table:formula="of:=POWER([.C1450]-6.75;2)" office:value-type="float" office:value="0.0485696542743198" calcext:value-type="float">
            <text:p>0.0485696543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79937" calcext:value-type="float">
            <text:p>6.79937</text:p>
          </table:table-cell>
          <table:table-cell office:value-type="float" office:value="6.5281066462" calcext:value-type="float">
            <text:p>6.5281066462</text:p>
          </table:table-cell>
          <table:table-cell table:formula="of:=POWER([.C1451]-6.75;2)" office:value-type="float" office:value="0.0492366604606118" calcext:value-type="float">
            <text:p>0.0492366605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808076" calcext:value-type="float">
            <text:p>6.808076</text:p>
          </table:table-cell>
          <table:table-cell office:value-type="float" office:value="6.5266296509" calcext:value-type="float">
            <text:p>6.5266296509</text:p>
          </table:table-cell>
          <table:table-cell table:formula="of:=POWER([.C1452]-6.75;2)" office:value-type="float" office:value="0.0498943128570557" calcext:value-type="float">
            <text:p>0.0498943129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815796" calcext:value-type="float">
            <text:p>6.815796</text:p>
          </table:table-cell>
          <table:table-cell office:value-type="float" office:value="6.5251895189" calcext:value-type="float">
            <text:p>6.5251895189</text:p>
          </table:table-cell>
          <table:table-cell table:formula="of:=POWER([.C1453]-6.75;2)" office:value-type="float" office:value="0.0505397524124137" calcext:value-type="float">
            <text:p>0.0505397524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822542" calcext:value-type="float">
            <text:p>6.822542</text:p>
          </table:table-cell>
          <table:table-cell office:value-type="float" office:value="6.5237916132" calcext:value-type="float">
            <text:p>6.5237916132</text:p>
          </table:table-cell>
          <table:table-cell table:formula="of:=POWER([.C1454]-6.75;2)" office:value-type="float" office:value="0.0511702342586583" calcext:value-type="float">
            <text:p>0.0511702343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828332" calcext:value-type="float">
            <text:p>6.828332</text:p>
          </table:table-cell>
          <table:table-cell office:value-type="float" office:value="6.5224408208" calcext:value-type="float">
            <text:p>6.5224408208</text:p>
          </table:table-cell>
          <table:table-cell table:formula="of:=POWER([.C1455]-6.75;2)" office:value-type="float" office:value="0.0517831800381777" calcext:value-type="float">
            <text:p>0.05178318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833185" calcext:value-type="float">
            <text:p>6.833185</text:p>
          </table:table-cell>
          <table:table-cell office:value-type="float" office:value="6.5211415094" calcext:value-type="float">
            <text:p>6.5211415094</text:p>
          </table:table-cell>
          <table:table-cell table:formula="of:=POWER([.C1456]-6.75;2)" office:value-type="float" office:value="0.0523762087197105" calcext:value-type="float">
            <text:p>0.0523762087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837114" calcext:value-type="float">
            <text:p>6.837114</text:p>
          </table:table-cell>
          <table:table-cell office:value-type="float" office:value="6.5198975" calcext:value-type="float">
            <text:p>6.5198975</text:p>
          </table:table-cell>
          <table:table-cell table:formula="of:=POWER([.C1457]-6.75;2)" office:value-type="float" office:value="0.05294716050625" calcext:value-type="float">
            <text:p>0.0529471605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840129" calcext:value-type="float">
            <text:p>6.840129</text:p>
          </table:table-cell>
          <table:table-cell office:value-type="float" office:value="6.5187120991" calcext:value-type="float">
            <text:p>6.5187120991</text:p>
          </table:table-cell>
          <table:table-cell table:formula="of:=POWER([.C1458]-6.75;2)" office:value-type="float" office:value="0.0534940931027282" calcext:value-type="float">
            <text:p>0.0534940931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842229" calcext:value-type="float">
            <text:p>6.842229</text:p>
          </table:table-cell>
          <table:table-cell office:value-type="float" office:value="6.5175881274" calcext:value-type="float">
            <text:p>6.5175881274</text:p>
          </table:table-cell>
          <table:table-cell table:formula="of:=POWER([.C1459]-6.75;2)" office:value-type="float" office:value="0.0540152785254387" calcext:value-type="float">
            <text:p>0.054015278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843409" calcext:value-type="float">
            <text:p>6.843409</text:p>
          </table:table-cell>
          <table:table-cell office:value-type="float" office:value="6.5165280142" calcext:value-type="float">
            <text:p>6.5165280142</text:p>
          </table:table-cell>
          <table:table-cell table:formula="of:=POWER([.C1460]-6.75;2)" office:value-type="float" office:value="0.0545091681533952" calcext:value-type="float">
            <text:p>0.0545091682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843664" calcext:value-type="float">
            <text:p>6.843664</text:p>
          </table:table-cell>
          <table:table-cell office:value-type="float" office:value="6.5155338679" calcext:value-type="float">
            <text:p>6.5155338679</text:p>
          </table:table-cell>
          <table:table-cell table:formula="of:=POWER([.C1461]-6.75;2)" office:value-type="float" office:value="0.0549743671019345" calcext:value-type="float">
            <text:p>0.0549743671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842987" calcext:value-type="float">
            <text:p>6.842987</text:p>
          </table:table-cell>
          <table:table-cell office:value-type="float" office:value="6.5146075283" calcext:value-type="float">
            <text:p>6.5146075283</text:p>
          </table:table-cell>
          <table:table-cell table:formula="of:=POWER([.C1462]-6.75;2)" office:value-type="float" office:value="0.0554096157330353" calcext:value-type="float">
            <text:p>0.0554096157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841379" calcext:value-type="float">
            <text:p>6.841379</text:p>
          </table:table-cell>
          <table:table-cell office:value-type="float" office:value="6.5137506557" calcext:value-type="float">
            <text:p>6.5137506557</text:p>
          </table:table-cell>
          <table:table-cell table:formula="of:=POWER([.C1463]-6.75;2)" office:value-type="float" office:value="0.0558137526821799" calcext:value-type="float">
            <text:p>0.0558137527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838849" calcext:value-type="float">
            <text:p>6.838849</text:p>
          </table:table-cell>
          <table:table-cell office:value-type="float" office:value="6.51296475" calcext:value-type="float">
            <text:p>6.51296475</text:p>
          </table:table-cell>
          <table:table-cell table:formula="of:=POWER([.C1464]-6.75;2)" office:value-type="float" office:value="0.0561857097425625" calcext:value-type="float">
            <text:p>0.0561857097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835412" calcext:value-type="float">
            <text:p>6.835412</text:p>
          </table:table-cell>
          <table:table-cell office:value-type="float" office:value="6.5122511981" calcext:value-type="float">
            <text:p>6.5122511981</text:p>
          </table:table-cell>
          <table:table-cell table:formula="of:=POWER([.C1465]-6.75;2)" office:value-type="float" office:value="0.0565244928048857" calcext:value-type="float">
            <text:p>0.0565244928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831095" calcext:value-type="float">
            <text:p>6.831095</text:p>
          </table:table-cell>
          <table:table-cell office:value-type="float" office:value="6.5116112925" calcext:value-type="float">
            <text:p>6.5116112925</text:p>
          </table:table-cell>
          <table:table-cell table:formula="of:=POWER([.C1466]-6.75;2)" office:value-type="float" office:value="0.0568291758635208" calcext:value-type="float">
            <text:p>0.0568291759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825929" calcext:value-type="float">
            <text:p>6.825929</text:p>
          </table:table-cell>
          <table:table-cell office:value-type="float" office:value="6.51104625" calcext:value-type="float">
            <text:p>6.51104625</text:p>
          </table:table-cell>
          <table:table-cell table:formula="of:=POWER([.C1467]-6.75;2)" office:value-type="float" office:value="0.0570988946390626" calcext:value-type="float">
            <text:p>0.0570988946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819952" calcext:value-type="float">
            <text:p>6.819952</text:p>
          </table:table-cell>
          <table:table-cell office:value-type="float" office:value="6.51055725" calcext:value-type="float">
            <text:p>6.51055725</text:p>
          </table:table-cell>
          <table:table-cell table:formula="of:=POWER([.C1468]-6.75;2)" office:value-type="float" office:value="0.0573328305275626" calcext:value-type="float">
            <text:p>0.0573328305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8132" calcext:value-type="float">
            <text:p>6.8132</text:p>
          </table:table-cell>
          <table:table-cell office:value-type="float" office:value="6.510145467" calcext:value-type="float">
            <text:p>6.510145467</text:p>
          </table:table-cell>
          <table:table-cell table:formula="of:=POWER([.C1469]-6.75;2)" office:value-type="float" office:value="0.0575301970006481" calcext:value-type="float">
            <text:p>0.057530197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805707" calcext:value-type="float">
            <text:p>6.805707</text:p>
          </table:table-cell>
          <table:table-cell office:value-type="float" office:value="6.5098121274" calcext:value-type="float">
            <text:p>6.5098121274</text:p>
          </table:table-cell>
          <table:table-cell table:formula="of:=POWER([.C1470]-6.75;2)" office:value-type="float" office:value="0.0576902141441138" calcext:value-type="float">
            <text:p>0.0576902141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797507" calcext:value-type="float">
            <text:p>6.797507</text:p>
          </table:table-cell>
          <table:table-cell office:value-type="float" office:value="6.509558566" calcext:value-type="float">
            <text:p>6.509558566</text:p>
          </table:table-cell>
          <table:table-cell table:formula="of:=POWER([.C1471]-6.75;2)" office:value-type="float" office:value="0.0578120831839764" calcext:value-type="float">
            <text:p>0.0578120832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788631" calcext:value-type="float">
            <text:p>6.788631</text:p>
          </table:table-cell>
          <table:table-cell office:value-type="float" office:value="6.5093862311" calcext:value-type="float">
            <text:p>6.5093862311</text:p>
          </table:table-cell>
          <table:table-cell table:formula="of:=POWER([.C1472]-6.75;2)" office:value-type="float" office:value="0.0578949857842628" calcext:value-type="float">
            <text:p>0.0578949858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77911" calcext:value-type="float">
            <text:p>6.77911</text:p>
          </table:table-cell>
          <table:table-cell office:value-type="float" office:value="6.509296684" calcext:value-type="float">
            <text:p>6.509296684</text:p>
          </table:table-cell>
          <table:table-cell table:formula="of:=POWER([.C1473]-6.75;2)" office:value-type="float" office:value="0.057938086333396" calcext:value-type="float">
            <text:p>0.0579380863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768979" calcext:value-type="float">
            <text:p>6.768979</text:p>
          </table:table-cell>
          <table:table-cell office:value-type="float" office:value="6.5092915425" calcext:value-type="float">
            <text:p>6.5092915425</text:p>
          </table:table-cell>
          <table:table-cell table:formula="of:=POWER([.C1474]-6.75;2)" office:value-type="float" office:value="0.0579405615120294" calcext:value-type="float">
            <text:p>0.0579405615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758283" calcext:value-type="float">
            <text:p>6.758283</text:p>
          </table:table-cell>
          <table:table-cell office:value-type="float" office:value="6.5093723632" calcext:value-type="float">
            <text:p>6.5093723632</text:p>
          </table:table-cell>
          <table:table-cell table:formula="of:=POWER([.C1475]-6.75;2)" office:value-type="float" office:value="0.0579016595919528" calcext:value-type="float">
            <text:p>0.057901659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74708" calcext:value-type="float">
            <text:p>6.74708</text:p>
          </table:table-cell>
          <table:table-cell office:value-type="float" office:value="6.5095404764" calcext:value-type="float">
            <text:p>6.5095404764</text:p>
          </table:table-cell>
          <table:table-cell table:formula="of:=POWER([.C1476]-6.75;2)" office:value-type="float" office:value="0.0578207824899391" calcext:value-type="float">
            <text:p>0.0578207825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735442" calcext:value-type="float">
            <text:p>6.735442</text:p>
          </table:table-cell>
          <table:table-cell office:value-type="float" office:value="6.509796783" calcext:value-type="float">
            <text:p>6.509796783</text:p>
          </table:table-cell>
          <table:table-cell table:formula="of:=POWER([.C1477]-6.75;2)" office:value-type="float" office:value="0.0576975854571488" calcext:value-type="float">
            <text:p>0.0576975855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723456" calcext:value-type="float">
            <text:p>6.723456</text:p>
          </table:table-cell>
          <table:table-cell office:value-type="float" office:value="6.510141533" calcext:value-type="float">
            <text:p>6.510141533</text:p>
          </table:table-cell>
          <table:table-cell table:formula="of:=POWER([.C1478]-6.75;2)" office:value-type="float" office:value="0.0575320841915903" calcext:value-type="float">
            <text:p>0.0575320842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711223" calcext:value-type="float">
            <text:p>6.711223</text:p>
          </table:table-cell>
          <table:table-cell office:value-type="float" office:value="6.5105741604" calcext:value-type="float">
            <text:p>6.5105741604</text:p>
          </table:table-cell>
          <table:table-cell table:formula="of:=POWER([.C1479]-6.75;2)" office:value-type="float" office:value="0.0573247326681649" calcext:value-type="float">
            <text:p>0.0573247327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698847" calcext:value-type="float">
            <text:p>6.698847</text:p>
          </table:table-cell>
          <table:table-cell office:value-type="float" office:value="6.5110931226" calcext:value-type="float">
            <text:p>6.5110931226</text:p>
          </table:table-cell>
          <table:table-cell table:formula="of:=POWER([.C1480]-6.75;2)" office:value-type="float" office:value="0.0570764960690186" calcext:value-type="float">
            <text:p>0.057076496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68643" calcext:value-type="float">
            <text:p>6.68643</text:p>
          </table:table-cell>
          <table:table-cell office:value-type="float" office:value="6.5116958821" calcext:value-type="float">
            <text:p>6.5116958821</text:p>
          </table:table-cell>
          <table:table-cell table:formula="of:=POWER([.C1481]-6.75;2)" office:value-type="float" office:value="0.0567888526080972" calcext:value-type="float">
            <text:p>0.0567888526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674059" calcext:value-type="float">
            <text:p>6.674059</text:p>
          </table:table-cell>
          <table:table-cell office:value-type="float" office:value="6.5123789481" calcext:value-type="float">
            <text:p>6.5123789481</text:p>
          </table:table-cell>
          <table:table-cell table:formula="of:=POWER([.C1482]-6.75;2)" office:value-type="float" office:value="0.0564637643060624" calcext:value-type="float">
            <text:p>0.056463764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661797" calcext:value-type="float">
            <text:p>6.661797</text:p>
          </table:table-cell>
          <table:table-cell office:value-type="float" office:value="6.513138033" calcext:value-type="float">
            <text:p>6.513138033</text:p>
          </table:table-cell>
          <table:table-cell table:formula="of:=POWER([.C1483]-6.75;2)" office:value-type="float" office:value="0.0561035914111092" calcext:value-type="float">
            <text:p>0.0561035914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649672" calcext:value-type="float">
            <text:p>6.649672</text:p>
          </table:table-cell>
          <table:table-cell office:value-type="float" office:value="6.5139682972" calcext:value-type="float">
            <text:p>6.5139682972</text:p>
          </table:table-cell>
          <table:table-cell table:formula="of:=POWER([.C1484]-6.75;2)" office:value-type="float" office:value="0.0557109647266676" calcext:value-type="float">
            <text:p>0.0557109647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637664" calcext:value-type="float">
            <text:p>6.637664</text:p>
          </table:table-cell>
          <table:table-cell office:value-type="float" office:value="6.5148646557" calcext:value-type="float">
            <text:p>6.5148646557</text:p>
          </table:table-cell>
          <table:table-cell table:formula="of:=POWER([.C1485]-6.75;2)" office:value-type="float" office:value="0.0552886301390794" calcext:value-type="float">
            <text:p>0.0552886301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625708" calcext:value-type="float">
            <text:p>6.625708</text:p>
          </table:table-cell>
          <table:table-cell office:value-type="float" office:value="6.5158221179" calcext:value-type="float">
            <text:p>6.5158221179</text:p>
          </table:table-cell>
          <table:table-cell table:formula="of:=POWER([.C1486]-6.75;2)" office:value-type="float" office:value="0.0548392804648415" calcext:value-type="float">
            <text:p>0.0548392805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613688" calcext:value-type="float">
            <text:p>6.613688</text:p>
          </table:table-cell>
          <table:table-cell office:value-type="float" office:value="6.5168361132" calcext:value-type="float">
            <text:p>6.5168361132</text:p>
          </table:table-cell>
          <table:table-cell table:formula="of:=POWER([.C1487]-6.75;2)" office:value-type="float" office:value="0.0543653981076832" calcext:value-type="float">
            <text:p>0.0543653981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601443" calcext:value-type="float">
            <text:p>6.601443</text:p>
          </table:table-cell>
          <table:table-cell office:value-type="float" office:value="6.5179027689" calcext:value-type="float">
            <text:p>6.5179027689</text:p>
          </table:table-cell>
          <table:table-cell table:formula="of:=POWER([.C1488]-6.75;2)" office:value-type="float" office:value="0.0538691246842868" calcext:value-type="float">
            <text:p>0.0538691247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58878" calcext:value-type="float">
            <text:p>6.58878</text:p>
          </table:table-cell>
          <table:table-cell office:value-type="float" office:value="6.5190191368" calcext:value-type="float">
            <text:p>6.5190191368</text:p>
          </table:table-cell>
          <table:table-cell table:formula="of:=POWER([.C1489]-6.75;2)" office:value-type="float" office:value="0.0533521591646172" calcext:value-type="float">
            <text:p>0.0533521592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575484" calcext:value-type="float">
            <text:p>6.575484</text:p>
          </table:table-cell>
          <table:table-cell office:value-type="float" office:value="6.5201833019" calcext:value-type="float">
            <text:p>6.5201833019</text:p>
          </table:table-cell>
          <table:table-cell table:formula="of:=POWER([.C1490]-6.75;2)" office:value-type="float" office:value="0.0528157147255864" calcext:value-type="float">
            <text:p>0.0528157147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561341" calcext:value-type="float">
            <text:p>6.561341</text:p>
          </table:table-cell>
          <table:table-cell office:value-type="float" office:value="6.5213944104" calcext:value-type="float">
            <text:p>6.5213944104</text:p>
          </table:table-cell>
          <table:table-cell table:formula="of:=POWER([.C1491]-6.75;2)" office:value-type="float" office:value="0.0522605155963636" calcext:value-type="float">
            <text:p>0.0522605156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546158" calcext:value-type="float">
            <text:p>6.546158</text:p>
          </table:table-cell>
          <table:table-cell office:value-type="float" office:value="6.5226525896" calcext:value-type="float">
            <text:p>6.5226525896</text:p>
          </table:table-cell>
          <table:table-cell table:formula="of:=POWER([.C1492]-6.75;2)" office:value-type="float" office:value="0.0516868450155861" calcext:value-type="float">
            <text:p>0.051686845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529788" calcext:value-type="float">
            <text:p>6.529788</text:p>
          </table:table-cell>
          <table:table-cell office:value-type="float" office:value="6.5239587783" calcext:value-type="float">
            <text:p>6.5239587783</text:p>
          </table:table-cell>
          <table:table-cell table:formula="of:=POWER([.C1493]-6.75;2)" office:value-type="float" office:value="0.0510946339076286" calcext:value-type="float">
            <text:p>0.0510946339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512152" calcext:value-type="float">
            <text:p>6.512152</text:p>
          </table:table-cell>
          <table:table-cell office:value-type="float" office:value="6.5253144481" calcext:value-type="float">
            <text:p>6.5253144481</text:p>
          </table:table-cell>
          <table:table-cell table:formula="of:=POWER([.C1494]-6.75;2)" office:value-type="float" office:value="0.0504835972326078" calcext:value-type="float">
            <text:p>0.0504835972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493259" calcext:value-type="float">
            <text:p>6.493259</text:p>
          </table:table-cell>
          <table:table-cell office:value-type="float" office:value="6.5267212736" calcext:value-type="float">
            <text:p>6.5267212736</text:p>
          </table:table-cell>
          <table:table-cell table:formula="of:=POWER([.C1495]-6.75;2)" office:value-type="float" office:value="0.0498533896628062" calcext:value-type="float">
            <text:p>0.0498533897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47322" calcext:value-type="float">
            <text:p>6.47322</text:p>
          </table:table-cell>
          <table:table-cell office:value-type="float" office:value="6.5281807311" calcext:value-type="float">
            <text:p>6.5281807311</text:p>
          </table:table-cell>
          <table:table-cell table:formula="of:=POWER([.C1496]-6.75;2)" office:value-type="float" office:value="0.0492037880553305" calcext:value-type="float">
            <text:p>0.049203788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452256" calcext:value-type="float">
            <text:p>6.452256</text:p>
          </table:table-cell>
          <table:table-cell office:value-type="float" office:value="6.5296936698" calcext:value-type="float">
            <text:p>6.5296936698</text:p>
          </table:table-cell>
          <table:table-cell table:formula="of:=POWER([.C1497]-6.75;2)" office:value-type="float" office:value="0.0485348791261913" calcext:value-type="float">
            <text:p>0.048534879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430693" calcext:value-type="float">
            <text:p>6.430693</text:p>
          </table:table-cell>
          <table:table-cell office:value-type="float" office:value="6.5312598632" calcext:value-type="float">
            <text:p>6.5312598632</text:p>
          </table:table-cell>
          <table:table-cell table:formula="of:=POWER([.C1498]-6.75;2)" office:value-type="float" office:value="0.0478472474472828" calcext:value-type="float">
            <text:p>0.0478472474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408949" calcext:value-type="float">
            <text:p>6.408949</text:p>
          </table:table-cell>
          <table:table-cell office:value-type="float" office:value="6.5328775896" calcext:value-type="float">
            <text:p>6.5328775896</text:p>
          </table:table-cell>
          <table:table-cell table:formula="of:=POWER([.C1499]-6.75;2)" office:value-type="float" office:value="0.047142141097906" calcext:value-type="float">
            <text:p>0.0471421411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387515" calcext:value-type="float">
            <text:p>6.387515</text:p>
          </table:table-cell>
          <table:table-cell office:value-type="float" office:value="6.534543283" calcext:value-type="float">
            <text:p>6.534543283</text:p>
          </table:table-cell>
          <table:table-cell table:formula="of:=POWER([.C1500]-6.75;2)" office:value-type="float" office:value="0.0464215969004182" calcext:value-type="float">
            <text:p>0.0464215969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366916" calcext:value-type="float">
            <text:p>6.366916</text:p>
          </table:table-cell>
          <table:table-cell office:value-type="float" office:value="6.5362512594" calcext:value-type="float">
            <text:p>6.5362512594</text:p>
          </table:table-cell>
          <table:table-cell table:formula="of:=POWER([.C1501]-6.75;2)" office:value-type="float" office:value="0.045688524108086" calcext:value-type="float">
            <text:p>0.0456885241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347678" calcext:value-type="float">
            <text:p>6.347678</text:p>
          </table:table-cell>
          <table:table-cell office:value-type="float" office:value="6.5379936038" calcext:value-type="float">
            <text:p>6.5379936038</text:p>
          </table:table-cell>
          <table:table-cell table:formula="of:=POWER([.C1502]-6.75;2)" office:value-type="float" office:value="0.0449467120297112" calcext:value-type="float">
            <text:p>0.04494671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330287" calcext:value-type="float">
            <text:p>6.330287</text:p>
          </table:table-cell>
          <table:table-cell office:value-type="float" office:value="6.5397602217" calcext:value-type="float">
            <text:p>6.5397602217</text:p>
          </table:table-cell>
          <table:table-cell table:formula="of:=POWER([.C1503]-6.75;2)" office:value-type="float" office:value="0.0442007643796332" calcext:value-type="float">
            <text:p>0.0442007644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315151" calcext:value-type="float">
            <text:p>6.315151</text:p>
          </table:table-cell>
          <table:table-cell office:value-type="float" office:value="6.5415390708" calcext:value-type="float">
            <text:p>6.5415390708</text:p>
          </table:table-cell>
          <table:table-cell table:formula="of:=POWER([.C1504]-6.75;2)" office:value-type="float" office:value="0.0434559590029275" calcext:value-type="float">
            <text:p>0.043455959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302568" calcext:value-type="float">
            <text:p>6.302568</text:p>
          </table:table-cell>
          <table:table-cell office:value-type="float" office:value="6.5433165613" calcext:value-type="float">
            <text:p>6.5433165613</text:p>
          </table:table-cell>
          <table:table-cell table:formula="of:=POWER([.C1505]-6.75;2)" office:value-type="float" office:value="0.0427180438328566" calcext:value-type="float">
            <text:p>0.0427180438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292711" calcext:value-type="float">
            <text:p>6.292711</text:p>
          </table:table-cell>
          <table:table-cell office:value-type="float" office:value="6.5450781321" calcext:value-type="float">
            <text:p>6.5450781321</text:p>
          </table:table-cell>
          <table:table-cell table:formula="of:=POWER([.C1506]-6.75;2)" office:value-type="float" office:value="0.0419929719436249" calcext:value-type="float">
            <text:p>0.041992971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285617" calcext:value-type="float">
            <text:p>6.285617</text:p>
          </table:table-cell>
          <table:table-cell office:value-type="float" office:value="6.5468088962" calcext:value-type="float">
            <text:p>6.5468088962</text:p>
          </table:table-cell>
          <table:table-cell table:formula="of:=POWER([.C1507]-6.75;2)" office:value-type="float" office:value="0.0412866246634624" calcext:value-type="float">
            <text:p>0.0412866247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281209" calcext:value-type="float">
            <text:p>6.281209</text:p>
          </table:table-cell>
          <table:table-cell office:value-type="float" office:value="6.5484943443" calcext:value-type="float">
            <text:p>6.5484943443</text:p>
          </table:table-cell>
          <table:table-cell table:formula="of:=POWER([.C1508]-6.75;2)" office:value-type="float" office:value="0.040604529279087" calcext:value-type="float">
            <text:p>0.0406045293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27932" calcext:value-type="float">
            <text:p>6.27932</text:p>
          </table:table-cell>
          <table:table-cell office:value-type="float" office:value="6.5501209575" calcext:value-type="float">
            <text:p>6.5501209575</text:p>
          </table:table-cell>
          <table:table-cell table:formula="of:=POWER([.C1509]-6.75;2)" office:value-type="float" office:value="0.0399516316307168" calcext:value-type="float">
            <text:p>0.0399516316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279748" calcext:value-type="float">
            <text:p>6.279748</text:p>
          </table:table-cell>
          <table:table-cell office:value-type="float" office:value="6.5516766792" calcext:value-type="float">
            <text:p>6.5516766792</text:p>
          </table:table-cell>
          <table:table-cell table:formula="of:=POWER([.C1510]-6.75;2)" office:value-type="float" office:value="0.0393321395731398" calcext:value-type="float">
            <text:p>0.039332139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282325" calcext:value-type="float">
            <text:p>6.282325</text:p>
          </table:table-cell>
          <table:table-cell office:value-type="float" office:value="6.5531511274" calcext:value-type="float">
            <text:p>6.5531511274</text:p>
          </table:table-cell>
          <table:table-cell table:formula="of:=POWER([.C1511]-6.75;2)" office:value-type="float" office:value="0.0387494786438912" calcext:value-type="float">
            <text:p>0.038749478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287008" calcext:value-type="float">
            <text:p>6.287008</text:p>
          </table:table-cell>
          <table:table-cell office:value-type="float" office:value="6.5545354245" calcext:value-type="float">
            <text:p>6.5545354245</text:p>
          </table:table-cell>
          <table:table-cell table:formula="of:=POWER([.C1512]-6.75;2)" office:value-type="float" office:value="0.0382064002753952" calcext:value-type="float">
            <text:p>0.0382064003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294004" calcext:value-type="float">
            <text:p>6.294004</text:p>
          </table:table-cell>
          <table:table-cell office:value-type="float" office:value="6.555821566" calcext:value-type="float">
            <text:p>6.555821566</text:p>
          </table:table-cell>
          <table:table-cell table:formula="of:=POWER([.C1513]-6.75;2)" office:value-type="float" office:value="0.0377052642306925" calcext:value-type="float">
            <text:p>0.0377052642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303957" calcext:value-type="float">
            <text:p>6.303957</text:p>
          </table:table-cell>
          <table:table-cell office:value-type="float" office:value="6.5570011651" calcext:value-type="float">
            <text:p>6.5570011651</text:p>
          </table:table-cell>
          <table:table-cell table:formula="of:=POWER([.C1514]-6.75;2)" office:value-type="float" office:value="0.0372485502727575" calcext:value-type="float">
            <text:p>0.0372485503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31827" calcext:value-type="float">
            <text:p>6.31827</text:p>
          </table:table-cell>
          <table:table-cell office:value-type="float" office:value="6.5580632453" calcext:value-type="float">
            <text:p>6.5580632453</text:p>
          </table:table-cell>
          <table:table-cell table:formula="of:=POWER([.C1515]-6.75;2)" office:value-type="float" office:value="0.0368397178047681" calcext:value-type="float">
            <text:p>0.0368397178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339794" calcext:value-type="float">
            <text:p>6.339794</text:p>
          </table:table-cell>
          <table:table-cell office:value-type="float" office:value="6.5589905094" calcext:value-type="float">
            <text:p>6.5589905094</text:p>
          </table:table-cell>
          <table:table-cell table:formula="of:=POWER([.C1516]-6.75;2)" office:value-type="float" office:value="0.0364846254992715" calcext:value-type="float">
            <text:p>0.0364846255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374621" calcext:value-type="float">
            <text:p>6.374621</text:p>
          </table:table-cell>
          <table:table-cell office:value-type="float" office:value="6.5597523349" calcext:value-type="float">
            <text:p>6.5597523349</text:p>
          </table:table-cell>
          <table:table-cell table:formula="of:=POWER([.C1517]-6.75;2)" office:value-type="float" office:value="0.0361941740760018" calcext:value-type="float">
            <text:p>0.0361941741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438005" calcext:value-type="float">
            <text:p>6.438005</text:p>
          </table:table-cell>
          <table:table-cell office:value-type="float" office:value="6.5602893208" calcext:value-type="float">
            <text:p>6.5602893208</text:p>
          </table:table-cell>
          <table:table-cell table:formula="of:=POWER([.C1518]-6.75;2)" office:value-type="float" office:value="0.0359901418025253" calcext:value-type="float">
            <text:p>0.0359901418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582768" calcext:value-type="float">
            <text:p>6.582768</text:p>
          </table:table-cell>
          <table:table-cell office:value-type="float" office:value="6.5604699292" calcext:value-type="float">
            <text:p>6.5604699292</text:p>
          </table:table-cell>
          <table:table-cell table:formula="of:=POWER([.C1519]-6.75;2)" office:value-type="float" office:value="0.035921647737453" calcext:value-type="float">
            <text:p>0.0359216477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.220109" calcext:value-type="float">
            <text:p>7.220109</text:p>
          </table:table-cell>
          <table:table-cell office:value-type="float" office:value="6.5599131698" calcext:value-type="float">
            <text:p>6.5599131698</text:p>
          </table:table-cell>
          <table:table-cell table:formula="of:=POWER([.C1520]-6.75;2)" office:value-type="float" office:value="0.0361330030154837" calcext:value-type="float">
            <text:p>0.036133003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.753152" calcext:value-type="float">
            <text:p>4.753152</text:p>
          </table:table-cell>
          <table:table-cell office:value-type="float" office:value="6.5562980755" calcext:value-type="float">
            <text:p>6.5562980755</text:p>
          </table:table-cell>
          <table:table-cell table:formula="of:=POWER([.C1521]-6.75;2)" office:value-type="float" office:value="0.0375204355550037" calcext:value-type="float">
            <text:p>0.037520435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5.807884" calcext:value-type="float">
            <text:p>5.807884</text:p>
          </table:table-cell>
          <table:table-cell office:value-type="float" office:value="6.5642697028" calcext:value-type="float">
            <text:p>6.5642697028</text:p>
          </table:table-cell>
          <table:table-cell table:formula="of:=POWER([.C1522]-6.75;2)" office:value-type="float" office:value="0.0344957432980004" calcext:value-type="float">
            <text:p>0.034495743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5.993242" calcext:value-type="float">
            <text:p>5.993242</text:p>
          </table:table-cell>
          <table:table-cell office:value-type="float" office:value="6.5672180802" calcext:value-type="float">
            <text:p>6.5672180802</text:p>
          </table:table-cell>
          <table:table-cell table:formula="of:=POWER([.C1523]-6.75;2)" office:value-type="float" office:value="0.0334092302057736" calcext:value-type="float">
            <text:p>0.0334092302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079051" calcext:value-type="float">
            <text:p>6.079051</text:p>
          </table:table-cell>
          <table:table-cell office:value-type="float" office:value="6.569245434" calcext:value-type="float">
            <text:p>6.569245434</text:p>
          </table:table-cell>
          <table:table-cell table:formula="of:=POWER([.C1524]-6.75;2)" office:value-type="float" office:value="0.0326722131298484" calcext:value-type="float">
            <text:p>0.0326722131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134775" calcext:value-type="float">
            <text:p>6.134775</text:p>
          </table:table-cell>
          <table:table-cell office:value-type="float" office:value="6.5708223868" calcext:value-type="float">
            <text:p>6.5708223868</text:p>
          </table:table-cell>
          <table:table-cell table:formula="of:=POWER([.C1525]-6.75;2)" office:value-type="float" office:value="0.0321046170720489" calcext:value-type="float">
            <text:p>0.032104617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17803" calcext:value-type="float">
            <text:p>6.17803</text:p>
          </table:table-cell>
          <table:table-cell office:value-type="float" office:value="6.5720915189" calcext:value-type="float">
            <text:p>6.5720915189</text:p>
          </table:table-cell>
          <table:table-cell table:formula="of:=POWER([.C1526]-6.75;2)" office:value-type="float" office:value="0.0316514276473091" calcext:value-type="float">
            <text:p>0.031651427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214918" calcext:value-type="float">
            <text:p>6.214918</text:p>
          </table:table-cell>
          <table:table-cell office:value-type="float" office:value="6.5731118679" calcext:value-type="float">
            <text:p>6.5731118679</text:p>
          </table:table-cell>
          <table:table-cell table:formula="of:=POWER([.C1527]-6.75;2)" office:value-type="float" office:value="0.0312894112778271" calcext:value-type="float">
            <text:p>0.031289411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247732" calcext:value-type="float">
            <text:p>6.247732</text:p>
          </table:table-cell>
          <table:table-cell office:value-type="float" office:value="6.5739131368" calcext:value-type="float">
            <text:p>6.5739131368</text:p>
          </table:table-cell>
          <table:table-cell table:formula="of:=POWER([.C1528]-6.75;2)" office:value-type="float" office:value="0.0310065833916156" calcext:value-type="float">
            <text:p>0.0310065834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27723" calcext:value-type="float">
            <text:p>6.27723</text:p>
          </table:table-cell>
          <table:table-cell office:value-type="float" office:value="6.5745134953" calcext:value-type="float">
            <text:p>6.5745134953</text:p>
          </table:table-cell>
          <table:table-cell table:formula="of:=POWER([.C1529]-6.75;2)" office:value-type="float" office:value="0.0307955133318232" calcext:value-type="float">
            <text:p>0.0307955133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303513" calcext:value-type="float">
            <text:p>6.303513</text:p>
          </table:table-cell>
          <table:table-cell office:value-type="float" office:value="6.5749266792" calcext:value-type="float">
            <text:p>6.5749266792</text:p>
          </table:table-cell>
          <table:table-cell table:formula="of:=POWER([.C1530]-6.75;2)" office:value-type="float" office:value="0.0306506676559398" calcext:value-type="float">
            <text:p>0.0306506677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32645" calcext:value-type="float">
            <text:p>6.32645</text:p>
          </table:table-cell>
          <table:table-cell office:value-type="float" office:value="6.5751648915" calcext:value-type="float">
            <text:p>6.5751648915</text:p>
          </table:table-cell>
          <table:table-cell table:formula="of:=POWER([.C1531]-6.75;2)" office:value-type="float" office:value="0.0305673151642068" calcext:value-type="float">
            <text:p>0.0305673152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345905" calcext:value-type="float">
            <text:p>6.345905</text:p>
          </table:table-cell>
          <table:table-cell office:value-type="float" office:value="6.5752397547" calcext:value-type="float">
            <text:p>6.5752397547</text:p>
          </table:table-cell>
          <table:table-cell table:formula="of:=POWER([.C1532]-6.75;2)" office:value-type="float" office:value="0.0305411433373161" calcext:value-type="float">
            <text:p>0.0305411433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361868" calcext:value-type="float">
            <text:p>6.361868</text:p>
          </table:table-cell>
          <table:table-cell office:value-type="float" office:value="6.575162184" calcext:value-type="float">
            <text:p>6.575162184</text:p>
          </table:table-cell>
          <table:table-cell table:formula="of:=POWER([.C1533]-6.75;2)" office:value-type="float" office:value="0.0305682619036499" calcext:value-type="float">
            <text:p>0.0305682619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374515" calcext:value-type="float">
            <text:p>6.374515</text:p>
          </table:table-cell>
          <table:table-cell office:value-type="float" office:value="6.5749416368" calcext:value-type="float">
            <text:p>6.5749416368</text:p>
          </table:table-cell>
          <table:table-cell table:formula="of:=POWER([.C1534]-6.75;2)" office:value-type="float" office:value="0.030645430526263" calcext:value-type="float">
            <text:p>0.0306454305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384229" calcext:value-type="float">
            <text:p>6.384229</text:p>
          </table:table-cell>
          <table:table-cell office:value-type="float" office:value="6.5745850189" calcext:value-type="float">
            <text:p>6.5745850189</text:p>
          </table:table-cell>
          <table:table-cell table:formula="of:=POWER([.C1535]-6.75;2)" office:value-type="float" office:value="0.0307704155943135" calcext:value-type="float">
            <text:p>0.030770415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391573" calcext:value-type="float">
            <text:p>6.391573</text:p>
          </table:table-cell>
          <table:table-cell office:value-type="float" office:value="6.574095283" calcext:value-type="float">
            <text:p>6.574095283</text:p>
          </table:table-cell>
          <table:table-cell table:formula="of:=POWER([.C1536]-6.75;2)" office:value-type="float" office:value="0.03094246946285" calcext:value-type="float">
            <text:p>0.030942469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397237" calcext:value-type="float">
            <text:p>6.397237</text:p>
          </table:table-cell>
          <table:table-cell office:value-type="float" office:value="6.5734697311" calcext:value-type="float">
            <text:p>6.5734697311</text:p>
          </table:table-cell>
          <table:table-cell table:formula="of:=POWER([.C1537]-6.75;2)" office:value-type="float" office:value="0.0311629358379062" calcext:value-type="float">
            <text:p>0.0311629358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401977" calcext:value-type="float">
            <text:p>6.401977</text:p>
          </table:table-cell>
          <table:table-cell office:value-type="float" office:value="6.5726976226" calcext:value-type="float">
            <text:p>6.5726976226</text:p>
          </table:table-cell>
          <table:table-cell table:formula="of:=POWER([.C1538]-6.75;2)" office:value-type="float" office:value="0.0314361330316921" calcext:value-type="float">
            <text:p>0.031436133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406539" calcext:value-type="float">
            <text:p>6.406539</text:p>
          </table:table-cell>
          <table:table-cell office:value-type="float" office:value="6.571756066" calcext:value-type="float">
            <text:p>6.571756066</text:p>
          </table:table-cell>
          <table:table-cell table:formula="of:=POWER([.C1539]-6.75;2)" office:value-type="float" office:value="0.0317709000077964" calcext:value-type="float">
            <text:p>0.0317709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411589" calcext:value-type="float">
            <text:p>6.411589</text:p>
          </table:table-cell>
          <table:table-cell office:value-type="float" office:value="6.5706014575" calcext:value-type="float">
            <text:p>6.5706014575</text:p>
          </table:table-cell>
          <table:table-cell table:formula="of:=POWER([.C1540]-6.75;2)" office:value-type="float" office:value="0.0321838370511241" calcext:value-type="float">
            <text:p>0.0321838371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417663" calcext:value-type="float">
            <text:p>6.417663</text:p>
          </table:table-cell>
          <table:table-cell office:value-type="float" office:value="6.5691476698" calcext:value-type="float">
            <text:p>6.5691476698</text:p>
          </table:table-cell>
          <table:table-cell table:formula="of:=POWER([.C1541]-6.75;2)" office:value-type="float" office:value="0.03270756533877" calcext:value-type="float">
            <text:p>0.0327075653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425128" calcext:value-type="float">
            <text:p>6.425128</text:p>
          </table:table-cell>
          <table:table-cell office:value-type="float" office:value="6.567195066" calcext:value-type="float">
            <text:p>6.567195066</text:p>
          </table:table-cell>
          <table:table-cell table:formula="of:=POWER([.C1542]-6.75;2)" office:value-type="float" office:value="0.0334176438947443" calcext:value-type="float">
            <text:p>0.0334176439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434174" calcext:value-type="float">
            <text:p>6.434174</text:p>
          </table:table-cell>
          <table:table-cell office:value-type="float" office:value="6.5640737264" calcext:value-type="float">
            <text:p>6.5640737264</text:p>
          </table:table-cell>
          <table:table-cell table:formula="of:=POWER([.C1543]-6.75;2)" office:value-type="float" office:value="0.034568579214782" calcext:value-type="float">
            <text:p>0.034568579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44482" calcext:value-type="float">
            <text:p>6.44482</text:p>
          </table:table-cell>
          <table:table-cell office:value-type="float" office:value="6.5507226179" calcext:value-type="float">
            <text:p>6.5507226179</text:p>
          </table:table-cell>
          <table:table-cell table:formula="of:=POWER([.C1544]-6.75;2)" office:value-type="float" office:value="0.0397114750166294" calcext:value-type="float">
            <text:p>0.039711475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456943" calcext:value-type="float">
            <text:p>6.456943</text:p>
          </table:table-cell>
          <table:table-cell office:value-type="float" office:value="6.5539894151" calcext:value-type="float">
            <text:p>6.5539894151</text:p>
          </table:table-cell>
          <table:table-cell table:formula="of:=POWER([.C1545]-6.75;2)" office:value-type="float" office:value="0.03842014939284" calcext:value-type="float">
            <text:p>0.0384201494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470318" calcext:value-type="float">
            <text:p>6.470318</text:p>
          </table:table-cell>
          <table:table-cell office:value-type="float" office:value="6.5547730094" calcext:value-type="float">
            <text:p>6.5547730094</text:p>
          </table:table-cell>
          <table:table-cell table:formula="of:=POWER([.C1546]-6.75;2)" office:value-type="float" office:value="0.0381135778587325" calcext:value-type="float">
            <text:p>0.0381135779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484661" calcext:value-type="float">
            <text:p>6.484661</text:p>
          </table:table-cell>
          <table:table-cell office:value-type="float" office:value="6.5548105613" calcext:value-type="float">
            <text:p>6.5548105613</text:p>
          </table:table-cell>
          <table:table-cell table:formula="of:=POWER([.C1547]-6.75;2)" office:value-type="float" office:value="0.038098916980021" calcext:value-type="float">
            <text:p>0.038098917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499674" calcext:value-type="float">
            <text:p>6.499674</text:p>
          </table:table-cell>
          <table:table-cell office:value-type="float" office:value="6.5544432972" calcext:value-type="float">
            <text:p>6.5544432972</text:p>
          </table:table-cell>
          <table:table-cell table:formula="of:=POWER([.C1548]-6.75;2)" office:value-type="float" office:value="0.0382424240100076" calcext:value-type="float">
            <text:p>0.038242424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515083" calcext:value-type="float">
            <text:p>6.515083</text:p>
          </table:table-cell>
          <table:table-cell office:value-type="float" office:value="6.5537970047" calcext:value-type="float">
            <text:p>6.5537970047</text:p>
          </table:table-cell>
          <table:table-cell table:formula="of:=POWER([.C1549]-6.75;2)" office:value-type="float" office:value="0.0384956153646919" calcext:value-type="float">
            <text:p>0.0384956154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530666" calcext:value-type="float">
            <text:p>6.530666</text:p>
          </table:table-cell>
          <table:table-cell office:value-type="float" office:value="6.5529335755" calcext:value-type="float">
            <text:p>6.5529335755</text:p>
          </table:table-cell>
          <table:table-cell table:formula="of:=POWER([.C1550]-6.75;2)" office:value-type="float" office:value="0.0388351756652142" calcext:value-type="float">
            <text:p>0.0388351757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546267" calcext:value-type="float">
            <text:p>6.546267</text:p>
          </table:table-cell>
          <table:table-cell office:value-type="float" office:value="6.5518901934" calcext:value-type="float">
            <text:p>6.5518901934</text:p>
          </table:table-cell>
          <table:table-cell table:formula="of:=POWER([.C1551]-6.75;2)" office:value-type="float" office:value="0.0392474954710893" calcext:value-type="float">
            <text:p>0.0392474955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561803" calcext:value-type="float">
            <text:p>6.561803</text:p>
          </table:table-cell>
          <table:table-cell office:value-type="float" office:value="6.5506932264" calcext:value-type="float">
            <text:p>6.5506932264</text:p>
          </table:table-cell>
          <table:table-cell table:formula="of:=POWER([.C1552]-6.75;2)" office:value-type="float" office:value="0.0397231900028417" calcext:value-type="float">
            <text:p>0.03972319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577255" calcext:value-type="float">
            <text:p>6.577255</text:p>
          </table:table-cell>
          <table:table-cell office:value-type="float" office:value="6.5493641179" calcext:value-type="float">
            <text:p>6.5493641179</text:p>
          </table:table-cell>
          <table:table-cell table:formula="of:=POWER([.C1553]-6.75;2)" office:value-type="float" office:value="0.0402547571860452" calcext:value-type="float">
            <text:p>0.0402547572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592652" calcext:value-type="float">
            <text:p>6.592652</text:p>
          </table:table-cell>
          <table:table-cell office:value-type="float" office:value="6.5479221462" calcext:value-type="float">
            <text:p>6.5479221462</text:p>
          </table:table-cell>
          <table:table-cell table:formula="of:=POWER([.C1554]-6.75;2)" office:value-type="float" office:value="0.040835458996414" calcext:value-type="float">
            <text:p>0.040835459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608049" calcext:value-type="float">
            <text:p>6.608049</text:p>
          </table:table-cell>
          <table:table-cell office:value-type="float" office:value="6.546385717" calcext:value-type="float">
            <text:p>6.546385717</text:p>
          </table:table-cell>
          <table:table-cell table:formula="of:=POWER([.C1555]-6.75;2)" office:value-type="float" office:value="0.0414587762416042" calcext:value-type="float">
            <text:p>0.0414587762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623506" calcext:value-type="float">
            <text:p>6.623506</text:p>
          </table:table-cell>
          <table:table-cell office:value-type="float" office:value="6.5447728726" calcext:value-type="float">
            <text:p>6.5447728726</text:p>
          </table:table-cell>
          <table:table-cell table:formula="of:=POWER([.C1556]-6.75;2)" office:value-type="float" office:value="0.0421181738208557" calcext:value-type="float">
            <text:p>0.0421181738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639063" calcext:value-type="float">
            <text:p>6.639063</text:p>
          </table:table-cell>
          <table:table-cell office:value-type="float" office:value="6.5431013302" calcext:value-type="float">
            <text:p>6.5431013302</text:p>
          </table:table-cell>
          <table:table-cell table:formula="of:=POWER([.C1557]-6.75;2)" office:value-type="float" office:value="0.0428070595650095" calcext:value-type="float">
            <text:p>0.0428070596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654717" calcext:value-type="float">
            <text:p>6.654717</text:p>
          </table:table-cell>
          <table:table-cell office:value-type="float" office:value="6.5413882594" calcext:value-type="float">
            <text:p>6.5413882594</text:p>
          </table:table-cell>
          <table:table-cell table:formula="of:=POWER([.C1558]-6.75;2)" office:value-type="float" office:value="0.0435188583161618" calcext:value-type="float">
            <text:p>0.0435188583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670418" calcext:value-type="float">
            <text:p>6.670418</text:p>
          </table:table-cell>
          <table:table-cell office:value-type="float" office:value="6.5396499528" calcext:value-type="float">
            <text:p>6.5396499528</text:p>
          </table:table-cell>
          <table:table-cell table:formula="of:=POWER([.C1559]-6.75;2)" office:value-type="float" office:value="0.0442471423570424" calcext:value-type="float">
            <text:p>0.0442471424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686058" calcext:value-type="float">
            <text:p>6.686058</text:p>
          </table:table-cell>
          <table:table-cell office:value-type="float" office:value="6.5379014104" calcext:value-type="float">
            <text:p>6.5379014104</text:p>
          </table:table-cell>
          <table:table-cell table:formula="of:=POWER([.C1560]-6.75;2)" office:value-type="float" office:value="0.0449858117103093" calcext:value-type="float">
            <text:p>0.0449858117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701479" calcext:value-type="float">
            <text:p>6.701479</text:p>
          </table:table-cell>
          <table:table-cell office:value-type="float" office:value="6.5361560094" calcext:value-type="float">
            <text:p>6.5361560094</text:p>
          </table:table-cell>
          <table:table-cell table:formula="of:=POWER([.C1561]-6.75;2)" office:value-type="float" office:value="0.0457292523157329" calcext:value-type="float">
            <text:p>0.0457292523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716487" calcext:value-type="float">
            <text:p>6.716487</text:p>
          </table:table-cell>
          <table:table-cell office:value-type="float" office:value="6.5344252877" calcext:value-type="float">
            <text:p>6.5344252877</text:p>
          </table:table-cell>
          <table:table-cell table:formula="of:=POWER([.C1562]-6.75;2)" office:value-type="float" office:value="0.046472456583228" calcext:value-type="float">
            <text:p>0.046472456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730865" calcext:value-type="float">
            <text:p>6.730865</text:p>
          </table:table-cell>
          <table:table-cell office:value-type="float" office:value="6.532718816" calcext:value-type="float">
            <text:p>6.532718816</text:p>
          </table:table-cell>
          <table:table-cell table:formula="of:=POWER([.C1563]-6.75;2)" office:value-type="float" office:value="0.0472111129204418" calcext:value-type="float">
            <text:p>0.0472111129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744404" calcext:value-type="float">
            <text:p>6.744404</text:p>
          </table:table-cell>
          <table:table-cell office:value-type="float" office:value="6.5310442689" calcext:value-type="float">
            <text:p>6.5310442689</text:p>
          </table:table-cell>
          <table:table-cell table:formula="of:=POWER([.C1564]-6.75;2)" office:value-type="float" office:value="0.0479416121815356" calcext:value-type="float">
            <text:p>0.0479416122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756919" calcext:value-type="float">
            <text:p>6.756919</text:p>
          </table:table-cell>
          <table:table-cell office:value-type="float" office:value="6.529407566" calcext:value-type="float">
            <text:p>6.529407566</text:p>
          </table:table-cell>
          <table:table-cell table:formula="of:=POWER([.C1565]-6.75;2)" office:value-type="float" office:value="0.0486610219380445" calcext:value-type="float">
            <text:p>0.0486610219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768272" calcext:value-type="float">
            <text:p>6.768272</text:p>
          </table:table-cell>
          <table:table-cell office:value-type="float" office:value="6.5278131132" calcext:value-type="float">
            <text:p>6.5278131132</text:p>
          </table:table-cell>
          <table:table-cell table:formula="of:=POWER([.C1566]-6.75;2)" office:value-type="float" office:value="0.0493670126658762" calcext:value-type="float">
            <text:p>0.0493670127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778385" calcext:value-type="float">
            <text:p>6.778385</text:p>
          </table:table-cell>
          <table:table-cell office:value-type="float" office:value="6.5262640613" calcext:value-type="float">
            <text:p>6.5262640613</text:p>
          </table:table-cell>
          <table:table-cell table:formula="of:=POWER([.C1567]-6.75;2)" office:value-type="float" office:value="0.0500577702659701" calcext:value-type="float">
            <text:p>0.0500577703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787248" calcext:value-type="float">
            <text:p>6.787248</text:p>
          </table:table-cell>
          <table:table-cell office:value-type="float" office:value="6.5247625896" calcext:value-type="float">
            <text:p>6.5247625896</text:p>
          </table:table-cell>
          <table:table-cell table:formula="of:=POWER([.C1568]-6.75;2)" office:value-type="float" office:value="0.0507318910436981" calcext:value-type="float">
            <text:p>0.05073189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794916" calcext:value-type="float">
            <text:p>6.794916</text:p>
          </table:table-cell>
          <table:table-cell office:value-type="float" office:value="6.5233101462" calcext:value-type="float">
            <text:p>6.5233101462</text:p>
          </table:table-cell>
          <table:table-cell table:formula="of:=POWER([.C1569]-6.75;2)" office:value-type="float" office:value="0.0513882898158654" calcext:value-type="float">
            <text:p>0.0513882898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801499" calcext:value-type="float">
            <text:p>6.801499</text:p>
          </table:table-cell>
          <table:table-cell office:value-type="float" office:value="6.5219076321" calcext:value-type="float">
            <text:p>6.5219076321</text:p>
          </table:table-cell>
          <table:table-cell table:formula="of:=POWER([.C1570]-6.75;2)" office:value-type="float" office:value="0.0520261282942291" calcext:value-type="float">
            <text:p>0.0520261283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807141" calcext:value-type="float">
            <text:p>6.807141</text:p>
          </table:table-cell>
          <table:table-cell office:value-type="float" office:value="6.520555566" calcext:value-type="float">
            <text:p>6.520555566</text:p>
          </table:table-cell>
          <table:table-cell table:formula="of:=POWER([.C1571]-6.75;2)" office:value-type="float" office:value="0.0526447482935801" calcext:value-type="float">
            <text:p>0.0526447483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812004" calcext:value-type="float">
            <text:p>6.812004</text:p>
          </table:table-cell>
          <table:table-cell office:value-type="float" office:value="6.5192542358" calcext:value-type="float">
            <text:p>6.5192542358</text:p>
          </table:table-cell>
          <table:table-cell table:formula="of:=POWER([.C1572]-6.75;2)" office:value-type="float" office:value="0.053243607696242" calcext:value-type="float">
            <text:p>0.0532436077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816237" calcext:value-type="float">
            <text:p>6.816237</text:p>
          </table:table-cell>
          <table:table-cell office:value-type="float" office:value="6.5180037877" calcext:value-type="float">
            <text:p>6.5180037877</text:p>
          </table:table-cell>
          <table:table-cell table:formula="of:=POWER([.C1573]-6.75;2)" office:value-type="float" office:value="0.0538222425215468" calcext:value-type="float">
            <text:p>0.053822242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819957" calcext:value-type="float">
            <text:p>6.819957</text:p>
          </table:table-cell>
          <table:table-cell office:value-type="float" office:value="6.5168043821" calcext:value-type="float">
            <text:p>6.5168043821</text:p>
          </table:table-cell>
          <table:table-cell table:formula="of:=POWER([.C1574]-6.75;2)" office:value-type="float" office:value="0.0543801962077627" calcext:value-type="float">
            <text:p>0.0543801962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823235" calcext:value-type="float">
            <text:p>6.823235</text:p>
          </table:table-cell>
          <table:table-cell office:value-type="float" office:value="6.5156563396" calcext:value-type="float">
            <text:p>6.5156563396</text:p>
          </table:table-cell>
          <table:table-cell table:formula="of:=POWER([.C1575]-6.75;2)" office:value-type="float" office:value="0.0549169511696707" calcext:value-type="float">
            <text:p>0.0549169512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82608" calcext:value-type="float">
            <text:p>6.82608</text:p>
          </table:table-cell>
          <table:table-cell office:value-type="float" office:value="6.5145602736" calcext:value-type="float">
            <text:p>6.5145602736</text:p>
          </table:table-cell>
          <table:table-cell table:formula="of:=POWER([.C1576]-6.75;2)" office:value-type="float" office:value="0.0554318647673069" calcext:value-type="float">
            <text:p>0.0554318648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828446" calcext:value-type="float">
            <text:p>6.828446</text:p>
          </table:table-cell>
          <table:table-cell office:value-type="float" office:value="6.5135172642" calcext:value-type="float">
            <text:p>6.5135172642</text:p>
          </table:table-cell>
          <table:table-cell table:formula="of:=POWER([.C1577]-6.75;2)" office:value-type="float" office:value="0.0559240843314527" calcext:value-type="float">
            <text:p>0.0559240843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830241" calcext:value-type="float">
            <text:p>6.830241</text:p>
          </table:table-cell>
          <table:table-cell office:value-type="float" office:value="6.5125289811" calcext:value-type="float">
            <text:p>6.5125289811</text:p>
          </table:table-cell>
          <table:table-cell table:formula="of:=POWER([.C1578]-6.75;2)" office:value-type="float" office:value="0.0563924848174042" calcext:value-type="float">
            <text:p>0.0563924848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831339" calcext:value-type="float">
            <text:p>6.831339</text:p>
          </table:table-cell>
          <table:table-cell office:value-type="float" office:value="6.5115977217" calcext:value-type="float">
            <text:p>6.5115977217</text:p>
          </table:table-cell>
          <table:table-cell table:formula="of:=POWER([.C1579]-6.75;2)" office:value-type="float" office:value="0.0568356462986305" calcext:value-type="float">
            <text:p>0.0568356463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831605" calcext:value-type="float">
            <text:p>6.831605</text:p>
          </table:table-cell>
          <table:table-cell office:value-type="float" office:value="6.5107264292" calcext:value-type="float">
            <text:p>6.5107264292</text:p>
          </table:table-cell>
          <table:table-cell table:formula="of:=POWER([.C1580]-6.75;2)" office:value-type="float" office:value="0.0572518416833826" calcext:value-type="float">
            <text:p>0.057251841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830915" calcext:value-type="float">
            <text:p>6.830915</text:p>
          </table:table-cell>
          <table:table-cell office:value-type="float" office:value="6.5099185943" calcext:value-type="float">
            <text:p>6.5099185943</text:p>
          </table:table-cell>
          <table:table-cell table:formula="of:=POWER([.C1581]-6.75;2)" office:value-type="float" office:value="0.0576390813628879" calcext:value-type="float">
            <text:p>0.0576390814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829182" calcext:value-type="float">
            <text:p>6.829182</text:p>
          </table:table-cell>
          <table:table-cell office:value-type="float" office:value="6.5091780849" calcext:value-type="float">
            <text:p>6.5091780849</text:p>
          </table:table-cell>
          <table:table-cell table:formula="of:=POWER([.C1582]-6.75;2)" office:value-type="float" office:value="0.0579951947924315" calcext:value-type="float">
            <text:p>0.0579951948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826359" calcext:value-type="float">
            <text:p>6.826359</text:p>
          </table:table-cell>
          <table:table-cell office:value-type="float" office:value="6.5085088868" calcext:value-type="float">
            <text:p>6.5085088868</text:p>
          </table:table-cell>
          <table:table-cell table:formula="of:=POWER([.C1583]-6.75;2)" office:value-type="float" office:value="0.0583179577545754" calcext:value-type="float">
            <text:p>0.0583179578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822456" calcext:value-type="float">
            <text:p>6.822456</text:p>
          </table:table-cell>
          <table:table-cell office:value-type="float" office:value="6.5079148821" calcext:value-type="float">
            <text:p>6.5079148821</text:p>
          </table:table-cell>
          <table:table-cell table:formula="of:=POWER([.C1584]-6.75;2)" office:value-type="float" office:value="0.0586052043086571" calcext:value-type="float">
            <text:p>0.0586052043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817531" calcext:value-type="float">
            <text:p>6.817531</text:p>
          </table:table-cell>
          <table:table-cell office:value-type="float" office:value="6.5073995566" calcext:value-type="float">
            <text:p>6.5073995566</text:p>
          </table:table-cell>
          <table:table-cell table:formula="of:=POWER([.C1585]-6.75;2)" office:value-type="float" office:value="0.0588549751378765" calcext:value-type="float">
            <text:p>0.0588549751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811684" calcext:value-type="float">
            <text:p>6.811684</text:p>
          </table:table-cell>
          <table:table-cell office:value-type="float" office:value="6.5069658255" calcext:value-type="float">
            <text:p>6.5069658255</text:p>
          </table:table-cell>
          <table:table-cell table:formula="of:=POWER([.C1586]-6.75;2)" office:value-type="float" office:value="0.0590656099748964" calcext:value-type="float">
            <text:p>0.05906561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05037" calcext:value-type="float">
            <text:p>6.805037</text:p>
          </table:table-cell>
          <table:table-cell office:value-type="float" office:value="6.5066159057" calcext:value-type="float">
            <text:p>6.5066159057</text:p>
          </table:table-cell>
          <table:table-cell table:formula="of:=POWER([.C1587]-6.75;2)" office:value-type="float" office:value="0.0592358173582311" calcext:value-type="float">
            <text:p>0.0592358174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79772" calcext:value-type="float">
            <text:p>6.79772</text:p>
          </table:table-cell>
          <table:table-cell office:value-type="float" office:value="6.506351316" calcext:value-type="float">
            <text:p>6.506351316</text:p>
          </table:table-cell>
          <table:table-cell table:formula="of:=POWER([.C1588]-6.75;2)" office:value-type="float" office:value="0.0593646812149319" calcext:value-type="float">
            <text:p>0.0593646812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789845" calcext:value-type="float">
            <text:p>6.789845</text:p>
          </table:table-cell>
          <table:table-cell office:value-type="float" office:value="6.5061729764" calcext:value-type="float">
            <text:p>6.5061729764</text:p>
          </table:table-cell>
          <table:table-cell table:formula="of:=POWER([.C1589]-6.75;2)" office:value-type="float" office:value="0.0594516174376348" calcext:value-type="float">
            <text:p>0.0594516174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6.781497" calcext:value-type="float">
            <text:p>6.781497</text:p>
          </table:table-cell>
          <table:table-cell office:value-type="float" office:value="6.5060814151" calcext:value-type="float">
            <text:p>6.5060814151</text:p>
          </table:table-cell>
          <table:table-cell table:formula="of:=POWER([.C1590]-6.75;2)" office:value-type="float" office:value="0.0594962760596187" calcext:value-type="float">
            <text:p>0.059496276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.772721" calcext:value-type="float">
            <text:p>6.772721</text:p>
          </table:table-cell>
          <table:table-cell office:value-type="float" office:value="6.5060770236" calcext:value-type="float">
            <text:p>6.5060770236</text:p>
          </table:table-cell>
          <table:table-cell table:formula="of:=POWER([.C1591]-6.75;2)" office:value-type="float" office:value="0.0594984184158351" calcext:value-type="float">
            <text:p>0.0594984184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6.763516" calcext:value-type="float">
            <text:p>6.763516</text:p>
          </table:table-cell>
          <table:table-cell office:value-type="float" office:value="6.5061603538" calcext:value-type="float">
            <text:p>6.5061603538</text:p>
          </table:table-cell>
          <table:table-cell table:formula="of:=POWER([.C1592]-6.75;2)" office:value-type="float" office:value="0.059457773058941" calcext:value-type="float">
            <text:p>0.0594577731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753843" calcext:value-type="float">
            <text:p>6.753843</text:p>
          </table:table-cell>
          <table:table-cell office:value-type="float" office:value="6.5063323679" calcext:value-type="float">
            <text:p>6.5063323679</text:p>
          </table:table-cell>
          <table:table-cell table:formula="of:=POWER([.C1593]-6.75;2)" office:value-type="float" office:value="0.0593739149332211" calcext:value-type="float">
            <text:p>0.0593739149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743629" calcext:value-type="float">
            <text:p>6.743629</text:p>
          </table:table-cell>
          <table:table-cell office:value-type="float" office:value="6.5065946368" calcext:value-type="float">
            <text:p>6.5065946368</text:p>
          </table:table-cell>
          <table:table-cell table:formula="of:=POWER([.C1594]-6.75;2)" office:value-type="float" office:value="0.0592461708345239" calcext:value-type="float">
            <text:p>0.0592461708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732784" calcext:value-type="float">
            <text:p>6.732784</text:p>
          </table:table-cell>
          <table:table-cell office:value-type="float" office:value="6.5069494151" calcext:value-type="float">
            <text:p>6.5069494151</text:p>
          </table:table-cell>
          <table:table-cell table:formula="of:=POWER([.C1595]-6.75;2)" office:value-type="float" office:value="0.059073586820232" calcext:value-type="float">
            <text:p>0.0590735868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721215" calcext:value-type="float">
            <text:p>6.721215</text:p>
          </table:table-cell>
          <table:table-cell office:value-type="float" office:value="6.5073995708" calcext:value-type="float">
            <text:p>6.5073995708</text:p>
          </table:table-cell>
          <table:table-cell table:formula="of:=POWER([.C1596]-6.75;2)" office:value-type="float" office:value="0.0588549682480244" calcext:value-type="float">
            <text:p>0.0588549682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708844" calcext:value-type="float">
            <text:p>6.708844</text:p>
          </table:table-cell>
          <table:table-cell office:value-type="float" office:value="6.5079483821" calcext:value-type="float">
            <text:p>6.5079483821</text:p>
          </table:table-cell>
          <table:table-cell table:formula="of:=POWER([.C1597]-6.75;2)" office:value-type="float" office:value="0.0585889857280074" calcext:value-type="float">
            <text:p>0.0585889857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695618" calcext:value-type="float">
            <text:p>6.695618</text:p>
          </table:table-cell>
          <table:table-cell office:value-type="float" office:value="6.508599184" calcext:value-type="float">
            <text:p>6.508599184</text:p>
          </table:table-cell>
          <table:table-cell table:formula="of:=POWER([.C1598]-6.75;2)" office:value-type="float" office:value="0.0582743539654657" calcext:value-type="float">
            <text:p>0.058274354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681522" calcext:value-type="float">
            <text:p>6.681522</text:p>
          </table:table-cell>
          <table:table-cell office:value-type="float" office:value="6.5093549057" calcext:value-type="float">
            <text:p>6.5093549057</text:p>
          </table:table-cell>
          <table:table-cell table:formula="of:=POWER([.C1599]-6.75;2)" office:value-type="float" office:value="0.0579100614106557" calcext:value-type="float">
            <text:p>0.0579100614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666587" calcext:value-type="float">
            <text:p>6.666587</text:p>
          </table:table-cell>
          <table:table-cell office:value-type="float" office:value="6.5102175755" calcext:value-type="float">
            <text:p>6.5102175755</text:p>
          </table:table-cell>
          <table:table-cell table:formula="of:=POWER([.C1600]-6.75;2)" office:value-type="float" office:value="0.057495611099098" calcext:value-type="float">
            <text:p>0.0574956111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650891" calcext:value-type="float">
            <text:p>6.650891</text:p>
          </table:table-cell>
          <table:table-cell office:value-type="float" office:value="6.5111877594" calcext:value-type="float">
            <text:p>6.5111877594</text:p>
          </table:table-cell>
          <table:table-cell table:formula="of:=POWER([.C1601]-6.75;2)" office:value-type="float" office:value="0.0570312862603922" calcext:value-type="float">
            <text:p>0.0570312863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634554" calcext:value-type="float">
            <text:p>6.634554</text:p>
          </table:table-cell>
          <table:table-cell office:value-type="float" office:value="6.5122640943" calcext:value-type="float">
            <text:p>6.5122640943</text:p>
          </table:table-cell>
          <table:table-cell table:formula="of:=POWER([.C1602]-6.75;2)" office:value-type="float" office:value="0.0565183608589994" calcext:value-type="float">
            <text:p>0.0565183609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617741" calcext:value-type="float">
            <text:p>6.617741</text:p>
          </table:table-cell>
          <table:table-cell office:value-type="float" office:value="6.5134429387" calcext:value-type="float">
            <text:p>6.5134429387</text:p>
          </table:table-cell>
          <table:table-cell table:formula="of:=POWER([.C1603]-6.75;2)" office:value-type="float" office:value="0.055959243250892" calcext:value-type="float">
            <text:p>0.0559592433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600641" calcext:value-type="float">
            <text:p>6.600641</text:p>
          </table:table-cell>
          <table:table-cell office:value-type="float" office:value="6.5147181368" calcext:value-type="float">
            <text:p>6.5147181368</text:p>
          </table:table-cell>
          <table:table-cell table:formula="of:=POWER([.C1604]-6.75;2)" office:value-type="float" office:value="0.0553575551508635" calcext:value-type="float">
            <text:p>0.0553575552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583459" calcext:value-type="float">
            <text:p>6.583459</text:p>
          </table:table-cell>
          <table:table-cell office:value-type="float" office:value="6.5160810519" calcext:value-type="float">
            <text:p>6.5160810519</text:p>
          </table:table-cell>
          <table:table-cell table:formula="of:=POWER([.C1605]-6.75;2)" office:value-type="float" office:value="0.0547180742802107" calcext:value-type="float">
            <text:p>0.054718074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566398" calcext:value-type="float">
            <text:p>6.566398</text:p>
          </table:table-cell>
          <table:table-cell office:value-type="float" office:value="6.5175207877" calcext:value-type="float">
            <text:p>6.5175207877</text:p>
          </table:table-cell>
          <table:table-cell table:formula="of:=POWER([.C1606]-6.75;2)" office:value-type="float" office:value="0.0540465841516286" calcext:value-type="float">
            <text:p>0.0540465842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549639" calcext:value-type="float">
            <text:p>6.549639</text:p>
          </table:table-cell>
          <table:table-cell office:value-type="float" office:value="6.5190246415" calcext:value-type="float">
            <text:p>6.5190246415</text:p>
          </table:table-cell>
          <table:table-cell table:formula="of:=POWER([.C1607]-6.75;2)" office:value-type="float" office:value="0.0533496162342037" calcext:value-type="float">
            <text:p>0.0533496162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533322" calcext:value-type="float">
            <text:p>6.533322</text:p>
          </table:table-cell>
          <table:table-cell office:value-type="float" office:value="6.5205787689" calcext:value-type="float">
            <text:p>6.5205787689</text:p>
          </table:table-cell>
          <table:table-cell table:formula="of:=POWER([.C1608]-6.75;2)" office:value-type="float" office:value="0.0526341012794396" calcext:value-type="float">
            <text:p>0.0526341013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517525" calcext:value-type="float">
            <text:p>6.517525</text:p>
          </table:table-cell>
          <table:table-cell office:value-type="float" office:value="6.5221689858" calcext:value-type="float">
            <text:p>6.5221689858</text:p>
          </table:table-cell>
          <table:table-cell table:formula="of:=POWER([.C1609]-6.75;2)" office:value-type="float" office:value="0.0519069710314004" calcext:value-type="float">
            <text:p>0.05190697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502252" calcext:value-type="float">
            <text:p>6.502252</text:p>
          </table:table-cell>
          <table:table-cell office:value-type="float" office:value="6.5237816981" calcext:value-type="float">
            <text:p>6.5237816981</text:p>
          </table:table-cell>
          <table:table-cell table:formula="of:=POWER([.C1610]-6.75;2)" office:value-type="float" office:value="0.0511747201145197" calcext:value-type="float">
            <text:p>0.0511747201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487428" calcext:value-type="float">
            <text:p>6.487428</text:p>
          </table:table-cell>
          <table:table-cell office:value-type="float" office:value="6.5254047877" calcext:value-type="float">
            <text:p>6.5254047877</text:p>
          </table:table-cell>
          <table:table-cell table:formula="of:=POWER([.C1611]-6.75;2)" office:value-type="float" office:value="0.0504430093880819" calcext:value-type="float">
            <text:p>0.0504430094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472899" calcext:value-type="float">
            <text:p>6.472899</text:p>
          </table:table-cell>
          <table:table-cell office:value-type="float" office:value="6.5270284434" calcext:value-type="float">
            <text:p>6.5270284434</text:p>
          </table:table-cell>
          <table:table-cell table:formula="of:=POWER([.C1612]-6.75;2)" office:value-type="float" office:value="0.0497163150526271" calcext:value-type="float">
            <text:p>0.049716315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458448" calcext:value-type="float">
            <text:p>6.458448</text:p>
          </table:table-cell>
          <table:table-cell office:value-type="float" office:value="6.5286457877" calcext:value-type="float">
            <text:p>6.5286457877</text:p>
          </table:table-cell>
          <table:table-cell table:formula="of:=POWER([.C1613]-6.75;2)" office:value-type="float" office:value="0.0489976873029533" calcext:value-type="float">
            <text:p>0.0489976873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443824" calcext:value-type="float">
            <text:p>6.443824</text:p>
          </table:table-cell>
          <table:table-cell office:value-type="float" office:value="6.5302532689" calcext:value-type="float">
            <text:p>6.5302532689</text:p>
          </table:table-cell>
          <table:table-cell table:formula="of:=POWER([.C1614]-6.75;2)" office:value-type="float" office:value="0.0482886258291357" calcext:value-type="float">
            <text:p>0.0482886258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428772" calcext:value-type="float">
            <text:p>6.428772</text:p>
          </table:table-cell>
          <table:table-cell office:value-type="float" office:value="6.5318506792" calcext:value-type="float">
            <text:p>6.5318506792</text:p>
          </table:table-cell>
          <table:table-cell table:formula="of:=POWER([.C1615]-6.75;2)" office:value-type="float" office:value="0.0475891261655014" calcext:value-type="float">
            <text:p>0.0475891262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413083" calcext:value-type="float">
            <text:p>6.413083</text:p>
          </table:table-cell>
          <table:table-cell office:value-type="float" office:value="6.5334408868" calcext:value-type="float">
            <text:p>6.5334408868</text:p>
          </table:table-cell>
          <table:table-cell table:formula="of:=POWER([.C1616]-6.75;2)" office:value-type="float" office:value="0.0468978495099703" calcext:value-type="float">
            <text:p>0.0468978495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396632" calcext:value-type="float">
            <text:p>6.396632</text:p>
          </table:table-cell>
          <table:table-cell office:value-type="float" office:value="6.5350291604" calcext:value-type="float">
            <text:p>6.5350291604</text:p>
          </table:table-cell>
          <table:table-cell table:formula="of:=POWER([.C1617]-6.75;2)" office:value-type="float" office:value="0.0462124618783291" calcext:value-type="float">
            <text:p>0.0462124619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379419" calcext:value-type="float">
            <text:p>6.379419</text:p>
          </table:table-cell>
          <table:table-cell office:value-type="float" office:value="6.5366222123" calcext:value-type="float">
            <text:p>6.5366222123</text:p>
          </table:table-cell>
          <table:table-cell table:formula="of:=POWER([.C1618]-6.75;2)" office:value-type="float" office:value="0.0455300802837462" calcext:value-type="float">
            <text:p>0.0455300803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361596" calcext:value-type="float">
            <text:p>6.361596</text:p>
          </table:table-cell>
          <table:table-cell office:value-type="float" office:value="6.5382270472" calcext:value-type="float">
            <text:p>6.5382270472</text:p>
          </table:table-cell>
          <table:table-cell table:formula="of:=POWER([.C1619]-6.75;2)" office:value-type="float" office:value="0.0448477835376309" calcext:value-type="float">
            <text:p>0.0448477835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343472" calcext:value-type="float">
            <text:p>6.343472</text:p>
          </table:table-cell>
          <table:table-cell office:value-type="float" office:value="6.5398496651" calcext:value-type="float">
            <text:p>6.5398496651</text:p>
          </table:table-cell>
          <table:table-cell table:formula="of:=POWER([.C1620]-6.75;2)" office:value-type="float" office:value="0.0441631632585821" calcext:value-type="float">
            <text:p>0.0441631633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325502" calcext:value-type="float">
            <text:p>6.325502</text:p>
          </table:table-cell>
          <table:table-cell office:value-type="float" office:value="6.5414938538" calcext:value-type="float">
            <text:p>6.5414938538</text:p>
          </table:table-cell>
          <table:table-cell table:formula="of:=POWER([.C1621]-6.75;2)" office:value-type="float" office:value="0.0434748130031756" calcext:value-type="float">
            <text:p>0.043474813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308254" calcext:value-type="float">
            <text:p>6.308254</text:p>
          </table:table-cell>
          <table:table-cell office:value-type="float" office:value="6.5431601509" calcext:value-type="float">
            <text:p>6.5431601509</text:p>
          </table:table-cell>
          <table:table-cell table:formula="of:=POWER([.C1622]-6.75;2)" office:value-type="float" office:value="0.0427827231757106" calcext:value-type="float">
            <text:p>0.0427827232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292347" calcext:value-type="float">
            <text:p>6.292347</text:p>
          </table:table-cell>
          <table:table-cell office:value-type="float" office:value="6.5448450991" calcext:value-type="float">
            <text:p>6.5448450991</text:p>
          </table:table-cell>
          <table:table-cell table:formula="of:=POWER([.C1623]-6.75;2)" office:value-type="float" office:value="0.0420885333632889" calcext:value-type="float">
            <text:p>0.0420885334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278387" calcext:value-type="float">
            <text:p>6.278387</text:p>
          </table:table-cell>
          <table:table-cell office:value-type="float" office:value="6.5465409858" calcext:value-type="float">
            <text:p>6.5465409858</text:p>
          </table:table-cell>
          <table:table-cell table:formula="of:=POWER([.C1624]-6.75;2)" office:value-type="float" office:value="0.0413955704592358" calcext:value-type="float">
            <text:p>0.0413955705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266886" calcext:value-type="float">
            <text:p>6.266886</text:p>
          </table:table-cell>
          <table:table-cell office:value-type="float" office:value="6.5482360094" calcext:value-type="float">
            <text:p>6.5482360094</text:p>
          </table:table-cell>
          <table:table-cell table:formula="of:=POWER([.C1625]-6.75;2)" office:value-type="float" office:value="0.0407087079028369" calcext:value-type="float">
            <text:p>0.0407087079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258191" calcext:value-type="float">
            <text:p>6.258191</text:p>
          </table:table-cell>
          <table:table-cell office:value-type="float" office:value="6.5499150142" calcext:value-type="float">
            <text:p>6.5499150142</text:p>
          </table:table-cell>
          <table:table-cell table:formula="of:=POWER([.C1626]-6.75;2)" office:value-type="float" office:value="0.0400340015425863" calcext:value-type="float">
            <text:p>0.0400340015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252423" calcext:value-type="float">
            <text:p>6.252423</text:p>
          </table:table-cell>
          <table:table-cell office:value-type="float" office:value="6.5515606132" calcext:value-type="float">
            <text:p>6.5515606132</text:p>
          </table:table-cell>
          <table:table-cell table:formula="of:=POWER([.C1627]-6.75;2)" office:value-type="float" office:value="0.0393781902335599" calcext:value-type="float">
            <text:p>0.0393781902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249438" calcext:value-type="float">
            <text:p>6.249438</text:p>
          </table:table-cell>
          <table:table-cell office:value-type="float" office:value="6.5531547123" calcext:value-type="float">
            <text:p>6.5531547123</text:p>
          </table:table-cell>
          <table:table-cell table:formula="of:=POWER([.C1628]-6.75;2)" office:value-type="float" office:value="0.0387480672896959" calcext:value-type="float">
            <text:p>0.0387480673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248811" calcext:value-type="float">
            <text:p>6.248811</text:p>
          </table:table-cell>
          <table:table-cell office:value-type="float" office:value="6.5546802217" calcext:value-type="float">
            <text:p>6.5546802217</text:p>
          </table:table-cell>
          <table:table-cell table:formula="of:=POWER([.C1629]-6.75;2)" office:value-type="float" office:value="0.0381498157951612" calcext:value-type="float">
            <text:p>0.0381498158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249834" calcext:value-type="float">
            <text:p>6.249834</text:p>
          </table:table-cell>
          <table:table-cell office:value-type="float" office:value="6.5561228255" calcext:value-type="float">
            <text:p>6.5561228255</text:p>
          </table:table-cell>
          <table:table-cell table:formula="of:=POWER([.C1630]-6.75;2)" office:value-type="float" office:value="0.0375883587921034" calcext:value-type="float">
            <text:p>0.0375883588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251524" calcext:value-type="float">
            <text:p>6.251524</text:p>
          </table:table-cell>
          <table:table-cell office:value-type="float" office:value="6.5574727358" calcext:value-type="float">
            <text:p>6.5574727358</text:p>
          </table:table-cell>
          <table:table-cell table:formula="of:=POWER([.C1631]-6.75;2)" office:value-type="float" office:value="0.0370667474603365" calcext:value-type="float">
            <text:p>0.0370667475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252594" calcext:value-type="float">
            <text:p>6.252594</text:p>
          </table:table-cell>
          <table:table-cell office:value-type="float" office:value="6.5587262925" calcext:value-type="float">
            <text:p>6.5587262925</text:p>
          </table:table-cell>
          <table:table-cell table:formula="of:=POWER([.C1632]-6.75;2)" office:value-type="float" office:value="0.0365856311807954" calcext:value-type="float">
            <text:p>0.0365856312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251321" calcext:value-type="float">
            <text:p>6.251321</text:p>
          </table:table-cell>
          <table:table-cell office:value-type="float" office:value="6.5598876274" calcext:value-type="float">
            <text:p>6.5598876274</text:p>
          </table:table-cell>
          <table:table-cell table:formula="of:=POWER([.C1633]-6.75;2)" office:value-type="float" office:value="0.0361427142156012" calcext:value-type="float">
            <text:p>0.0361427142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2451" calcext:value-type="float">
            <text:p>6.2451</text:p>
          </table:table-cell>
          <table:table-cell office:value-type="float" office:value="6.5609708396" calcext:value-type="float">
            <text:p>6.5609708396</text:p>
          </table:table-cell>
          <table:table-cell table:formula="of:=POWER([.C1634]-6.75;2)" office:value-type="float" office:value="0.0357320234815288" calcext:value-type="float">
            <text:p>0.0357320235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228943" calcext:value-type="float">
            <text:p>6.228943</text:p>
          </table:table-cell>
          <table:table-cell office:value-type="float" office:value="6.5620041321" calcext:value-type="float">
            <text:p>6.5620041321</text:p>
          </table:table-cell>
          <table:table-cell table:formula="of:=POWER([.C1635]-6.75;2)" office:value-type="float" office:value="0.0353424463474742" calcext:value-type="float">
            <text:p>0.0353424463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18929" calcext:value-type="float">
            <text:p>6.18929</text:p>
          </table:table-cell>
          <table:table-cell office:value-type="float" office:value="6.5630409151" calcext:value-type="float">
            <text:p>6.5630409151</text:p>
          </table:table-cell>
          <table:table-cell table:formula="of:=POWER([.C1636]-6.75;2)" office:value-type="float" office:value="0.0349536994266453" calcext:value-type="float">
            <text:p>0.0349536994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060623" calcext:value-type="float">
            <text:p>6.060623</text:p>
          </table:table-cell>
          <table:table-cell office:value-type="float" office:value="6.5641999764" calcext:value-type="float">
            <text:p>6.5641999764</text:p>
          </table:table-cell>
          <table:table-cell table:formula="of:=POWER([.C1637]-6.75;2)" office:value-type="float" office:value="0.0345216487697604" calcext:value-type="float">
            <text:p>0.034521648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060623" calcext:value-type="float">
            <text:p>6.060623</text:p>
          </table:table-cell>
          <table:table-cell office:value-type="float" office:value="6.5659101698" calcext:value-type="float">
            <text:p>6.5659101698</text:p>
          </table:table-cell>
          <table:table-cell table:formula="of:=POWER([.C1638]-6.75;2)" office:value-type="float" office:value="0.0338890655830647" calcext:value-type="float">
            <text:p>0.0338890656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590168" calcext:value-type="float">
            <text:p>6.590168</text:p>
          </table:table-cell>
          <table:table-cell office:value-type="float" office:value="6.5675740519" calcext:value-type="float">
            <text:p>6.5675740519</text:p>
          </table:table-cell>
          <table:table-cell table:formula="of:=POWER([.C1639]-6.75;2)" office:value-type="float" office:value="0.0332792265401838" calcext:value-type="float">
            <text:p>0.033279226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453395" calcext:value-type="float">
            <text:p>6.453395</text:p>
          </table:table-cell>
          <table:table-cell office:value-type="float" office:value="6.5667031509" calcext:value-type="float">
            <text:p>6.5667031509</text:p>
          </table:table-cell>
          <table:table-cell table:formula="of:=POWER([.C1640]-6.75;2)" office:value-type="float" office:value="0.033597734889988" calcext:value-type="float">
            <text:p>0.0335977349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40526" calcext:value-type="float">
            <text:p>6.40526</text:p>
          </table:table-cell>
          <table:table-cell office:value-type="float" office:value="6.5664490755" calcext:value-type="float">
            <text:p>6.5664490755</text:p>
          </table:table-cell>
          <table:table-cell table:formula="of:=POWER([.C1641]-6.75;2)" office:value-type="float" office:value="0.0336909418848049" calcext:value-type="float">
            <text:p>0.033690941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378838" calcext:value-type="float">
            <text:p>6.378838</text:p>
          </table:table-cell>
          <table:table-cell office:value-type="float" office:value="6.5664008491" calcext:value-type="float">
            <text:p>6.5664008491</text:p>
          </table:table-cell>
          <table:table-cell table:formula="of:=POWER([.C1642]-6.75;2)" office:value-type="float" office:value="0.033708648211201" calcext:value-type="float">
            <text:p>0.0337086482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361239" calcext:value-type="float">
            <text:p>6.361239</text:p>
          </table:table-cell>
          <table:table-cell office:value-type="float" office:value="6.5664610377" calcext:value-type="float">
            <text:p>6.5664610377</text:p>
          </table:table-cell>
          <table:table-cell table:formula="of:=POWER([.C1643]-6.75;2)" office:value-type="float" office:value="0.0336865506821609" calcext:value-type="float">
            <text:p>0.033686550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348494" calcext:value-type="float">
            <text:p>6.348494</text:p>
          </table:table-cell>
          <table:table-cell office:value-type="float" office:value="6.5665902877" calcext:value-type="float">
            <text:p>6.5665902877</text:p>
          </table:table-cell>
          <table:table-cell table:formula="of:=POWER([.C1644]-6.75;2)" office:value-type="float" office:value="0.0336391225659686" calcext:value-type="float">
            <text:p>0.0336391226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339126" calcext:value-type="float">
            <text:p>6.339126</text:p>
          </table:table-cell>
          <table:table-cell office:value-type="float" office:value="6.5667648113" calcext:value-type="float">
            <text:p>6.5667648113</text:p>
          </table:table-cell>
          <table:table-cell table:formula="of:=POWER([.C1645]-6.75;2)" office:value-type="float" office:value="0.0335751343779247" calcext:value-type="float">
            <text:p>0.0335751344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332538" calcext:value-type="float">
            <text:p>6.332538</text:p>
          </table:table-cell>
          <table:table-cell office:value-type="float" office:value="6.5669643962" calcext:value-type="float">
            <text:p>6.5669643962</text:p>
          </table:table-cell>
          <table:table-cell table:formula="of:=POWER([.C1646]-6.75;2)" office:value-type="float" office:value="0.0335020322584304" calcext:value-type="float">
            <text:p>0.0335020323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328467" calcext:value-type="float">
            <text:p>6.328467</text:p>
          </table:table-cell>
          <table:table-cell office:value-type="float" office:value="6.5671682028" calcext:value-type="float">
            <text:p>6.5671682028</text:p>
          </table:table-cell>
          <table:table-cell table:formula="of:=POWER([.C1647]-6.75;2)" office:value-type="float" office:value="0.0334274660673821" calcext:value-type="float">
            <text:p>0.0334274661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326772" calcext:value-type="float">
            <text:p>6.326772</text:p>
          </table:table-cell>
          <table:table-cell office:value-type="float" office:value="6.5673533679" calcext:value-type="float">
            <text:p>6.5673533679</text:p>
          </table:table-cell>
          <table:table-cell table:formula="of:=POWER([.C1648]-6.75;2)" office:value-type="float" office:value="0.0333597922174727" calcext:value-type="float">
            <text:p>0.033359792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327339" calcext:value-type="float">
            <text:p>6.327339</text:p>
          </table:table-cell>
          <table:table-cell office:value-type="float" office:value="6.5674947642" calcext:value-type="float">
            <text:p>6.5674947642</text:p>
          </table:table-cell>
          <table:table-cell table:formula="of:=POWER([.C1649]-6.75;2)" office:value-type="float" office:value="0.0333081610944136" calcext:value-type="float">
            <text:p>0.0333081611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330044" calcext:value-type="float">
            <text:p>6.330044</text:p>
          </table:table-cell>
          <table:table-cell office:value-type="float" office:value="6.567565283" calcext:value-type="float">
            <text:p>6.567565283</text:p>
          </table:table-cell>
          <table:table-cell table:formula="of:=POWER([.C1650]-6.75;2)" office:value-type="float" office:value="0.0332824259668699" calcext:value-type="float">
            <text:p>0.03328242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334742" calcext:value-type="float">
            <text:p>6.334742</text:p>
          </table:table-cell>
          <table:table-cell office:value-type="float" office:value="6.5675362736" calcext:value-type="float">
            <text:p>6.5675362736</text:p>
          </table:table-cell>
          <table:table-cell table:formula="of:=POWER([.C1651]-6.75;2)" office:value-type="float" office:value="0.033293011451774" calcext:value-type="float">
            <text:p>0.0332930115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341268" calcext:value-type="float">
            <text:p>6.341268</text:p>
          </table:table-cell>
          <table:table-cell office:value-type="float" office:value="6.5673778726" calcext:value-type="float">
            <text:p>6.5673778726</text:p>
          </table:table-cell>
          <table:table-cell table:formula="of:=POWER([.C1652]-6.75;2)" office:value-type="float" office:value="0.0333508414161019" calcext:value-type="float">
            <text:p>0.0333508414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349444" calcext:value-type="float">
            <text:p>6.349444</text:p>
          </table:table-cell>
          <table:table-cell office:value-type="float" office:value="6.5670589057" calcext:value-type="float">
            <text:p>6.5670589057</text:p>
          </table:table-cell>
          <table:table-cell table:formula="of:=POWER([.C1653]-6.75;2)" office:value-type="float" office:value="0.0334674439836816" calcext:value-type="float">
            <text:p>0.033467444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359085" calcext:value-type="float">
            <text:p>6.359085</text:p>
          </table:table-cell>
          <table:table-cell office:value-type="float" office:value="6.5665460142" calcext:value-type="float">
            <text:p>6.5665460142</text:p>
          </table:table-cell>
          <table:table-cell table:formula="of:=POWER([.C1654]-6.75;2)" office:value-type="float" office:value="0.0336553649059066" calcext:value-type="float">
            <text:p>0.0336553649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37001" calcext:value-type="float">
            <text:p>6.37001</text:p>
          </table:table-cell>
          <table:table-cell office:value-type="float" office:value="6.5658013396" calcext:value-type="float">
            <text:p>6.5658013396</text:p>
          </table:table-cell>
          <table:table-cell table:formula="of:=POWER([.C1655]-6.75;2)" office:value-type="float" office:value="0.0339291464931545" calcext:value-type="float">
            <text:p>0.033929146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382048" calcext:value-type="float">
            <text:p>6.382048</text:p>
          </table:table-cell>
          <table:table-cell office:value-type="float" office:value="6.5647773491" calcext:value-type="float">
            <text:p>6.5647773491</text:p>
          </table:table-cell>
          <table:table-cell table:formula="of:=POWER([.C1656]-6.75;2)" office:value-type="float" office:value="0.0343074304064233" calcext:value-type="float">
            <text:p>0.0343074304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395041" calcext:value-type="float">
            <text:p>6.395041</text:p>
          </table:table-cell>
          <table:table-cell office:value-type="float" office:value="6.5634052358" calcext:value-type="float">
            <text:p>6.5634052358</text:p>
          </table:table-cell>
          <table:table-cell table:formula="of:=POWER([.C1657]-6.75;2)" office:value-type="float" office:value="0.0348176060268535" calcext:value-type="float">
            <text:p>0.034817606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408848" calcext:value-type="float">
            <text:p>6.408848</text:p>
          </table:table-cell>
          <table:table-cell office:value-type="float" office:value="6.5615660896" calcext:value-type="float">
            <text:p>6.5615660896</text:p>
          </table:table-cell>
          <table:table-cell table:formula="of:=POWER([.C1658]-6.75;2)" office:value-type="float" office:value="0.0355073385886351" calcext:value-type="float">
            <text:p>0.035507338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423347" calcext:value-type="float">
            <text:p>6.423347</text:p>
          </table:table-cell>
          <table:table-cell office:value-type="float" office:value="6.559002684" calcext:value-type="float">
            <text:p>6.559002684</text:p>
          </table:table-cell>
          <table:table-cell table:formula="of:=POWER([.C1659]-6.75;2)" office:value-type="float" office:value="0.0364799747192038" calcext:value-type="float">
            <text:p>0.0364799747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438427" calcext:value-type="float">
            <text:p>6.438427</text:p>
          </table:table-cell>
          <table:table-cell office:value-type="float" office:value="6.5549226604" calcext:value-type="float">
            <text:p>6.5549226604</text:p>
          </table:table-cell>
          <table:table-cell table:formula="of:=POWER([.C1660]-6.75;2)" office:value-type="float" office:value="0.0380551684254138" calcext:value-type="float">
            <text:p>0.0380551684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453994" calcext:value-type="float">
            <text:p>6.453994</text:p>
          </table:table-cell>
          <table:table-cell office:value-type="float" office:value="6.5427030519" calcext:value-type="float">
            <text:p>6.5427030519</text:p>
          </table:table-cell>
          <table:table-cell table:formula="of:=POWER([.C1661]-6.75;2)" office:value-type="float" office:value="0.042972024691574" calcext:value-type="float">
            <text:p>0.042972024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469962" calcext:value-type="float">
            <text:p>6.469962</text:p>
          </table:table-cell>
          <table:table-cell office:value-type="float" office:value="6.5502771415" calcext:value-type="float">
            <text:p>6.5502771415</text:p>
          </table:table-cell>
          <table:table-cell table:formula="of:=POWER([.C1662]-6.75;2)" office:value-type="float" office:value="0.0398892202074108" calcext:value-type="float">
            <text:p>0.0398892202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486247" calcext:value-type="float">
            <text:p>6.486247</text:p>
          </table:table-cell>
          <table:table-cell office:value-type="float" office:value="6.5521285991" calcext:value-type="float">
            <text:p>6.5521285991</text:p>
          </table:table-cell>
          <table:table-cell table:formula="of:=POWER([.C1663]-6.75;2)" office:value-type="float" office:value="0.0391530912941287" calcext:value-type="float">
            <text:p>0.039153091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502768" calcext:value-type="float">
            <text:p>6.502768</text:p>
          </table:table-cell>
          <table:table-cell office:value-type="float" office:value="6.5526568821" calcext:value-type="float">
            <text:p>6.5526568821</text:p>
          </table:table-cell>
          <table:table-cell table:formula="of:=POWER([.C1664]-6.75;2)" office:value-type="float" office:value="0.0389443061824933" calcext:value-type="float">
            <text:p>0.0389443062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51944" calcext:value-type="float">
            <text:p>6.51944</text:p>
          </table:table-cell>
          <table:table-cell office:value-type="float" office:value="6.5525451604" calcext:value-type="float">
            <text:p>6.5525451604</text:p>
          </table:table-cell>
          <table:table-cell table:formula="of:=POWER([.C1665]-6.75;2)" office:value-type="float" office:value="0.0389884136814616" calcext:value-type="float">
            <text:p>0.0389884137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536174" calcext:value-type="float">
            <text:p>6.536174</text:p>
          </table:table-cell>
          <table:table-cell office:value-type="float" office:value="6.5520338726" calcext:value-type="float">
            <text:p>6.5520338726</text:p>
          </table:table-cell>
          <table:table-cell table:formula="of:=POWER([.C1666]-6.75;2)" office:value-type="float" office:value="0.039190587597753" calcext:value-type="float">
            <text:p>0.0391905876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552878" calcext:value-type="float">
            <text:p>6.552878</text:p>
          </table:table-cell>
          <table:table-cell office:value-type="float" office:value="6.5512402453" calcext:value-type="float">
            <text:p>6.5512402453</text:p>
          </table:table-cell>
          <table:table-cell table:formula="of:=POWER([.C1667]-6.75;2)" office:value-type="float" office:value="0.0395054400884042" calcext:value-type="float">
            <text:p>0.0395054401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569455" calcext:value-type="float">
            <text:p>6.569455</text:p>
          </table:table-cell>
          <table:table-cell office:value-type="float" office:value="6.5502337453" calcext:value-type="float">
            <text:p>6.5502337453</text:p>
          </table:table-cell>
          <table:table-cell table:formula="of:=POWER([.C1668]-6.75;2)" office:value-type="float" office:value="0.0399065565168653" calcext:value-type="float">
            <text:p>0.0399065565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585809" calcext:value-type="float">
            <text:p>6.585809</text:p>
          </table:table-cell>
          <table:table-cell office:value-type="float" office:value="6.5490614953" calcext:value-type="float">
            <text:p>6.5490614953</text:p>
          </table:table-cell>
          <table:table-cell table:formula="of:=POWER([.C1669]-6.75;2)" office:value-type="float" office:value="0.0403762826710719" calcext:value-type="float">
            <text:p>0.040376282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601847" calcext:value-type="float">
            <text:p>6.601847</text:p>
          </table:table-cell>
          <table:table-cell office:value-type="float" office:value="6.5477587075" calcext:value-type="float">
            <text:p>6.5477587075</text:p>
          </table:table-cell>
          <table:table-cell table:formula="of:=POWER([.C1670]-6.75;2)" office:value-type="float" office:value="0.0409015403920706" calcext:value-type="float">
            <text:p>0.0409015404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617485" calcext:value-type="float">
            <text:p>6.617485</text:p>
          </table:table-cell>
          <table:table-cell office:value-type="float" office:value="6.546353566" calcext:value-type="float">
            <text:p>6.546353566</text:p>
          </table:table-cell>
          <table:table-cell table:formula="of:=POWER([.C1671]-6.75;2)" office:value-type="float" office:value="0.0414718700809162" calcext:value-type="float">
            <text:p>0.0414718701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63265" calcext:value-type="float">
            <text:p>6.63265</text:p>
          </table:table-cell>
          <table:table-cell office:value-type="float" office:value="6.5448696887" calcext:value-type="float">
            <text:p>6.5448696887</text:p>
          </table:table-cell>
          <table:table-cell table:formula="of:=POWER([.C1672]-6.75;2)" office:value-type="float" office:value="0.0420784446140347" calcext:value-type="float">
            <text:p>0.0420784446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64728" calcext:value-type="float">
            <text:p>6.64728</text:p>
          </table:table-cell>
          <table:table-cell office:value-type="float" office:value="6.5433274104" calcext:value-type="float">
            <text:p>6.5433274104</text:p>
          </table:table-cell>
          <table:table-cell table:formula="of:=POWER([.C1673]-6.75;2)" office:value-type="float" office:value="0.0427135592919701" calcext:value-type="float">
            <text:p>0.042713559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66133" calcext:value-type="float">
            <text:p>6.66133</text:p>
          </table:table-cell>
          <table:table-cell office:value-type="float" office:value="6.5417444906" calcext:value-type="float">
            <text:p>6.5417444906</text:p>
          </table:table-cell>
          <table:table-cell table:formula="of:=POWER([.C1674]-6.75;2)" office:value-type="float" office:value="0.0433703571954534" calcext:value-type="float">
            <text:p>0.0433703572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674767" calcext:value-type="float">
            <text:p>6.674767</text:p>
          </table:table-cell>
          <table:table-cell office:value-type="float" office:value="6.5401364575" calcext:value-type="float">
            <text:p>6.5401364575</text:p>
          </table:table-cell>
          <table:table-cell table:formula="of:=POWER([.C1675]-6.75;2)" office:value-type="float" office:value="0.0440427064706493" calcext:value-type="float">
            <text:p>0.0440427065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687576" calcext:value-type="float">
            <text:p>6.687576</text:p>
          </table:table-cell>
          <table:table-cell office:value-type="float" office:value="6.538516816" calcext:value-type="float">
            <text:p>6.538516816</text:p>
          </table:table-cell>
          <table:table-cell table:formula="of:=POWER([.C1676]-6.75;2)" office:value-type="float" office:value="0.044725137114778" calcext:value-type="float">
            <text:p>0.0447251371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699752" calcext:value-type="float">
            <text:p>6.699752</text:p>
          </table:table-cell>
          <table:table-cell office:value-type="float" office:value="6.5368971462" calcext:value-type="float">
            <text:p>6.5368971462</text:p>
          </table:table-cell>
          <table:table-cell table:formula="of:=POWER([.C1677]-6.75;2)" office:value-type="float" office:value="0.0454128262977041" calcext:value-type="float">
            <text:p>0.0454128263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711306" calcext:value-type="float">
            <text:p>6.711306</text:p>
          </table:table-cell>
          <table:table-cell office:value-type="float" office:value="6.5352871745" calcext:value-type="float">
            <text:p>6.5352871745</text:p>
          </table:table-cell>
          <table:table-cell table:formula="of:=POWER([.C1678]-6.75;2)" office:value-type="float" office:value="0.0461015974341932" calcext:value-type="float">
            <text:p>0.0461015974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722261" calcext:value-type="float">
            <text:p>6.722261</text:p>
          </table:table-cell>
          <table:table-cell office:value-type="float" office:value="6.5336948443" calcext:value-type="float">
            <text:p>6.5336948443</text:p>
          </table:table-cell>
          <table:table-cell table:formula="of:=POWER([.C1679]-6.75;2)" office:value-type="float" office:value="0.0467879203824011" calcext:value-type="float">
            <text:p>0.0467879204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732654" calcext:value-type="float">
            <text:p>6.732654</text:p>
          </table:table-cell>
          <table:table-cell office:value-type="float" office:value="6.5321264009" calcext:value-type="float">
            <text:p>6.5321264009</text:p>
          </table:table-cell>
          <table:table-cell table:formula="of:=POWER([.C1680]-6.75;2)" office:value-type="float" office:value="0.0474689051847874" calcext:value-type="float">
            <text:p>0.0474689052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742532" calcext:value-type="float">
            <text:p>6.742532</text:p>
          </table:table-cell>
          <table:table-cell office:value-type="float" office:value="6.5305865" calcext:value-type="float">
            <text:p>6.5305865</text:p>
          </table:table-cell>
          <table:table-cell table:formula="of:=POWER([.C1681]-6.75;2)" office:value-type="float" office:value="0.04814228398225" calcext:value-type="float">
            <text:p>0.048142284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751952" calcext:value-type="float">
            <text:p>6.751952</text:p>
          </table:table-cell>
          <table:table-cell office:value-type="float" office:value="6.5290783726" calcext:value-type="float">
            <text:p>6.5290783726</text:p>
          </table:table-cell>
          <table:table-cell table:formula="of:=POWER([.C1682]-6.75;2)" office:value-type="float" office:value="0.0488063654530645" calcext:value-type="float">
            <text:p>0.048806365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760972" calcext:value-type="float">
            <text:p>6.760972</text:p>
          </table:table-cell>
          <table:table-cell office:value-type="float" office:value="6.5276039858" calcext:value-type="float">
            <text:p>6.5276039858</text:p>
          </table:table-cell>
          <table:table-cell table:formula="of:=POWER([.C1683]-6.75;2)" office:value-type="float" office:value="0.0494599871320466" calcext:value-type="float">
            <text:p>0.0494599871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769647" calcext:value-type="float">
            <text:p>6.769647</text:p>
          </table:table-cell>
          <table:table-cell office:value-type="float" office:value="6.5261643019" calcext:value-type="float">
            <text:p>6.5261643019</text:p>
          </table:table-cell>
          <table:table-cell table:formula="of:=POWER([.C1684]-6.75;2)" office:value-type="float" office:value="0.0501024197439145" calcext:value-type="float">
            <text:p>0.0501024197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77802" calcext:value-type="float">
            <text:p>6.77802</text:p>
          </table:table-cell>
          <table:table-cell office:value-type="float" office:value="6.5247595519" calcext:value-type="float">
            <text:p>6.5247595519</text:p>
          </table:table-cell>
          <table:table-cell table:formula="of:=POWER([.C1685]-6.75;2)" office:value-type="float" office:value="0.0507332594602888" calcext:value-type="float">
            <text:p>0.050733259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786113" calcext:value-type="float">
            <text:p>6.786113</text:p>
          </table:table-cell>
          <table:table-cell office:value-type="float" office:value="6.5233895519" calcext:value-type="float">
            <text:p>6.5233895519</text:p>
          </table:table-cell>
          <table:table-cell table:formula="of:=POWER([.C1686]-6.75;2)" office:value-type="float" office:value="0.0513522951880827" calcext:value-type="float">
            <text:p>0.0513522952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793923" calcext:value-type="float">
            <text:p>6.793923</text:p>
          </table:table-cell>
          <table:table-cell office:value-type="float" office:value="6.5220540377" calcext:value-type="float">
            <text:p>6.5220540377</text:p>
          </table:table-cell>
          <table:table-cell table:formula="of:=POWER([.C1687]-6.75;2)" office:value-type="float" office:value="0.0519593617288729" calcext:value-type="float">
            <text:p>0.0519593617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801417" calcext:value-type="float">
            <text:p>6.801417</text:p>
          </table:table-cell>
          <table:table-cell office:value-type="float" office:value="6.5207530047" calcext:value-type="float">
            <text:p>6.5207530047</text:p>
          </table:table-cell>
          <table:table-cell table:formula="of:=POWER([.C1688]-6.75;2)" office:value-type="float" office:value="0.0525541848540784" calcext:value-type="float">
            <text:p>0.0525541849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808529" calcext:value-type="float">
            <text:p>6.808529</text:p>
          </table:table-cell>
          <table:table-cell office:value-type="float" office:value="6.5194870189" calcext:value-type="float">
            <text:p>6.5194870189</text:p>
          </table:table-cell>
          <table:table-cell table:formula="of:=POWER([.C1689]-6.75;2)" office:value-type="float" office:value="0.0531362344556091" calcext:value-type="float">
            <text:p>0.053136234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815173" calcext:value-type="float">
            <text:p>6.815173</text:p>
          </table:table-cell>
          <table:table-cell office:value-type="float" office:value="6.518257467" calcext:value-type="float">
            <text:p>6.518257467</text:p>
          </table:table-cell>
          <table:table-cell table:formula="of:=POWER([.C1690]-6.75;2)" office:value-type="float" office:value="0.0537046016012562" calcext:value-type="float">
            <text:p>0.0537046016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821243" calcext:value-type="float">
            <text:p>6.821243</text:p>
          </table:table-cell>
          <table:table-cell office:value-type="float" office:value="6.5170666934" calcext:value-type="float">
            <text:p>6.5170666934</text:p>
          </table:table-cell>
          <table:table-cell table:formula="of:=POWER([.C1691]-6.75;2)" office:value-type="float" office:value="0.0542579253236095" calcext:value-type="float">
            <text:p>0.0542579253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826632" calcext:value-type="float">
            <text:p>6.826632</text:p>
          </table:table-cell>
          <table:table-cell office:value-type="float" office:value="6.5159180425" calcext:value-type="float">
            <text:p>6.5159180425</text:p>
          </table:table-cell>
          <table:table-cell table:formula="of:=POWER([.C1692]-6.75;2)" office:value-type="float" office:value="0.0547943628270318" calcext:value-type="float">
            <text:p>0.0547943628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83124" calcext:value-type="float">
            <text:p>6.83124</text:p>
          </table:table-cell>
          <table:table-cell office:value-type="float" office:value="6.5148157311" calcext:value-type="float">
            <text:p>6.5148157311</text:p>
          </table:table-cell>
          <table:table-cell table:formula="of:=POWER([.C1693]-6.75;2)" office:value-type="float" office:value="0.0553116403380277" calcext:value-type="float">
            <text:p>0.0553116403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834985" calcext:value-type="float">
            <text:p>6.834985</text:p>
          </table:table-cell>
          <table:table-cell office:value-type="float" office:value="6.5137646226" calcext:value-type="float">
            <text:p>6.5137646226</text:p>
          </table:table-cell>
          <table:table-cell table:formula="of:=POWER([.C1694]-6.75;2)" office:value-type="float" office:value="0.0558071535353204" calcext:value-type="float">
            <text:p>0.055807153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837813" calcext:value-type="float">
            <text:p>6.837813</text:p>
          </table:table-cell>
          <table:table-cell office:value-type="float" office:value="6.5127698726" calcext:value-type="float">
            <text:p>6.5127698726</text:p>
          </table:table-cell>
          <table:table-cell table:formula="of:=POWER([.C1695]-6.75;2)" office:value-type="float" office:value="0.0562781333462203" calcext:value-type="float">
            <text:p>0.0562781333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8397" calcext:value-type="float">
            <text:p>6.8397</text:p>
          </table:table-cell>
          <table:table-cell office:value-type="float" office:value="6.5118365377" calcext:value-type="float">
            <text:p>6.5118365377</text:p>
          </table:table-cell>
          <table:table-cell table:formula="of:=POWER([.C1696]-6.75;2)" office:value-type="float" office:value="0.0567218347747236" calcext:value-type="float">
            <text:p>0.0567218348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840646" calcext:value-type="float">
            <text:p>6.840646</text:p>
          </table:table-cell>
          <table:table-cell office:value-type="float" office:value="6.5109691557" calcext:value-type="float">
            <text:p>6.5109691557</text:p>
          </table:table-cell>
          <table:table-cell table:formula="of:=POWER([.C1697]-6.75;2)" office:value-type="float" office:value="0.0571357445267709" calcext:value-type="float">
            <text:p>0.0571357445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840675" calcext:value-type="float">
            <text:p>6.840675</text:p>
          </table:table-cell>
          <table:table-cell office:value-type="float" office:value="6.5101714009" calcext:value-type="float">
            <text:p>6.5101714009</text:p>
          </table:table-cell>
          <table:table-cell table:formula="of:=POWER([.C1698]-6.75;2)" office:value-type="float" office:value="0.0575177569462685" calcext:value-type="float">
            <text:p>0.0575177569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839819" calcext:value-type="float">
            <text:p>6.839819</text:p>
          </table:table-cell>
          <table:table-cell office:value-type="float" office:value="6.5094458349" calcext:value-type="float">
            <text:p>6.5094458349</text:p>
          </table:table-cell>
          <table:table-cell table:formula="of:=POWER([.C1699]-6.75;2)" office:value-type="float" office:value="0.057866306346958" calcext:value-type="float">
            <text:p>0.057866306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838113" calcext:value-type="float">
            <text:p>6.838113</text:p>
          </table:table-cell>
          <table:table-cell office:value-type="float" office:value="6.5087938113" calcext:value-type="float">
            <text:p>6.5087938113</text:p>
          </table:table-cell>
          <table:table-cell table:formula="of:=POWER([.C1700]-6.75;2)" office:value-type="float" office:value="0.0581804254671798" calcext:value-type="float">
            <text:p>0.0581804255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835583" calcext:value-type="float">
            <text:p>6.835583</text:p>
          </table:table-cell>
          <table:table-cell office:value-type="float" office:value="6.508215533" calcext:value-type="float">
            <text:p>6.508215533</text:p>
          </table:table-cell>
          <table:table-cell table:formula="of:=POWER([.C1701]-6.75;2)" office:value-type="float" office:value="0.0584597284824743" calcext:value-type="float">
            <text:p>0.0584597285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832239" calcext:value-type="float">
            <text:p>6.832239</text:p>
          </table:table-cell>
          <table:table-cell office:value-type="float" office:value="6.5077102736" calcext:value-type="float">
            <text:p>6.5077102736</text:p>
          </table:table-cell>
          <table:table-cell table:formula="of:=POWER([.C1702]-6.75;2)" office:value-type="float" office:value="0.0587043115189869" calcext:value-type="float">
            <text:p>0.0587043115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828075" calcext:value-type="float">
            <text:p>6.828075</text:p>
          </table:table-cell>
          <table:table-cell office:value-type="float" office:value="6.5072766981" calcext:value-type="float">
            <text:p>6.5072766981</text:p>
          </table:table-cell>
          <table:table-cell table:formula="of:=POWER([.C1703]-6.75;2)" office:value-type="float" office:value="0.0589146012852385" calcext:value-type="float">
            <text:p>0.058914601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6.82307" calcext:value-type="float">
            <text:p>6.82307</text:p>
          </table:table-cell>
          <table:table-cell office:value-type="float" office:value="6.5069132689" calcext:value-type="float">
            <text:p>6.5069132689</text:p>
          </table:table-cell>
          <table:table-cell table:formula="of:=POWER([.C1704]-6.75;2)" office:value-type="float" office:value="0.0590911588368837" calcext:value-type="float">
            <text:p>0.0590911588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6.81719" calcext:value-type="float">
            <text:p>6.81719</text:p>
          </table:table-cell>
          <table:table-cell office:value-type="float" office:value="6.5066186415" calcext:value-type="float">
            <text:p>6.5066186415</text:p>
          </table:table-cell>
          <table:table-cell table:formula="of:=POWER([.C1705]-6.75;2)" office:value-type="float" office:value="0.0592344856653054" calcext:value-type="float">
            <text:p>0.0592344857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6.810399" calcext:value-type="float">
            <text:p>6.810399</text:p>
          </table:table-cell>
          <table:table-cell office:value-type="float" office:value="6.5063920142" calcext:value-type="float">
            <text:p>6.5063920142</text:p>
          </table:table-cell>
          <table:table-cell table:formula="of:=POWER([.C1706]-6.75;2)" office:value-type="float" office:value="0.0593448507455329" calcext:value-type="float">
            <text:p>0.059344850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6.802664" calcext:value-type="float">
            <text:p>6.802664</text:p>
          </table:table-cell>
          <table:table-cell office:value-type="float" office:value="6.5062333821" calcext:value-type="float">
            <text:p>6.5062333821</text:p>
          </table:table-cell>
          <table:table-cell table:formula="of:=POWER([.C1707]-6.75;2)" office:value-type="float" office:value="0.0594221640024048" calcext:value-type="float">
            <text:p>0.059422164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6.793963" calcext:value-type="float">
            <text:p>6.793963</text:p>
          </table:table-cell>
          <table:table-cell office:value-type="float" office:value="6.5061436509" calcext:value-type="float">
            <text:p>6.5061436509</text:p>
          </table:table-cell>
          <table:table-cell table:formula="of:=POWER([.C1708]-6.75;2)" office:value-type="float" office:value="0.0594659189963809" calcext:value-type="float">
            <text:p>0.059465919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.784289" calcext:value-type="float">
            <text:p>6.784289</text:p>
          </table:table-cell>
          <table:table-cell office:value-type="float" office:value="6.5061246179" calcext:value-type="float">
            <text:p>6.5061246179</text:p>
          </table:table-cell>
          <table:table-cell table:formula="of:=POWER([.C1709]-6.75;2)" office:value-type="float" office:value="0.0594752019944209" calcext:value-type="float">
            <text:p>0.059475202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773651" calcext:value-type="float">
            <text:p>6.773651</text:p>
          </table:table-cell>
          <table:table-cell office:value-type="float" office:value="6.506178816" calcext:value-type="float">
            <text:p>6.506178816</text:p>
          </table:table-cell>
          <table:table-cell table:formula="of:=POWER([.C1710]-6.75;2)" office:value-type="float" office:value="0.0594487697671617" calcext:value-type="float">
            <text:p>0.0594487698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762076" calcext:value-type="float">
            <text:p>6.762076</text:p>
          </table:table-cell>
          <table:table-cell office:value-type="float" office:value="6.506309283" calcext:value-type="float">
            <text:p>6.506309283</text:p>
          </table:table-cell>
          <table:table-cell table:formula="of:=POWER([.C1711]-6.75;2)" office:value-type="float" office:value="0.059385165551974" calcext:value-type="float">
            <text:p>0.0593851656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749606" calcext:value-type="float">
            <text:p>6.749606</text:p>
          </table:table-cell>
          <table:table-cell office:value-type="float" office:value="6.5065192453" calcext:value-type="float">
            <text:p>6.5065192453</text:p>
          </table:table-cell>
          <table:table-cell table:formula="of:=POWER([.C1712]-6.75;2)" office:value-type="float" office:value="0.0592828779092817" calcext:value-type="float">
            <text:p>0.059282877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736293" calcext:value-type="float">
            <text:p>6.736293</text:p>
          </table:table-cell>
          <table:table-cell office:value-type="float" office:value="6.506811816" calcext:value-type="float">
            <text:p>6.506811816</text:p>
          </table:table-cell>
          <table:table-cell table:formula="of:=POWER([.C1713]-6.75;2)" office:value-type="float" office:value="0.0591404928372179" calcext:value-type="float">
            <text:p>0.0591404928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722201" calcext:value-type="float">
            <text:p>6.722201</text:p>
          </table:table-cell>
          <table:table-cell office:value-type="float" office:value="6.5071897123" calcext:value-type="float">
            <text:p>6.5071897123</text:p>
          </table:table-cell>
          <table:table-cell table:formula="of:=POWER([.C1714]-6.75;2)" office:value-type="float" office:value="0.0589568358129569" calcext:value-type="float">
            <text:p>0.0589568358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707403" calcext:value-type="float">
            <text:p>6.707403</text:p>
          </table:table-cell>
          <table:table-cell office:value-type="float" office:value="6.5076550189" calcext:value-type="float">
            <text:p>6.5076550189</text:p>
          </table:table-cell>
          <table:table-cell table:formula="of:=POWER([.C1715]-6.75;2)" office:value-type="float" office:value="0.0587310898643596" calcext:value-type="float">
            <text:p>0.0587310899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691979" calcext:value-type="float">
            <text:p>6.691979</text:p>
          </table:table-cell>
          <table:table-cell office:value-type="float" office:value="6.5082090425" calcext:value-type="float">
            <text:p>6.5082090425</text:p>
          </table:table-cell>
          <table:table-cell table:formula="of:=POWER([.C1716]-6.75;2)" office:value-type="float" office:value="0.0584628671287669" calcext:value-type="float">
            <text:p>0.0584628671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676021" calcext:value-type="float">
            <text:p>6.676021</text:p>
          </table:table-cell>
          <table:table-cell office:value-type="float" office:value="6.5088522217" calcext:value-type="float">
            <text:p>6.5088522217</text:p>
          </table:table-cell>
          <table:table-cell table:formula="of:=POWER([.C1717]-6.75;2)" office:value-type="float" office:value="0.0581522509790261" calcext:value-type="float">
            <text:p>0.05815225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659633" calcext:value-type="float">
            <text:p>6.659633</text:p>
          </table:table-cell>
          <table:table-cell office:value-type="float" office:value="6.5095841085" calcext:value-type="float">
            <text:p>6.5095841085</text:p>
          </table:table-cell>
          <table:table-cell table:formula="of:=POWER([.C1718]-6.75;2)" office:value-type="float" office:value="0.0577998008857396" calcext:value-type="float">
            <text:p>0.0577998009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642932" calcext:value-type="float">
            <text:p>6.642932</text:p>
          </table:table-cell>
          <table:table-cell office:value-type="float" office:value="6.5104033774" calcext:value-type="float">
            <text:p>6.5104033774</text:p>
          </table:table-cell>
          <table:table-cell table:formula="of:=POWER([.C1719]-6.75;2)" office:value-type="float" office:value="0.0574065415613267" calcext:value-type="float">
            <text:p>0.057406541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626051" calcext:value-type="float">
            <text:p>6.626051</text:p>
          </table:table-cell>
          <table:table-cell office:value-type="float" office:value="6.5113078868" calcext:value-type="float">
            <text:p>6.5113078868</text:p>
          </table:table-cell>
          <table:table-cell table:formula="of:=POWER([.C1720]-6.75;2)" office:value-type="float" office:value="0.0569739249038816" calcext:value-type="float">
            <text:p>0.0569739249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609133" calcext:value-type="float">
            <text:p>6.609133</text:p>
          </table:table-cell>
          <table:table-cell office:value-type="float" office:value="6.5122947123" calcext:value-type="float">
            <text:p>6.5122947123</text:p>
          </table:table-cell>
          <table:table-cell table:formula="of:=POWER([.C1721]-6.75;2)" office:value-type="float" office:value="0.0565038038005397" calcext:value-type="float">
            <text:p>0.0565038038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592331" calcext:value-type="float">
            <text:p>6.592331</text:p>
          </table:table-cell>
          <table:table-cell office:value-type="float" office:value="6.5133602123" calcext:value-type="float">
            <text:p>6.5133602123</text:p>
          </table:table-cell>
          <table:table-cell table:formula="of:=POWER([.C1722]-6.75;2)" office:value-type="float" office:value="0.0559983891227009" calcext:value-type="float">
            <text:p>0.055998389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575796" calcext:value-type="float">
            <text:p>6.575796</text:p>
          </table:table-cell>
          <table:table-cell office:value-type="float" office:value="6.5145000472" calcext:value-type="float">
            <text:p>6.5145000472</text:p>
          </table:table-cell>
          <table:table-cell table:formula="of:=POWER([.C1723]-6.75;2)" office:value-type="float" office:value="0.0554602277688021" calcext:value-type="float">
            <text:p>0.0554602278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55967" calcext:value-type="float">
            <text:p>6.55967</text:p>
          </table:table-cell>
          <table:table-cell office:value-type="float" office:value="6.5157092453" calcext:value-type="float">
            <text:p>6.5157092453</text:p>
          </table:table-cell>
          <table:table-cell table:formula="of:=POWER([.C1724]-6.75;2)" office:value-type="float" office:value="0.0548921577378955" calcext:value-type="float">
            <text:p>0.0548921577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544079" calcext:value-type="float">
            <text:p>6.544079</text:p>
          </table:table-cell>
          <table:table-cell office:value-type="float" office:value="6.51698225" calcext:value-type="float">
            <text:p>6.51698225</text:p>
          </table:table-cell>
          <table:table-cell table:formula="of:=POWER([.C1725]-6.75;2)" office:value-type="float" office:value="0.0542972718150626" calcext:value-type="float">
            <text:p>0.0542972718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529118" calcext:value-type="float">
            <text:p>6.529118</text:p>
          </table:table-cell>
          <table:table-cell office:value-type="float" office:value="6.518312967" calcext:value-type="float">
            <text:p>6.518312967</text:p>
          </table:table-cell>
          <table:table-cell table:formula="of:=POWER([.C1726]-6.75;2)" office:value-type="float" office:value="0.0536788812603431" calcext:value-type="float">
            <text:p>0.0536788813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51485" calcext:value-type="float">
            <text:p>6.51485</text:p>
          </table:table-cell>
          <table:table-cell office:value-type="float" office:value="6.5196948632" calcext:value-type="float">
            <text:p>6.5196948632</text:p>
          </table:table-cell>
          <table:table-cell table:formula="of:=POWER([.C1727]-6.75;2)" office:value-type="float" office:value="0.0530404560364668" calcext:value-type="float">
            <text:p>0.053040456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501301" calcext:value-type="float">
            <text:p>6.501301</text:p>
          </table:table-cell>
          <table:table-cell office:value-type="float" office:value="6.5211210755" calcext:value-type="float">
            <text:p>6.5211210755</text:p>
          </table:table-cell>
          <table:table-cell table:formula="of:=POWER([.C1728]-6.75;2)" office:value-type="float" office:value="0.0523855620802767" calcext:value-type="float">
            <text:p>0.0523855621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488462" calcext:value-type="float">
            <text:p>6.488462</text:p>
          </table:table-cell>
          <table:table-cell office:value-type="float" office:value="6.5225845142" calcext:value-type="float">
            <text:p>6.5225845142</text:p>
          </table:table-cell>
          <table:table-cell table:formula="of:=POWER([.C1729]-6.75;2)" office:value-type="float" office:value="0.05171780318165" calcext:value-type="float">
            <text:p>0.0517178032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476294" calcext:value-type="float">
            <text:p>6.476294</text:p>
          </table:table-cell>
          <table:table-cell office:value-type="float" office:value="6.5240779906" calcext:value-type="float">
            <text:p>6.5240779906</text:p>
          </table:table-cell>
          <table:table-cell table:formula="of:=POWER([.C1730]-6.75;2)" office:value-type="float" office:value="0.0510407543313335" calcext:value-type="float">
            <text:p>0.0510407543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464735" calcext:value-type="float">
            <text:p>6.464735</text:p>
          </table:table-cell>
          <table:table-cell office:value-type="float" office:value="6.5255943208" calcext:value-type="float">
            <text:p>6.5255943208</text:p>
          </table:table-cell>
          <table:table-cell table:formula="of:=POWER([.C1731]-6.75;2)" office:value-type="float" office:value="0.0503579088572134" calcext:value-type="float">
            <text:p>0.0503579089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453709" calcext:value-type="float">
            <text:p>6.453709</text:p>
          </table:table-cell>
          <table:table-cell office:value-type="float" office:value="6.527126434" calcext:value-type="float">
            <text:p>6.527126434</text:p>
          </table:table-cell>
          <table:table-cell table:formula="of:=POWER([.C1732]-6.75;2)" office:value-type="float" office:value="0.0496726264215562" calcext:value-type="float">
            <text:p>0.0496726264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443137" calcext:value-type="float">
            <text:p>6.443137</text:p>
          </table:table-cell>
          <table:table-cell office:value-type="float" office:value="6.5286674245" calcext:value-type="float">
            <text:p>6.5286674245</text:p>
          </table:table-cell>
          <table:table-cell table:formula="of:=POWER([.C1733]-6.75;2)" office:value-type="float" office:value="0.0489881089774632" calcext:value-type="float">
            <text:p>0.04898810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43294" calcext:value-type="float">
            <text:p>6.43294</text:p>
          </table:table-cell>
          <table:table-cell office:value-type="float" office:value="6.5302106274" calcext:value-type="float">
            <text:p>6.5302106274</text:p>
          </table:table-cell>
          <table:table-cell table:formula="of:=POWER([.C1734]-6.75;2)" office:value-type="float" office:value="0.0483073683079017" calcext:value-type="float">
            <text:p>0.0483073683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423041" calcext:value-type="float">
            <text:p>6.423041</text:p>
          </table:table-cell>
          <table:table-cell office:value-type="float" office:value="6.5317496462" calcext:value-type="float">
            <text:p>6.5317496462</text:p>
          </table:table-cell>
          <table:table-cell table:formula="of:=POWER([.C1735]-6.75;2)" office:value-type="float" office:value="0.0476332169338253" calcext:value-type="float">
            <text:p>0.0476332169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413365" calcext:value-type="float">
            <text:p>6.413365</text:p>
          </table:table-cell>
          <table:table-cell office:value-type="float" office:value="6.5332784245" calcext:value-type="float">
            <text:p>6.5332784245</text:p>
          </table:table-cell>
          <table:table-cell table:formula="of:=POWER([.C1736]-6.75;2)" office:value-type="float" office:value="0.0469682412872023" calcext:value-type="float">
            <text:p>0.0469682413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403831" calcext:value-type="float">
            <text:p>6.403831</text:p>
          </table:table-cell>
          <table:table-cell office:value-type="float" office:value="6.5347913349" calcext:value-type="float">
            <text:p>6.5347913349</text:p>
          </table:table-cell>
          <table:table-cell table:formula="of:=POWER([.C1737]-6.75;2)" office:value-type="float" office:value="0.0463147695341242" calcext:value-type="float">
            <text:p>0.0463147695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394344" calcext:value-type="float">
            <text:p>6.394344</text:p>
          </table:table-cell>
          <table:table-cell office:value-type="float" office:value="6.536283316" calcext:value-type="float">
            <text:p>6.536283316</text:p>
          </table:table-cell>
          <table:table-cell table:formula="of:=POWER([.C1738]-6.75;2)" office:value-type="float" office:value="0.0456748210199557" calcext:value-type="float">
            <text:p>0.045674821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384787" calcext:value-type="float">
            <text:p>6.384787</text:p>
          </table:table-cell>
          <table:table-cell office:value-type="float" office:value="6.5377500566" calcext:value-type="float">
            <text:p>6.5377500566</text:p>
          </table:table-cell>
          <table:table-cell table:formula="of:=POWER([.C1739]-6.75;2)" office:value-type="float" office:value="0.0450500384733031" calcext:value-type="float">
            <text:p>0.0450500385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375008" calcext:value-type="float">
            <text:p>6.375008</text:p>
          </table:table-cell>
          <table:table-cell office:value-type="float" office:value="6.5391882453" calcext:value-type="float">
            <text:p>6.5391882453</text:p>
          </table:table-cell>
          <table:table-cell table:formula="of:=POWER([.C1740]-6.75;2)" office:value-type="float" office:value="0.0444415959196929" calcext:value-type="float">
            <text:p>0.0444415959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364825" calcext:value-type="float">
            <text:p>6.364825</text:p>
          </table:table-cell>
          <table:table-cell office:value-type="float" office:value="6.5405958632" calcext:value-type="float">
            <text:p>6.5405958632</text:p>
          </table:table-cell>
          <table:table-cell table:formula="of:=POWER([.C1741]-6.75;2)" office:value-type="float" office:value="0.0438500925089531" calcext:value-type="float">
            <text:p>0.043850092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354014" calcext:value-type="float">
            <text:p>6.354014</text:p>
          </table:table-cell>
          <table:table-cell office:value-type="float" office:value="6.541972467" calcext:value-type="float">
            <text:p>6.541972467</text:p>
          </table:table-cell>
          <table:table-cell table:formula="of:=POWER([.C1742]-6.75;2)" office:value-type="float" office:value="0.0432754544860661" calcext:value-type="float">
            <text:p>0.0432754545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342321" calcext:value-type="float">
            <text:p>6.342321</text:p>
          </table:table-cell>
          <table:table-cell office:value-type="float" office:value="6.5433194811" calcext:value-type="float">
            <text:p>6.5433194811</text:p>
          </table:table-cell>
          <table:table-cell table:formula="of:=POWER([.C1743]-6.75;2)" office:value-type="float" office:value="0.0427168368927732" calcext:value-type="float">
            <text:p>0.0427168369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32946" calcext:value-type="float">
            <text:p>6.32946</text:p>
          </table:table-cell>
          <table:table-cell office:value-type="float" office:value="6.5446404198" calcext:value-type="float">
            <text:p>6.5446404198</text:p>
          </table:table-cell>
          <table:table-cell table:formula="of:=POWER([.C1744]-6.75;2)" office:value-type="float" office:value="0.0421725571799201" calcext:value-type="float">
            <text:p>0.0421725572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315112" calcext:value-type="float">
            <text:p>6.315112</text:p>
          </table:table-cell>
          <table:table-cell office:value-type="float" office:value="6.5459410566" calcext:value-type="float">
            <text:p>6.5459410566</text:p>
          </table:table-cell>
          <table:table-cell table:formula="of:=POWER([.C1745]-6.75;2)" office:value-type="float" office:value="0.0416400523815243" calcext:value-type="float">
            <text:p>0.0416400524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298912" calcext:value-type="float">
            <text:p>6.298912</text:p>
          </table:table-cell>
          <table:table-cell office:value-type="float" office:value="6.5472295519" calcext:value-type="float">
            <text:p>6.5472295519</text:p>
          </table:table-cell>
          <table:table-cell table:formula="of:=POWER([.C1746]-6.75;2)" office:value-type="float" office:value="0.0411158546226748" calcext:value-type="float">
            <text:p>0.0411158546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280405" calcext:value-type="float">
            <text:p>6.280405</text:p>
          </table:table-cell>
          <table:table-cell office:value-type="float" office:value="6.5485165755" calcext:value-type="float">
            <text:p>6.5485165755</text:p>
          </table:table-cell>
          <table:table-cell table:formula="of:=POWER([.C1747]-6.75;2)" office:value-type="float" office:value="0.0405955703482472" calcext:value-type="float">
            <text:p>0.0405955703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258956" calcext:value-type="float">
            <text:p>6.258956</text:p>
          </table:table-cell>
          <table:table-cell office:value-type="float" office:value="6.5498155613" calcext:value-type="float">
            <text:p>6.5498155613</text:p>
          </table:table-cell>
          <table:table-cell table:formula="of:=POWER([.C1748]-6.75;2)" office:value-type="float" office:value="0.0400738094976341" calcext:value-type="float">
            <text:p>0.0400738095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23355" calcext:value-type="float">
            <text:p>6.23355</text:p>
          </table:table-cell>
          <table:table-cell office:value-type="float" office:value="6.5511433491" calcext:value-type="float">
            <text:p>6.5511433491</text:p>
          </table:table-cell>
          <table:table-cell table:formula="of:=POWER([.C1749]-6.75;2)" office:value-type="float" office:value="0.0395439676071644" calcext:value-type="float">
            <text:p>0.039543967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202367" calcext:value-type="float">
            <text:p>6.202367</text:p>
          </table:table-cell>
          <table:table-cell office:value-type="float" office:value="6.5525217123" calcext:value-type="float">
            <text:p>6.5525217123</text:p>
          </table:table-cell>
          <table:table-cell table:formula="of:=POWER([.C1750]-6.75;2)" office:value-type="float" office:value="0.038997674112924" calcext:value-type="float">
            <text:p>0.038997674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161762" calcext:value-type="float">
            <text:p>6.161762</text:p>
          </table:table-cell>
          <table:table-cell office:value-type="float" office:value="6.5539809057" calcext:value-type="float">
            <text:p>6.5539809057</text:p>
          </table:table-cell>
          <table:table-cell table:formula="of:=POWER([.C1751]-6.75;2)" office:value-type="float" office:value="0.0384234853301925" calcext:value-type="float">
            <text:p>0.0384234853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103386" calcext:value-type="float">
            <text:p>6.103386</text:p>
          </table:table-cell>
          <table:table-cell office:value-type="float" office:value="6.5555679953" calcext:value-type="float">
            <text:p>6.5555679953</text:p>
          </table:table-cell>
          <table:table-cell table:formula="of:=POWER([.C1752]-6.75;2)" office:value-type="float" office:value="0.0378038044516609" calcext:value-type="float">
            <text:p>0.0378038045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003711" calcext:value-type="float">
            <text:p>6.003711</text:p>
          </table:table-cell>
          <table:table-cell office:value-type="float" office:value="6.5573688349" calcext:value-type="float">
            <text:p>6.5573688349</text:p>
          </table:table-cell>
          <table:table-cell table:formula="of:=POWER([.C1753]-6.75;2)" office:value-type="float" office:value="0.0371067657677834" calcext:value-type="float">
            <text:p>0.0371067658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5.763404" calcext:value-type="float">
            <text:p>5.763404</text:p>
          </table:table-cell>
          <table:table-cell office:value-type="float" office:value="6.5595795189" calcext:value-type="float">
            <text:p>6.5595795189</text:p>
          </table:table-cell>
          <table:table-cell table:formula="of:=POWER([.C1754]-6.75;2)" office:value-type="float" office:value="0.0362599596223556" calcext:value-type="float">
            <text:p>0.0362599596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3.603739" calcext:value-type="float">
            <text:p>3.603739</text:p>
          </table:table-cell>
          <table:table-cell office:value-type="float" office:value="6.5628638774" calcext:value-type="float">
            <text:p>6.5628638774</text:p>
          </table:table-cell>
          <table:table-cell table:formula="of:=POWER([.C1755]-6.75;2)" office:value-type="float" office:value="0.0350199283817623" calcext:value-type="float">
            <text:p>0.0350199284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7.137381" calcext:value-type="float">
            <text:p>7.137381</text:p>
          </table:table-cell>
          <table:table-cell office:value-type="float" office:value="6.5762751887" calcext:value-type="float">
            <text:p>6.5762751887</text:p>
          </table:table-cell>
          <table:table-cell table:formula="of:=POWER([.C1756]-6.75;2)" office:value-type="float" office:value="0.0301803100612205" calcext:value-type="float">
            <text:p>0.030180310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623065" calcext:value-type="float">
            <text:p>6.623065</text:p>
          </table:table-cell>
          <table:table-cell office:value-type="float" office:value="6.5729573019" calcext:value-type="float">
            <text:p>6.5729573019</text:p>
          </table:table-cell>
          <table:table-cell table:formula="of:=POWER([.C1757]-6.75;2)" office:value-type="float" office:value="0.0313441169505278" calcext:value-type="float">
            <text:p>0.031344117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478279" calcext:value-type="float">
            <text:p>6.478279</text:p>
          </table:table-cell>
          <table:table-cell office:value-type="float" office:value="6.5720030377" calcext:value-type="float">
            <text:p>6.5720030377</text:p>
          </table:table-cell>
          <table:table-cell table:formula="of:=POWER([.C1758]-6.75;2)" office:value-type="float" office:value="0.0316829185880276" calcext:value-type="float">
            <text:p>0.031682918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406801" calcext:value-type="float">
            <text:p>6.406801</text:p>
          </table:table-cell>
          <table:table-cell office:value-type="float" office:value="6.5716679198" calcext:value-type="float">
            <text:p>6.5716679198</text:p>
          </table:table-cell>
          <table:table-cell table:formula="of:=POWER([.C1759]-6.75;2)" office:value-type="float" office:value="0.0318023308284591" calcext:value-type="float">
            <text:p>0.0318023308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36266" calcext:value-type="float">
            <text:p>6.36266</text:p>
          </table:table-cell>
          <table:table-cell office:value-type="float" office:value="6.5716050142" calcext:value-type="float">
            <text:p>6.5716050142</text:p>
          </table:table-cell>
          <table:table-cell table:formula="of:=POWER([.C1760]-6.75;2)" office:value-type="float" office:value="0.0318247709585821" calcext:value-type="float">
            <text:p>0.031824771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332036" calcext:value-type="float">
            <text:p>6.332036</text:p>
          </table:table-cell>
          <table:table-cell office:value-type="float" office:value="6.5716848774" calcext:value-type="float">
            <text:p>6.5716848774</text:p>
          </table:table-cell>
          <table:table-cell table:formula="of:=POWER([.C1761]-6.75;2)" office:value-type="float" office:value="0.031796282947853" calcext:value-type="float">
            <text:p>0.0317962829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309469" calcext:value-type="float">
            <text:p>6.309469</text:p>
          </table:table-cell>
          <table:table-cell office:value-type="float" office:value="6.5718442311" calcext:value-type="float">
            <text:p>6.5718442311</text:p>
          </table:table-cell>
          <table:table-cell table:formula="of:=POWER([.C1762]-6.75;2)" office:value-type="float" office:value="0.0317394779923502" calcext:value-type="float">
            <text:p>0.031739478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29251" calcext:value-type="float">
            <text:p>6.29251</text:p>
          </table:table-cell>
          <table:table-cell office:value-type="float" office:value="6.5720468113" calcext:value-type="float">
            <text:p>6.5720468113</text:p>
          </table:table-cell>
          <table:table-cell table:formula="of:=POWER([.C1763]-6.75;2)" office:value-type="float" office:value="0.0316673373684978" calcext:value-type="float">
            <text:p>0.0316673374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280032" calcext:value-type="float">
            <text:p>6.280032</text:p>
          </table:table-cell>
          <table:table-cell office:value-type="float" office:value="6.5722693443" calcext:value-type="float">
            <text:p>6.5722693443</text:p>
          </table:table-cell>
          <table:table-cell table:formula="of:=POWER([.C1764]-6.75;2)" office:value-type="float" office:value="0.0315881859755518" calcext:value-type="float">
            <text:p>0.031588186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271557" calcext:value-type="float">
            <text:p>6.271557</text:p>
          </table:table-cell>
          <table:table-cell office:value-type="float" office:value="6.5724954151" calcext:value-type="float">
            <text:p>6.5724954151</text:p>
          </table:table-cell>
          <table:table-cell table:formula="of:=POWER([.C1765]-6.75;2)" office:value-type="float" office:value="0.0315078776605214" calcext:value-type="float">
            <text:p>0.0315078777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266929" calcext:value-type="float">
            <text:p>6.266929</text:p>
          </table:table-cell>
          <table:table-cell office:value-type="float" office:value="6.5727123774" calcext:value-type="float">
            <text:p>6.5727123774</text:p>
          </table:table-cell>
          <table:table-cell table:formula="of:=POWER([.C1766]-6.75;2)" office:value-type="float" office:value="0.0314309011271599" calcext:value-type="float">
            <text:p>0.0314309011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266126" calcext:value-type="float">
            <text:p>6.266126</text:p>
          </table:table-cell>
          <table:table-cell office:value-type="float" office:value="6.5729097406" calcext:value-type="float">
            <text:p>6.5729097406</text:p>
          </table:table-cell>
          <table:table-cell table:formula="of:=POWER([.C1767]-6.75;2)" office:value-type="float" office:value="0.0313609599743593" calcext:value-type="float">
            <text:p>0.03136096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269139" calcext:value-type="float">
            <text:p>6.269139</text:p>
          </table:table-cell>
          <table:table-cell office:value-type="float" office:value="6.5730783821" calcext:value-type="float">
            <text:p>6.5730783821</text:p>
          </table:table-cell>
          <table:table-cell table:formula="of:=POWER([.C1768]-6.75;2)" office:value-type="float" office:value="0.0313012588803535" calcext:value-type="float">
            <text:p>0.0313012589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275892" calcext:value-type="float">
            <text:p>6.275892</text:p>
          </table:table-cell>
          <table:table-cell office:value-type="float" office:value="6.5732103868" calcext:value-type="float">
            <text:p>6.5732103868</text:p>
          </table:table-cell>
          <table:table-cell table:formula="of:=POWER([.C1769]-6.75;2)" office:value-type="float" office:value="0.0312545673354058" calcext:value-type="float">
            <text:p>0.0312545673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286196" calcext:value-type="float">
            <text:p>6.286196</text:p>
          </table:table-cell>
          <table:table-cell office:value-type="float" office:value="6.5732993113" calcext:value-type="float">
            <text:p>6.5732993113</text:p>
          </table:table-cell>
          <table:table-cell table:formula="of:=POWER([.C1770]-6.75;2)" office:value-type="float" office:value="0.0312231333870545" calcext:value-type="float">
            <text:p>0.031223133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299727" calcext:value-type="float">
            <text:p>6.299727</text:p>
          </table:table-cell>
          <table:table-cell office:value-type="float" office:value="6.573340934" calcext:value-type="float">
            <text:p>6.573340934</text:p>
          </table:table-cell>
          <table:table-cell table:formula="of:=POWER([.C1771]-6.75;2)" office:value-type="float" office:value="0.0312084255999924" calcext:value-type="float">
            <text:p>0.0312084256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316033" calcext:value-type="float">
            <text:p>6.316033</text:p>
          </table:table-cell>
          <table:table-cell office:value-type="float" office:value="6.5733345047" calcext:value-type="float">
            <text:p>6.5733345047</text:p>
          </table:table-cell>
          <table:table-cell table:formula="of:=POWER([.C1772]-6.75;2)" office:value-type="float" office:value="0.0312106972295943" calcext:value-type="float">
            <text:p>0.0312106972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334566" calcext:value-type="float">
            <text:p>6.334566</text:p>
          </table:table-cell>
          <table:table-cell office:value-type="float" office:value="6.5732847358" calcext:value-type="float">
            <text:p>6.5732847358</text:p>
          </table:table-cell>
          <table:table-cell table:formula="of:=POWER([.C1773]-6.75;2)" office:value-type="float" office:value="0.0312282846012759" calcext:value-type="float">
            <text:p>0.0312282846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354715" calcext:value-type="float">
            <text:p>6.354715</text:p>
          </table:table-cell>
          <table:table-cell office:value-type="float" office:value="6.573205316" calcext:value-type="float">
            <text:p>6.573205316</text:p>
          </table:table-cell>
          <table:table-cell table:formula="of:=POWER([.C1774]-6.75;2)" office:value-type="float" office:value="0.0312563602906598" calcext:value-type="float">
            <text:p>0.0312563603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375861" calcext:value-type="float">
            <text:p>6.375861</text:p>
          </table:table-cell>
          <table:table-cell office:value-type="float" office:value="6.5731263443" calcext:value-type="float">
            <text:p>6.5731263443</text:p>
          </table:table-cell>
          <table:table-cell table:formula="of:=POWER([.C1775]-6.75;2)" office:value-type="float" office:value="0.031284290080682" calcext:value-type="float">
            <text:p>0.0312842901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397423" calcext:value-type="float">
            <text:p>6.397423</text:p>
          </table:table-cell>
          <table:table-cell office:value-type="float" office:value="6.573114184" calcext:value-type="float">
            <text:p>6.573114184</text:p>
          </table:table-cell>
          <table:table-cell table:formula="of:=POWER([.C1776]-6.75;2)" office:value-type="float" office:value="0.031288591901986" calcext:value-type="float">
            <text:p>0.0312885919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418895" calcext:value-type="float">
            <text:p>6.418895</text:p>
          </table:table-cell>
          <table:table-cell office:value-type="float" office:value="6.573345717" calcext:value-type="float">
            <text:p>6.573345717</text:p>
          </table:table-cell>
          <table:table-cell table:formula="of:=POWER([.C1777]-6.75;2)" office:value-type="float" office:value="0.0312067357022439" calcext:value-type="float">
            <text:p>0.0312067357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439873" calcext:value-type="float">
            <text:p>6.439873</text:p>
          </table:table-cell>
          <table:table-cell office:value-type="float" office:value="6.5746460943" calcext:value-type="float">
            <text:p>6.5746460943</text:p>
          </table:table-cell>
          <table:table-cell table:formula="of:=POWER([.C1778]-6.75;2)" office:value-type="float" office:value="0.0307489922442444" calcext:value-type="float">
            <text:p>0.0307489922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460073" calcext:value-type="float">
            <text:p>6.460073</text:p>
          </table:table-cell>
          <table:table-cell office:value-type="float" office:value="6.5651613255" calcext:value-type="float">
            <text:p>6.5651613255</text:p>
          </table:table-cell>
          <table:table-cell table:formula="of:=POWER([.C1779]-6.75;2)" office:value-type="float" office:value="0.0341653355909169" calcext:value-type="float">
            <text:p>0.0341653356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47933" calcext:value-type="float">
            <text:p>6.47933</text:p>
          </table:table-cell>
          <table:table-cell office:value-type="float" office:value="6.562880783" calcext:value-type="float">
            <text:p>6.562880783</text:p>
          </table:table-cell>
          <table:table-cell table:formula="of:=POWER([.C1780]-6.75;2)" office:value-type="float" office:value="0.0350136013706932" calcext:value-type="float">
            <text:p>0.0350136014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497583" calcext:value-type="float">
            <text:p>6.497583</text:p>
          </table:table-cell>
          <table:table-cell office:value-type="float" office:value="6.561183217" calcext:value-type="float">
            <text:p>6.561183217</text:p>
          </table:table-cell>
          <table:table-cell table:formula="of:=POWER([.C1781]-6.75;2)" office:value-type="float" office:value="0.0356517775424691" calcext:value-type="float">
            <text:p>0.0356517775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14861" calcext:value-type="float">
            <text:p>6.514861</text:p>
          </table:table-cell>
          <table:table-cell office:value-type="float" office:value="6.559683434" calcext:value-type="float">
            <text:p>6.559683434</text:p>
          </table:table-cell>
          <table:table-cell table:formula="of:=POWER([.C1782]-6.75;2)" office:value-type="float" office:value="0.0362203952940323" calcext:value-type="float">
            <text:p>0.0362203953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531259" calcext:value-type="float">
            <text:p>6.531259</text:p>
          </table:table-cell>
          <table:table-cell office:value-type="float" office:value="6.5582778679" calcext:value-type="float">
            <text:p>6.5582778679</text:p>
          </table:table-cell>
          <table:table-cell table:formula="of:=POWER([.C1783]-6.75;2)" office:value-type="float" office:value="0.0367573759369698" calcext:value-type="float">
            <text:p>0.0367573759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546909" calcext:value-type="float">
            <text:p>6.546909</text:p>
          </table:table-cell>
          <table:table-cell office:value-type="float" office:value="6.5569262264" calcext:value-type="float">
            <text:p>6.5569262264</text:p>
          </table:table-cell>
          <table:table-cell table:formula="of:=POWER([.C1784]-6.75;2)" office:value-type="float" office:value="0.0372774820521441" calcext:value-type="float">
            <text:p>0.0372774821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561963" calcext:value-type="float">
            <text:p>6.561963</text:p>
          </table:table-cell>
          <table:table-cell office:value-type="float" office:value="6.5556090425" calcext:value-type="float">
            <text:p>6.5556090425</text:p>
          </table:table-cell>
          <table:table-cell table:formula="of:=POWER([.C1785]-6.75;2)" office:value-type="float" office:value="0.0377878443577666" calcext:value-type="float">
            <text:p>0.0377878444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576572" calcext:value-type="float">
            <text:p>6.576572</text:p>
          </table:table-cell>
          <table:table-cell office:value-type="float" office:value="6.5543146085" calcext:value-type="float">
            <text:p>6.5543146085</text:p>
          </table:table-cell>
          <table:table-cell table:formula="of:=POWER([.C1786]-6.75;2)" office:value-type="float" office:value="0.0382927724465081" calcext:value-type="float">
            <text:p>0.0382927724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590869" calcext:value-type="float">
            <text:p>6.590869</text:p>
          </table:table-cell>
          <table:table-cell office:value-type="float" office:value="6.5530339811" calcext:value-type="float">
            <text:p>6.5530339811</text:p>
          </table:table-cell>
          <table:table-cell table:formula="of:=POWER([.C1787]-6.75;2)" office:value-type="float" office:value="0.038795612601315" calcext:value-type="float">
            <text:p>0.0387956126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604962" calcext:value-type="float">
            <text:p>6.604962</text:p>
          </table:table-cell>
          <table:table-cell office:value-type="float" office:value="6.5517589811" calcext:value-type="float">
            <text:p>6.5517589811</text:p>
          </table:table-cell>
          <table:table-cell table:formula="of:=POWER([.C1788]-6.75;2)" office:value-type="float" office:value="0.0392995015745102" calcext:value-type="float">
            <text:p>0.0392995016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61893" calcext:value-type="float">
            <text:p>6.61893</text:p>
          </table:table-cell>
          <table:table-cell office:value-type="float" office:value="6.5504815189" calcext:value-type="float">
            <text:p>6.5504815189</text:p>
          </table:table-cell>
          <table:table-cell table:formula="of:=POWER([.C1789]-6.75;2)" office:value-type="float" office:value="0.0398076243004511" calcext:value-type="float">
            <text:p>0.0398076243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632814" calcext:value-type="float">
            <text:p>6.632814</text:p>
          </table:table-cell>
          <table:table-cell office:value-type="float" office:value="6.5501571185" calcext:value-type="float">
            <text:p>6.5501571185</text:p>
          </table:table-cell>
          <table:table-cell table:formula="of:=POWER([.C1790]-6.75;2)" office:value-type="float" office:value="0.0399371772862232" calcext:value-type="float">
            <text:p>0.0399371773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646625" calcext:value-type="float">
            <text:p>6.646625</text:p>
          </table:table-cell>
          <table:table-cell office:value-type="float" office:value="6.5497635143" calcext:value-type="float">
            <text:p>6.5497635143</text:p>
          </table:table-cell>
          <table:table-cell table:formula="of:=POWER([.C1791]-6.75;2)" office:value-type="float" office:value="0.0400946502054862" calcext:value-type="float">
            <text:p>0.040094650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660344" calcext:value-type="float">
            <text:p>6.660344</text:p>
          </table:table-cell>
          <table:table-cell office:value-type="float" office:value="6.5493000622" calcext:value-type="float">
            <text:p>6.5493000622</text:p>
          </table:table-cell>
          <table:table-cell table:formula="of:=POWER([.C1792]-6.75;2)" office:value-type="float" office:value="0.0402804650329237" calcext:value-type="float">
            <text:p>0.040280465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673927" calcext:value-type="float">
            <text:p>6.673927</text:p>
          </table:table-cell>
          <table:table-cell office:value-type="float" office:value="6.5487661971" calcext:value-type="float">
            <text:p>6.5487661971</text:p>
          </table:table-cell>
          <table:table-cell table:formula="of:=POWER([.C1793]-6.75;2)" office:value-type="float" office:value="0.0404950434295961" calcext:value-type="float">
            <text:p>0.040495043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687312" calcext:value-type="float">
            <text:p>6.687312</text:p>
          </table:table-cell>
          <table:table-cell office:value-type="float" office:value="6.5481615556" calcext:value-type="float">
            <text:p>6.5481615556</text:p>
          </table:table-cell>
          <table:table-cell table:formula="of:=POWER([.C1794]-6.75;2)" office:value-type="float" office:value="0.0407387576378118" calcext:value-type="float">
            <text:p>0.0407387576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70043" calcext:value-type="float">
            <text:p>6.70043</text:p>
          </table:table-cell>
          <table:table-cell office:value-type="float" office:value="6.547486068" calcext:value-type="float">
            <text:p>6.547486068</text:p>
          </table:table-cell>
          <table:table-cell table:formula="of:=POWER([.C1795]-6.75;2)" office:value-type="float" office:value="0.0410118926541008" calcext:value-type="float">
            <text:p>0.0410118927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713207" calcext:value-type="float">
            <text:p>6.713207</text:p>
          </table:table-cell>
          <table:table-cell office:value-type="float" office:value="6.54674" calcext:value-type="float">
            <text:p>6.54674</text:p>
          </table:table-cell>
          <table:table-cell table:formula="of:=POWER([.C1796]-6.75;2)" office:value-type="float" office:value="0.0413146276000001" calcext:value-type="float">
            <text:p>0.0413146276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72558" calcext:value-type="float">
            <text:p>6.72558</text:p>
          </table:table-cell>
          <table:table-cell office:value-type="float" office:value="6.5459239853" calcext:value-type="float">
            <text:p>6.5459239853</text:p>
          </table:table-cell>
          <table:table-cell table:formula="of:=POWER([.C1797]-6.75;2)" office:value-type="float" office:value="0.0416470197758346" calcext:value-type="float">
            <text:p>0.0416470198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737501" calcext:value-type="float">
            <text:p>6.737501</text:p>
          </table:table-cell>
          <table:table-cell office:value-type="float" office:value="6.5450389803" calcext:value-type="float">
            <text:p>6.5450389803</text:p>
          </table:table-cell>
          <table:table-cell table:formula="of:=POWER([.C1798]-6.75;2)" office:value-type="float" office:value="0.0420090195964637" calcext:value-type="float">
            <text:p>0.0420090196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748944" calcext:value-type="float">
            <text:p>6.748944</text:p>
          </table:table-cell>
          <table:table-cell office:value-type="float" office:value="6.544086198" calcext:value-type="float">
            <text:p>6.544086198</text:p>
          </table:table-cell>
          <table:table-cell table:formula="of:=POWER([.C1799]-6.75;2)" office:value-type="float" office:value="0.042400493854095" calcext:value-type="float">
            <text:p>0.0424004939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759912" calcext:value-type="float">
            <text:p>6.759912</text:p>
          </table:table-cell>
          <table:table-cell office:value-type="float" office:value="6.543067005" calcext:value-type="float">
            <text:p>6.543067005</text:p>
          </table:table-cell>
          <table:table-cell table:formula="of:=POWER([.C1800]-6.75;2)" office:value-type="float" office:value="0.04282126441967" calcext:value-type="float">
            <text:p>0.042821264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770434" calcext:value-type="float">
            <text:p>6.770434</text:p>
          </table:table-cell>
          <table:table-cell office:value-type="float" office:value="6.54198278" calcext:value-type="float">
            <text:p>6.54198278</text:p>
          </table:table-cell>
          <table:table-cell table:formula="of:=POWER([.C1801]-6.75;2)" office:value-type="float" office:value="0.0432711638165285" calcext:value-type="float">
            <text:p>0.0432711638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780566" calcext:value-type="float">
            <text:p>6.780566</text:p>
          </table:table-cell>
          <table:table-cell office:value-type="float" office:value="6.5408347839" calcext:value-type="float">
            <text:p>6.5408347839</text:p>
          </table:table-cell>
          <table:table-cell table:formula="of:=POWER([.C1802]-6.75;2)" office:value-type="float" office:value="0.0437500876261596" calcext:value-type="float">
            <text:p>0.0437500876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790387" calcext:value-type="float">
            <text:p>6.790387</text:p>
          </table:table-cell>
          <table:table-cell office:value-type="float" office:value="6.5396240202" calcext:value-type="float">
            <text:p>6.5396240202</text:p>
          </table:table-cell>
          <table:table-cell table:formula="of:=POWER([.C1803]-6.75;2)" office:value-type="float" office:value="0.0442580528768101" calcext:value-type="float">
            <text:p>0.0442580529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799983" calcext:value-type="float">
            <text:p>6.799983</text:p>
          </table:table-cell>
          <table:table-cell office:value-type="float" office:value="6.5383511117" calcext:value-type="float">
            <text:p>6.5383511117</text:p>
          </table:table-cell>
          <table:table-cell table:formula="of:=POWER([.C1804]-6.75;2)" office:value-type="float" office:value="0.0447952519186259" calcext:value-type="float">
            <text:p>0.0447952519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809444" calcext:value-type="float">
            <text:p>6.809444</text:p>
          </table:table-cell>
          <table:table-cell office:value-type="float" office:value="6.5370162551" calcext:value-type="float">
            <text:p>6.5370162551</text:p>
          </table:table-cell>
          <table:table-cell table:formula="of:=POWER([.C1805]-6.75;2)" office:value-type="float" office:value="0.0453620755916282" calcext:value-type="float">
            <text:p>0.0453620756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818842" calcext:value-type="float">
            <text:p>6.818842</text:p>
          </table:table-cell>
          <table:table-cell office:value-type="float" office:value="6.5356191897" calcext:value-type="float">
            <text:p>6.5356191897</text:p>
          </table:table-cell>
          <table:table-cell table:formula="of:=POWER([.C1806]-6.75;2)" office:value-type="float" office:value="0.0459591318248845" calcext:value-type="float">
            <text:p>0.0459591318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828217" calcext:value-type="float">
            <text:p>6.828217</text:p>
          </table:table-cell>
          <table:table-cell office:value-type="float" office:value="6.5341592784" calcext:value-type="float">
            <text:p>6.5341592784</text:p>
          </table:table-cell>
          <table:table-cell table:formula="of:=POWER([.C1807]-6.75;2)" office:value-type="float" office:value="0.0465872171008088" calcext:value-type="float">
            <text:p>0.0465872171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837563" calcext:value-type="float">
            <text:p>6.837563</text:p>
          </table:table-cell>
          <table:table-cell office:value-type="float" office:value="6.5326356632" calcext:value-type="float">
            <text:p>6.5326356632</text:p>
          </table:table-cell>
          <table:table-cell table:formula="of:=POWER([.C1808]-6.75;2)" office:value-type="float" office:value="0.0472472549125039" calcext:value-type="float">
            <text:p>0.0472472549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846814" calcext:value-type="float">
            <text:p>6.846814</text:p>
          </table:table-cell>
          <table:table-cell office:value-type="float" office:value="6.5310475" calcext:value-type="float">
            <text:p>6.5310475</text:p>
          </table:table-cell>
          <table:table-cell table:formula="of:=POWER([.C1809]-6.75;2)" office:value-type="float" office:value="0.0479401972562501" calcext:value-type="float">
            <text:p>0.0479401973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855831" calcext:value-type="float">
            <text:p>6.855831</text:p>
          </table:table-cell>
          <table:table-cell office:value-type="float" office:value="6.5293942723" calcext:value-type="float">
            <text:p>6.5293942723</text:p>
          </table:table-cell>
          <table:table-cell table:formula="of:=POWER([.C1810]-6.75;2)" office:value-type="float" office:value="0.0486668870940464" calcext:value-type="float">
            <text:p>0.0486668871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864408" calcext:value-type="float">
            <text:p>6.864408</text:p>
          </table:table-cell>
          <table:table-cell office:value-type="float" office:value="6.5276761842" calcext:value-type="float">
            <text:p>6.5276761842</text:p>
          </table:table-cell>
          <table:table-cell table:formula="of:=POWER([.C1811]-6.75;2)" office:value-type="float" office:value="0.0494278790718724" calcext:value-type="float">
            <text:p>0.0494278791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872266" calcext:value-type="float">
            <text:p>6.872266</text:p>
          </table:table-cell>
          <table:table-cell office:value-type="float" office:value="6.5258945344" calcext:value-type="float">
            <text:p>6.5258945344</text:p>
          </table:table-cell>
          <table:table-cell table:formula="of:=POWER([.C1812]-6.75;2)" office:value-type="float" office:value="0.0502232597117928" calcext:value-type="float">
            <text:p>0.0502232597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879074" calcext:value-type="float">
            <text:p>6.879074</text:p>
          </table:table-cell>
          <table:table-cell office:value-type="float" office:value="6.524052133" calcext:value-type="float">
            <text:p>6.524052133</text:p>
          </table:table-cell>
          <table:table-cell table:formula="of:=POWER([.C1813]-6.75;2)" office:value-type="float" office:value="0.0510524386018499" calcext:value-type="float">
            <text:p>0.0510524386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884469" calcext:value-type="float">
            <text:p>6.884469</text:p>
          </table:table-cell>
          <table:table-cell office:value-type="float" office:value="6.5221536203" calcext:value-type="float">
            <text:p>6.5221536203</text:p>
          </table:table-cell>
          <table:table-cell table:formula="of:=POWER([.C1814]-6.75;2)" office:value-type="float" office:value="0.0519139727423965" calcext:value-type="float">
            <text:p>0.0519139727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888083" calcext:value-type="float">
            <text:p>6.888083</text:p>
          </table:table-cell>
          <table:table-cell office:value-type="float" office:value="6.5202056882" calcext:value-type="float">
            <text:p>6.5202056882</text:p>
          </table:table-cell>
          <table:table-cell table:formula="of:=POWER([.C1815]-6.75;2)" office:value-type="float" office:value="0.0528054257356357" calcext:value-type="float">
            <text:p>0.0528054257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889579" calcext:value-type="float">
            <text:p>6.889579</text:p>
          </table:table-cell>
          <table:table-cell office:value-type="float" office:value="6.5182171622" calcext:value-type="float">
            <text:p>6.5182171622</text:p>
          </table:table-cell>
          <table:table-cell table:formula="of:=POWER([.C1816]-6.75;2)" office:value-type="float" office:value="0.0537232838986211" calcext:value-type="float">
            <text:p>0.0537232839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888683" calcext:value-type="float">
            <text:p>6.888683</text:p>
          </table:table-cell>
          <table:table-cell office:value-type="float" office:value="6.5161988913" calcext:value-type="float">
            <text:p>6.5161988913</text:p>
          </table:table-cell>
          <table:table-cell table:formula="of:=POWER([.C1817]-6.75;2)" office:value-type="float" office:value="0.0546629584293491" calcext:value-type="float">
            <text:p>0.0546629584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885215" calcext:value-type="float">
            <text:p>6.885215</text:p>
          </table:table-cell>
          <table:table-cell office:value-type="float" office:value="6.514163459" calcext:value-type="float">
            <text:p>6.514163459</text:p>
          </table:table-cell>
          <table:table-cell table:formula="of:=POWER([.C1818]-6.75;2)" office:value-type="float" office:value="0.0556188740708448" calcext:value-type="float">
            <text:p>0.0556188741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879114" calcext:value-type="float">
            <text:p>6.879114</text:p>
          </table:table-cell>
          <table:table-cell office:value-type="float" office:value="6.5121247143" calcext:value-type="float">
            <text:p>6.5121247143</text:p>
          </table:table-cell>
          <table:table-cell table:formula="of:=POWER([.C1819]-6.75;2)" office:value-type="float" office:value="0.0565846515468564" calcext:value-type="float">
            <text:p>0.0565846515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870448" calcext:value-type="float">
            <text:p>6.870448</text:p>
          </table:table-cell>
          <table:table-cell office:value-type="float" office:value="6.5100971492" calcext:value-type="float">
            <text:p>6.5100971492</text:p>
          </table:table-cell>
          <table:table-cell table:formula="of:=POWER([.C1820]-6.75;2)" office:value-type="float" office:value="0.0575533778219671" calcext:value-type="float">
            <text:p>0.057553377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85942" calcext:value-type="float">
            <text:p>6.85942</text:p>
          </table:table-cell>
          <table:table-cell office:value-type="float" office:value="6.5080952" calcext:value-type="float">
            <text:p>6.5080952</text:p>
          </table:table-cell>
          <table:table-cell table:formula="of:=POWER([.C1821]-6.75;2)" office:value-type="float" office:value="0.0585179322630402" calcext:value-type="float">
            <text:p>0.0585179323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846347" calcext:value-type="float">
            <text:p>6.846347</text:p>
          </table:table-cell>
          <table:table-cell office:value-type="float" office:value="6.5061324916" calcext:value-type="float">
            <text:p>6.5061324916</text:p>
          </table:table-cell>
          <table:table-cell table:formula="of:=POWER([.C1822]-6.75;2)" office:value-type="float" office:value="0.0594713616532242" calcext:value-type="float">
            <text:p>0.0594713617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831643" calcext:value-type="float">
            <text:p>6.831643</text:p>
          </table:table-cell>
          <table:table-cell office:value-type="float" office:value="6.5042211742" calcext:value-type="float">
            <text:p>6.5042211742</text:p>
          </table:table-cell>
          <table:table-cell table:formula="of:=POWER([.C1823]-6.75;2)" office:value-type="float" office:value="0.060407231211627" calcext:value-type="float">
            <text:p>0.0604072312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815776" calcext:value-type="float">
            <text:p>6.815776</text:p>
          </table:table-cell>
          <table:table-cell office:value-type="float" office:value="6.5023713333" calcext:value-type="float">
            <text:p>6.5023713333</text:p>
          </table:table-cell>
          <table:table-cell table:formula="of:=POWER([.C1824]-6.75;2)" office:value-type="float" office:value="0.0613199565716196" calcext:value-type="float">
            <text:p>0.0613199566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799234" calcext:value-type="float">
            <text:p>6.799234</text:p>
          </table:table-cell>
          <table:table-cell office:value-type="float" office:value="6.500590625" calcext:value-type="float">
            <text:p>6.500590625</text:p>
          </table:table-cell>
          <table:table-cell table:formula="of:=POWER([.C1825]-6.75;2)" office:value-type="float" office:value="0.0622050363378906" calcext:value-type="float">
            <text:p>0.0622050363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782475" calcext:value-type="float">
            <text:p>6.782475</text:p>
          </table:table-cell>
          <table:table-cell office:value-type="float" office:value="6.4988840914" calcext:value-type="float">
            <text:p>6.4988840914</text:p>
          </table:table-cell>
          <table:table-cell table:formula="of:=POWER([.C1826]-6.75;2)" office:value-type="float" office:value="0.0630591995520036" calcext:value-type="float">
            <text:p>0.0630591996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765896" calcext:value-type="float">
            <text:p>6.765896</text:p>
          </table:table-cell>
          <table:table-cell office:value-type="float" office:value="6.4972542586" calcext:value-type="float">
            <text:p>6.4972542586</text:p>
          </table:table-cell>
          <table:table-cell table:formula="of:=POWER([.C1827]-6.75;2)" office:value-type="float" office:value="0.0638804097958357" calcext:value-type="float">
            <text:p>0.0638804098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749797" calcext:value-type="float">
            <text:p>6.749797</text:p>
          </table:table-cell>
          <table:table-cell office:value-type="float" office:value="6.4957014162" calcext:value-type="float">
            <text:p>6.4957014162</text:p>
          </table:table-cell>
          <table:table-cell table:formula="of:=POWER([.C1828]-6.75;2)" office:value-type="float" office:value="0.0646677697226855" calcext:value-type="float">
            <text:p>0.0646677697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734359" calcext:value-type="float">
            <text:p>6.734359</text:p>
          </table:table-cell>
          <table:table-cell office:value-type="float" office:value="6.4942241163" calcext:value-type="float">
            <text:p>6.4942241163</text:p>
          </table:table-cell>
          <table:table-cell table:formula="of:=POWER([.C1829]-6.75;2)" office:value-type="float" office:value="0.065421302682516" calcext:value-type="float">
            <text:p>0.0654213027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719644" calcext:value-type="float">
            <text:p>6.719644</text:p>
          </table:table-cell>
          <table:table-cell office:value-type="float" office:value="6.4928198187" calcext:value-type="float">
            <text:p>6.4928198187</text:p>
          </table:table-cell>
          <table:table-cell table:formula="of:=POWER([.C1830]-6.75;2)" office:value-type="float" office:value="0.0661416456535008" calcext:value-type="float">
            <text:p>0.0661416457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705591" calcext:value-type="float">
            <text:p>6.705591</text:p>
          </table:table-cell>
          <table:table-cell office:value-type="float" office:value="6.4914855588" calcext:value-type="float">
            <text:p>6.4914855588</text:p>
          </table:table-cell>
          <table:table-cell table:formula="of:=POWER([.C1831]-6.75;2)" office:value-type="float" office:value="0.0668297163089483" calcext:value-type="float">
            <text:p>0.0668297163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69204" calcext:value-type="float">
            <text:p>6.69204</text:p>
          </table:table-cell>
          <table:table-cell office:value-type="float" office:value="6.4902186627" calcext:value-type="float">
            <text:p>6.4902186627</text:p>
          </table:table-cell>
          <table:table-cell table:formula="of:=POWER([.C1832]-6.75;2)" office:value-type="float" office:value="0.0674863432093762" calcext:value-type="float">
            <text:p>0.0674863432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678757" calcext:value-type="float">
            <text:p>6.678757</text:p>
          </table:table-cell>
          <table:table-cell office:value-type="float" office:value="6.4890173452" calcext:value-type="float">
            <text:p>6.4890173452</text:p>
          </table:table-cell>
          <table:table-cell table:formula="of:=POWER([.C1833]-6.75;2)" office:value-type="float" office:value="0.0681119461064561" calcext:value-type="float">
            <text:p>0.0681119461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665463" calcext:value-type="float">
            <text:p>6.665463</text:p>
          </table:table-cell>
          <table:table-cell office:value-type="float" office:value="6.4878811796" calcext:value-type="float">
            <text:p>6.4878811796</text:p>
          </table:table-cell>
          <table:table-cell table:formula="of:=POWER([.C1834]-6.75;2)" office:value-type="float" office:value="0.0687062760078872" calcext:value-type="float">
            <text:p>0.068706276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651875" calcext:value-type="float">
            <text:p>6.651875</text:p>
          </table:table-cell>
          <table:table-cell office:value-type="float" office:value="6.4868114096" calcext:value-type="float">
            <text:p>6.4868114096</text:p>
          </table:table-cell>
          <table:table-cell table:formula="of:=POWER([.C1835]-6.75;2)" office:value-type="float" office:value="0.0692682341167392" calcext:value-type="float">
            <text:p>0.0692682341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637732" calcext:value-type="float">
            <text:p>6.637732</text:p>
          </table:table-cell>
          <table:table-cell office:value-type="float" office:value="6.4858110242" calcext:value-type="float">
            <text:p>6.4858110242</text:p>
          </table:table-cell>
          <table:table-cell table:formula="of:=POWER([.C1836]-6.75;2)" office:value-type="float" office:value="0.0697958149342529" calcext:value-type="float">
            <text:p>0.0697958149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622835" calcext:value-type="float">
            <text:p>6.622835</text:p>
          </table:table-cell>
          <table:table-cell office:value-type="float" office:value="6.4848846768" calcext:value-type="float">
            <text:p>6.4848846768</text:p>
          </table:table-cell>
          <table:table-cell table:formula="of:=POWER([.C1837]-6.75;2)" office:value-type="float" office:value="0.0702861345954404" calcext:value-type="float">
            <text:p>0.0702861346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607058" calcext:value-type="float">
            <text:p>6.607058</text:p>
          </table:table-cell>
          <table:table-cell office:value-type="float" office:value="6.4840383558" calcext:value-type="float">
            <text:p>6.4840383558</text:p>
          </table:table-cell>
          <table:table-cell table:formula="of:=POWER([.C1838]-6.75;2)" office:value-type="float" office:value="0.0707355961855673" calcext:value-type="float">
            <text:p>0.070735596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590372" calcext:value-type="float">
            <text:p>6.590372</text:p>
          </table:table-cell>
          <table:table-cell office:value-type="float" office:value="6.4832789753" calcext:value-type="float">
            <text:p>6.4832789753</text:p>
          </table:table-cell>
          <table:table-cell table:formula="of:=POWER([.C1839]-6.75;2)" office:value-type="float" office:value="0.0711401050170179" calcext:value-type="float">
            <text:p>0.071140105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572846" calcext:value-type="float">
            <text:p>6.572846</text:p>
          </table:table-cell>
          <table:table-cell office:value-type="float" office:value="6.4826138012" calcext:value-type="float">
            <text:p>6.4826138012</text:p>
          </table:table-cell>
          <table:table-cell table:formula="of:=POWER([.C1840]-6.75;2)" office:value-type="float" office:value="0.071495379308713" calcext:value-type="float">
            <text:p>0.0714953793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554643" calcext:value-type="float">
            <text:p>6.554643</text:p>
          </table:table-cell>
          <table:table-cell office:value-type="float" office:value="6.48204985" calcext:value-type="float">
            <text:p>6.48204985</text:p>
          </table:table-cell>
          <table:table-cell table:formula="of:=POWER([.C1841]-6.75;2)" office:value-type="float" office:value="0.0717972828850224" calcext:value-type="float">
            <text:p>0.0717972829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536015" calcext:value-type="float">
            <text:p>6.536015</text:p>
          </table:table-cell>
          <table:table-cell office:value-type="float" office:value="6.4815932893" calcext:value-type="float">
            <text:p>6.4815932893</text:p>
          </table:table-cell>
          <table:table-cell table:formula="of:=POWER([.C1842]-6.75;2)" office:value-type="float" office:value="0.0720421623487934" calcext:value-type="float">
            <text:p>0.0720421623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517278" calcext:value-type="float">
            <text:p>6.517278</text:p>
          </table:table-cell>
          <table:table-cell office:value-type="float" office:value="6.4812488481" calcext:value-type="float">
            <text:p>6.4812488481</text:p>
          </table:table-cell>
          <table:table-cell table:formula="of:=POWER([.C1843]-6.75;2)" office:value-type="float" office:value="0.0722271816475769" calcext:value-type="float">
            <text:p>0.0722271816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498797" calcext:value-type="float">
            <text:p>6.498797</text:p>
          </table:table-cell>
          <table:table-cell office:value-type="float" office:value="6.4810193631" calcext:value-type="float">
            <text:p>6.4810193631</text:p>
          </table:table-cell>
          <table:table-cell table:formula="of:=POWER([.C1844]-6.75;2)" office:value-type="float" office:value="0.0723505830271298" calcext:value-type="float">
            <text:p>0.072350583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480962" calcext:value-type="float">
            <text:p>6.480962</text:p>
          </table:table-cell>
          <table:table-cell office:value-type="float" office:value="6.4809054038" calcext:value-type="float">
            <text:p>6.4809054038</text:p>
          </table:table-cell>
          <table:table-cell table:formula="of:=POWER([.C1845]-6.75;2)" office:value-type="float" office:value="0.0724119017040413" calcext:value-type="float">
            <text:p>0.0724119017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464158" calcext:value-type="float">
            <text:p>6.464158</text:p>
          </table:table-cell>
          <table:table-cell office:value-type="float" office:value="6.4809050387" calcext:value-type="float">
            <text:p>6.4809050387</text:p>
          </table:table-cell>
          <table:table-cell table:formula="of:=POWER([.C1846]-6.75;2)" office:value-type="float" office:value="0.0724120981970487" calcext:value-type="float">
            <text:p>0.0724120982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448741" calcext:value-type="float">
            <text:p>6.448741</text:p>
          </table:table-cell>
          <table:table-cell office:value-type="float" office:value="6.4810137857" calcext:value-type="float">
            <text:p>6.4810137857</text:p>
          </table:table-cell>
          <table:table-cell table:formula="of:=POWER([.C1847]-6.75;2)" office:value-type="float" office:value="0.0723535834834455" calcext:value-type="float">
            <text:p>0.0723535835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435011" calcext:value-type="float">
            <text:p>6.435011</text:p>
          </table:table-cell>
          <table:table-cell office:value-type="float" office:value="6.481224719" calcext:value-type="float">
            <text:p>6.481224719</text:p>
          </table:table-cell>
          <table:table-cell table:formula="of:=POWER([.C1848]-6.75;2)" office:value-type="float" office:value="0.0722401516766289" calcext:value-type="float">
            <text:p>0.0722401517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423184" calcext:value-type="float">
            <text:p>6.423184</text:p>
          </table:table-cell>
          <table:table-cell office:value-type="float" office:value="6.4815287566" calcext:value-type="float">
            <text:p>6.4815287566</text:p>
          </table:table-cell>
          <table:table-cell table:formula="of:=POWER([.C1849]-6.75;2)" office:value-type="float" office:value="0.0720768085327418" calcext:value-type="float">
            <text:p>0.0720768085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413366" calcext:value-type="float">
            <text:p>6.413366</text:p>
          </table:table-cell>
          <table:table-cell office:value-type="float" office:value="6.4819151457" calcext:value-type="float">
            <text:p>6.4819151457</text:p>
          </table:table-cell>
          <table:table-cell table:formula="of:=POWER([.C1850]-6.75;2)" office:value-type="float" office:value="0.071869489105052" calcext:value-type="float">
            <text:p>0.0718694891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405537" calcext:value-type="float">
            <text:p>6.405537</text:p>
          </table:table-cell>
          <table:table-cell office:value-type="float" office:value="6.48237214" calcext:value-type="float">
            <text:p>6.48237214</text:p>
          </table:table-cell>
          <table:table-cell table:formula="of:=POWER([.C1851]-6.75;2)" office:value-type="float" office:value="0.0716246714481797" calcext:value-type="float">
            <text:p>0.0716246714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399531" calcext:value-type="float">
            <text:p>6.399531</text:p>
          </table:table-cell>
          <table:table-cell office:value-type="float" office:value="6.4828878121" calcext:value-type="float">
            <text:p>6.4828878121</text:p>
          </table:table-cell>
          <table:table-cell table:formula="of:=POWER([.C1852]-6.75;2)" office:value-type="float" office:value="0.0713489209247247" calcext:value-type="float">
            <text:p>0.0713489209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395036" calcext:value-type="float">
            <text:p>6.395036</text:p>
          </table:table-cell>
          <table:table-cell office:value-type="float" office:value="6.4834510338" calcext:value-type="float">
            <text:p>6.4834510338</text:p>
          </table:table-cell>
          <table:table-cell table:formula="of:=POWER([.C1853]-6.75;2)" office:value-type="float" office:value="0.0710483513822889" calcext:value-type="float">
            <text:p>0.0710483514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391598" calcext:value-type="float">
            <text:p>6.391598</text:p>
          </table:table-cell>
          <table:table-cell office:value-type="float" office:value="6.4840524966" calcext:value-type="float">
            <text:p>6.4840524966</text:p>
          </table:table-cell>
          <table:table-cell table:formula="of:=POWER([.C1854]-6.75;2)" office:value-type="float" office:value="0.0707280745646928" calcext:value-type="float">
            <text:p>0.0707280746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38864" calcext:value-type="float">
            <text:p>6.38864</text:p>
          </table:table-cell>
          <table:table-cell office:value-type="float" office:value="6.4846857466" calcext:value-type="float">
            <text:p>6.4846857466</text:p>
          </table:table-cell>
          <table:table-cell table:formula="of:=POWER([.C1855]-6.75;2)" office:value-type="float" office:value="0.0703916530571993" calcext:value-type="float">
            <text:p>0.0703916531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385493" calcext:value-type="float">
            <text:p>6.385493</text:p>
          </table:table-cell>
          <table:table-cell office:value-type="float" office:value="6.485348131" calcext:value-type="float">
            <text:p>6.485348131</text:p>
          </table:table-cell>
          <table:table-cell table:formula="of:=POWER([.C1856]-6.75;2)" office:value-type="float" office:value="0.070040611765193" calcext:value-type="float">
            <text:p>0.0700406118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381438" calcext:value-type="float">
            <text:p>6.381438</text:p>
          </table:table-cell>
          <table:table-cell office:value-type="float" office:value="6.4860415694" calcext:value-type="float">
            <text:p>6.4860415694</text:p>
          </table:table-cell>
          <table:table-cell table:formula="of:=POWER([.C1857]-6.75;2)" office:value-type="float" office:value="0.0696740530848149" calcext:value-type="float">
            <text:p>0.0696740531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375745" calcext:value-type="float">
            <text:p>6.375745</text:p>
          </table:table-cell>
          <table:table-cell office:value-type="float" office:value="6.4867730629" calcext:value-type="float">
            <text:p>6.4867730629</text:p>
          </table:table-cell>
          <table:table-cell table:formula="of:=POWER([.C1858]-6.75;2)" office:value-type="float" office:value="0.0692884204150472" calcext:value-type="float">
            <text:p>0.0692884204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367722" calcext:value-type="float">
            <text:p>6.367722</text:p>
          </table:table-cell>
          <table:table-cell office:value-type="float" office:value="6.4875549507" calcext:value-type="float">
            <text:p>6.4875549507</text:p>
          </table:table-cell>
          <table:table-cell table:formula="of:=POWER([.C1859]-6.75;2)" office:value-type="float" office:value="0.0688774039020795" calcext:value-type="float">
            <text:p>0.0688774039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356748" calcext:value-type="float">
            <text:p>6.356748</text:p>
          </table:table-cell>
          <table:table-cell office:value-type="float" office:value="6.4884048298" calcext:value-type="float">
            <text:p>6.4884048298</text:p>
          </table:table-cell>
          <table:table-cell table:formula="of:=POWER([.C1860]-6.75;2)" office:value-type="float" office:value="0.0684320330719668" calcext:value-type="float">
            <text:p>0.0684320331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342289" calcext:value-type="float">
            <text:p>6.342289</text:p>
          </table:table-cell>
          <table:table-cell office:value-type="float" office:value="6.4893452357" calcext:value-type="float">
            <text:p>6.4893452357</text:p>
          </table:table-cell>
          <table:table-cell table:formula="of:=POWER([.C1861]-6.75;2)" office:value-type="float" office:value="0.0679409061522885" calcext:value-type="float">
            <text:p>0.0679409062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323894" calcext:value-type="float">
            <text:p>6.323894</text:p>
          </table:table-cell>
          <table:table-cell office:value-type="float" office:value="6.4904031942" calcext:value-type="float">
            <text:p>6.4904031942</text:p>
          </table:table-cell>
          <table:table-cell table:formula="of:=POWER([.C1862]-6.75;2)" office:value-type="float" office:value="0.067390501581563" calcext:value-type="float">
            <text:p>0.0673905016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301161" calcext:value-type="float">
            <text:p>6.301161</text:p>
          </table:table-cell>
          <table:table-cell office:value-type="float" office:value="6.4916097826" calcext:value-type="float">
            <text:p>6.4916097826</text:p>
          </table:table-cell>
          <table:table-cell table:formula="of:=POWER([.C1863]-6.75;2)" office:value-type="float" office:value="0.0667655044480191" calcext:value-type="float">
            <text:p>0.066765504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273647" calcext:value-type="float">
            <text:p>6.273647</text:p>
          </table:table-cell>
          <table:table-cell office:value-type="float" office:value="6.4929999197" calcext:value-type="float">
            <text:p>6.4929999197</text:p>
          </table:table-cell>
          <table:table-cell table:formula="of:=POWER([.C1864]-6.75;2)" office:value-type="float" office:value="0.0660490412742065" calcext:value-type="float">
            <text:p>0.0660490413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240711" calcext:value-type="float">
            <text:p>6.240711</text:p>
          </table:table-cell>
          <table:table-cell office:value-type="float" office:value="6.4946128088" calcext:value-type="float">
            <text:p>6.4946128088</text:p>
          </table:table-cell>
          <table:table-cell table:formula="of:=POWER([.C1865]-6.75;2)" office:value-type="float" office:value="0.0652226174290252" calcext:value-type="float">
            <text:p>0.0652226174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201214" calcext:value-type="float">
            <text:p>6.201214</text:p>
          </table:table-cell>
          <table:table-cell office:value-type="float" office:value="6.496493563" calcext:value-type="float">
            <text:p>6.496493563</text:p>
          </table:table-cell>
          <table:table-cell table:formula="of:=POWER([.C1866]-6.75;2)" office:value-type="float" office:value="0.0642655136004352" calcext:value-type="float">
            <text:p>0.0642655136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152924" calcext:value-type="float">
            <text:p>6.152924</text:p>
          </table:table-cell>
          <table:table-cell office:value-type="float" office:value="6.4986971418" calcext:value-type="float">
            <text:p>6.4986971418</text:p>
          </table:table-cell>
          <table:table-cell table:formula="of:=POWER([.C1867]-6.75;2)" office:value-type="float" office:value="0.0631531265394892" calcext:value-type="float">
            <text:p>0.0631531265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09116" calcext:value-type="float">
            <text:p>6.09116</text:p>
          </table:table-cell>
          <table:table-cell office:value-type="float" office:value="6.5012969398" calcext:value-type="float">
            <text:p>6.5012969398</text:p>
          </table:table-cell>
          <table:table-cell table:formula="of:=POWER([.C1868]-6.75;2)" office:value-type="float" office:value="0.061853212152845" calcext:value-type="float">
            <text:p>0.0618532122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005142" calcext:value-type="float">
            <text:p>6.005142</text:p>
          </table:table-cell>
          <table:table-cell office:value-type="float" office:value="6.5044040379" calcext:value-type="float">
            <text:p>6.5044040379</text:p>
          </table:table-cell>
          <table:table-cell table:formula="of:=POWER([.C1869]-6.75;2)" office:value-type="float" office:value="0.0603173765998248" calcext:value-type="float">
            <text:p>0.0603173766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5.865406" calcext:value-type="float">
            <text:p>5.865406</text:p>
          </table:table-cell>
          <table:table-cell office:value-type="float" office:value="6.5082151985" calcext:value-type="float">
            <text:p>6.5082151985</text:p>
          </table:table-cell>
          <table:table-cell table:formula="of:=POWER([.C1870]-6.75;2)" office:value-type="float" office:value="0.0584598902363943" calcext:value-type="float">
            <text:p>0.0584598902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.558382" calcext:value-type="float">
            <text:p>5.558382</text:p>
          </table:table-cell>
          <table:table-cell office:value-type="float" office:value="6.5131598846" calcext:value-type="float">
            <text:p>6.5131598846</text:p>
          </table:table-cell>
          <table:table-cell table:formula="of:=POWER([.C1871]-6.75;2)" office:value-type="float" office:value="0.0560932402626852" calcext:value-type="float">
            <text:p>0.056093240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.84787" calcext:value-type="float">
            <text:p>3.84787</text:p>
          </table:table-cell>
          <table:table-cell office:value-type="float" office:value="6.5205612636" calcext:value-type="float">
            <text:p>6.5205612636</text:p>
          </table:table-cell>
          <table:table-cell table:formula="of:=POWER([.C1872]-6.75;2)" office:value-type="float" office:value="0.0526421337608285" calcext:value-type="float">
            <text:p>0.0526421338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8.059701" calcext:value-type="float">
            <text:p>8.059701</text:p>
          </table:table-cell>
          <table:table-cell office:value-type="float" office:value="6.5414416641" calcext:value-type="float">
            <text:p>6.5414416641</text:p>
          </table:table-cell>
          <table:table-cell table:formula="of:=POWER([.C1873]-6.75;2)" office:value-type="float" office:value="0.0434965794733773" calcext:value-type="float">
            <text:p>0.0434965795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862471" calcext:value-type="float">
            <text:p>6.862471</text:p>
          </table:table-cell>
          <table:table-cell office:value-type="float" office:value="6.5294868661" calcext:value-type="float">
            <text:p>6.5294868661</text:p>
          </table:table-cell>
          <table:table-cell table:formula="of:=POWER([.C1874]-6.75;2)" office:value-type="float" office:value="0.0486260422223993" calcext:value-type="float">
            <text:p>0.0486260422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598243" calcext:value-type="float">
            <text:p>6.598243</text:p>
          </table:table-cell>
          <table:table-cell office:value-type="float" office:value="6.5268441349" calcext:value-type="float">
            <text:p>6.5268441349</text:p>
          </table:table-cell>
          <table:table-cell table:formula="of:=POWER([.C1875]-6.75;2)" office:value-type="float" office:value="0.0497985401285293" calcext:value-type="float">
            <text:p>0.0497985401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479083" calcext:value-type="float">
            <text:p>6.479083</text:p>
          </table:table-cell>
          <table:table-cell office:value-type="float" office:value="6.526272944" calcext:value-type="float">
            <text:p>6.526272944</text:p>
          </table:table-cell>
          <table:table-cell table:formula="of:=POWER([.C1876]-6.75;2)" office:value-type="float" office:value="0.0500537955864269" calcext:value-type="float">
            <text:p>0.0500537956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411047" calcext:value-type="float">
            <text:p>6.411047</text:p>
          </table:table-cell>
          <table:table-cell office:value-type="float" office:value="6.5266535081" calcext:value-type="float">
            <text:p>6.5266535081</text:p>
          </table:table-cell>
          <table:table-cell table:formula="of:=POWER([.C1877]-6.75;2)" office:value-type="float" office:value="0.0498836554440368" calcext:value-type="float">
            <text:p>0.0498836554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367925" calcext:value-type="float">
            <text:p>6.367925</text:p>
          </table:table-cell>
          <table:table-cell office:value-type="float" office:value="6.5275933984" calcext:value-type="float">
            <text:p>6.5275933984</text:p>
          </table:table-cell>
          <table:table-cell table:formula="of:=POWER([.C1878]-6.75;2)" office:value-type="float" office:value="0.0494646964352613" calcext:value-type="float">
            <text:p>0.0494646964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5289021557" calcext:value-type="float">
            <text:p>6.5289021557</text:p>
          </table:table-cell>
          <table:table-cell table:formula="of:=POWER([.C1879]-6.75;2)" office:value-type="float" office:value="0.0488842567541071" calcext:value-type="float">
            <text:p>0.0488842568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320938" calcext:value-type="float">
            <text:p>6.320938</text:p>
          </table:table-cell>
          <table:table-cell office:value-type="float" office:value="6.5304674628" calcext:value-type="float">
            <text:p>6.5304674628</text:p>
          </table:table-cell>
          <table:table-cell table:formula="of:=POWER([.C1880]-6.75;2)" office:value-type="float" office:value="0.0481945348894694" calcext:value-type="float">
            <text:p>0.0481945349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309618" calcext:value-type="float">
            <text:p>6.309618</text:p>
          </table:table-cell>
          <table:table-cell office:value-type="float" office:value="6.5322135417" calcext:value-type="float">
            <text:p>6.5322135417</text:p>
          </table:table-cell>
          <table:table-cell table:formula="of:=POWER([.C1881]-6.75;2)" office:value-type="float" office:value="0.0474309414188576" calcext:value-type="float">
            <text:p>0.0474309414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303957" calcext:value-type="float">
            <text:p>6.303957</text:p>
          </table:table-cell>
          <table:table-cell office:value-type="float" office:value="6.5340840924" calcext:value-type="float">
            <text:p>6.5340840924</text:p>
          </table:table-cell>
          <table:table-cell table:formula="of:=POWER([.C1882]-6.75;2)" office:value-type="float" office:value="0.0466196791547319" calcext:value-type="float">
            <text:p>0.0466196792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302903" calcext:value-type="float">
            <text:p>6.302903</text:p>
          </table:table-cell>
          <table:table-cell office:value-type="float" office:value="6.536034322" calcext:value-type="float">
            <text:p>6.536034322</text:p>
          </table:table-cell>
          <table:table-cell table:formula="of:=POWER([.C1883]-6.75;2)" office:value-type="float" office:value="0.0457813113619997" calcext:value-type="float">
            <text:p>0.0457813114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305687" calcext:value-type="float">
            <text:p>6.305687</text:p>
          </table:table-cell>
          <table:table-cell office:value-type="float" office:value="6.5380268974" calcext:value-type="float">
            <text:p>6.5380268974</text:p>
          </table:table-cell>
          <table:table-cell table:formula="of:=POWER([.C1884]-6.75;2)" office:value-type="float" office:value="0.0449325962258701" calcext:value-type="float">
            <text:p>0.0449325962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311701" calcext:value-type="float">
            <text:p>6.311701</text:p>
          </table:table-cell>
          <table:table-cell office:value-type="float" office:value="6.5400298276" calcext:value-type="float">
            <text:p>6.5400298276</text:p>
          </table:table-cell>
          <table:table-cell table:formula="of:=POWER([.C1885]-6.75;2)" office:value-type="float" office:value="0.0440874732976858" calcext:value-type="float">
            <text:p>0.0440874733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320427" calcext:value-type="float">
            <text:p>6.320427</text:p>
          </table:table-cell>
          <table:table-cell office:value-type="float" office:value="6.5420152957" calcext:value-type="float">
            <text:p>6.5420152957</text:p>
          </table:table-cell>
          <table:table-cell table:formula="of:=POWER([.C1886]-6.75;2)" office:value-type="float" office:value="0.0432576372227585" calcext:value-type="float">
            <text:p>0.0432576372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331403" calcext:value-type="float">
            <text:p>6.331403</text:p>
          </table:table-cell>
          <table:table-cell office:value-type="float" office:value="6.5439590526" calcext:value-type="float">
            <text:p>6.5439590526</text:p>
          </table:table-cell>
          <table:table-cell table:formula="of:=POWER([.C1887]-6.75;2)" office:value-type="float" office:value="0.0424528720054896" calcext:value-type="float">
            <text:p>0.042452872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344206" calcext:value-type="float">
            <text:p>6.344206</text:p>
          </table:table-cell>
          <table:table-cell office:value-type="float" office:value="6.5458400796" calcext:value-type="float">
            <text:p>6.5458400796</text:p>
          </table:table-cell>
          <table:table-cell table:formula="of:=POWER([.C1888]-6.75;2)" office:value-type="float" office:value="0.0416812730977345" calcext:value-type="float">
            <text:p>0.0416812731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358438" calcext:value-type="float">
            <text:p>6.358438</text:p>
          </table:table-cell>
          <table:table-cell office:value-type="float" office:value="6.5476403839" calcext:value-type="float">
            <text:p>6.5476403839</text:p>
          </table:table-cell>
          <table:table-cell table:formula="of:=POWER([.C1889]-6.75;2)" office:value-type="float" office:value="0.0409494142281393" calcext:value-type="float">
            <text:p>0.040949414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373732" calcext:value-type="float">
            <text:p>6.373732</text:p>
          </table:table-cell>
          <table:table-cell office:value-type="float" office:value="6.5493449099" calcext:value-type="float">
            <text:p>6.5493449099</text:p>
          </table:table-cell>
          <table:table-cell table:formula="of:=POWER([.C1890]-6.75;2)" office:value-type="float" office:value="0.040262465183039" calcext:value-type="float">
            <text:p>0.040262465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389751" calcext:value-type="float">
            <text:p>6.389751</text:p>
          </table:table-cell>
          <table:table-cell office:value-type="float" office:value="6.5509413909" calcext:value-type="float">
            <text:p>6.5509413909</text:p>
          </table:table-cell>
          <table:table-cell table:formula="of:=POWER([.C1891]-6.75;2)" office:value-type="float" office:value="0.0396243298568265" calcext:value-type="float">
            <text:p>0.0396243299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406195" calcext:value-type="float">
            <text:p>6.406195</text:p>
          </table:table-cell>
          <table:table-cell office:value-type="float" office:value="6.5524202018" calcext:value-type="float">
            <text:p>6.5524202018</text:p>
          </table:table-cell>
          <table:table-cell table:formula="of:=POWER([.C1892]-6.75;2)" office:value-type="float" office:value="0.0390377766567526" calcext:value-type="float">
            <text:p>0.0390377767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422809" calcext:value-type="float">
            <text:p>6.422809</text:p>
          </table:table-cell>
          <table:table-cell office:value-type="float" office:value="6.5537741389" calcext:value-type="float">
            <text:p>6.5537741389</text:p>
          </table:table-cell>
          <table:table-cell table:formula="of:=POWER([.C1893]-6.75;2)" office:value-type="float" office:value="0.0385045885644366" calcext:value-type="float">
            <text:p>0.0385045886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439382" calcext:value-type="float">
            <text:p>6.439382</text:p>
          </table:table-cell>
          <table:table-cell office:value-type="float" office:value="6.5549981121" calcext:value-type="float">
            <text:p>6.5549981121</text:p>
          </table:table-cell>
          <table:table-cell table:formula="of:=POWER([.C1894]-6.75;2)" office:value-type="float" office:value="0.0380257362845642" calcext:value-type="float">
            <text:p>0.0380257363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455759" calcext:value-type="float">
            <text:p>6.455759</text:p>
          </table:table-cell>
          <table:table-cell office:value-type="float" office:value="6.5560888302" calcext:value-type="float">
            <text:p>6.5560888302</text:p>
          </table:table-cell>
          <table:table-cell table:formula="of:=POWER([.C1895]-6.75;2)" office:value-type="float" office:value="0.0376015417732043" calcext:value-type="float">
            <text:p>0.0376015418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47184" calcext:value-type="float">
            <text:p>6.47184</text:p>
          </table:table-cell>
          <table:table-cell office:value-type="float" office:value="6.5570443524" calcext:value-type="float">
            <text:p>6.5570443524</text:p>
          </table:table-cell>
          <table:table-cell table:formula="of:=POWER([.C1896]-6.75;2)" office:value-type="float" office:value="0.0372318819407353" calcext:value-type="float">
            <text:p>0.0372318819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48758" calcext:value-type="float">
            <text:p>6.48758</text:p>
          </table:table-cell>
          <table:table-cell office:value-type="float" office:value="6.557863625" calcext:value-type="float">
            <text:p>6.557863625</text:p>
          </table:table-cell>
          <table:table-cell table:formula="of:=POWER([.C1897]-6.75;2)" office:value-type="float" office:value="0.0369163865981405" calcext:value-type="float">
            <text:p>0.0369163866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502984" calcext:value-type="float">
            <text:p>6.502984</text:p>
          </table:table-cell>
          <table:table-cell office:value-type="float" office:value="6.5585459903" calcext:value-type="float">
            <text:p>6.5585459903</text:p>
          </table:table-cell>
          <table:table-cell table:formula="of:=POWER([.C1898]-6.75;2)" office:value-type="float" office:value="0.0366546378302078" calcext:value-type="float">
            <text:p>0.0366546378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518104" calcext:value-type="float">
            <text:p>6.518104</text:p>
          </table:table-cell>
          <table:table-cell office:value-type="float" office:value="6.5590907157" calcext:value-type="float">
            <text:p>6.5590907157</text:p>
          </table:table-cell>
          <table:table-cell table:formula="of:=POWER([.C1899]-6.75;2)" office:value-type="float" office:value="0.0364463548319382" calcext:value-type="float">
            <text:p>0.0364463548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533028" calcext:value-type="float">
            <text:p>6.533028</text:p>
          </table:table-cell>
          <table:table-cell office:value-type="float" office:value="6.5594965248" calcext:value-type="float">
            <text:p>6.5594965248</text:p>
          </table:table-cell>
          <table:table-cell table:formula="of:=POWER([.C1900]-6.75;2)" office:value-type="float" office:value="0.036291574063277" calcext:value-type="float">
            <text:p>0.036291574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547864" calcext:value-type="float">
            <text:p>6.547864</text:p>
          </table:table-cell>
          <table:table-cell office:value-type="float" office:value="6.55976121" calcext:value-type="float">
            <text:p>6.55976121</text:p>
          </table:table-cell>
          <table:table-cell table:formula="of:=POWER([.C1901]-6.75;2)" office:value-type="float" office:value="0.0361907972206643" calcext:value-type="float">
            <text:p>0.0361907972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562729" calcext:value-type="float">
            <text:p>6.562729</text:p>
          </table:table-cell>
          <table:table-cell office:value-type="float" office:value="6.5598813838" calcext:value-type="float">
            <text:p>6.5598813838</text:p>
          </table:table-cell>
          <table:table-cell table:formula="of:=POWER([.C1902]-6.75;2)" office:value-type="float" office:value="0.036145088225803" calcext:value-type="float">
            <text:p>0.0361450882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577729" calcext:value-type="float">
            <text:p>6.577729</text:p>
          </table:table-cell>
          <table:table-cell office:value-type="float" office:value="6.5598523265" calcext:value-type="float">
            <text:p>6.5598523265</text:p>
          </table:table-cell>
          <table:table-cell table:formula="of:=POWER([.C1903]-6.75;2)" office:value-type="float" office:value="0.0361561377374627" calcext:value-type="float">
            <text:p>0.0361561377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592942" calcext:value-type="float">
            <text:p>6.592942</text:p>
          </table:table-cell>
          <table:table-cell office:value-type="float" office:value="6.5596680309" calcext:value-type="float">
            <text:p>6.5596680309</text:p>
          </table:table-cell>
          <table:table-cell table:formula="of:=POWER([.C1904]-6.75;2)" office:value-type="float" office:value="0.0362262584614833" calcext:value-type="float">
            <text:p>0.0362262585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608405" calcext:value-type="float">
            <text:p>6.608405</text:p>
          </table:table-cell>
          <table:table-cell office:value-type="float" office:value="6.5593214271" calcext:value-type="float">
            <text:p>6.5593214271</text:p>
          </table:table-cell>
          <table:table-cell table:formula="of:=POWER([.C1905]-6.75;2)" office:value-type="float" office:value="0.0363583181631804" calcext:value-type="float">
            <text:p>0.0363583182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624098" calcext:value-type="float">
            <text:p>6.624098</text:p>
          </table:table-cell>
          <table:table-cell office:value-type="float" office:value="6.5588047579" calcext:value-type="float">
            <text:p>6.5588047579</text:p>
          </table:table-cell>
          <table:table-cell table:formula="of:=POWER([.C1906]-6.75;2)" office:value-type="float" office:value="0.0365556206016776" calcext:value-type="float">
            <text:p>0.036555620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639946" calcext:value-type="float">
            <text:p>6.639946</text:p>
          </table:table-cell>
          <table:table-cell office:value-type="float" office:value="6.5581101489" calcext:value-type="float">
            <text:p>6.5581101489</text:p>
          </table:table-cell>
          <table:table-cell table:formula="of:=POWER([.C1907]-6.75;2)" office:value-type="float" office:value="0.0368217149551802" calcext:value-type="float">
            <text:p>0.036821715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655815" calcext:value-type="float">
            <text:p>6.655815</text:p>
          </table:table-cell>
          <table:table-cell office:value-type="float" office:value="6.5572301935" calcext:value-type="float">
            <text:p>6.5572301935</text:p>
          </table:table-cell>
          <table:table-cell table:formula="of:=POWER([.C1908]-6.75;2)" office:value-type="float" office:value="0.0371601982980476" calcext:value-type="float">
            <text:p>0.0371601983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671522" calcext:value-type="float">
            <text:p>6.671522</text:p>
          </table:table-cell>
          <table:table-cell office:value-type="float" office:value="6.5561586196" calcext:value-type="float">
            <text:p>6.5561586196</text:p>
          </table:table-cell>
          <table:table-cell table:formula="of:=POWER([.C1909]-6.75;2)" office:value-type="float" office:value="0.0375744807553776" calcext:value-type="float">
            <text:p>0.037574480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686855" calcext:value-type="float">
            <text:p>6.686855</text:p>
          </table:table-cell>
          <table:table-cell office:value-type="float" office:value="6.5548908901" calcext:value-type="float">
            <text:p>6.5548908901</text:p>
          </table:table-cell>
          <table:table-cell table:formula="of:=POWER([.C1910]-6.75;2)" office:value-type="float" office:value="0.0380675647659702" calcext:value-type="float">
            <text:p>0.0380675648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70159" calcext:value-type="float">
            <text:p>6.70159</text:p>
          </table:table-cell>
          <table:table-cell office:value-type="float" office:value="6.5534246222" calcext:value-type="float">
            <text:p>6.5534246222</text:p>
          </table:table-cell>
          <table:table-cell table:formula="of:=POWER([.C1911]-6.75;2)" office:value-type="float" office:value="0.0386418791572129" calcext:value-type="float">
            <text:p>0.0386418792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715518" calcext:value-type="float">
            <text:p>6.715518</text:p>
          </table:table-cell>
          <table:table-cell office:value-type="float" office:value="6.5517598427" calcext:value-type="float">
            <text:p>6.5517598427</text:p>
          </table:table-cell>
          <table:table-cell table:formula="of:=POWER([.C1912]-6.75;2)" office:value-type="float" office:value="0.0392991599663287" calcext:value-type="float">
            <text:p>0.03929916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728468" calcext:value-type="float">
            <text:p>6.728468</text:p>
          </table:table-cell>
          <table:table-cell office:value-type="float" office:value="6.5498989545" calcext:value-type="float">
            <text:p>6.5498989545</text:p>
          </table:table-cell>
          <table:table-cell table:formula="of:=POWER([.C1913]-6.75;2)" office:value-type="float" office:value="0.0400404284101932" calcext:value-type="float">
            <text:p>0.0400404284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740321" calcext:value-type="float">
            <text:p>6.740321</text:p>
          </table:table-cell>
          <table:table-cell office:value-type="float" office:value="6.5478464368" calcext:value-type="float">
            <text:p>6.5478464368</text:p>
          </table:table-cell>
          <table:table-cell table:formula="of:=POWER([.C1914]-6.75;2)" office:value-type="float" office:value="0.0408660631144562" calcext:value-type="float">
            <text:p>0.040866063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751028" calcext:value-type="float">
            <text:p>6.751028</text:p>
          </table:table-cell>
          <table:table-cell office:value-type="float" office:value="6.5456083605" calcext:value-type="float">
            <text:p>6.5456083605</text:p>
          </table:table-cell>
          <table:table-cell table:formula="of:=POWER([.C1915]-6.75;2)" office:value-type="float" office:value="0.0417759422974979" calcext:value-type="float">
            <text:p>0.0417759423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760609" calcext:value-type="float">
            <text:p>6.760609</text:p>
          </table:table-cell>
          <table:table-cell office:value-type="float" office:value="6.5431916588" calcext:value-type="float">
            <text:p>6.5431916588</text:p>
          </table:table-cell>
          <table:table-cell table:formula="of:=POWER([.C1916]-6.75;2)" office:value-type="float" office:value="0.0427696899898958" calcext:value-type="float">
            <text:p>0.04276969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769145" calcext:value-type="float">
            <text:p>6.769145</text:p>
          </table:table-cell>
          <table:table-cell office:value-type="float" office:value="6.5406033571" calcext:value-type="float">
            <text:p>6.5406033571</text:p>
          </table:table-cell>
          <table:table-cell table:formula="of:=POWER([.C1917]-6.75;2)" office:value-type="float" office:value="0.04384695405779" calcext:value-type="float">
            <text:p>0.0438469541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776769" calcext:value-type="float">
            <text:p>6.776769</text:p>
          </table:table-cell>
          <table:table-cell office:value-type="float" office:value="6.5378498434" calcext:value-type="float">
            <text:p>6.5378498434</text:p>
          </table:table-cell>
          <table:table-cell table:formula="of:=POWER([.C1918]-6.75;2)" office:value-type="float" office:value="0.0450076889454045" calcext:value-type="float">
            <text:p>0.0450076889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783641" calcext:value-type="float">
            <text:p>6.783641</text:p>
          </table:table-cell>
          <table:table-cell office:value-type="float" office:value="6.5349361951" calcext:value-type="float">
            <text:p>6.5349361951</text:p>
          </table:table-cell>
          <table:table-cell table:formula="of:=POWER([.C1919]-6.75;2)" office:value-type="float" office:value="0.0462524401780652" calcext:value-type="float">
            <text:p>0.0462524402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789928" calcext:value-type="float">
            <text:p>6.789928</text:p>
          </table:table-cell>
          <table:table-cell office:value-type="float" office:value="6.5318657654" calcext:value-type="float">
            <text:p>6.5318657654</text:p>
          </table:table-cell>
          <table:table-cell table:formula="of:=POWER([.C1920]-6.75;2)" office:value-type="float" office:value="0.0475825443045278" calcext:value-type="float">
            <text:p>0.0475825443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795779" calcext:value-type="float">
            <text:p>6.795779</text:p>
          </table:table-cell>
          <table:table-cell office:value-type="float" office:value="6.5286399875" calcext:value-type="float">
            <text:p>6.5286399875</text:p>
          </table:table-cell>
          <table:table-cell table:formula="of:=POWER([.C1921]-6.75;2)" office:value-type="float" office:value="0.0490002551340001" calcext:value-type="float">
            <text:p>0.049000255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80131" calcext:value-type="float">
            <text:p>6.80131</text:p>
          </table:table-cell>
          <table:table-cell office:value-type="float" office:value="6.525258481" calcext:value-type="float">
            <text:p>6.525258481</text:p>
          </table:table-cell>
          <table:table-cell table:formula="of:=POWER([.C1922]-6.75;2)" office:value-type="float" office:value="0.0505087503624274" calcext:value-type="float">
            <text:p>0.0505087504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806588" calcext:value-type="float">
            <text:p>6.806588</text:p>
          </table:table-cell>
          <table:table-cell office:value-type="float" office:value="6.521719359" calcext:value-type="float">
            <text:p>6.521719359</text:p>
          </table:table-cell>
          <table:table-cell table:formula="of:=POWER([.C1923]-6.75;2)" office:value-type="float" office:value="0.0521120510553707" calcext:value-type="float">
            <text:p>0.0521120511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811631" calcext:value-type="float">
            <text:p>6.811631</text:p>
          </table:table-cell>
          <table:table-cell office:value-type="float" office:value="6.5180197662" calcext:value-type="float">
            <text:p>6.5180197662</text:p>
          </table:table-cell>
          <table:table-cell table:formula="of:=POWER([.C1924]-6.75;2)" office:value-type="float" office:value="0.0538148288739026" calcext:value-type="float">
            <text:p>0.0538148289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816407" calcext:value-type="float">
            <text:p>6.816407</text:p>
          </table:table-cell>
          <table:table-cell office:value-type="float" office:value="6.5141564605" calcext:value-type="float">
            <text:p>6.5141564605</text:p>
          </table:table-cell>
          <table:table-cell table:formula="of:=POWER([.C1925]-6.75;2)" office:value-type="float" office:value="0.0556221751238882" calcext:value-type="float">
            <text:p>0.0556221751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820846" calcext:value-type="float">
            <text:p>6.820846</text:p>
          </table:table-cell>
          <table:table-cell office:value-type="float" office:value="6.5101264533" calcext:value-type="float">
            <text:p>6.5101264533</text:p>
          </table:table-cell>
          <table:table-cell table:formula="of:=POWER([.C1926]-6.75;2)" office:value-type="float" office:value="0.0575393184064372" calcext:value-type="float">
            <text:p>0.0575393184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824856" calcext:value-type="float">
            <text:p>6.824856</text:p>
          </table:table-cell>
          <table:table-cell office:value-type="float" office:value="6.5059275405" calcext:value-type="float">
            <text:p>6.5059275405</text:p>
          </table:table-cell>
          <table:table-cell table:formula="of:=POWER([.C1927]-6.75;2)" office:value-type="float" office:value="0.0595713654863791" calcext:value-type="float">
            <text:p>0.0595713655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828333" calcext:value-type="float">
            <text:p>6.828333</text:p>
          </table:table-cell>
          <table:table-cell office:value-type="float" office:value="6.5015586575" calcext:value-type="float">
            <text:p>6.5015586575</text:p>
          </table:table-cell>
          <table:table-cell table:formula="of:=POWER([.C1928]-6.75;2)" office:value-type="float" office:value="0.0617231006632021" calcext:value-type="float">
            <text:p>0.0617231007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831181" calcext:value-type="float">
            <text:p>6.831181</text:p>
          </table:table-cell>
          <table:table-cell office:value-type="float" office:value="6.497020125" calcext:value-type="float">
            <text:p>6.497020125</text:p>
          </table:table-cell>
          <table:table-cell table:formula="of:=POWER([.C1929]-6.75;2)" office:value-type="float" office:value="0.0639988171550158" calcext:value-type="float">
            <text:p>0.0639988172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833318" calcext:value-type="float">
            <text:p>6.833318</text:p>
          </table:table-cell>
          <table:table-cell office:value-type="float" office:value="6.4923136338" calcext:value-type="float">
            <text:p>6.4923136338</text:p>
          </table:table-cell>
          <table:table-cell table:formula="of:=POWER([.C1930]-6.75;2)" office:value-type="float" office:value="0.0664022633253604" calcext:value-type="float">
            <text:p>0.0664022633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834688" calcext:value-type="float">
            <text:p>6.834688</text:p>
          </table:table-cell>
          <table:table-cell office:value-type="float" office:value="6.4874421429" calcext:value-type="float">
            <text:p>6.4874421429</text:p>
          </table:table-cell>
          <table:table-cell table:formula="of:=POWER([.C1931]-6.75;2)" office:value-type="float" office:value="0.068936628324944" calcext:value-type="float">
            <text:p>0.0689366283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835258" calcext:value-type="float">
            <text:p>6.835258</text:p>
          </table:table-cell>
          <table:table-cell office:value-type="float" office:value="6.4824095942" calcext:value-type="float">
            <text:p>6.4824095942</text:p>
          </table:table-cell>
          <table:table-cell table:formula="of:=POWER([.C1932]-6.75;2)" office:value-type="float" office:value="0.0716046252762087" calcext:value-type="float">
            <text:p>0.0716046253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835019" calcext:value-type="float">
            <text:p>6.835019</text:p>
          </table:table-cell>
          <table:table-cell office:value-type="float" office:value="6.4772206471" calcext:value-type="float">
            <text:p>6.4772206471</text:p>
          </table:table-cell>
          <table:table-cell table:formula="of:=POWER([.C1933]-6.75;2)" office:value-type="float" office:value="0.0744085753685426" calcext:value-type="float">
            <text:p>0.0744085754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833976" calcext:value-type="float">
            <text:p>6.833976</text:p>
          </table:table-cell>
          <table:table-cell office:value-type="float" office:value="6.4718803731" calcext:value-type="float">
            <text:p>6.4718803731</text:p>
          </table:table-cell>
          <table:table-cell table:formula="of:=POWER([.C1934]-6.75;2)" office:value-type="float" office:value="0.077350526866995" calcext:value-type="float">
            <text:p>0.0773505269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832146" calcext:value-type="float">
            <text:p>6.832146</text:p>
          </table:table-cell>
          <table:table-cell office:value-type="float" office:value="6.4663940758" calcext:value-type="float">
            <text:p>6.4663940758</text:p>
          </table:table-cell>
          <table:table-cell table:formula="of:=POWER([.C1935]-6.75;2)" office:value-type="float" office:value="0.080432320241336" calcext:value-type="float">
            <text:p>0.0804323202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829547" calcext:value-type="float">
            <text:p>6.829547</text:p>
          </table:table-cell>
          <table:table-cell office:value-type="float" office:value="6.4607671231" calcext:value-type="float">
            <text:p>6.4607671231</text:p>
          </table:table-cell>
          <table:table-cell table:formula="of:=POWER([.C1936]-6.75;2)" office:value-type="float" office:value="0.0836556570798505" calcext:value-type="float">
            <text:p>0.0836556571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826191" calcext:value-type="float">
            <text:p>6.826191</text:p>
          </table:table-cell>
          <table:table-cell office:value-type="float" office:value="6.4550049375" calcext:value-type="float">
            <text:p>6.4550049375</text:p>
          </table:table-cell>
          <table:table-cell table:formula="of:=POWER([.C1937]-6.75;2)" office:value-type="float" office:value="0.0870220868993789" calcext:value-type="float">
            <text:p>0.0870220869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82208" calcext:value-type="float">
            <text:p>6.82208</text:p>
          </table:table-cell>
          <table:table-cell office:value-type="float" office:value="6.4491130952" calcext:value-type="float">
            <text:p>6.4491130952</text:p>
          </table:table-cell>
          <table:table-cell table:formula="of:=POWER([.C1938]-6.75;2)" office:value-type="float" office:value="0.090532929480124" calcext:value-type="float">
            <text:p>0.0905329295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817207" calcext:value-type="float">
            <text:p>6.817207</text:p>
          </table:table-cell>
          <table:table-cell office:value-type="float" office:value="6.4430975" calcext:value-type="float">
            <text:p>6.4430975</text:p>
          </table:table-cell>
          <table:table-cell table:formula="of:=POWER([.C1939]-6.75;2)" office:value-type="float" office:value="0.0941891445062498" calcext:value-type="float">
            <text:p>0.0941891445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81155" calcext:value-type="float">
            <text:p>6.81155</text:p>
          </table:table-cell>
          <table:table-cell office:value-type="float" office:value="6.4369645574" calcext:value-type="float">
            <text:p>6.4369645574</text:p>
          </table:table-cell>
          <table:table-cell table:formula="of:=POWER([.C1940]-6.75;2)" office:value-type="float" office:value="0.0979911883237781" calcext:value-type="float">
            <text:p>0.0979911883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805079" calcext:value-type="float">
            <text:p>6.805079</text:p>
          </table:table-cell>
          <table:table-cell office:value-type="float" office:value="6.4307214667" calcext:value-type="float">
            <text:p>6.4307214667</text:p>
          </table:table-cell>
          <table:table-cell table:formula="of:=POWER([.C1941]-6.75;2)" office:value-type="float" office:value="0.101938781826199" calcext:value-type="float">
            <text:p>0.1019387818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797756" calcext:value-type="float">
            <text:p>6.797756</text:p>
          </table:table-cell>
          <table:table-cell office:value-type="float" office:value="6.4243764237" calcext:value-type="float">
            <text:p>6.4243764237</text:p>
          </table:table-cell>
          <table:table-cell table:formula="of:=POWER([.C1942]-6.75;2)" office:value-type="float" office:value="0.106030713442402" calcext:value-type="float">
            <text:p>0.1060307134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.789543" calcext:value-type="float">
            <text:p>6.789543</text:p>
          </table:table-cell>
          <table:table-cell office:value-type="float" office:value="6.4179388448" calcext:value-type="float">
            <text:p>6.4179388448</text:p>
          </table:table-cell>
          <table:table-cell table:formula="of:=POWER([.C1943]-6.75;2)" office:value-type="float" office:value="0.110264610792758" calcext:value-type="float">
            <text:p>0.1102646108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6.780399" calcext:value-type="float">
            <text:p>6.780399</text:p>
          </table:table-cell>
          <table:table-cell office:value-type="float" office:value="6.4114194737" calcext:value-type="float">
            <text:p>6.4114194737</text:p>
          </table:table-cell>
          <table:table-cell table:formula="of:=POWER([.C1944]-6.75;2)" office:value-type="float" office:value="0.114636772789585" calcext:value-type="float">
            <text:p>0.1146367728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770296" calcext:value-type="float">
            <text:p>6.770296</text:p>
          </table:table-cell>
          <table:table-cell office:value-type="float" office:value="6.4048305536" calcext:value-type="float">
            <text:p>6.4048305536</text:p>
          </table:table-cell>
          <table:table-cell table:formula="of:=POWER([.C1945]-6.75;2)" office:value-type="float" office:value="0.119141946728082" calcext:value-type="float">
            <text:p>0.1191419467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759212" calcext:value-type="float">
            <text:p>6.759212</text:p>
          </table:table-cell>
          <table:table-cell office:value-type="float" office:value="6.3981857273" calcext:value-type="float">
            <text:p>6.3981857273</text:p>
          </table:table-cell>
          <table:table-cell table:formula="of:=POWER([.C1946]-6.75;2)" office:value-type="float" office:value="0.12377328247543" calcext:value-type="float">
            <text:p>0.1237732825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747142" calcext:value-type="float">
            <text:p>6.747142</text:p>
          </table:table-cell>
          <table:table-cell office:value-type="float" office:value="6.3915000556" calcext:value-type="float">
            <text:p>6.3915000556</text:p>
          </table:table-cell>
          <table:table-cell table:formula="of:=POWER([.C1947]-6.75;2)" office:value-type="float" office:value="0.128522210134803" calcext:value-type="float">
            <text:p>0.1285222101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734102" calcext:value-type="float">
            <text:p>6.734102</text:p>
          </table:table-cell>
          <table:table-cell office:value-type="float" office:value="6.3847898302" calcext:value-type="float">
            <text:p>6.3847898302</text:p>
          </table:table-cell>
          <table:table-cell table:formula="of:=POWER([.C1948]-6.75;2)" office:value-type="float" office:value="0.133378468125345" calcext:value-type="float">
            <text:p>0.133378468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720131" calcext:value-type="float">
            <text:p>6.720131</text:p>
          </table:table-cell>
          <table:table-cell office:value-type="float" office:value="6.3780722885" calcext:value-type="float">
            <text:p>6.3780722885</text:p>
          </table:table-cell>
          <table:table-cell table:formula="of:=POWER([.C1949]-6.75;2)" office:value-type="float" office:value="0.138330222581627" calcext:value-type="float">
            <text:p>0.1383302226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705293" calcext:value-type="float">
            <text:p>6.705293</text:p>
          </table:table-cell>
          <table:table-cell office:value-type="float" office:value="6.3713652549" calcext:value-type="float">
            <text:p>6.3713652549</text:p>
          </table:table-cell>
          <table:table-cell table:formula="of:=POWER([.C1950]-6.75;2)" office:value-type="float" office:value="0.143364270196942" calcext:value-type="float">
            <text:p>0.1433642702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689683" calcext:value-type="float">
            <text:p>6.689683</text:p>
          </table:table-cell>
          <table:table-cell office:value-type="float" office:value="6.3646867" calcext:value-type="float">
            <text:p>6.3646867</text:p>
          </table:table-cell>
          <table:table-cell table:formula="of:=POWER([.C1951]-6.75;2)" office:value-type="float" office:value="0.14846633915689" calcext:value-type="float">
            <text:p>0.1484663392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673423" calcext:value-type="float">
            <text:p>6.673423</text:p>
          </table:table-cell>
          <table:table-cell office:value-type="float" office:value="6.3580541224" calcext:value-type="float">
            <text:p>6.3580541224</text:p>
          </table:table-cell>
          <table:table-cell table:formula="of:=POWER([.C1952]-6.75;2)" office:value-type="float" office:value="0.153621570967634" calcext:value-type="float">
            <text:p>0.153621571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656665" calcext:value-type="float">
            <text:p>6.656665</text:p>
          </table:table-cell>
          <table:table-cell office:value-type="float" office:value="6.3514839375" calcext:value-type="float">
            <text:p>6.3514839375</text:p>
          </table:table-cell>
          <table:table-cell table:formula="of:=POWER([.C1953]-6.75;2)" office:value-type="float" office:value="0.158815052070504" calcext:value-type="float">
            <text:p>0.1588150521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639581" calcext:value-type="float">
            <text:p>6.639581</text:p>
          </table:table-cell>
          <table:table-cell office:value-type="float" office:value="6.3449907234" calcext:value-type="float">
            <text:p>6.3449907234</text:p>
          </table:table-cell>
          <table:table-cell table:formula="of:=POWER([.C1954]-6.75;2)" office:value-type="float" office:value="0.164032514132055" calcext:value-type="float">
            <text:p>0.1640325141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62236" calcext:value-type="float">
            <text:p>6.62236</text:p>
          </table:table-cell>
          <table:table-cell office:value-type="float" office:value="6.338586587" calcext:value-type="float">
            <text:p>6.338586587</text:p>
          </table:table-cell>
          <table:table-cell table:formula="of:=POWER([.C1955]-6.75;2)" office:value-type="float" office:value="0.169260996396309" calcext:value-type="float">
            <text:p>0.1692609964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605195" calcext:value-type="float">
            <text:p>6.605195</text:p>
          </table:table-cell>
          <table:table-cell office:value-type="float" office:value="6.3322805111" calcext:value-type="float">
            <text:p>6.3322805111</text:p>
          </table:table-cell>
          <table:table-cell table:formula="of:=POWER([.C1956]-6.75;2)" office:value-type="float" office:value="0.174489571406877" calcext:value-type="float">
            <text:p>0.1744895714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588273" calcext:value-type="float">
            <text:p>6.588273</text:p>
          </table:table-cell>
          <table:table-cell office:value-type="float" office:value="6.3260779091" calcext:value-type="float">
            <text:p>6.3260779091</text:p>
          </table:table-cell>
          <table:table-cell table:formula="of:=POWER([.C1957]-6.75;2)" office:value-type="float" office:value="0.179709939153028" calcext:value-type="float">
            <text:p>0.1797099392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571761" calcext:value-type="float">
            <text:p>6.571761</text:p>
          </table:table-cell>
          <table:table-cell office:value-type="float" office:value="6.3199803488" calcext:value-type="float">
            <text:p>6.3199803488</text:p>
          </table:table-cell>
          <table:table-cell table:formula="of:=POWER([.C1958]-6.75;2)" office:value-type="float" office:value="0.18491690041817" calcext:value-type="float">
            <text:p>0.1849169004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55579" calcext:value-type="float">
            <text:p>6.55579</text:p>
          </table:table-cell>
          <table:table-cell office:value-type="float" office:value="6.3139855714" calcext:value-type="float">
            <text:p>6.3139855714</text:p>
          </table:table-cell>
          <table:table-cell table:formula="of:=POWER([.C1959]-6.75;2)" office:value-type="float" office:value="0.190108581947385" calcext:value-type="float">
            <text:p>0.1901085819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540447" calcext:value-type="float">
            <text:p>6.540447</text:p>
          </table:table-cell>
          <table:table-cell office:value-type="float" office:value="6.3080879024" calcext:value-type="float">
            <text:p>6.3080879024</text:p>
          </table:table-cell>
          <table:table-cell table:formula="of:=POWER([.C1960]-6.75;2)" office:value-type="float" office:value="0.195286302005232" calcext:value-type="float">
            <text:p>0.195286302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525763" calcext:value-type="float">
            <text:p>6.525763</text:p>
          </table:table-cell>
          <table:table-cell office:value-type="float" office:value="6.302278925" calcext:value-type="float">
            <text:p>6.302278925</text:p>
          </table:table-cell>
          <table:table-cell table:formula="of:=POWER([.C1961]-6.75;2)" office:value-type="float" office:value="0.200454160999155" calcext:value-type="float">
            <text:p>0.200454161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511716" calcext:value-type="float">
            <text:p>6.511716</text:p>
          </table:table-cell>
          <table:table-cell office:value-type="float" office:value="6.2965485641" calcext:value-type="float">
            <text:p>6.2965485641</text:p>
          </table:table-cell>
          <table:table-cell table:formula="of:=POWER([.C1962]-6.75;2)" office:value-type="float" office:value="0.205618204719772" calcext:value-type="float">
            <text:p>0.205618204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498225" calcext:value-type="float">
            <text:p>6.498225</text:p>
          </table:table-cell>
          <table:table-cell office:value-type="float" office:value="6.2908862632" calcext:value-type="float">
            <text:p>6.2908862632</text:p>
          </table:table-cell>
          <table:table-cell table:formula="of:=POWER([.C1963]-6.75;2)" office:value-type="float" office:value="0.21078542331846" calcext:value-type="float">
            <text:p>0.2107854233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485164" calcext:value-type="float">
            <text:p>6.485164</text:p>
          </table:table-cell>
          <table:table-cell office:value-type="float" office:value="6.2852825135" calcext:value-type="float">
            <text:p>6.2852825135</text:p>
          </table:table-cell>
          <table:table-cell table:formula="of:=POWER([.C1964]-6.75;2)" office:value-type="float" office:value="0.215962342258877" calcext:value-type="float">
            <text:p>0.2159623423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472376" calcext:value-type="float">
            <text:p>6.472376</text:p>
          </table:table-cell>
          <table:table-cell office:value-type="float" office:value="6.27973025" calcext:value-type="float">
            <text:p>6.27973025</text:p>
          </table:table-cell>
          <table:table-cell table:formula="of:=POWER([.C1965]-6.75;2)" office:value-type="float" office:value="0.221153637765062" calcext:value-type="float">
            <text:p>0.2211536378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459688" calcext:value-type="float">
            <text:p>6.459688</text:p>
          </table:table-cell>
          <table:table-cell office:value-type="float" office:value="6.2742260857" calcext:value-type="float">
            <text:p>6.2742260857</text:p>
          </table:table-cell>
          <table:table-cell table:formula="of:=POWER([.C1966]-6.75;2)" office:value-type="float" office:value="0.226360817528344" calcext:value-type="float">
            <text:p>0.2263608175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446937" calcext:value-type="float">
            <text:p>6.446937</text:p>
          </table:table-cell>
          <table:table-cell office:value-type="float" office:value="6.2687713235" calcext:value-type="float">
            <text:p>6.2687713235</text:p>
          </table:table-cell>
          <table:table-cell table:formula="of:=POWER([.C1967]-6.75;2)" office:value-type="float" office:value="0.231581039085941" calcext:value-type="float">
            <text:p>0.231581039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433989" calcext:value-type="float">
            <text:p>6.433989</text:p>
          </table:table-cell>
          <table:table-cell office:value-type="float" office:value="6.2633723636" calcext:value-type="float">
            <text:p>6.2633723636</text:p>
          </table:table-cell>
          <table:table-cell table:formula="of:=POWER([.C1968]-6.75;2)" office:value-type="float" office:value="0.23680645650825" calcext:value-type="float">
            <text:p>0.2368064565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420761" calcext:value-type="float">
            <text:p>6.420761</text:p>
          </table:table-cell>
          <table:table-cell office:value-type="float" office:value="6.2580405938" calcext:value-type="float">
            <text:p>6.2580405938</text:p>
          </table:table-cell>
          <table:table-cell table:formula="of:=POWER([.C1969]-6.75;2)" office:value-type="float" office:value="0.242024057348657" calcext:value-type="float">
            <text:p>0.242024057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407234" calcext:value-type="float">
            <text:p>6.407234</text:p>
          </table:table-cell>
          <table:table-cell office:value-type="float" office:value="6.2527915484" calcext:value-type="float">
            <text:p>6.2527915484</text:p>
          </table:table-cell>
          <table:table-cell table:formula="of:=POWER([.C1970]-6.75;2)" office:value-type="float" office:value="0.247216244342469" calcext:value-type="float">
            <text:p>0.2472162443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393465" calcext:value-type="float">
            <text:p>6.393465</text:p>
          </table:table-cell>
          <table:table-cell office:value-type="float" office:value="6.2476434667" calcext:value-type="float">
            <text:p>6.2476434667</text:p>
          </table:table-cell>
          <table:table-cell table:formula="of:=POWER([.C1971]-6.75;2)" office:value-type="float" office:value="0.252362086549194" calcext:value-type="float">
            <text:p>0.2523620865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379591" calcext:value-type="float">
            <text:p>6.379591</text:p>
          </table:table-cell>
          <table:table-cell office:value-type="float" office:value="6.2426151379" calcext:value-type="float">
            <text:p>6.2426151379</text:p>
          </table:table-cell>
          <table:table-cell table:formula="of:=POWER([.C1972]-6.75;2)" office:value-type="float" office:value="0.257439398288236" calcext:value-type="float">
            <text:p>0.2574393983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365819" calcext:value-type="float">
            <text:p>6.365819</text:p>
          </table:table-cell>
          <table:table-cell office:value-type="float" office:value="6.2377231429" calcext:value-type="float">
            <text:p>6.2377231429</text:p>
          </table:table-cell>
          <table:table-cell table:formula="of:=POWER([.C1973]-6.75;2)" office:value-type="float" office:value="0.262427578320254" calcext:value-type="float">
            <text:p>0.2624275783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352416" calcext:value-type="float">
            <text:p>6.352416</text:p>
          </table:table-cell>
          <table:table-cell office:value-type="float" office:value="6.2329788519" calcext:value-type="float">
            <text:p>6.2329788519</text:p>
          </table:table-cell>
          <table:table-cell table:formula="of:=POWER([.C1974]-6.75;2)" office:value-type="float" office:value="0.267310867582642" calcext:value-type="float">
            <text:p>0.2673108676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339687" calcext:value-type="float">
            <text:p>6.339687</text:p>
          </table:table-cell>
          <table:table-cell office:value-type="float" office:value="6.2283851154" calcext:value-type="float">
            <text:p>6.2283851154</text:p>
          </table:table-cell>
          <table:table-cell table:formula="of:=POWER([.C1975]-6.75;2)" office:value-type="float" office:value="0.272082087836271" calcext:value-type="float">
            <text:p>0.2720820878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327959" calcext:value-type="float">
            <text:p>6.327959</text:p>
          </table:table-cell>
          <table:table-cell office:value-type="float" office:value="6.22393304" calcext:value-type="float">
            <text:p>6.22393304</text:p>
          </table:table-cell>
          <table:table-cell table:formula="of:=POWER([.C1976]-6.75;2)" office:value-type="float" office:value="0.276746446403641" calcext:value-type="float">
            <text:p>0.2767464464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317553" calcext:value-type="float">
            <text:p>6.317553</text:p>
          </table:table-cell>
          <table:table-cell office:value-type="float" office:value="6.219598625" calcext:value-type="float">
            <text:p>6.219598625</text:p>
          </table:table-cell>
          <table:table-cell table:formula="of:=POWER([.C1977]-6.75;2)" office:value-type="float" office:value="0.281325618601891" calcext:value-type="float">
            <text:p>0.2813256186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30877" calcext:value-type="float">
            <text:p>6.30877</text:p>
          </table:table-cell>
          <table:table-cell office:value-type="float" office:value="6.2153397391" calcext:value-type="float">
            <text:p>6.2153397391</text:p>
          </table:table-cell>
          <table:table-cell table:formula="of:=POWER([.C1978]-6.75;2)" office:value-type="float" office:value="0.285861594585656" calcext:value-type="float">
            <text:p>0.2858615946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301878" calcext:value-type="float">
            <text:p>6.301878</text:p>
          </table:table-cell>
          <table:table-cell office:value-type="float" office:value="6.2110929091" calcext:value-type="float">
            <text:p>6.2110929091</text:p>
          </table:table-cell>
          <table:table-cell table:formula="of:=POWER([.C1979]-6.75;2)" office:value-type="float" office:value="0.290420852622301" calcext:value-type="float">
            <text:p>0.2904208526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297124" calcext:value-type="float">
            <text:p>6.297124</text:p>
          </table:table-cell>
          <table:table-cell office:value-type="float" office:value="6.2067698095" calcext:value-type="float">
            <text:p>6.2067698095</text:p>
          </table:table-cell>
          <table:table-cell table:formula="of:=POWER([.C1980]-6.75;2)" office:value-type="float" office:value="0.295099039870666" calcext:value-type="float">
            <text:p>0.2950990399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294744" calcext:value-type="float">
            <text:p>6.294744</text:p>
          </table:table-cell>
          <table:table-cell office:value-type="float" office:value="6.2022521" calcext:value-type="float">
            <text:p>6.2022521</text:p>
          </table:table-cell>
          <table:table-cell table:formula="of:=POWER([.C1981]-6.75;2)" office:value-type="float" office:value="0.30002776195441" calcext:value-type="float">
            <text:p>0.300027762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29502" calcext:value-type="float">
            <text:p>6.29502</text:p>
          </table:table-cell>
          <table:table-cell office:value-type="float" office:value="6.1973841053" calcext:value-type="float">
            <text:p>6.1973841053</text:p>
          </table:table-cell>
          <table:table-cell table:formula="of:=POWER([.C1982]-6.75;2)" office:value-type="float" office:value="0.305384327075081" calcext:value-type="float">
            <text:p>0.3053843271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298364" calcext:value-type="float">
            <text:p>6.298364</text:p>
          </table:table-cell>
          <table:table-cell office:value-type="float" office:value="6.1919598889" calcext:value-type="float">
            <text:p>6.1919598889</text:p>
          </table:table-cell>
          <table:table-cell table:formula="of:=POWER([.C1983]-6.75;2)" office:value-type="float" office:value="0.311408765596501" calcext:value-type="float">
            <text:p>0.3114087656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305482" calcext:value-type="float">
            <text:p>6.305482</text:p>
          </table:table-cell>
          <table:table-cell office:value-type="float" office:value="6.1857008235" calcext:value-type="float">
            <text:p>6.1857008235</text:p>
          </table:table-cell>
          <table:table-cell table:formula="of:=POWER([.C1984]-6.75;2)" office:value-type="float" office:value="0.318433560598578" calcext:value-type="float">
            <text:p>0.318433560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317729" calcext:value-type="float">
            <text:p>6.317729</text:p>
          </table:table-cell>
          <table:table-cell office:value-type="float" office:value="6.1782145" calcext:value-type="float">
            <text:p>6.1782145</text:p>
          </table:table-cell>
          <table:table-cell table:formula="of:=POWER([.C1985]-6.75;2)" office:value-type="float" office:value="0.32693865801025" calcext:value-type="float">
            <text:p>0.32693865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337973" calcext:value-type="float">
            <text:p>6.337973</text:p>
          </table:table-cell>
          <table:table-cell office:value-type="float" office:value="6.1689135333" calcext:value-type="float">
            <text:p>6.1689135333</text:p>
          </table:table-cell>
          <table:table-cell table:formula="of:=POWER([.C1986]-6.75;2)" office:value-type="float" office:value="0.337661481781891" calcext:value-type="float">
            <text:p>0.3376614818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373283" calcext:value-type="float">
            <text:p>6.373283</text:p>
          </table:table-cell>
          <table:table-cell office:value-type="float" office:value="6.1568378571" calcext:value-type="float">
            <text:p>6.1568378571</text:p>
          </table:table-cell>
          <table:table-cell table:formula="of:=POWER([.C1987]-6.75;2)" office:value-type="float" office:value="0.35184132776972" calcext:value-type="float">
            <text:p>0.3518413278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446508" calcext:value-type="float">
            <text:p>6.446508</text:p>
          </table:table-cell>
          <table:table-cell office:value-type="float" office:value="6.1401882308" calcext:value-type="float">
            <text:p>6.1401882308</text:p>
          </table:table-cell>
          <table:table-cell table:formula="of:=POWER([.C1988]-6.75;2)" office:value-type="float" office:value="0.371870393854834" calcext:value-type="float">
            <text:p>0.3718703939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694575" calcext:value-type="float">
            <text:p>6.694575</text:p>
          </table:table-cell>
          <table:table-cell office:value-type="float" office:value="6.1146615833" calcext:value-type="float">
            <text:p>6.1146615833</text:p>
          </table:table-cell>
          <table:table-cell table:formula="of:=POWER([.C1989]-6.75;2)" office:value-type="float" office:value="0.403654903734863" calcext:value-type="float">
            <text:p>0.4036549037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.429102" calcext:value-type="float">
            <text:p>4.429102</text:p>
          </table:table-cell>
          <table:table-cell office:value-type="float" office:value="6.0619421818" calcext:value-type="float">
            <text:p>6.0619421818</text:p>
          </table:table-cell>
          <table:table-cell table:formula="of:=POWER([.C1990]-6.75;2)" office:value-type="float" office:value="0.473423561186144" calcext:value-type="float">
            <text:p>0.4734235612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.976598" calcext:value-type="float">
            <text:p>5.976598</text:p>
          </table:table-cell>
          <table:table-cell office:value-type="float" office:value="6.2252262" calcext:value-type="float">
            <text:p>6.2252262</text:p>
          </table:table-cell>
          <table:table-cell table:formula="of:=POWER([.C1991]-6.75;2)" office:value-type="float" office:value="0.27538754116644" calcext:value-type="float">
            <text:p>0.2753875412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119446" calcext:value-type="float">
            <text:p>6.119446</text:p>
          </table:table-cell>
          <table:table-cell office:value-type="float" office:value="6.2528515556" calcext:value-type="float">
            <text:p>6.2528515556</text:p>
          </table:table-cell>
          <table:table-cell table:formula="of:=POWER([.C1992]-6.75;2)" office:value-type="float" office:value="0.247156575769339" calcext:value-type="float">
            <text:p>0.2471565758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179629" calcext:value-type="float">
            <text:p>6.179629</text:p>
          </table:table-cell>
          <table:table-cell office:value-type="float" office:value="6.26952725" calcext:value-type="float">
            <text:p>6.26952725</text:p>
          </table:table-cell>
          <table:table-cell table:formula="of:=POWER([.C1993]-6.75;2)" office:value-type="float" office:value="0.230854063492562" calcext:value-type="float">
            <text:p>0.2308540635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216881" calcext:value-type="float">
            <text:p>6.216881</text:p>
          </table:table-cell>
          <table:table-cell office:value-type="float" office:value="6.2823698571" calcext:value-type="float">
            <text:p>6.2823698571</text:p>
          </table:table-cell>
          <table:table-cell table:formula="of:=POWER([.C1994]-6.75;2)" office:value-type="float" office:value="0.218677950548674" calcext:value-type="float">
            <text:p>0.2186779505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244711" calcext:value-type="float">
            <text:p>6.244711</text:p>
          </table:table-cell>
          <table:table-cell office:value-type="float" office:value="6.2932846667" calcext:value-type="float">
            <text:p>6.2932846667</text:p>
          </table:table-cell>
          <table:table-cell table:formula="of:=POWER([.C1995]-6.75;2)" office:value-type="float" office:value="0.20858889567133" calcext:value-type="float">
            <text:p>0.208588895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267666" calcext:value-type="float">
            <text:p>6.267666</text:p>
          </table:table-cell>
          <table:table-cell office:value-type="float" office:value="6.3029994" calcext:value-type="float">
            <text:p>6.3029994</text:p>
          </table:table-cell>
          <table:table-cell table:formula="of:=POWER([.C1996]-6.75;2)" office:value-type="float" office:value="0.19980953640036" calcext:value-type="float">
            <text:p>0.1998095364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287543" calcext:value-type="float">
            <text:p>6.287543</text:p>
          </table:table-cell>
          <table:table-cell office:value-type="float" office:value="6.31183275" calcext:value-type="float">
            <text:p>6.31183275</text:p>
          </table:table-cell>
          <table:table-cell table:formula="of:=POWER([.C1997]-6.75;2)" office:value-type="float" office:value="0.191990538972563" calcext:value-type="float">
            <text:p>0.19199053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305079" calcext:value-type="float">
            <text:p>6.305079</text:p>
          </table:table-cell>
          <table:table-cell office:value-type="float" office:value="6.3199293333" calcext:value-type="float">
            <text:p>6.3199293333</text:p>
          </table:table-cell>
          <table:table-cell table:formula="of:=POWER([.C1998]-6.75;2)" office:value-type="float" office:value="0.184960778355782" calcext:value-type="float">
            <text:p>0.184960778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320569" calcext:value-type="float">
            <text:p>6.320569</text:p>
          </table:table-cell>
          <table:table-cell office:value-type="float" office:value="6.3273545" calcext:value-type="float">
            <text:p>6.3273545</text:p>
          </table:table-cell>
          <table:table-cell table:formula="of:=POWER([.C1999]-6.75;2)" office:value-type="float" office:value="0.17862921867025" calcext:value-type="float">
            <text:p>0.1786292187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33414" calcext:value-type="float">
            <text:p>6.33414</text:p>
          </table:table-cell>
          <table:table-cell table:formula="of:=POWER([.C2000]-6.75;2)" office:value-type="float" office:value="0.1729395396" calcext:value-type="float">
            <text:p>0.17293953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5:40.722035233</dc:date>
    <meta:document-statistic meta:table-count="1" meta:cell-count="7789" meta:object-count="0"/>
    <meta:generator>LibreOffice/4.2.7.2$Linux_X86_64 LibreOffice_project/420m0$Build-2</meta:generator>
  </office:meta>
</office:document-meta>
</file>